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color="#000000" style:font-name="Tahoma" fo:font-size="10pt" fo:background-color="#ffffff" style:font-size-asian="10pt" style:font-size-complex="10pt"/>
    </style:style>
    <style:style style:name="P2" style:family="paragraph" style:parent-style-name="Standard">
      <loext:graphic-properties draw:fill="none"/>
      <style:paragraph-properties fo:text-align="start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20pt" fo:language="en" fo:country="US" fo:font-weight="bold" officeooo:rsid="002b226d" officeooo:paragraph-rsid="002b226d" style:font-size-asian="20pt" style:font-weight-asian="bold" style:font-size-complex="20pt" style:font-weight-complex="bold" fo:hyphenate="true" fo:hyphenation-remain-char-count="2" fo:hyphenation-push-char-count="2"/>
    </style:style>
    <style:style style:name="P3" style:family="paragraph" style:parent-style-name="Standard">
      <loext:graphic-properties draw:fill="none"/>
      <style:paragraph-properties fo:text-align="start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20pt" fo:language="ru" fo:country="RU" fo:font-weight="bold" officeooo:rsid="002cd434" officeooo:paragraph-rsid="002cd434" style:font-size-asian="20pt" style:font-weight-asian="bold" style:font-size-complex="20pt" style:font-weight-complex="bold" fo:hyphenate="true" fo:hyphenation-remain-char-count="2" fo:hyphenation-push-char-count="2"/>
    </style:style>
    <style:style style:name="P4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4pt" fo:language="ru" fo:country="RU" fo:font-weight="bold" officeooo:rsid="002b226d" officeooo:paragraph-rsid="002b226d" style:font-size-asian="14pt" style:font-weight-asian="bold" style:font-size-complex="14pt" style:font-weight-complex="bold" fo:hyphenate="true" fo:hyphenation-remain-char-count="2" fo:hyphenation-push-char-count="2"/>
    </style:style>
    <style:style style:name="P5" style:family="paragraph" style:parent-style-name="Standard">
      <loext:graphic-properties draw:fill="none"/>
      <style:paragraph-properties fo:text-align="start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4pt" fo:language="ru" fo:country="RU" fo:font-weight="bold" officeooo:rsid="002c9f61" officeooo:paragraph-rsid="002c9f61" style:font-size-asian="14pt" style:font-weight-asian="bold" style:font-size-complex="14pt" style:font-weight-complex="bold" fo:hyphenate="true" fo:hyphenation-remain-char-count="2" fo:hyphenation-push-char-count="2"/>
    </style:style>
    <style:style style:name="P6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4pt" fo:language="ru" fo:country="RU" fo:font-weight="bold" officeooo:rsid="003f9031" officeooo:paragraph-rsid="003f9031" style:font-size-asian="14pt" style:font-weight-asian="bold" style:font-size-complex="14pt" style:font-weight-complex="bold" fo:hyphenate="true" fo:hyphenation-remain-char-count="2" fo:hyphenation-push-char-count="2"/>
    </style:style>
    <style:style style:name="P7" style:family="paragraph" style:parent-style-name="Standard">
      <loext:graphic-properties draw:fill="none"/>
      <style:paragraph-properties fo:text-align="start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4pt" fo:language="ru" fo:country="RU" fo:font-weight="bold" officeooo:rsid="002e98b8" officeooo:paragraph-rsid="002e98b8" style:font-size-asian="14pt" style:font-weight-asian="bold" style:font-size-complex="14pt" style:font-weight-complex="bold" fo:hyphenate="true" fo:hyphenation-remain-char-count="2" fo:hyphenation-push-char-count="2"/>
    </style:style>
    <style:style style:name="P8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4pt" fo:language="ru" fo:country="RU" fo:font-weight="bold" officeooo:rsid="004f1004" officeooo:paragraph-rsid="004f1004" style:font-size-asian="14pt" style:font-weight-asian="bold" style:font-size-complex="14pt" style:font-weight-complex="bold" fo:hyphenate="true" fo:hyphenation-remain-char-count="2" fo:hyphenation-push-char-count="2"/>
    </style:style>
    <style:style style:name="P9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4pt" fo:language="ru" fo:country="RU" fo:font-weight="bold" officeooo:rsid="00506075" officeooo:paragraph-rsid="00506075" style:font-size-asian="14pt" style:font-weight-asian="bold" style:font-size-complex="14pt" style:font-weight-complex="bold" fo:hyphenate="true" fo:hyphenation-remain-char-count="2" fo:hyphenation-push-char-count="2"/>
    </style:style>
    <style:style style:name="P10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4pt" fo:language="ru" fo:country="RU" fo:font-weight="bold" officeooo:rsid="0055d47d" officeooo:paragraph-rsid="0055d47d" style:font-size-asian="14pt" style:font-weight-asian="bold" style:font-size-complex="14pt" style:font-weight-complex="bold" fo:hyphenate="true" fo:hyphenation-remain-char-count="2" fo:hyphenation-push-char-count="2"/>
    </style:style>
    <style:style style:name="P11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4pt" fo:language="ru" fo:country="RU" fo:font-weight="bold" officeooo:rsid="008d2fa5" officeooo:paragraph-rsid="008d2fa5" style:font-size-asian="14pt" style:font-weight-asian="bold" style:font-size-complex="14pt" style:font-weight-complex="bold" fo:hyphenate="true" fo:hyphenation-remain-char-count="2" fo:hyphenation-push-char-count="2"/>
    </style:style>
    <style:style style:name="P12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4pt" fo:language="ru" fo:country="RU" fo:font-weight="bold" officeooo:rsid="0098d2c2" officeooo:paragraph-rsid="0098d2c2" style:font-size-asian="14pt" style:font-weight-asian="bold" style:font-size-complex="14pt" style:font-weight-complex="bold" fo:hyphenate="true" fo:hyphenation-remain-char-count="2" fo:hyphenation-push-char-count="2"/>
    </style:style>
    <style:style style:name="P13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4pt" fo:language="ru" fo:country="RU" fo:font-weight="bold" officeooo:rsid="00ab01d9" officeooo:paragraph-rsid="00ab01d9" style:font-size-asian="14pt" style:font-weight-asian="bold" style:font-size-complex="14pt" style:font-weight-complex="bold" fo:hyphenate="true" fo:hyphenation-remain-char-count="2" fo:hyphenation-push-char-count="2"/>
    </style:style>
    <style:style style:name="P14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4pt" fo:language="ru" fo:country="RU" fo:font-weight="bold" officeooo:rsid="00d9df1a" officeooo:paragraph-rsid="00d9df1a" style:font-size-asian="14pt" style:font-weight-asian="bold" style:font-size-complex="14pt" style:font-weight-complex="bold" fo:hyphenate="true" fo:hyphenation-remain-char-count="2" fo:hyphenation-push-char-count="2"/>
    </style:style>
    <style:style style:name="P15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4pt" fo:language="ru" fo:country="RU" fo:font-weight="bold" officeooo:rsid="00eb2380" officeooo:paragraph-rsid="00eb2380" style:font-size-asian="14pt" style:font-weight-asian="bold" style:font-size-complex="14pt" style:font-weight-complex="bold" fo:hyphenate="true" fo:hyphenation-remain-char-count="2" fo:hyphenation-push-char-count="2"/>
    </style:style>
    <style:style style:name="P16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4pt" fo:language="ru" fo:country="RU" fo:font-weight="bold" officeooo:rsid="0116e65d" officeooo:paragraph-rsid="0116e65d" style:font-size-asian="14pt" style:font-weight-asian="bold" style:font-size-complex="14pt" style:font-weight-complex="bold" fo:hyphenate="true" fo:hyphenation-remain-char-count="2" fo:hyphenation-push-char-count="2"/>
    </style:style>
    <style:style style:name="P17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4pt" fo:language="ru" fo:country="RU" fo:font-weight="bold" officeooo:rsid="014825db" officeooo:paragraph-rsid="014825db" style:font-size-asian="14pt" style:font-weight-asian="bold" style:font-size-complex="14pt" style:font-weight-complex="bold" fo:hyphenate="true" fo:hyphenation-remain-char-count="2" fo:hyphenation-push-char-count="2"/>
    </style:style>
    <style:style style:name="P18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4pt" fo:language="en" fo:country="US" fo:font-weight="bold" officeooo:rsid="008d2fa5" officeooo:paragraph-rsid="008d2fa5" style:font-size-asian="14pt" style:font-weight-asian="bold" style:font-size-complex="14pt" style:font-weight-complex="bold" fo:hyphenate="true" fo:hyphenation-remain-char-count="2" fo:hyphenation-push-char-count="2"/>
    </style:style>
    <style:style style:name="P19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4pt" fo:language="en" fo:country="US" fo:font-weight="bold" officeooo:rsid="0116e65d" officeooo:paragraph-rsid="0116e65d" style:font-size-asian="14pt" style:font-weight-asian="bold" style:font-size-complex="14pt" style:font-weight-complex="bold" fo:hyphenate="true" fo:hyphenation-remain-char-count="2" fo:hyphenation-push-char-count="2"/>
    </style:style>
    <style:style style:name="P20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0pt" fo:language="ru" fo:country="RU" fo:font-weight="bold" officeooo:rsid="003f9031" officeooo:paragraph-rsid="003f9031" style:font-size-asian="10pt" style:font-weight-asian="bold" style:font-size-complex="10pt" style:font-weight-complex="bold" fo:hyphenate="true" fo:hyphenation-remain-char-count="2" fo:hyphenation-push-char-count="2"/>
    </style:style>
    <style:style style:name="P21" style:family="paragraph" style:parent-style-name="Standard">
      <loext:graphic-properties draw:fill="none"/>
      <style:paragraph-properties fo:text-align="start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0pt" fo:language="ru" fo:country="RU" fo:font-weight="bold" officeooo:rsid="0045572c" officeooo:paragraph-rsid="0045572c" style:font-size-asian="10pt" style:font-weight-asian="bold" style:font-size-complex="10pt" style:font-weight-complex="bold" fo:hyphenate="true" fo:hyphenation-remain-char-count="2" fo:hyphenation-push-char-count="2"/>
    </style:style>
    <style:style style:name="P22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0pt" fo:language="ru" fo:country="RU" fo:font-weight="bold" officeooo:rsid="004716af" officeooo:paragraph-rsid="004716af" style:font-size-asian="10pt" style:font-weight-asian="bold" style:font-size-complex="10pt" style:font-weight-complex="bold" fo:hyphenate="true" fo:hyphenation-remain-char-count="2" fo:hyphenation-push-char-count="2"/>
    </style:style>
    <style:style style:name="P23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0pt" fo:language="ru" fo:country="RU" fo:font-weight="bold" officeooo:rsid="004aa5b6" officeooo:paragraph-rsid="004aa5b6" style:font-size-asian="10pt" style:font-weight-asian="bold" style:font-size-complex="10pt" style:font-weight-complex="bold" fo:hyphenate="true" fo:hyphenation-remain-char-count="2" fo:hyphenation-push-char-count="2"/>
    </style:style>
    <style:style style:name="P24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0pt" fo:language="ru" fo:country="RU" fo:font-weight="bold" officeooo:rsid="004d14df" officeooo:paragraph-rsid="004d14df" style:font-size-asian="10pt" style:font-weight-asian="bold" style:font-size-complex="10pt" style:font-weight-complex="bold" fo:hyphenate="true" fo:hyphenation-remain-char-count="2" fo:hyphenation-push-char-count="2"/>
    </style:style>
    <style:style style:name="P25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0pt" fo:language="ru" fo:country="RU" fo:font-weight="bold" officeooo:rsid="004f1004" officeooo:paragraph-rsid="004f1004" style:font-size-asian="10pt" style:font-weight-asian="bold" style:font-size-complex="10pt" style:font-weight-complex="bold" fo:hyphenate="true" fo:hyphenation-remain-char-count="2" fo:hyphenation-push-char-count="2"/>
    </style:style>
    <style:style style:name="P26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0pt" fo:language="ru" fo:country="RU" fo:font-weight="bold" officeooo:rsid="0055ec8a" officeooo:paragraph-rsid="0055ec8a" style:font-size-asian="10pt" style:font-weight-asian="bold" style:font-size-complex="10pt" style:font-weight-complex="bold" fo:hyphenate="true" fo:hyphenation-remain-char-count="2" fo:hyphenation-push-char-count="2"/>
    </style:style>
    <style:style style:name="P27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0pt" fo:language="ru" fo:country="RU" fo:font-weight="bold" officeooo:rsid="005643a8" officeooo:paragraph-rsid="005643a8" style:font-size-asian="10pt" style:font-weight-asian="bold" style:font-size-complex="10pt" style:font-weight-complex="bold" fo:hyphenate="true" fo:hyphenation-remain-char-count="2" fo:hyphenation-push-char-count="2"/>
    </style:style>
    <style:style style:name="P28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0pt" fo:language="ru" fo:country="RU" fo:font-weight="bold" officeooo:rsid="005d8774" officeooo:paragraph-rsid="005d8774" style:font-size-asian="10pt" style:font-weight-asian="bold" style:font-size-complex="10pt" style:font-weight-complex="bold" fo:hyphenate="true" fo:hyphenation-remain-char-count="2" fo:hyphenation-push-char-count="2"/>
    </style:style>
    <style:style style:name="P29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0pt" fo:language="ru" fo:country="RU" fo:font-weight="bold" officeooo:rsid="006109f9" officeooo:paragraph-rsid="006109f9" style:font-size-asian="10pt" style:font-weight-asian="bold" style:font-size-complex="10pt" style:font-weight-complex="bold" fo:hyphenate="true" fo:hyphenation-remain-char-count="2" fo:hyphenation-push-char-count="2"/>
    </style:style>
    <style:style style:name="P30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0pt" fo:language="ru" fo:country="RU" fo:font-weight="bold" officeooo:rsid="00717104" officeooo:paragraph-rsid="00717104" style:font-size-asian="10pt" style:font-weight-asian="bold" style:font-size-complex="10pt" style:font-weight-complex="bold" fo:hyphenate="true" fo:hyphenation-remain-char-count="2" fo:hyphenation-push-char-count="2"/>
    </style:style>
    <style:style style:name="P31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0pt" fo:language="ru" fo:country="RU" fo:font-weight="bold" officeooo:rsid="00793de5" officeooo:paragraph-rsid="00793de5" style:font-size-asian="10pt" style:font-weight-asian="bold" style:font-size-complex="10pt" style:font-weight-complex="bold" fo:hyphenate="true" fo:hyphenation-remain-char-count="2" fo:hyphenation-push-char-count="2"/>
    </style:style>
    <style:style style:name="P32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0pt" fo:language="ru" fo:country="RU" fo:font-weight="bold" officeooo:rsid="00744798" officeooo:paragraph-rsid="00744798" style:font-size-asian="10pt" style:font-weight-asian="bold" style:font-size-complex="10pt" style:font-weight-complex="bold" fo:hyphenate="true" fo:hyphenation-remain-char-count="2" fo:hyphenation-push-char-count="2"/>
    </style:style>
    <style:style style:name="P33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0pt" fo:language="ru" fo:country="RU" fo:font-weight="bold" officeooo:rsid="00744798" officeooo:paragraph-rsid="00b6a278" style:font-size-asian="10pt" style:font-weight-asian="bold" style:font-size-complex="10pt" style:font-weight-complex="bold" fo:hyphenate="true" fo:hyphenation-remain-char-count="2" fo:hyphenation-push-char-count="2"/>
    </style:style>
    <style:style style:name="P34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0pt" fo:language="ru" fo:country="RU" fo:font-weight="bold" officeooo:rsid="00844ea8" officeooo:paragraph-rsid="00844ea8" style:font-size-asian="10pt" style:font-weight-asian="bold" style:font-size-complex="10pt" style:font-weight-complex="bold" fo:hyphenate="true" fo:hyphenation-remain-char-count="2" fo:hyphenation-push-char-count="2"/>
    </style:style>
    <style:style style:name="P35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0pt" fo:language="ru" fo:country="RU" fo:font-weight="bold" officeooo:rsid="0094ee31" officeooo:paragraph-rsid="0094ee31" style:font-size-asian="10pt" style:font-weight-asian="bold" style:font-size-complex="10pt" style:font-weight-complex="bold" fo:hyphenate="true" fo:hyphenation-remain-char-count="2" fo:hyphenation-push-char-count="2"/>
    </style:style>
    <style:style style:name="P36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0pt" fo:language="ru" fo:country="RU" fo:font-weight="bold" officeooo:rsid="0098d2c2" officeooo:paragraph-rsid="0098d2c2" style:font-size-asian="10pt" style:font-weight-asian="bold" style:font-size-complex="10pt" style:font-weight-complex="bold" fo:hyphenate="true" fo:hyphenation-remain-char-count="2" fo:hyphenation-push-char-count="2"/>
    </style:style>
    <style:style style:name="P37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0pt" fo:language="ru" fo:country="RU" fo:font-weight="bold" officeooo:rsid="009a7fa3" officeooo:paragraph-rsid="009a7fa3" style:font-size-asian="10pt" style:font-weight-asian="bold" style:font-size-complex="10pt" style:font-weight-complex="bold" fo:hyphenate="true" fo:hyphenation-remain-char-count="2" fo:hyphenation-push-char-count="2"/>
    </style:style>
    <style:style style:name="P38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0pt" fo:language="ru" fo:country="RU" fo:font-weight="bold" officeooo:rsid="009ed397" officeooo:paragraph-rsid="009ed397" style:font-size-asian="10pt" style:font-weight-asian="bold" style:font-size-complex="10pt" style:font-weight-complex="bold" fo:hyphenate="true" fo:hyphenation-remain-char-count="2" fo:hyphenation-push-char-count="2"/>
    </style:style>
    <style:style style:name="P39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0pt" fo:language="ru" fo:country="RU" fo:font-weight="bold" officeooo:rsid="0059f4b0" officeooo:paragraph-rsid="0059f4b0" style:font-size-asian="10pt" style:font-weight-asian="bold" style:font-size-complex="10pt" style:font-weight-complex="bold" fo:hyphenate="true" fo:hyphenation-remain-char-count="2" fo:hyphenation-push-char-count="2"/>
    </style:style>
    <style:style style:name="P40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0pt" fo:language="ru" fo:country="RU" fo:font-weight="bold" officeooo:rsid="00a3e8f1" officeooo:paragraph-rsid="00a3e8f1" style:font-size-asian="10pt" style:font-weight-asian="bold" style:font-size-complex="10pt" style:font-weight-complex="bold" fo:hyphenate="true" fo:hyphenation-remain-char-count="2" fo:hyphenation-push-char-count="2"/>
    </style:style>
    <style:style style:name="P41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0pt" fo:language="ru" fo:country="RU" fo:font-weight="bold" officeooo:rsid="00acff8c" officeooo:paragraph-rsid="00acff8c" style:font-size-asian="10pt" style:font-weight-asian="bold" style:font-size-complex="10pt" style:font-weight-complex="bold" fo:hyphenate="true" fo:hyphenation-remain-char-count="2" fo:hyphenation-push-char-count="2"/>
    </style:style>
    <style:style style:name="P42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0pt" fo:language="ru" fo:country="RU" fo:font-weight="bold" officeooo:rsid="00aed64a" officeooo:paragraph-rsid="00aed64a" style:font-size-asian="10pt" style:font-weight-asian="bold" style:font-size-complex="10pt" style:font-weight-complex="bold" fo:hyphenate="true" fo:hyphenation-remain-char-count="2" fo:hyphenation-push-char-count="2"/>
    </style:style>
    <style:style style:name="P43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0pt" fo:language="ru" fo:country="RU" fo:font-weight="bold" officeooo:rsid="00b0f40c" officeooo:paragraph-rsid="00b0f40c" style:font-size-asian="10pt" style:font-weight-asian="bold" style:font-size-complex="10pt" style:font-weight-complex="bold" fo:hyphenate="true" fo:hyphenation-remain-char-count="2" fo:hyphenation-push-char-count="2"/>
    </style:style>
    <style:style style:name="P44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0pt" fo:language="ru" fo:country="RU" fo:font-weight="bold" officeooo:rsid="00c2e994" officeooo:paragraph-rsid="00c2e994" style:font-size-asian="10pt" style:font-weight-asian="bold" style:font-size-complex="10pt" style:font-weight-complex="bold" fo:hyphenate="true" fo:hyphenation-remain-char-count="2" fo:hyphenation-push-char-count="2"/>
    </style:style>
    <style:style style:name="P45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0pt" fo:language="ru" fo:country="RU" fo:font-weight="bold" officeooo:rsid="00c35213" officeooo:paragraph-rsid="00c35213" style:font-size-asian="10pt" style:font-weight-asian="bold" style:font-size-complex="10pt" style:font-weight-complex="bold" fo:hyphenate="true" fo:hyphenation-remain-char-count="2" fo:hyphenation-push-char-count="2"/>
    </style:style>
    <style:style style:name="P46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0pt" fo:language="ru" fo:country="RU" fo:font-weight="bold" officeooo:rsid="00d4355c" officeooo:paragraph-rsid="00d4355c" style:font-size-asian="10pt" style:font-weight-asian="bold" style:font-size-complex="10pt" style:font-weight-complex="bold" fo:hyphenate="true" fo:hyphenation-remain-char-count="2" fo:hyphenation-push-char-count="2"/>
    </style:style>
    <style:style style:name="P47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0pt" fo:language="ru" fo:country="RU" fo:font-weight="bold" officeooo:rsid="00d781cd" officeooo:paragraph-rsid="00d781cd" style:font-size-asian="10pt" style:font-weight-asian="bold" style:font-size-complex="10pt" style:font-weight-complex="bold" fo:hyphenate="true" fo:hyphenation-remain-char-count="2" fo:hyphenation-push-char-count="2"/>
    </style:style>
    <style:style style:name="P48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0pt" fo:language="ru" fo:country="RU" fo:font-weight="bold" officeooo:rsid="00eb2380" officeooo:paragraph-rsid="00eb2380" style:font-size-asian="10pt" style:font-weight-asian="bold" style:font-size-complex="10pt" style:font-weight-complex="bold" fo:hyphenate="true" fo:hyphenation-remain-char-count="2" fo:hyphenation-push-char-count="2"/>
    </style:style>
    <style:style style:name="P49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0pt" fo:language="ru" fo:country="RU" fo:font-weight="bold" officeooo:rsid="00ee4e3b" officeooo:paragraph-rsid="00ee4e3b" style:font-size-asian="10pt" style:font-weight-asian="bold" style:font-size-complex="10pt" style:font-weight-complex="bold" fo:hyphenate="true" fo:hyphenation-remain-char-count="2" fo:hyphenation-push-char-count="2"/>
    </style:style>
    <style:style style:name="P50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0pt" fo:language="ru" fo:country="RU" fo:font-weight="bold" officeooo:rsid="00fda1fa" officeooo:paragraph-rsid="00fda1fa" style:font-size-asian="10pt" style:font-weight-asian="bold" style:font-size-complex="10pt" style:font-weight-complex="bold" fo:hyphenate="true" fo:hyphenation-remain-char-count="2" fo:hyphenation-push-char-count="2"/>
    </style:style>
    <style:style style:name="P51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0pt" fo:language="ru" fo:country="RU" fo:font-weight="bold" officeooo:rsid="0109f212" officeooo:paragraph-rsid="010a3350" style:font-size-asian="10pt" style:font-weight-asian="bold" style:font-size-complex="10pt" style:font-weight-complex="bold" fo:hyphenate="true" fo:hyphenation-remain-char-count="2" fo:hyphenation-push-char-count="2"/>
    </style:style>
    <style:style style:name="P52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0pt" fo:language="ru" fo:country="RU" fo:font-weight="bold" officeooo:rsid="010c14e4" officeooo:paragraph-rsid="010c14e4" style:font-size-asian="10pt" style:font-weight-asian="bold" style:font-size-complex="10pt" style:font-weight-complex="bold" fo:hyphenate="true" fo:hyphenation-remain-char-count="2" fo:hyphenation-push-char-count="2"/>
    </style:style>
    <style:style style:name="P53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0pt" fo:language="ru" fo:country="RU" fo:font-weight="bold" officeooo:rsid="010e6e37" officeooo:paragraph-rsid="010e6e37" style:font-size-asian="10pt" style:font-weight-asian="bold" style:font-size-complex="10pt" style:font-weight-complex="bold" fo:hyphenate="true" fo:hyphenation-remain-char-count="2" fo:hyphenation-push-char-count="2"/>
    </style:style>
    <style:style style:name="P54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0pt" fo:language="ru" fo:country="RU" fo:font-weight="bold" officeooo:rsid="010e6e37" officeooo:paragraph-rsid="010f813f" style:font-size-asian="10pt" style:font-weight-asian="bold" style:font-size-complex="10pt" style:font-weight-complex="bold" fo:hyphenate="true" fo:hyphenation-remain-char-count="2" fo:hyphenation-push-char-count="2"/>
    </style:style>
    <style:style style:name="P55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0pt" fo:language="ru" fo:country="RU" fo:font-weight="bold" officeooo:rsid="011154b0" officeooo:paragraph-rsid="011154b0" style:font-size-asian="10pt" style:font-weight-asian="bold" style:font-size-complex="10pt" style:font-weight-complex="bold" fo:hyphenate="true" fo:hyphenation-remain-char-count="2" fo:hyphenation-push-char-count="2"/>
    </style:style>
    <style:style style:name="P56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0pt" fo:language="ru" fo:country="RU" fo:font-weight="bold" officeooo:rsid="011a08e6" officeooo:paragraph-rsid="011a08e6" style:font-size-asian="10pt" style:font-weight-asian="bold" style:font-size-complex="10pt" style:font-weight-complex="bold" fo:hyphenate="true" fo:hyphenation-remain-char-count="2" fo:hyphenation-push-char-count="2"/>
    </style:style>
    <style:style style:name="P57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0pt" fo:language="ru" fo:country="RU" fo:font-weight="bold" officeooo:rsid="0120cc30" officeooo:paragraph-rsid="0120cc30" style:font-size-asian="10pt" style:font-weight-asian="bold" style:font-size-complex="10pt" style:font-weight-complex="bold" fo:hyphenate="true" fo:hyphenation-remain-char-count="2" fo:hyphenation-push-char-count="2"/>
    </style:style>
    <style:style style:name="P58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0pt" fo:language="ru" fo:country="RU" fo:font-weight="bold" officeooo:rsid="0126f966" officeooo:paragraph-rsid="0126f966" style:font-size-asian="10pt" style:font-weight-asian="bold" style:font-size-complex="10pt" style:font-weight-complex="bold" fo:hyphenate="true" fo:hyphenation-remain-char-count="2" fo:hyphenation-push-char-count="2"/>
    </style:style>
    <style:style style:name="P59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0pt" fo:language="en" fo:country="US" fo:font-weight="bold" officeooo:rsid="00fda1fa" officeooo:paragraph-rsid="00fda1fa" style:font-size-asian="10pt" style:font-weight-asian="bold" style:font-size-complex="10pt" style:font-weight-complex="bold" fo:hyphenate="true" fo:hyphenation-remain-char-count="2" fo:hyphenation-push-char-count="2"/>
    </style:style>
    <style:style style:name="P60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0pt" fo:language="en" fo:country="US" fo:font-weight="bold" officeooo:rsid="00fda1fa" officeooo:paragraph-rsid="010811b7" style:font-size-asian="10pt" style:font-weight-asian="bold" style:font-size-complex="10pt" style:font-weight-complex="bold" fo:hyphenate="true" fo:hyphenation-remain-char-count="2" fo:hyphenation-push-char-count="2"/>
    </style:style>
    <style:style style:name="P61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0pt" fo:language="en" fo:country="US" fo:font-weight="bold" officeooo:rsid="011a08e6" officeooo:paragraph-rsid="011a08e6" style:font-size-asian="10pt" style:font-weight-asian="bold" style:font-size-complex="10pt" style:font-weight-complex="bold" fo:hyphenate="true" fo:hyphenation-remain-char-count="2" fo:hyphenation-push-char-count="2"/>
    </style:style>
    <style:style style:name="P62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0pt" fo:language="en" fo:country="US" fo:font-weight="bold" officeooo:rsid="0120cc30" officeooo:paragraph-rsid="0120cc30" style:font-size-asian="10pt" style:font-weight-asian="bold" style:font-size-complex="10pt" style:font-weight-complex="bold" fo:hyphenate="true" fo:hyphenation-remain-char-count="2" fo:hyphenation-push-char-count="2"/>
    </style:style>
    <style:style style:name="P63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0pt" fo:language="en" fo:country="US" fo:font-weight="bold" officeooo:rsid="012c0446" officeooo:paragraph-rsid="012c0446" style:font-size-asian="10pt" style:font-weight-asian="bold" style:font-size-complex="10pt" style:font-weight-complex="bold" fo:hyphenate="true" fo:hyphenation-remain-char-count="2" fo:hyphenation-push-char-count="2"/>
    </style:style>
    <style:style style:name="P64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0pt" fo:language="en" fo:country="US" fo:font-weight="bold" officeooo:rsid="0126f966" officeooo:paragraph-rsid="0126f966" style:font-size-asian="10pt" style:font-weight-asian="bold" style:font-size-complex="10pt" style:font-weight-complex="bold" fo:hyphenate="true" fo:hyphenation-remain-char-count="2" fo:hyphenation-push-char-count="2"/>
    </style:style>
    <style:style style:name="P65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2pt" fo:language="ru" fo:country="RU" fo:font-weight="bold" officeooo:rsid="004d14df" officeooo:paragraph-rsid="004d14df" style:font-size-asian="12pt" style:font-weight-asian="bold" style:font-size-complex="12pt" style:font-weight-complex="bold" fo:hyphenate="true" fo:hyphenation-remain-char-count="2" fo:hyphenation-push-char-count="2"/>
    </style:style>
    <style:style style:name="P66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2pt" fo:language="ru" fo:country="RU" fo:font-weight="bold" officeooo:rsid="005643a8" officeooo:paragraph-rsid="005643a8" style:font-size-asian="12pt" style:font-weight-asian="bold" style:font-size-complex="12pt" style:font-weight-complex="bold" fo:hyphenate="true" fo:hyphenation-remain-char-count="2" fo:hyphenation-push-char-count="2"/>
    </style:style>
    <style:style style:name="P67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2pt" fo:language="ru" fo:country="RU" fo:font-weight="bold" officeooo:rsid="005d8774" officeooo:paragraph-rsid="005d8774" style:font-size-asian="12pt" style:font-weight-asian="bold" style:font-size-complex="12pt" style:font-weight-complex="bold" fo:hyphenate="true" fo:hyphenation-remain-char-count="2" fo:hyphenation-push-char-count="2"/>
    </style:style>
    <style:style style:name="P68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2pt" fo:language="ru" fo:country="RU" fo:font-weight="bold" officeooo:rsid="006c0246" officeooo:paragraph-rsid="006c0246" style:font-size-asian="12pt" style:font-weight-asian="bold" style:font-size-complex="12pt" style:font-weight-complex="bold" fo:hyphenate="true" fo:hyphenation-remain-char-count="2" fo:hyphenation-push-char-count="2"/>
    </style:style>
    <style:style style:name="P69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2pt" fo:language="ru" fo:country="RU" fo:font-weight="bold" officeooo:rsid="0098d2c2" officeooo:paragraph-rsid="0098d2c2" style:font-size-asian="12pt" style:font-weight-asian="bold" style:font-size-complex="12pt" style:font-weight-complex="bold" fo:hyphenate="true" fo:hyphenation-remain-char-count="2" fo:hyphenation-push-char-count="2"/>
    </style:style>
    <style:style style:name="P70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2pt" fo:language="ru" fo:country="RU" fo:font-weight="bold" officeooo:rsid="00a03908" officeooo:paragraph-rsid="00a03908" style:font-size-asian="12pt" style:font-weight-asian="bold" style:font-size-complex="12pt" style:font-weight-complex="bold" fo:hyphenate="true" fo:hyphenation-remain-char-count="2" fo:hyphenation-push-char-count="2"/>
    </style:style>
    <style:style style:name="P71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2pt" fo:language="ru" fo:country="RU" fo:font-weight="bold" officeooo:rsid="009ed397" officeooo:paragraph-rsid="009ed397" style:font-size-asian="12pt" style:font-weight-asian="bold" style:font-size-complex="12pt" style:font-weight-complex="bold" fo:hyphenate="true" fo:hyphenation-remain-char-count="2" fo:hyphenation-push-char-count="2"/>
    </style:style>
    <style:style style:name="P72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2pt" fo:language="ru" fo:country="RU" fo:font-weight="bold" officeooo:rsid="00a7e334" officeooo:paragraph-rsid="00a7e334" style:font-size-asian="12pt" style:font-weight-asian="bold" style:font-size-complex="12pt" style:font-weight-complex="bold" fo:hyphenate="true" fo:hyphenation-remain-char-count="2" fo:hyphenation-push-char-count="2"/>
    </style:style>
    <style:style style:name="P73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2pt" fo:language="ru" fo:country="RU" fo:font-weight="bold" officeooo:rsid="00ab01d9" officeooo:paragraph-rsid="00acff8c" style:font-size-asian="12pt" style:font-weight-asian="bold" style:font-size-complex="12pt" style:font-weight-complex="bold" fo:hyphenate="true" fo:hyphenation-remain-char-count="2" fo:hyphenation-push-char-count="2"/>
    </style:style>
    <style:style style:name="P74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2pt" fo:language="ru" fo:country="RU" fo:font-weight="bold" officeooo:rsid="00b0f40c" officeooo:paragraph-rsid="00b0f40c" style:font-size-asian="12pt" style:font-weight-asian="bold" style:font-size-complex="12pt" style:font-weight-complex="bold" fo:hyphenate="true" fo:hyphenation-remain-char-count="2" fo:hyphenation-push-char-count="2"/>
    </style:style>
    <style:style style:name="P75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2pt" fo:language="ru" fo:country="RU" fo:font-weight="bold" officeooo:rsid="00acff8c" officeooo:paragraph-rsid="00acff8c" style:font-size-asian="12pt" style:font-weight-asian="bold" style:font-size-complex="12pt" style:font-weight-complex="bold" fo:hyphenate="true" fo:hyphenation-remain-char-count="2" fo:hyphenation-push-char-count="2"/>
    </style:style>
    <style:style style:name="P76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2pt" fo:language="ru" fo:country="RU" fo:font-weight="bold" officeooo:rsid="00e60398" officeooo:paragraph-rsid="00e60398" style:font-size-asian="12pt" style:font-weight-asian="bold" style:font-size-complex="12pt" style:font-weight-complex="bold" fo:hyphenate="true" fo:hyphenation-remain-char-count="2" fo:hyphenation-push-char-count="2"/>
    </style:style>
    <style:style style:name="P77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2pt" fo:language="ru" fo:country="RU" fo:font-weight="bold" officeooo:rsid="00e754a1" officeooo:paragraph-rsid="00e754a1" style:font-size-asian="12pt" style:font-weight-asian="bold" style:font-size-complex="12pt" style:font-weight-complex="bold" fo:hyphenate="true" fo:hyphenation-remain-char-count="2" fo:hyphenation-push-char-count="2"/>
    </style:style>
    <style:style style:name="P78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2pt" fo:language="ru" fo:country="RU" fo:font-weight="bold" officeooo:rsid="00f3e6e3" officeooo:paragraph-rsid="00f3e6e3" style:font-size-asian="12pt" style:font-weight-asian="bold" style:font-size-complex="12pt" style:font-weight-complex="bold" fo:hyphenate="true" fo:hyphenation-remain-char-count="2" fo:hyphenation-push-char-count="2"/>
    </style:style>
    <style:style style:name="P79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2pt" fo:language="ru" fo:country="RU" fo:font-weight="bold" officeooo:rsid="0126f966" officeooo:paragraph-rsid="0126f966" style:font-size-asian="12pt" style:font-weight-asian="bold" style:font-size-complex="12pt" style:font-weight-complex="bold" fo:hyphenate="true" fo:hyphenation-remain-char-count="2" fo:hyphenation-push-char-count="2"/>
    </style:style>
    <style:style style:name="P80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2pt" fo:language="ru" fo:country="RU" fo:font-weight="bold" officeooo:rsid="013f51fa" officeooo:paragraph-rsid="013f51fa" style:font-size-asian="12pt" style:font-weight-asian="bold" style:font-size-complex="12pt" style:font-weight-complex="bold" fo:hyphenate="true" fo:hyphenation-remain-char-count="2" fo:hyphenation-push-char-count="2"/>
    </style:style>
    <style:style style:name="P81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2pt" fo:language="en" fo:country="US" fo:font-weight="bold" officeooo:rsid="0064fb60" officeooo:paragraph-rsid="0064fb60" style:font-size-asian="12pt" style:font-weight-asian="bold" style:font-size-complex="12pt" style:font-weight-complex="bold" fo:hyphenate="true" fo:hyphenation-remain-char-count="2" fo:hyphenation-push-char-count="2"/>
    </style:style>
    <style:style style:name="P82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808080" style:font-name="Courier New" fo:font-size="12pt" fo:language="en" fo:country="US" fo:font-weight="bold" officeooo:rsid="0126f966" officeooo:paragraph-rsid="0126f966" style:font-size-asian="12pt" style:font-weight-asian="bold" style:font-size-complex="12pt" style:font-weight-complex="bold" fo:hyphenate="true" fo:hyphenation-remain-char-count="2" fo:hyphenation-push-char-count="2"/>
    </style:style>
    <style:style style:name="P83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2e98b8" officeooo:paragraph-rsid="002e98b8" style:font-size-asian="8pt" style:font-weight-asian="normal" style:font-size-complex="8pt" style:font-weight-complex="normal" fo:hyphenate="true" fo:hyphenation-remain-char-count="2" fo:hyphenation-push-char-count="2"/>
    </style:style>
    <style:style style:name="P84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2eeb3e" officeooo:paragraph-rsid="002eeb3e" style:font-size-asian="8pt" style:font-weight-asian="normal" style:font-size-complex="8pt" style:font-weight-complex="normal" fo:hyphenate="true" fo:hyphenation-remain-char-count="2" fo:hyphenation-push-char-count="2"/>
    </style:style>
    <style:style style:name="P85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2eeb3e" officeooo:paragraph-rsid="00305b17" style:font-size-asian="8pt" style:font-weight-asian="normal" style:font-size-complex="8pt" style:font-weight-complex="normal" fo:hyphenate="true" fo:hyphenation-remain-char-count="2" fo:hyphenation-push-char-count="2"/>
    </style:style>
    <style:style style:name="P86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305b17" officeooo:paragraph-rsid="00305b17" style:font-size-asian="8pt" style:font-weight-asian="normal" style:font-size-complex="8pt" style:font-weight-complex="normal" fo:hyphenate="true" fo:hyphenation-remain-char-count="2" fo:hyphenation-push-char-count="2"/>
    </style:style>
    <style:style style:name="P87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4d14df" officeooo:paragraph-rsid="004d14df" style:font-size-asian="8pt" style:font-weight-asian="normal" style:font-size-complex="8pt" style:font-weight-complex="normal" fo:hyphenate="true" fo:hyphenation-remain-char-count="2" fo:hyphenation-push-char-count="2"/>
    </style:style>
    <style:style style:name="P88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5f0222" officeooo:paragraph-rsid="005f0222" style:font-size-asian="8pt" style:font-weight-asian="normal" style:font-size-complex="8pt" style:font-weight-complex="normal" fo:hyphenate="true" fo:hyphenation-remain-char-count="2" fo:hyphenation-push-char-count="2"/>
    </style:style>
    <style:style style:name="P89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5f0222" officeooo:paragraph-rsid="00630b13" style:font-size-asian="8pt" style:font-weight-asian="normal" style:font-size-complex="8pt" style:font-weight-complex="normal" fo:hyphenate="true" fo:hyphenation-remain-char-count="2" fo:hyphenation-push-char-count="2"/>
    </style:style>
    <style:style style:name="P90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6109f9" officeooo:paragraph-rsid="006109f9" style:font-size-asian="8pt" style:font-weight-asian="normal" style:font-size-complex="8pt" style:font-weight-complex="normal" fo:hyphenate="true" fo:hyphenation-remain-char-count="2" fo:hyphenation-push-char-count="2"/>
    </style:style>
    <style:style style:name="P91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342620" officeooo:paragraph-rsid="002e98b8" style:font-size-asian="8pt" style:font-weight-asian="normal" style:font-size-complex="8pt" style:font-weight-complex="normal" fo:hyphenate="true" fo:hyphenation-remain-char-count="2" fo:hyphenation-push-char-count="2"/>
    </style:style>
    <style:style style:name="P92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64d909" officeooo:paragraph-rsid="0064d909" style:font-size-asian="8pt" style:font-weight-asian="normal" style:font-size-complex="8pt" style:font-weight-complex="normal" fo:hyphenate="true" fo:hyphenation-remain-char-count="2" fo:hyphenation-push-char-count="2"/>
    </style:style>
    <style:style style:name="P93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6e26e9" officeooo:paragraph-rsid="006e26e9" style:font-size-asian="8pt" style:font-weight-asian="normal" style:font-size-complex="8pt" style:font-weight-complex="normal" fo:hyphenate="true" fo:hyphenation-remain-char-count="2" fo:hyphenation-push-char-count="2"/>
    </style:style>
    <style:style style:name="P94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6f9d8b" officeooo:paragraph-rsid="006f9d8b" style:font-size-asian="8pt" style:font-weight-asian="normal" style:font-size-complex="8pt" style:font-weight-complex="normal" fo:hyphenate="true" fo:hyphenation-remain-char-count="2" fo:hyphenation-push-char-count="2"/>
    </style:style>
    <style:style style:name="P95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717104" officeooo:paragraph-rsid="00717104" style:font-size-asian="8pt" style:font-weight-asian="normal" style:font-size-complex="8pt" style:font-weight-complex="normal" fo:hyphenate="true" fo:hyphenation-remain-char-count="2" fo:hyphenation-push-char-count="2"/>
    </style:style>
    <style:style style:name="P96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74eca3" officeooo:paragraph-rsid="0074eca3" style:font-size-asian="8pt" style:font-weight-asian="normal" style:font-size-complex="8pt" style:font-weight-complex="normal" fo:hyphenate="true" fo:hyphenation-remain-char-count="2" fo:hyphenation-push-char-count="2"/>
    </style:style>
    <style:style style:name="P97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74eca3" officeooo:paragraph-rsid="007bb578" style:font-size-asian="8pt" style:font-weight-asian="normal" style:font-size-complex="8pt" style:font-weight-complex="normal" fo:hyphenate="true" fo:hyphenation-remain-char-count="2" fo:hyphenation-push-char-count="2"/>
    </style:style>
    <style:style style:name="P98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757947" officeooo:paragraph-rsid="00757947" style:font-size-asian="8pt" style:font-weight-asian="normal" style:font-size-complex="8pt" style:font-weight-complex="normal" fo:hyphenate="true" fo:hyphenation-remain-char-count="2" fo:hyphenation-push-char-count="2"/>
    </style:style>
    <style:style style:name="P99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757947" officeooo:paragraph-rsid="007bb578" style:font-size-asian="8pt" style:font-weight-asian="normal" style:font-size-complex="8pt" style:font-weight-complex="normal" fo:hyphenate="true" fo:hyphenation-remain-char-count="2" fo:hyphenation-push-char-count="2"/>
    </style:style>
    <style:style style:name="P100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78bc2a" officeooo:paragraph-rsid="0078bc2a" style:font-size-asian="8pt" style:font-weight-asian="normal" style:font-size-complex="8pt" style:font-weight-complex="normal" fo:hyphenate="true" fo:hyphenation-remain-char-count="2" fo:hyphenation-push-char-count="2"/>
    </style:style>
    <style:style style:name="P101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793de5" officeooo:paragraph-rsid="00793de5" style:font-size-asian="8pt" style:font-weight-asian="normal" style:font-size-complex="8pt" style:font-weight-complex="normal" fo:hyphenate="true" fo:hyphenation-remain-char-count="2" fo:hyphenation-push-char-count="2"/>
    </style:style>
    <style:style style:name="P102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7a3ffb" officeooo:paragraph-rsid="007c2f2f" style:font-size-asian="8pt" style:font-weight-asian="normal" style:font-size-complex="8pt" style:font-weight-complex="normal" fo:hyphenate="true" fo:hyphenation-remain-char-count="2" fo:hyphenation-push-char-count="2"/>
    </style:style>
    <style:style style:name="P103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7a7824" officeooo:paragraph-rsid="007a7824" style:font-size-asian="8pt" style:font-weight-asian="normal" style:font-size-complex="8pt" style:font-weight-complex="normal" fo:hyphenate="true" fo:hyphenation-remain-char-count="2" fo:hyphenation-push-char-count="2"/>
    </style:style>
    <style:style style:name="P104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82a44a" officeooo:paragraph-rsid="0082a44a" style:font-size-asian="8pt" style:font-weight-asian="normal" style:font-size-complex="8pt" style:font-weight-complex="normal" fo:hyphenate="true" fo:hyphenation-remain-char-count="2" fo:hyphenation-push-char-count="2"/>
    </style:style>
    <style:style style:name="P105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82a44a" officeooo:paragraph-rsid="00b6a278" style:font-size-asian="8pt" style:font-weight-asian="normal" style:font-size-complex="8pt" style:font-weight-complex="normal" fo:hyphenate="true" fo:hyphenation-remain-char-count="2" fo:hyphenation-push-char-count="2"/>
    </style:style>
    <style:style style:name="P106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7c2f2f" officeooo:paragraph-rsid="007c2f2f" style:font-size-asian="8pt" style:font-weight-asian="normal" style:font-size-complex="8pt" style:font-weight-complex="normal" fo:hyphenate="true" fo:hyphenation-remain-char-count="2" fo:hyphenation-push-char-count="2"/>
    </style:style>
    <style:style style:name="P107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7265bb" officeooo:paragraph-rsid="007265bb" style:font-size-asian="8pt" style:font-weight-asian="normal" style:font-size-complex="8pt" style:font-weight-complex="normal" fo:hyphenate="true" fo:hyphenation-remain-char-count="2" fo:hyphenation-push-char-count="2"/>
    </style:style>
    <style:style style:name="P108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726d65" officeooo:paragraph-rsid="007265bb" style:font-size-asian="8pt" style:font-weight-asian="normal" style:font-size-complex="8pt" style:font-weight-complex="normal" fo:hyphenate="true" fo:hyphenation-remain-char-count="2" fo:hyphenation-push-char-count="2"/>
    </style:style>
    <style:style style:name="P109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726d65" officeooo:paragraph-rsid="007bb578" style:font-size-asian="8pt" style:font-weight-asian="normal" style:font-size-complex="8pt" style:font-weight-complex="normal" fo:hyphenate="true" fo:hyphenation-remain-char-count="2" fo:hyphenation-push-char-count="2"/>
    </style:style>
    <style:style style:name="P110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744798" officeooo:paragraph-rsid="00744798" style:font-size-asian="8pt" style:font-weight-asian="normal" style:font-size-complex="8pt" style:font-weight-complex="normal" fo:hyphenate="true" fo:hyphenation-remain-char-count="2" fo:hyphenation-push-char-count="2"/>
    </style:style>
    <style:style style:name="P111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744798" officeooo:paragraph-rsid="00b6a278" style:font-size-asian="8pt" style:font-weight-asian="normal" style:font-size-complex="8pt" style:font-weight-complex="normal" fo:hyphenate="true" fo:hyphenation-remain-char-count="2" fo:hyphenation-push-char-count="2"/>
    </style:style>
    <style:style style:name="P112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7d93fe" officeooo:paragraph-rsid="007d93fe" style:font-size-asian="8pt" style:font-weight-asian="normal" style:font-size-complex="8pt" style:font-weight-complex="normal" fo:hyphenate="true" fo:hyphenation-remain-char-count="2" fo:hyphenation-push-char-count="2"/>
    </style:style>
    <style:style style:name="P113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7ed9c7" officeooo:paragraph-rsid="008299b3" style:font-size-asian="8pt" style:font-weight-asian="normal" style:font-size-complex="8pt" style:font-weight-complex="normal" fo:hyphenate="true" fo:hyphenation-remain-char-count="2" fo:hyphenation-push-char-count="2"/>
    </style:style>
    <style:style style:name="P114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7ed9c7" officeooo:paragraph-rsid="007ed9c7" style:font-size-asian="8pt" style:font-weight-asian="normal" style:font-size-complex="8pt" style:font-weight-complex="normal" fo:hyphenate="true" fo:hyphenation-remain-char-count="2" fo:hyphenation-push-char-count="2"/>
    </style:style>
    <style:style style:name="P115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7fa571" officeooo:paragraph-rsid="007ed9c7" style:font-size-asian="8pt" style:font-weight-asian="normal" style:font-size-complex="8pt" style:font-weight-complex="normal" fo:hyphenate="true" fo:hyphenation-remain-char-count="2" fo:hyphenation-push-char-count="2"/>
    </style:style>
    <style:style style:name="P116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80b653" officeooo:paragraph-rsid="0080b653" style:font-size-asian="8pt" style:font-weight-asian="normal" style:font-size-complex="8pt" style:font-weight-complex="normal" fo:hyphenate="true" fo:hyphenation-remain-char-count="2" fo:hyphenation-push-char-count="2"/>
    </style:style>
    <style:style style:name="P117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872a51" officeooo:paragraph-rsid="00872a51" style:font-size-asian="8pt" style:font-weight-asian="normal" style:font-size-complex="8pt" style:font-weight-complex="normal" fo:hyphenate="true" fo:hyphenation-remain-char-count="2" fo:hyphenation-push-char-count="2"/>
    </style:style>
    <style:style style:name="P118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881a88" officeooo:paragraph-rsid="0089bbc1" style:font-size-asian="8pt" style:font-weight-asian="normal" style:font-size-complex="8pt" style:font-weight-complex="normal" fo:hyphenate="true" fo:hyphenation-remain-char-count="2" fo:hyphenation-push-char-count="2"/>
    </style:style>
    <style:style style:name="P119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89bbc1" officeooo:paragraph-rsid="0089bbc1" style:font-size-asian="8pt" style:font-weight-asian="normal" style:font-size-complex="8pt" style:font-weight-complex="normal" fo:hyphenate="true" fo:hyphenation-remain-char-count="2" fo:hyphenation-push-char-count="2"/>
    </style:style>
    <style:style style:name="P120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8d2fa5" officeooo:paragraph-rsid="008d2fa5" style:font-size-asian="8pt" style:font-weight-asian="normal" style:font-size-complex="8pt" style:font-weight-complex="normal" fo:hyphenate="true" fo:hyphenation-remain-char-count="2" fo:hyphenation-push-char-count="2"/>
    </style:style>
    <style:style style:name="P121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8d7fb6" officeooo:paragraph-rsid="008d7fb6" style:font-size-asian="8pt" style:font-weight-asian="normal" style:font-size-complex="8pt" style:font-weight-complex="normal" fo:hyphenate="true" fo:hyphenation-remain-char-count="2" fo:hyphenation-push-char-count="2"/>
    </style:style>
    <style:style style:name="P122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8e9ad4" officeooo:paragraph-rsid="0091f5aa" style:font-size-asian="8pt" style:font-weight-asian="normal" style:font-size-complex="8pt" style:font-weight-complex="normal" fo:hyphenate="true" fo:hyphenation-remain-char-count="2" fo:hyphenation-push-char-count="2"/>
    </style:style>
    <style:style style:name="P123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8e9ad4" officeooo:paragraph-rsid="008e9ad4" style:font-size-asian="8pt" style:font-weight-asian="normal" style:font-size-complex="8pt" style:font-weight-complex="normal" fo:hyphenate="true" fo:hyphenation-remain-char-count="2" fo:hyphenation-push-char-count="2"/>
    </style:style>
    <style:style style:name="P124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8e9ad4" officeooo:paragraph-rsid="0092c090" style:font-size-asian="8pt" style:font-weight-asian="normal" style:font-size-complex="8pt" style:font-weight-complex="normal" fo:hyphenate="true" fo:hyphenation-remain-char-count="2" fo:hyphenation-push-char-count="2"/>
    </style:style>
    <style:style style:name="P125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93303f" officeooo:paragraph-rsid="0093303f" style:font-size-asian="8pt" style:font-weight-asian="normal" style:font-size-complex="8pt" style:font-weight-complex="normal" fo:hyphenate="true" fo:hyphenation-remain-char-count="2" fo:hyphenation-push-char-count="2"/>
    </style:style>
    <style:style style:name="P126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94d6f9" officeooo:paragraph-rsid="0094d6f9" style:font-size-asian="8pt" style:font-weight-asian="normal" style:font-size-complex="8pt" style:font-weight-complex="normal" fo:hyphenate="true" fo:hyphenation-remain-char-count="2" fo:hyphenation-push-char-count="2"/>
    </style:style>
    <style:style style:name="P127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94ee31" officeooo:paragraph-rsid="0094ee31" style:font-size-asian="8pt" style:font-weight-asian="normal" style:font-size-complex="8pt" style:font-weight-complex="normal" fo:hyphenate="true" fo:hyphenation-remain-char-count="2" fo:hyphenation-push-char-count="2"/>
    </style:style>
    <style:style style:name="P128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986a92" officeooo:paragraph-rsid="00986a92" style:font-size-asian="8pt" style:font-weight-asian="normal" style:font-size-complex="8pt" style:font-weight-complex="normal" fo:hyphenate="true" fo:hyphenation-remain-char-count="2" fo:hyphenation-push-char-count="2"/>
    </style:style>
    <style:style style:name="P129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98d2c2" officeooo:paragraph-rsid="0098d2c2" style:font-size-asian="8pt" style:font-weight-asian="normal" style:font-size-complex="8pt" style:font-weight-complex="normal" fo:hyphenate="true" fo:hyphenation-remain-char-count="2" fo:hyphenation-push-char-count="2"/>
    </style:style>
    <style:style style:name="P130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98d2c2" officeooo:paragraph-rsid="00a21b44" style:font-size-asian="8pt" style:font-weight-asian="normal" style:font-size-complex="8pt" style:font-weight-complex="normal" fo:hyphenate="true" fo:hyphenation-remain-char-count="2" fo:hyphenation-push-char-count="2"/>
    </style:style>
    <style:style style:name="P131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98d2c2" officeooo:paragraph-rsid="00acff8c" style:font-size-asian="8pt" style:font-weight-asian="normal" style:font-size-complex="8pt" style:font-weight-complex="normal" fo:hyphenate="true" fo:hyphenation-remain-char-count="2" fo:hyphenation-push-char-count="2"/>
    </style:style>
    <style:style style:name="P132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9a7fa3" officeooo:paragraph-rsid="009a7fa3" style:font-size-asian="8pt" style:font-weight-asian="normal" style:font-size-complex="8pt" style:font-weight-complex="normal" fo:hyphenate="true" fo:hyphenation-remain-char-count="2" fo:hyphenation-push-char-count="2"/>
    </style:style>
    <style:style style:name="P133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9a7fa3" officeooo:paragraph-rsid="00ac1475" style:font-size-asian="8pt" style:font-weight-asian="normal" style:font-size-complex="8pt" style:font-weight-complex="normal" fo:hyphenate="true" fo:hyphenation-remain-char-count="2" fo:hyphenation-push-char-count="2"/>
    </style:style>
    <style:style style:name="P134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9af553" officeooo:paragraph-rsid="009af553" style:font-size-asian="8pt" style:font-weight-asian="normal" style:font-size-complex="8pt" style:font-weight-complex="normal" fo:hyphenate="true" fo:hyphenation-remain-char-count="2" fo:hyphenation-push-char-count="2"/>
    </style:style>
    <style:style style:name="P135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9af553" officeooo:paragraph-rsid="00a7e334" style:font-size-asian="8pt" style:font-weight-asian="normal" style:font-size-complex="8pt" style:font-weight-complex="normal" fo:hyphenate="true" fo:hyphenation-remain-char-count="2" fo:hyphenation-push-char-count="2"/>
    </style:style>
    <style:style style:name="P136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9ed397" officeooo:paragraph-rsid="009ed397" style:font-size-asian="8pt" style:font-weight-asian="normal" style:font-size-complex="8pt" style:font-weight-complex="normal" fo:hyphenate="true" fo:hyphenation-remain-char-count="2" fo:hyphenation-push-char-count="2"/>
    </style:style>
    <style:style style:name="P137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9ff62d" officeooo:paragraph-rsid="009ff62d" style:font-size-asian="8pt" style:font-weight-asian="normal" style:font-size-complex="8pt" style:font-weight-complex="normal" fo:hyphenate="true" fo:hyphenation-remain-char-count="2" fo:hyphenation-push-char-count="2"/>
    </style:style>
    <style:style style:name="P138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9ff62d" officeooo:paragraph-rsid="00a7e334" style:font-size-asian="8pt" style:font-weight-asian="normal" style:font-size-complex="8pt" style:font-weight-complex="normal" fo:hyphenate="true" fo:hyphenation-remain-char-count="2" fo:hyphenation-push-char-count="2"/>
    </style:style>
    <style:style style:name="P139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a03908" officeooo:paragraph-rsid="00a21b44" style:font-size-asian="8pt" style:font-weight-asian="normal" style:font-size-complex="8pt" style:font-weight-complex="normal" fo:hyphenate="true" fo:hyphenation-remain-char-count="2" fo:hyphenation-push-char-count="2"/>
    </style:style>
    <style:style style:name="P140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a3e8f1" officeooo:paragraph-rsid="00a3e8f1" style:font-size-asian="8pt" style:font-weight-asian="normal" style:font-size-complex="8pt" style:font-weight-complex="normal" fo:hyphenate="true" fo:hyphenation-remain-char-count="2" fo:hyphenation-push-char-count="2"/>
    </style:style>
    <style:style style:name="P141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a3fc0c" officeooo:paragraph-rsid="00a3fc0c" style:font-size-asian="8pt" style:font-weight-asian="normal" style:font-size-complex="8pt" style:font-weight-complex="normal" fo:hyphenate="true" fo:hyphenation-remain-char-count="2" fo:hyphenation-push-char-count="2"/>
    </style:style>
    <style:style style:name="P142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a56a19" officeooo:paragraph-rsid="00a56a19" style:font-size-asian="8pt" style:font-weight-asian="normal" style:font-size-complex="8pt" style:font-weight-complex="normal" fo:hyphenate="true" fo:hyphenation-remain-char-count="2" fo:hyphenation-push-char-count="2"/>
    </style:style>
    <style:style style:name="P143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a56a19" officeooo:paragraph-rsid="00a72fdf" style:font-size-asian="8pt" style:font-weight-asian="normal" style:font-size-complex="8pt" style:font-weight-complex="normal" fo:hyphenate="true" fo:hyphenation-remain-char-count="2" fo:hyphenation-push-char-count="2"/>
    </style:style>
    <style:style style:name="P144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a72fdf" officeooo:paragraph-rsid="00a72fdf" style:font-size-asian="8pt" style:font-weight-asian="normal" style:font-size-complex="8pt" style:font-weight-complex="normal" fo:hyphenate="true" fo:hyphenation-remain-char-count="2" fo:hyphenation-push-char-count="2"/>
    </style:style>
    <style:style style:name="P145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a7e334" officeooo:paragraph-rsid="00a7e334" style:font-size-asian="8pt" style:font-weight-asian="normal" style:font-size-complex="8pt" style:font-weight-complex="normal" fo:hyphenate="true" fo:hyphenation-remain-char-count="2" fo:hyphenation-push-char-count="2"/>
    </style:style>
    <style:style style:name="P146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ac1475" officeooo:paragraph-rsid="00ac1475" style:font-size-asian="8pt" style:font-weight-asian="normal" style:font-size-complex="8pt" style:font-weight-complex="normal" fo:hyphenate="true" fo:hyphenation-remain-char-count="2" fo:hyphenation-push-char-count="2"/>
    </style:style>
    <style:style style:name="P147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acff8c" officeooo:paragraph-rsid="00acff8c" style:font-size-asian="8pt" style:font-weight-asian="normal" style:font-size-complex="8pt" style:font-weight-complex="normal" fo:hyphenate="true" fo:hyphenation-remain-char-count="2" fo:hyphenation-push-char-count="2"/>
    </style:style>
    <style:style style:name="P148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acff8c" officeooo:paragraph-rsid="00b1d880" style:font-size-asian="8pt" style:font-weight-asian="normal" style:font-size-complex="8pt" style:font-weight-complex="normal" fo:hyphenate="true" fo:hyphenation-remain-char-count="2" fo:hyphenation-push-char-count="2"/>
    </style:style>
    <style:style style:name="P149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b09ac4" officeooo:paragraph-rsid="00b09ac4" style:font-size-asian="8pt" style:font-weight-asian="normal" style:font-size-complex="8pt" style:font-weight-complex="normal" fo:hyphenate="true" fo:hyphenation-remain-char-count="2" fo:hyphenation-push-char-count="2"/>
    </style:style>
    <style:style style:name="P150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b0f40c" officeooo:paragraph-rsid="00b0f40c" style:font-size-asian="8pt" style:font-weight-asian="normal" style:font-size-complex="8pt" style:font-weight-complex="normal" fo:hyphenate="true" fo:hyphenation-remain-char-count="2" fo:hyphenation-push-char-count="2"/>
    </style:style>
    <style:style style:name="P151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b1d880" officeooo:paragraph-rsid="00b1d880" style:font-size-asian="8pt" style:font-weight-asian="normal" style:font-size-complex="8pt" style:font-weight-complex="normal" fo:hyphenate="true" fo:hyphenation-remain-char-count="2" fo:hyphenation-push-char-count="2"/>
    </style:style>
    <style:style style:name="P152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b29c80" officeooo:paragraph-rsid="00b4ebed" style:font-size-asian="8pt" style:font-weight-asian="normal" style:font-size-complex="8pt" style:font-weight-complex="normal" fo:hyphenate="true" fo:hyphenation-remain-char-count="2" fo:hyphenation-push-char-count="2"/>
    </style:style>
    <style:style style:name="P153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b0bf5f" officeooo:paragraph-rsid="00b0bf5f" style:font-size-asian="8pt" style:font-weight-asian="normal" style:font-size-complex="8pt" style:font-weight-complex="normal" fo:hyphenate="true" fo:hyphenation-remain-char-count="2" fo:hyphenation-push-char-count="2"/>
    </style:style>
    <style:style style:name="P154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aed64a" officeooo:paragraph-rsid="00b1d880" style:font-size-asian="8pt" style:font-weight-asian="normal" style:font-size-complex="8pt" style:font-weight-complex="normal" fo:hyphenate="true" fo:hyphenation-remain-char-count="2" fo:hyphenation-push-char-count="2"/>
    </style:style>
    <style:style style:name="P155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b6a278" officeooo:paragraph-rsid="00b6a278" style:font-size-asian="8pt" style:font-weight-asian="normal" style:font-size-complex="8pt" style:font-weight-complex="normal" fo:hyphenate="true" fo:hyphenation-remain-char-count="2" fo:hyphenation-push-char-count="2"/>
    </style:style>
    <style:style style:name="P156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844ea8" officeooo:paragraph-rsid="00b6a278" style:font-size-asian="8pt" style:font-weight-asian="normal" style:font-size-complex="8pt" style:font-weight-complex="normal" fo:hyphenate="true" fo:hyphenation-remain-char-count="2" fo:hyphenation-push-char-count="2"/>
    </style:style>
    <style:style style:name="P157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b9b194" officeooo:paragraph-rsid="00b9b194" style:font-size-asian="8pt" style:font-weight-asian="normal" style:font-size-complex="8pt" style:font-weight-complex="normal" fo:hyphenate="true" fo:hyphenation-remain-char-count="2" fo:hyphenation-push-char-count="2"/>
    </style:style>
    <style:style style:name="P158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ba36b9" officeooo:paragraph-rsid="00ba36b9" style:font-size-asian="8pt" style:font-weight-asian="normal" style:font-size-complex="8pt" style:font-weight-complex="normal" fo:hyphenate="true" fo:hyphenation-remain-char-count="2" fo:hyphenation-push-char-count="2"/>
    </style:style>
    <style:style style:name="P159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838f50" officeooo:paragraph-rsid="00b6a278" style:font-size-asian="8pt" style:font-weight-asian="normal" style:font-size-complex="8pt" style:font-weight-complex="normal" fo:hyphenate="true" fo:hyphenation-remain-char-count="2" fo:hyphenation-push-char-count="2"/>
    </style:style>
    <style:style style:name="P160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bd3e50" officeooo:paragraph-rsid="00bd3e50" style:font-size-asian="8pt" style:font-weight-asian="normal" style:font-size-complex="8pt" style:font-weight-complex="normal" fo:hyphenate="true" fo:hyphenation-remain-char-count="2" fo:hyphenation-push-char-count="2"/>
    </style:style>
    <style:style style:name="P161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c2e994" officeooo:paragraph-rsid="00c2e994" style:font-size-asian="8pt" style:font-weight-asian="normal" style:font-size-complex="8pt" style:font-weight-complex="normal" fo:hyphenate="true" fo:hyphenation-remain-char-count="2" fo:hyphenation-push-char-count="2"/>
    </style:style>
    <style:style style:name="P162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c35213" officeooo:paragraph-rsid="00c35213" style:font-size-asian="8pt" style:font-weight-asian="normal" style:font-size-complex="8pt" style:font-weight-complex="normal" fo:hyphenate="true" fo:hyphenation-remain-char-count="2" fo:hyphenation-push-char-count="2"/>
    </style:style>
    <style:style style:name="P163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c35213" officeooo:paragraph-rsid="00d29d4e" style:font-size-asian="8pt" style:font-weight-asian="normal" style:font-size-complex="8pt" style:font-weight-complex="normal" fo:hyphenate="true" fo:hyphenation-remain-char-count="2" fo:hyphenation-push-char-count="2"/>
    </style:style>
    <style:style style:name="P164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c6269b" officeooo:paragraph-rsid="00c6269b" style:font-size-asian="8pt" style:font-weight-asian="normal" style:font-size-complex="8pt" style:font-weight-complex="normal" fo:hyphenate="true" fo:hyphenation-remain-char-count="2" fo:hyphenation-push-char-count="2"/>
    </style:style>
    <style:style style:name="P165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c6269b" officeooo:paragraph-rsid="00c6e443" style:font-size-asian="8pt" style:font-weight-asian="normal" style:font-size-complex="8pt" style:font-weight-complex="normal" fo:hyphenate="true" fo:hyphenation-remain-char-count="2" fo:hyphenation-push-char-count="2"/>
    </style:style>
    <style:style style:name="P166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c6e443" officeooo:paragraph-rsid="00c6e443" style:font-size-asian="8pt" style:font-weight-asian="normal" style:font-size-complex="8pt" style:font-weight-complex="normal" fo:hyphenate="true" fo:hyphenation-remain-char-count="2" fo:hyphenation-push-char-count="2"/>
    </style:style>
    <style:style style:name="P167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cc5c11" officeooo:paragraph-rsid="00cc5c11" style:font-size-asian="8pt" style:font-weight-asian="normal" style:font-size-complex="8pt" style:font-weight-complex="normal" fo:hyphenate="true" fo:hyphenation-remain-char-count="2" fo:hyphenation-push-char-count="2"/>
    </style:style>
    <style:style style:name="P168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d4355c" officeooo:paragraph-rsid="00d4355c" style:font-size-asian="8pt" style:font-weight-asian="normal" style:font-size-complex="8pt" style:font-weight-complex="normal" fo:hyphenate="true" fo:hyphenation-remain-char-count="2" fo:hyphenation-push-char-count="2"/>
    </style:style>
    <style:style style:name="P169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d58723" officeooo:paragraph-rsid="00d58723" style:font-size-asian="8pt" style:font-weight-asian="normal" style:font-size-complex="8pt" style:font-weight-complex="normal" fo:hyphenate="true" fo:hyphenation-remain-char-count="2" fo:hyphenation-push-char-count="2"/>
    </style:style>
    <style:style style:name="P170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d58723" officeooo:paragraph-rsid="00d66857" style:font-size-asian="8pt" style:font-weight-asian="normal" style:font-size-complex="8pt" style:font-weight-complex="normal" fo:hyphenate="true" fo:hyphenation-remain-char-count="2" fo:hyphenation-push-char-count="2"/>
    </style:style>
    <style:style style:name="P171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d66857" officeooo:paragraph-rsid="00d66857" style:font-size-asian="8pt" style:font-weight-asian="normal" style:font-size-complex="8pt" style:font-weight-complex="normal" fo:hyphenate="true" fo:hyphenation-remain-char-count="2" fo:hyphenation-push-char-count="2"/>
    </style:style>
    <style:style style:name="P172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d781cd" officeooo:paragraph-rsid="00d781cd" style:font-size-asian="8pt" style:font-weight-asian="normal" style:font-size-complex="8pt" style:font-weight-complex="normal" fo:hyphenate="true" fo:hyphenation-remain-char-count="2" fo:hyphenation-push-char-count="2"/>
    </style:style>
    <style:style style:name="P173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d0ce94" officeooo:paragraph-rsid="00d0ce94" style:font-size-asian="8pt" style:font-weight-asian="normal" style:font-size-complex="8pt" style:font-weight-complex="normal" fo:hyphenate="true" fo:hyphenation-remain-char-count="2" fo:hyphenation-push-char-count="2"/>
    </style:style>
    <style:style style:name="P174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d849c3" officeooo:paragraph-rsid="00d849c3" style:font-size-asian="8pt" style:font-weight-asian="normal" style:font-size-complex="8pt" style:font-weight-complex="normal" fo:hyphenate="true" fo:hyphenation-remain-char-count="2" fo:hyphenation-push-char-count="2"/>
    </style:style>
    <style:style style:name="P175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d8ac1b" officeooo:paragraph-rsid="00d8ac1b" style:font-size-asian="8pt" style:font-weight-asian="normal" style:font-size-complex="8pt" style:font-weight-complex="normal" fo:hyphenate="true" fo:hyphenation-remain-char-count="2" fo:hyphenation-push-char-count="2"/>
    </style:style>
    <style:style style:name="P176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d04d89" officeooo:paragraph-rsid="00d903ce" style:font-size-asian="8pt" style:font-weight-asian="normal" style:font-size-complex="8pt" style:font-weight-complex="normal" fo:hyphenate="true" fo:hyphenation-remain-char-count="2" fo:hyphenation-push-char-count="2"/>
    </style:style>
    <style:style style:name="P177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d9df1a" officeooo:paragraph-rsid="00d9df1a" style:font-size-asian="8pt" style:font-weight-asian="normal" style:font-size-complex="8pt" style:font-weight-complex="normal" fo:hyphenate="true" fo:hyphenation-remain-char-count="2" fo:hyphenation-push-char-count="2"/>
    </style:style>
    <style:style style:name="P178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d9df1a" officeooo:paragraph-rsid="00dbbf6b" style:font-size-asian="8pt" style:font-weight-asian="normal" style:font-size-complex="8pt" style:font-weight-complex="normal" fo:hyphenate="true" fo:hyphenation-remain-char-count="2" fo:hyphenation-push-char-count="2"/>
    </style:style>
    <style:style style:name="P179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d9df1a" officeooo:paragraph-rsid="00e4c73a" style:font-size-asian="8pt" style:font-weight-asian="normal" style:font-size-complex="8pt" style:font-weight-complex="normal" fo:hyphenate="true" fo:hyphenation-remain-char-count="2" fo:hyphenation-push-char-count="2"/>
    </style:style>
    <style:style style:name="P180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dd1b55" officeooo:paragraph-rsid="00dd1b55" style:font-size-asian="8pt" style:font-weight-asian="normal" style:font-size-complex="8pt" style:font-weight-complex="normal" fo:hyphenate="true" fo:hyphenation-remain-char-count="2" fo:hyphenation-push-char-count="2"/>
    </style:style>
    <style:style style:name="P181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dd1b55" officeooo:paragraph-rsid="00de5831" style:font-size-asian="8pt" style:font-weight-asian="normal" style:font-size-complex="8pt" style:font-weight-complex="normal" fo:hyphenate="true" fo:hyphenation-remain-char-count="2" fo:hyphenation-push-char-count="2"/>
    </style:style>
    <style:style style:name="P182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de5831" officeooo:paragraph-rsid="00de5831" style:font-size-asian="8pt" style:font-weight-asian="normal" style:font-size-complex="8pt" style:font-weight-complex="normal" fo:hyphenate="true" fo:hyphenation-remain-char-count="2" fo:hyphenation-push-char-count="2"/>
    </style:style>
    <style:style style:name="P183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dd6521" officeooo:paragraph-rsid="00dd6521" style:font-size-asian="8pt" style:font-weight-asian="normal" style:font-size-complex="8pt" style:font-weight-complex="normal" fo:hyphenate="true" fo:hyphenation-remain-char-count="2" fo:hyphenation-push-char-count="2"/>
    </style:style>
    <style:style style:name="P184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df89c7" officeooo:paragraph-rsid="00df89c7" style:font-size-asian="8pt" style:font-weight-asian="normal" style:font-size-complex="8pt" style:font-weight-complex="normal" fo:hyphenate="true" fo:hyphenation-remain-char-count="2" fo:hyphenation-push-char-count="2"/>
    </style:style>
    <style:style style:name="P185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e15fee" officeooo:paragraph-rsid="00e15fee" style:font-size-asian="8pt" style:font-weight-asian="normal" style:font-size-complex="8pt" style:font-weight-complex="normal" fo:hyphenate="true" fo:hyphenation-remain-char-count="2" fo:hyphenation-push-char-count="2"/>
    </style:style>
    <style:style style:name="P186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e60398" officeooo:paragraph-rsid="00e60398" style:font-size-asian="8pt" style:font-weight-asian="normal" style:font-size-complex="8pt" style:font-weight-complex="normal" fo:hyphenate="true" fo:hyphenation-remain-char-count="2" fo:hyphenation-push-char-count="2"/>
    </style:style>
    <style:style style:name="P187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e754a1" officeooo:paragraph-rsid="00e754a1" style:font-size-asian="8pt" style:font-weight-asian="normal" style:font-size-complex="8pt" style:font-weight-complex="normal" fo:hyphenate="true" fo:hyphenation-remain-char-count="2" fo:hyphenation-push-char-count="2"/>
    </style:style>
    <style:style style:name="P188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e8680c" officeooo:paragraph-rsid="00e8cdf5" style:font-size-asian="8pt" style:font-weight-asian="normal" style:font-size-complex="8pt" style:font-weight-complex="normal" fo:hyphenate="true" fo:hyphenation-remain-char-count="2" fo:hyphenation-push-char-count="2"/>
    </style:style>
    <style:style style:name="P189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e8cdf5" officeooo:paragraph-rsid="00e8cdf5" style:font-size-asian="8pt" style:font-weight-asian="normal" style:font-size-complex="8pt" style:font-weight-complex="normal" fo:hyphenate="true" fo:hyphenation-remain-char-count="2" fo:hyphenation-push-char-count="2"/>
    </style:style>
    <style:style style:name="P190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e80e2b" officeooo:paragraph-rsid="00e8cdf5" style:font-size-asian="8pt" style:font-weight-asian="normal" style:font-size-complex="8pt" style:font-weight-complex="normal" fo:hyphenate="true" fo:hyphenation-remain-char-count="2" fo:hyphenation-push-char-count="2"/>
    </style:style>
    <style:style style:name="P191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eb2380" officeooo:paragraph-rsid="00eb2380" style:font-size-asian="8pt" style:font-weight-asian="normal" style:font-size-complex="8pt" style:font-weight-complex="normal" fo:hyphenate="true" fo:hyphenation-remain-char-count="2" fo:hyphenation-push-char-count="2"/>
    </style:style>
    <style:style style:name="P192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ebe5d9" officeooo:paragraph-rsid="00ebe5d9" style:font-size-asian="8pt" style:font-weight-asian="normal" style:font-size-complex="8pt" style:font-weight-complex="normal" fo:hyphenate="true" fo:hyphenation-remain-char-count="2" fo:hyphenation-push-char-count="2"/>
    </style:style>
    <style:style style:name="P193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ed793b" officeooo:paragraph-rsid="00ebe5d9" style:font-size-asian="8pt" style:font-weight-asian="normal" style:font-size-complex="8pt" style:font-weight-complex="normal" fo:hyphenate="true" fo:hyphenation-remain-char-count="2" fo:hyphenation-push-char-count="2"/>
    </style:style>
    <style:style style:name="P194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eed122" officeooo:paragraph-rsid="00eed122" style:font-size-asian="8pt" style:font-weight-asian="normal" style:font-size-complex="8pt" style:font-weight-complex="normal" fo:hyphenate="true" fo:hyphenation-remain-char-count="2" fo:hyphenation-push-char-count="2"/>
    </style:style>
    <style:style style:name="P195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eed122" officeooo:paragraph-rsid="00f1a67c" style:font-size-asian="8pt" style:font-weight-asian="normal" style:font-size-complex="8pt" style:font-weight-complex="normal" fo:hyphenate="true" fo:hyphenation-remain-char-count="2" fo:hyphenation-push-char-count="2"/>
    </style:style>
    <style:style style:name="P196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f27199" officeooo:paragraph-rsid="00f27199" style:font-size-asian="8pt" style:font-weight-asian="normal" style:font-size-complex="8pt" style:font-weight-complex="normal" fo:hyphenate="true" fo:hyphenation-remain-char-count="2" fo:hyphenation-push-char-count="2"/>
    </style:style>
    <style:style style:name="P197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f3e6e3" officeooo:paragraph-rsid="00f3e6e3" style:font-size-asian="8pt" style:font-weight-asian="normal" style:font-size-complex="8pt" style:font-weight-complex="normal" fo:hyphenate="true" fo:hyphenation-remain-char-count="2" fo:hyphenation-push-char-count="2"/>
    </style:style>
    <style:style style:name="P198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f4ed20" officeooo:paragraph-rsid="00f806c5" style:font-size-asian="8pt" style:font-weight-asian="normal" style:font-size-complex="8pt" style:font-weight-complex="normal" fo:hyphenate="true" fo:hyphenation-remain-char-count="2" fo:hyphenation-push-char-count="2"/>
    </style:style>
    <style:style style:name="P199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f68347" officeooo:paragraph-rsid="00f806c5" style:font-size-asian="8pt" style:font-weight-asian="normal" style:font-size-complex="8pt" style:font-weight-complex="normal" fo:hyphenate="true" fo:hyphenation-remain-char-count="2" fo:hyphenation-push-char-count="2"/>
    </style:style>
    <style:style style:name="P200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f806c5" officeooo:paragraph-rsid="00f806c5" style:font-size-asian="8pt" style:font-weight-asian="normal" style:font-size-complex="8pt" style:font-weight-complex="normal" fo:hyphenate="true" fo:hyphenation-remain-char-count="2" fo:hyphenation-push-char-count="2"/>
    </style:style>
    <style:style style:name="P201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f9c402" officeooo:paragraph-rsid="00f9c402" style:font-size-asian="8pt" style:font-weight-asian="normal" style:font-size-complex="8pt" style:font-weight-complex="normal" fo:hyphenate="true" fo:hyphenation-remain-char-count="2" fo:hyphenation-push-char-count="2"/>
    </style:style>
    <style:style style:name="P202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fb5bc3" officeooo:paragraph-rsid="00fda1fa" style:font-size-asian="8pt" style:font-weight-asian="normal" style:font-size-complex="8pt" style:font-weight-complex="normal" fo:hyphenate="true" fo:hyphenation-remain-char-count="2" fo:hyphenation-push-char-count="2"/>
    </style:style>
    <style:style style:name="P203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fb5bc3" officeooo:paragraph-rsid="01021a80" style:font-size-asian="8pt" style:font-weight-asian="normal" style:font-size-complex="8pt" style:font-weight-complex="normal" fo:hyphenate="true" fo:hyphenation-remain-char-count="2" fo:hyphenation-push-char-count="2"/>
    </style:style>
    <style:style style:name="P204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ff9122" officeooo:paragraph-rsid="00ff9122" style:font-size-asian="8pt" style:font-weight-asian="normal" style:font-size-complex="8pt" style:font-weight-complex="normal" fo:hyphenate="true" fo:hyphenation-remain-char-count="2" fo:hyphenation-push-char-count="2"/>
    </style:style>
    <style:style style:name="P205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f5f06a" officeooo:paragraph-rsid="00f806c5" style:font-size-asian="8pt" style:font-weight-asian="normal" style:font-size-complex="8pt" style:font-weight-complex="normal" fo:hyphenate="true" fo:hyphenation-remain-char-count="2" fo:hyphenation-push-char-count="2"/>
    </style:style>
    <style:style style:name="P206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fd1d7f" officeooo:paragraph-rsid="00fda1fa" style:font-size-asian="8pt" style:font-weight-asian="normal" style:font-size-complex="8pt" style:font-weight-complex="normal" fo:hyphenate="true" fo:hyphenation-remain-char-count="2" fo:hyphenation-push-char-count="2"/>
    </style:style>
    <style:style style:name="P207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fda1fa" officeooo:paragraph-rsid="00fda1fa" style:font-size-asian="8pt" style:font-weight-asian="normal" style:font-size-complex="8pt" style:font-weight-complex="normal" fo:hyphenate="true" fo:hyphenation-remain-char-count="2" fo:hyphenation-push-char-count="2"/>
    </style:style>
    <style:style style:name="P208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1018865" officeooo:paragraph-rsid="01018865" style:font-size-asian="8pt" style:font-weight-asian="normal" style:font-size-complex="8pt" style:font-weight-complex="normal" fo:hyphenate="true" fo:hyphenation-remain-char-count="2" fo:hyphenation-push-char-count="2"/>
    </style:style>
    <style:style style:name="P209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1021a80" officeooo:paragraph-rsid="01021a80" style:font-size-asian="8pt" style:font-weight-asian="normal" style:font-size-complex="8pt" style:font-weight-complex="normal" fo:hyphenate="true" fo:hyphenation-remain-char-count="2" fo:hyphenation-push-char-count="2"/>
    </style:style>
    <style:style style:name="P210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1038248" officeooo:paragraph-rsid="01038248" style:font-size-asian="8pt" style:font-weight-asian="normal" style:font-size-complex="8pt" style:font-weight-complex="normal" fo:hyphenate="true" fo:hyphenation-remain-char-count="2" fo:hyphenation-push-char-count="2"/>
    </style:style>
    <style:style style:name="P211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106012c" officeooo:paragraph-rsid="0106012c" style:font-size-asian="8pt" style:font-weight-asian="normal" style:font-size-complex="8pt" style:font-weight-complex="normal" fo:hyphenate="true" fo:hyphenation-remain-char-count="2" fo:hyphenation-push-char-count="2"/>
    </style:style>
    <style:style style:name="P212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106012c" officeooo:paragraph-rsid="010811b7" style:font-size-asian="8pt" style:font-weight-asian="normal" style:font-size-complex="8pt" style:font-weight-complex="normal" fo:hyphenate="true" fo:hyphenation-remain-char-count="2" fo:hyphenation-push-char-count="2"/>
    </style:style>
    <style:style style:name="P213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1077dba" officeooo:paragraph-rsid="01077dba" style:font-size-asian="8pt" style:font-weight-asian="normal" style:font-size-complex="8pt" style:font-weight-complex="normal" fo:hyphenate="true" fo:hyphenation-remain-char-count="2" fo:hyphenation-push-char-count="2"/>
    </style:style>
    <style:style style:name="P214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1077dba" officeooo:paragraph-rsid="010811b7" style:font-size-asian="8pt" style:font-weight-asian="normal" style:font-size-complex="8pt" style:font-weight-complex="normal" fo:hyphenate="true" fo:hyphenation-remain-char-count="2" fo:hyphenation-push-char-count="2"/>
    </style:style>
    <style:style style:name="P215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10811b7" officeooo:paragraph-rsid="010811b7" style:font-size-asian="8pt" style:font-weight-asian="normal" style:font-size-complex="8pt" style:font-weight-complex="normal" fo:hyphenate="true" fo:hyphenation-remain-char-count="2" fo:hyphenation-push-char-count="2"/>
    </style:style>
    <style:style style:name="P216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109f212" officeooo:paragraph-rsid="010a3350" style:font-size-asian="8pt" style:font-weight-asian="normal" style:font-size-complex="8pt" style:font-weight-complex="normal" fo:hyphenate="true" fo:hyphenation-remain-char-count="2" fo:hyphenation-push-char-count="2"/>
    </style:style>
    <style:style style:name="P217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10e6e37" officeooo:paragraph-rsid="010e6e37" style:font-size-asian="8pt" style:font-weight-asian="normal" style:font-size-complex="8pt" style:font-weight-complex="normal" fo:hyphenate="true" fo:hyphenation-remain-char-count="2" fo:hyphenation-push-char-count="2"/>
    </style:style>
    <style:style style:name="P218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11154b0" officeooo:paragraph-rsid="011154b0" style:font-size-asian="8pt" style:font-weight-asian="normal" style:font-size-complex="8pt" style:font-weight-complex="normal" fo:hyphenate="true" fo:hyphenation-remain-char-count="2" fo:hyphenation-push-char-count="2"/>
    </style:style>
    <style:style style:name="P219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10d6bfc" officeooo:paragraph-rsid="010d6bfc" style:font-size-asian="8pt" style:font-weight-asian="normal" style:font-size-complex="8pt" style:font-weight-complex="normal" fo:hyphenate="true" fo:hyphenation-remain-char-count="2" fo:hyphenation-push-char-count="2"/>
    </style:style>
    <style:style style:name="P220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116e65d" officeooo:paragraph-rsid="0116e65d" style:font-size-asian="8pt" style:font-weight-asian="normal" style:font-size-complex="8pt" style:font-weight-complex="normal" fo:hyphenate="true" fo:hyphenation-remain-char-count="2" fo:hyphenation-push-char-count="2"/>
    </style:style>
    <style:style style:name="P221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116e65d" officeooo:paragraph-rsid="0116e9be" style:font-size-asian="8pt" style:font-weight-asian="normal" style:font-size-complex="8pt" style:font-weight-complex="normal" fo:hyphenate="true" fo:hyphenation-remain-char-count="2" fo:hyphenation-push-char-count="2"/>
    </style:style>
    <style:style style:name="P222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1194f81" officeooo:paragraph-rsid="01194f81" style:font-size-asian="8pt" style:font-weight-asian="normal" style:font-size-complex="8pt" style:font-weight-complex="normal" fo:hyphenate="true" fo:hyphenation-remain-char-count="2" fo:hyphenation-push-char-count="2"/>
    </style:style>
    <style:style style:name="P223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11a08e6" officeooo:paragraph-rsid="011a08e6" style:font-size-asian="8pt" style:font-weight-asian="normal" style:font-size-complex="8pt" style:font-weight-complex="normal" fo:hyphenate="true" fo:hyphenation-remain-char-count="2" fo:hyphenation-push-char-count="2"/>
    </style:style>
    <style:style style:name="P224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11a08e6" officeooo:paragraph-rsid="011acd79" style:font-size-asian="8pt" style:font-weight-asian="normal" style:font-size-complex="8pt" style:font-weight-complex="normal" fo:hyphenate="true" fo:hyphenation-remain-char-count="2" fo:hyphenation-push-char-count="2"/>
    </style:style>
    <style:style style:name="P225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11acd79" officeooo:paragraph-rsid="011c3ae3" style:font-size-asian="8pt" style:font-weight-asian="normal" style:font-size-complex="8pt" style:font-weight-complex="normal" fo:hyphenate="true" fo:hyphenation-remain-char-count="2" fo:hyphenation-push-char-count="2"/>
    </style:style>
    <style:style style:name="P226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11acd79" officeooo:paragraph-rsid="01278e73" style:font-size-asian="8pt" style:font-weight-asian="normal" style:font-size-complex="8pt" style:font-weight-complex="normal" fo:hyphenate="true" fo:hyphenation-remain-char-count="2" fo:hyphenation-push-char-count="2"/>
    </style:style>
    <style:style style:name="P227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11acd79" officeooo:paragraph-rsid="01298764" style:font-size-asian="8pt" style:font-weight-asian="normal" style:font-size-complex="8pt" style:font-weight-complex="normal" fo:hyphenate="true" fo:hyphenation-remain-char-count="2" fo:hyphenation-push-char-count="2"/>
    </style:style>
    <style:style style:name="P228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11d5d7a" officeooo:paragraph-rsid="011d5d7a" style:font-size-asian="8pt" style:font-weight-asian="normal" style:font-size-complex="8pt" style:font-weight-complex="normal" fo:hyphenate="true" fo:hyphenation-remain-char-count="2" fo:hyphenation-push-char-count="2"/>
    </style:style>
    <style:style style:name="P229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11d5d7a" officeooo:paragraph-rsid="011f434c" style:font-size-asian="8pt" style:font-weight-asian="normal" style:font-size-complex="8pt" style:font-weight-complex="normal" fo:hyphenate="true" fo:hyphenation-remain-char-count="2" fo:hyphenation-push-char-count="2"/>
    </style:style>
    <style:style style:name="P230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11d5d7a" officeooo:paragraph-rsid="01278e73" style:font-size-asian="8pt" style:font-weight-asian="normal" style:font-size-complex="8pt" style:font-weight-complex="normal" fo:hyphenate="true" fo:hyphenation-remain-char-count="2" fo:hyphenation-push-char-count="2"/>
    </style:style>
    <style:style style:name="P231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11fd6cc" officeooo:paragraph-rsid="011fd6cc" style:font-size-asian="8pt" style:font-weight-asian="normal" style:font-size-complex="8pt" style:font-weight-complex="normal" fo:hyphenate="true" fo:hyphenation-remain-char-count="2" fo:hyphenation-push-char-count="2"/>
    </style:style>
    <style:style style:name="P232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120cc30" officeooo:paragraph-rsid="0120cc30" style:font-size-asian="8pt" style:font-weight-asian="normal" style:font-size-complex="8pt" style:font-weight-complex="normal" fo:hyphenate="true" fo:hyphenation-remain-char-count="2" fo:hyphenation-push-char-count="2"/>
    </style:style>
    <style:style style:name="P233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120cc30" officeooo:paragraph-rsid="0124450c" style:font-size-asian="8pt" style:font-weight-asian="normal" style:font-size-complex="8pt" style:font-weight-complex="normal" fo:hyphenate="true" fo:hyphenation-remain-char-count="2" fo:hyphenation-push-char-count="2"/>
    </style:style>
    <style:style style:name="P234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126f966" officeooo:paragraph-rsid="01278e73" style:font-size-asian="8pt" style:font-weight-asian="normal" style:font-size-complex="8pt" style:font-weight-complex="normal" fo:hyphenate="true" fo:hyphenation-remain-char-count="2" fo:hyphenation-push-char-count="2"/>
    </style:style>
    <style:style style:name="P235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1298764" officeooo:paragraph-rsid="01298764" style:font-size-asian="8pt" style:font-weight-asian="normal" style:font-size-complex="8pt" style:font-weight-complex="normal" fo:hyphenate="true" fo:hyphenation-remain-char-count="2" fo:hyphenation-push-char-count="2"/>
    </style:style>
    <style:style style:name="P236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12be94b" officeooo:paragraph-rsid="012be94b" style:font-size-asian="8pt" style:font-weight-asian="normal" style:font-size-complex="8pt" style:font-weight-complex="normal" fo:hyphenate="true" fo:hyphenation-remain-char-count="2" fo:hyphenation-push-char-count="2"/>
    </style:style>
    <style:style style:name="P237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12be94b" officeooo:paragraph-rsid="012c0446" style:font-size-asian="8pt" style:font-weight-asian="normal" style:font-size-complex="8pt" style:font-weight-complex="normal" fo:hyphenate="true" fo:hyphenation-remain-char-count="2" fo:hyphenation-push-char-count="2"/>
    </style:style>
    <style:style style:name="P238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12c0446" officeooo:paragraph-rsid="012d83b3" style:font-size-asian="8pt" style:font-weight-asian="normal" style:font-size-complex="8pt" style:font-weight-complex="normal" fo:hyphenate="true" fo:hyphenation-remain-char-count="2" fo:hyphenation-push-char-count="2"/>
    </style:style>
    <style:style style:name="P239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12d83b3" officeooo:paragraph-rsid="012d83b3" style:font-size-asian="8pt" style:font-weight-asian="normal" style:font-size-complex="8pt" style:font-weight-complex="normal" fo:hyphenate="true" fo:hyphenation-remain-char-count="2" fo:hyphenation-push-char-count="2"/>
    </style:style>
    <style:style style:name="P240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12ed4af" officeooo:paragraph-rsid="012ed4af" style:font-size-asian="8pt" style:font-weight-asian="normal" style:font-size-complex="8pt" style:font-weight-complex="normal" fo:hyphenate="true" fo:hyphenation-remain-char-count="2" fo:hyphenation-push-char-count="2"/>
    </style:style>
    <style:style style:name="P241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130bf47" officeooo:paragraph-rsid="0131cbad" style:font-size-asian="8pt" style:font-weight-asian="normal" style:font-size-complex="8pt" style:font-weight-complex="normal" fo:hyphenate="true" fo:hyphenation-remain-char-count="2" fo:hyphenation-push-char-count="2"/>
    </style:style>
    <style:style style:name="P242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130bf47" officeooo:paragraph-rsid="0130bf47" style:font-size-asian="8pt" style:font-weight-asian="normal" style:font-size-complex="8pt" style:font-weight-complex="normal" fo:hyphenate="true" fo:hyphenation-remain-char-count="2" fo:hyphenation-push-char-count="2"/>
    </style:style>
    <style:style style:name="P243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135b192" officeooo:paragraph-rsid="0135b192" style:font-size-asian="8pt" style:font-weight-asian="normal" style:font-size-complex="8pt" style:font-weight-complex="normal" fo:hyphenate="true" fo:hyphenation-remain-char-count="2" fo:hyphenation-push-char-count="2"/>
    </style:style>
    <style:style style:name="P244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13a39b7" officeooo:paragraph-rsid="013a9285" style:font-size-asian="8pt" style:font-weight-asian="normal" style:font-size-complex="8pt" style:font-weight-complex="normal" fo:hyphenate="true" fo:hyphenation-remain-char-count="2" fo:hyphenation-push-char-count="2"/>
    </style:style>
    <style:style style:name="P245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12a1648" officeooo:paragraph-rsid="012a1648" style:font-size-asian="8pt" style:font-weight-asian="normal" style:font-size-complex="8pt" style:font-weight-complex="normal" fo:hyphenate="true" fo:hyphenation-remain-char-count="2" fo:hyphenation-push-char-count="2"/>
    </style:style>
    <style:style style:name="P246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13f51fa" officeooo:paragraph-rsid="013f51fa" style:font-size-asian="8pt" style:font-weight-asian="normal" style:font-size-complex="8pt" style:font-weight-complex="normal" fo:hyphenate="true" fo:hyphenation-remain-char-count="2" fo:hyphenation-push-char-count="2"/>
    </style:style>
    <style:style style:name="P247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141137b" officeooo:paragraph-rsid="0141137b" style:font-size-asian="8pt" style:font-weight-asian="normal" style:font-size-complex="8pt" style:font-weight-complex="normal" fo:hyphenate="true" fo:hyphenation-remain-char-count="2" fo:hyphenation-push-char-count="2"/>
    </style:style>
    <style:style style:name="P248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1435cf1" officeooo:paragraph-rsid="01435cf1" style:font-size-asian="8pt" style:font-weight-asian="normal" style:font-size-complex="8pt" style:font-weight-complex="normal" fo:hyphenate="true" fo:hyphenation-remain-char-count="2" fo:hyphenation-push-char-count="2"/>
    </style:style>
    <style:style style:name="P249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144db96" officeooo:paragraph-rsid="0144db96" style:font-size-asian="8pt" style:font-weight-asian="normal" style:font-size-complex="8pt" style:font-weight-complex="normal" fo:hyphenate="true" fo:hyphenation-remain-char-count="2" fo:hyphenation-push-char-count="2"/>
    </style:style>
    <style:style style:name="P250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14825db" officeooo:paragraph-rsid="014825db" style:font-size-asian="8pt" style:font-weight-asian="normal" style:font-size-complex="8pt" style:font-weight-complex="normal" fo:hyphenate="true" fo:hyphenation-remain-char-count="2" fo:hyphenation-push-char-count="2"/>
    </style:style>
    <style:style style:name="P251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14b0d30" officeooo:paragraph-rsid="014b0d30" style:font-size-asian="8pt" style:font-weight-asian="normal" style:font-size-complex="8pt" style:font-weight-complex="normal" fo:hyphenate="true" fo:hyphenation-remain-char-count="2" fo:hyphenation-push-char-count="2"/>
    </style:style>
    <style:style style:name="P252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14c9b22" officeooo:paragraph-rsid="014c9b22" style:font-size-asian="8pt" style:font-weight-asian="normal" style:font-size-complex="8pt" style:font-weight-complex="normal" fo:hyphenate="true" fo:hyphenation-remain-char-count="2" fo:hyphenation-push-char-count="2"/>
    </style:style>
    <style:style style:name="P253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14ff3f0" officeooo:paragraph-rsid="015f522f" style:font-size-asian="8pt" style:font-weight-asian="normal" style:font-size-complex="8pt" style:font-weight-complex="normal" fo:hyphenate="true" fo:hyphenation-remain-char-count="2" fo:hyphenation-push-char-count="2"/>
    </style:style>
    <style:style style:name="P254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15202a8" officeooo:paragraph-rsid="015202a8" style:font-size-asian="8pt" style:font-weight-asian="normal" style:font-size-complex="8pt" style:font-weight-complex="normal" fo:hyphenate="true" fo:hyphenation-remain-char-count="2" fo:hyphenation-push-char-count="2"/>
    </style:style>
    <style:style style:name="P255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15a1409" officeooo:paragraph-rsid="015a1409" style:font-size-asian="8pt" style:font-weight-asian="normal" style:font-size-complex="8pt" style:font-weight-complex="normal" fo:hyphenate="true" fo:hyphenation-remain-char-count="2" fo:hyphenation-push-char-count="2"/>
    </style:style>
    <style:style style:name="P256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15f522f" officeooo:paragraph-rsid="015f522f" style:font-size-asian="8pt" style:font-weight-asian="normal" style:font-size-complex="8pt" style:font-weight-complex="normal" fo:hyphenate="true" fo:hyphenation-remain-char-count="2" fo:hyphenation-push-char-count="2"/>
    </style:style>
    <style:style style:name="P257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en" fo:country="US" fo:font-weight="normal" officeooo:rsid="00717104" officeooo:paragraph-rsid="00717104" style:font-size-asian="8pt" style:font-weight-asian="normal" style:font-size-complex="8pt" style:font-weight-complex="normal" fo:hyphenate="true" fo:hyphenation-remain-char-count="2" fo:hyphenation-push-char-count="2"/>
    </style:style>
    <style:style style:name="P258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en" fo:country="US" fo:font-weight="normal" officeooo:rsid="00726d65" officeooo:paragraph-rsid="007bb578" style:font-size-asian="8pt" style:font-weight-asian="normal" style:font-size-complex="8pt" style:font-weight-complex="normal" fo:hyphenate="true" fo:hyphenation-remain-char-count="2" fo:hyphenation-push-char-count="2"/>
    </style:style>
    <style:style style:name="P259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en" fo:country="US" fo:font-weight="normal" officeooo:rsid="00744798" officeooo:paragraph-rsid="00744798" style:font-size-asian="8pt" style:font-weight-asian="normal" style:font-size-complex="8pt" style:font-weight-complex="normal" fo:hyphenate="true" fo:hyphenation-remain-char-count="2" fo:hyphenation-push-char-count="2"/>
    </style:style>
    <style:style style:name="P260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en" fo:country="US" fo:font-weight="normal" officeooo:rsid="0074eca3" officeooo:paragraph-rsid="007bb578" style:font-size-asian="8pt" style:font-weight-asian="normal" style:font-size-complex="8pt" style:font-weight-complex="normal" fo:hyphenate="true" fo:hyphenation-remain-char-count="2" fo:hyphenation-push-char-count="2"/>
    </style:style>
    <style:style style:name="P261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en" fo:country="US" fo:font-weight="normal" officeooo:rsid="007574c9" officeooo:paragraph-rsid="007574c9" style:font-size-asian="8pt" style:font-weight-asian="normal" style:font-size-complex="8pt" style:font-weight-complex="normal" fo:hyphenate="true" fo:hyphenation-remain-char-count="2" fo:hyphenation-push-char-count="2"/>
    </style:style>
    <style:style style:name="P262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en" fo:country="US" fo:font-weight="normal" officeooo:rsid="0080b653" officeooo:paragraph-rsid="0080b653" style:font-size-asian="8pt" style:font-weight-asian="normal" style:font-size-complex="8pt" style:font-weight-complex="normal" fo:hyphenate="true" fo:hyphenation-remain-char-count="2" fo:hyphenation-push-char-count="2"/>
    </style:style>
    <style:style style:name="P263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en" fo:country="US" fo:font-weight="normal" officeooo:rsid="0080b653" officeooo:paragraph-rsid="008299b3" style:font-size-asian="8pt" style:font-weight-asian="normal" style:font-size-complex="8pt" style:font-weight-complex="normal" fo:hyphenate="true" fo:hyphenation-remain-char-count="2" fo:hyphenation-push-char-count="2"/>
    </style:style>
    <style:style style:name="P264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en" fo:country="US" fo:font-weight="normal" officeooo:rsid="0082a44a" officeooo:paragraph-rsid="0082a44a" style:font-size-asian="8pt" style:font-weight-asian="normal" style:font-size-complex="8pt" style:font-weight-complex="normal" fo:hyphenate="true" fo:hyphenation-remain-char-count="2" fo:hyphenation-push-char-count="2"/>
    </style:style>
    <style:style style:name="P265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en" fo:country="US" fo:font-weight="normal" officeooo:rsid="00872a51" officeooo:paragraph-rsid="00872a51" style:font-size-asian="8pt" style:font-weight-asian="normal" style:font-size-complex="8pt" style:font-weight-complex="normal" fo:hyphenate="true" fo:hyphenation-remain-char-count="2" fo:hyphenation-push-char-count="2"/>
    </style:style>
    <style:style style:name="P266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en" fo:country="US" fo:font-weight="normal" officeooo:rsid="00881a88" officeooo:paragraph-rsid="00881a88" style:font-size-asian="8pt" style:font-weight-asian="normal" style:font-size-complex="8pt" style:font-weight-complex="normal" fo:hyphenate="true" fo:hyphenation-remain-char-count="2" fo:hyphenation-push-char-count="2"/>
    </style:style>
    <style:style style:name="P267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en" fo:country="US" fo:font-weight="normal" officeooo:rsid="008d7fb6" officeooo:paragraph-rsid="008d7fb6" style:font-size-asian="8pt" style:font-weight-asian="normal" style:font-size-complex="8pt" style:font-weight-complex="normal" fo:hyphenate="true" fo:hyphenation-remain-char-count="2" fo:hyphenation-push-char-count="2"/>
    </style:style>
    <style:style style:name="P268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en" fo:country="US" fo:font-weight="normal" officeooo:rsid="008e9ad4" officeooo:paragraph-rsid="008e9ad4" style:font-size-asian="8pt" style:font-weight-asian="normal" style:font-size-complex="8pt" style:font-weight-complex="normal" fo:hyphenate="true" fo:hyphenation-remain-char-count="2" fo:hyphenation-push-char-count="2"/>
    </style:style>
    <style:style style:name="P269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en" fo:country="US" fo:font-weight="normal" officeooo:rsid="008fd93d" officeooo:paragraph-rsid="008e9ad4" style:font-size-asian="8pt" style:font-weight-asian="normal" style:font-size-complex="8pt" style:font-weight-complex="normal" fo:hyphenate="true" fo:hyphenation-remain-char-count="2" fo:hyphenation-push-char-count="2"/>
    </style:style>
    <style:style style:name="P270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en" fo:country="US" fo:font-weight="normal" officeooo:rsid="0098d2c2" officeooo:paragraph-rsid="0098d2c2" style:font-size-asian="8pt" style:font-weight-asian="normal" style:font-size-complex="8pt" style:font-weight-complex="normal" fo:hyphenate="true" fo:hyphenation-remain-char-count="2" fo:hyphenation-push-char-count="2"/>
    </style:style>
    <style:style style:name="P271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en" fo:country="US" fo:font-weight="normal" officeooo:rsid="0098d2c2" officeooo:paragraph-rsid="00a21b44" style:font-size-asian="8pt" style:font-weight-asian="normal" style:font-size-complex="8pt" style:font-weight-complex="normal" fo:hyphenate="true" fo:hyphenation-remain-char-count="2" fo:hyphenation-push-char-count="2"/>
    </style:style>
    <style:style style:name="P272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en" fo:country="US" fo:font-weight="normal" officeooo:rsid="009ed397" officeooo:paragraph-rsid="009ed397" style:font-size-asian="8pt" style:font-weight-asian="normal" style:font-size-complex="8pt" style:font-weight-complex="normal" fo:hyphenate="true" fo:hyphenation-remain-char-count="2" fo:hyphenation-push-char-count="2"/>
    </style:style>
    <style:style style:name="P273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en" fo:country="US" fo:font-weight="normal" officeooo:rsid="009ff62d" officeooo:paragraph-rsid="009ff62d" style:font-size-asian="8pt" style:font-weight-asian="normal" style:font-size-complex="8pt" style:font-weight-complex="normal" fo:hyphenate="true" fo:hyphenation-remain-char-count="2" fo:hyphenation-push-char-count="2"/>
    </style:style>
    <style:style style:name="P274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en" fo:country="US" fo:font-weight="normal" officeooo:rsid="009ff62d" officeooo:paragraph-rsid="00a7e334" style:font-size-asian="8pt" style:font-weight-asian="normal" style:font-size-complex="8pt" style:font-weight-complex="normal" fo:hyphenate="true" fo:hyphenation-remain-char-count="2" fo:hyphenation-push-char-count="2"/>
    </style:style>
    <style:style style:name="P275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en" fo:country="US" fo:font-weight="normal" officeooo:rsid="00a72fdf" officeooo:paragraph-rsid="00a72fdf" style:font-size-asian="8pt" style:font-weight-asian="normal" style:font-size-complex="8pt" style:font-weight-complex="normal" fo:hyphenate="true" fo:hyphenation-remain-char-count="2" fo:hyphenation-push-char-count="2"/>
    </style:style>
    <style:style style:name="P276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en" fo:country="US" fo:font-weight="normal" officeooo:rsid="00ac1475" officeooo:paragraph-rsid="00ac1475" style:font-size-asian="8pt" style:font-weight-asian="normal" style:font-size-complex="8pt" style:font-weight-complex="normal" fo:hyphenate="true" fo:hyphenation-remain-char-count="2" fo:hyphenation-push-char-count="2"/>
    </style:style>
    <style:style style:name="P277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en" fo:country="US" fo:font-weight="normal" officeooo:rsid="00ba36b9" officeooo:paragraph-rsid="00ba36b9" style:font-size-asian="8pt" style:font-weight-asian="normal" style:font-size-complex="8pt" style:font-weight-complex="normal" fo:hyphenate="true" fo:hyphenation-remain-char-count="2" fo:hyphenation-push-char-count="2"/>
    </style:style>
    <style:style style:name="P278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en" fo:country="US" fo:font-weight="normal" officeooo:rsid="00c2e994" officeooo:paragraph-rsid="00c2e994" style:font-size-asian="8pt" style:font-weight-asian="normal" style:font-size-complex="8pt" style:font-weight-complex="normal" fo:hyphenate="true" fo:hyphenation-remain-char-count="2" fo:hyphenation-push-char-count="2"/>
    </style:style>
    <style:style style:name="P279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en" fo:country="US" fo:font-weight="normal" officeooo:rsid="00c35213" officeooo:paragraph-rsid="00c2e994" style:font-size-asian="8pt" style:font-weight-asian="normal" style:font-size-complex="8pt" style:font-weight-complex="normal" fo:hyphenate="true" fo:hyphenation-remain-char-count="2" fo:hyphenation-push-char-count="2"/>
    </style:style>
    <style:style style:name="P280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en" fo:country="US" fo:font-weight="normal" officeooo:rsid="00c6269b" officeooo:paragraph-rsid="00c6269b" style:font-size-asian="8pt" style:font-weight-asian="normal" style:font-size-complex="8pt" style:font-weight-complex="normal" fo:hyphenate="true" fo:hyphenation-remain-char-count="2" fo:hyphenation-push-char-count="2"/>
    </style:style>
    <style:style style:name="P281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en" fo:country="US" fo:font-weight="normal" officeooo:rsid="00c6e443" officeooo:paragraph-rsid="00c6e443" style:font-size-asian="8pt" style:font-weight-asian="normal" style:font-size-complex="8pt" style:font-weight-complex="normal" fo:hyphenate="true" fo:hyphenation-remain-char-count="2" fo:hyphenation-push-char-count="2"/>
    </style:style>
    <style:style style:name="P282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en" fo:country="US" fo:font-weight="normal" officeooo:rsid="00cb227c" officeooo:paragraph-rsid="00cb227c" style:font-size-asian="8pt" style:font-weight-asian="normal" style:font-size-complex="8pt" style:font-weight-complex="normal" fo:hyphenate="true" fo:hyphenation-remain-char-count="2" fo:hyphenation-push-char-count="2"/>
    </style:style>
    <style:style style:name="P283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en" fo:country="US" fo:font-weight="normal" officeooo:rsid="00d9df1a" officeooo:paragraph-rsid="00d9df1a" style:font-size-asian="8pt" style:font-weight-asian="normal" style:font-size-complex="8pt" style:font-weight-complex="normal" fo:hyphenate="true" fo:hyphenation-remain-char-count="2" fo:hyphenation-push-char-count="2"/>
    </style:style>
    <style:style style:name="P284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en" fo:country="US" fo:font-weight="normal" officeooo:rsid="00dd1b55" officeooo:paragraph-rsid="00de5831" style:font-size-asian="8pt" style:font-weight-asian="normal" style:font-size-complex="8pt" style:font-weight-complex="normal" fo:hyphenate="true" fo:hyphenation-remain-char-count="2" fo:hyphenation-push-char-count="2"/>
    </style:style>
    <style:style style:name="P285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en" fo:country="US" fo:font-weight="normal" officeooo:rsid="00de5831" officeooo:paragraph-rsid="00de5831" style:font-size-asian="8pt" style:font-weight-asian="normal" style:font-size-complex="8pt" style:font-weight-complex="normal" fo:hyphenate="true" fo:hyphenation-remain-char-count="2" fo:hyphenation-push-char-count="2"/>
    </style:style>
    <style:style style:name="P286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en" fo:country="US" fo:font-weight="normal" officeooo:rsid="00df89c7" officeooo:paragraph-rsid="00df89c7" style:font-size-asian="8pt" style:font-weight-asian="normal" style:font-size-complex="8pt" style:font-weight-complex="normal" fo:hyphenate="true" fo:hyphenation-remain-char-count="2" fo:hyphenation-push-char-count="2"/>
    </style:style>
    <style:style style:name="P287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en" fo:country="US" fo:font-weight="normal" officeooo:rsid="00e754a1" officeooo:paragraph-rsid="00e8cdf5" style:font-size-asian="8pt" style:font-weight-asian="normal" style:font-size-complex="8pt" style:font-weight-complex="normal" fo:hyphenate="true" fo:hyphenation-remain-char-count="2" fo:hyphenation-push-char-count="2"/>
    </style:style>
    <style:style style:name="P288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en" fo:country="US" fo:font-weight="normal" officeooo:rsid="00eb2380" officeooo:paragraph-rsid="00eb2380" style:font-size-asian="8pt" style:font-weight-asian="normal" style:font-size-complex="8pt" style:font-weight-complex="normal" fo:hyphenate="true" fo:hyphenation-remain-char-count="2" fo:hyphenation-push-char-count="2"/>
    </style:style>
    <style:style style:name="P289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en" fo:country="US" fo:font-weight="normal" officeooo:rsid="00ee4e3b" officeooo:paragraph-rsid="00ee4e3b" style:font-size-asian="8pt" style:font-weight-asian="normal" style:font-size-complex="8pt" style:font-weight-complex="normal" fo:hyphenate="true" fo:hyphenation-remain-char-count="2" fo:hyphenation-push-char-count="2"/>
    </style:style>
    <style:style style:name="P290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en" fo:country="US" fo:font-weight="normal" officeooo:rsid="00f68347" officeooo:paragraph-rsid="00f68347" style:font-size-asian="8pt" style:font-weight-asian="normal" style:font-size-complex="8pt" style:font-weight-complex="normal" fo:hyphenate="true" fo:hyphenation-remain-char-count="2" fo:hyphenation-push-char-count="2"/>
    </style:style>
    <style:style style:name="P291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en" fo:country="US" fo:font-weight="normal" officeooo:rsid="00f9c402" officeooo:paragraph-rsid="00f9c402" style:font-size-asian="8pt" style:font-weight-asian="normal" style:font-size-complex="8pt" style:font-weight-complex="normal" fo:hyphenate="true" fo:hyphenation-remain-char-count="2" fo:hyphenation-push-char-count="2"/>
    </style:style>
    <style:style style:name="P292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en" fo:country="US" fo:font-weight="normal" officeooo:rsid="00fb5bc3" officeooo:paragraph-rsid="00fb5bc3" style:font-size-asian="8pt" style:font-weight-asian="normal" style:font-size-complex="8pt" style:font-weight-complex="normal" fo:hyphenate="true" fo:hyphenation-remain-char-count="2" fo:hyphenation-push-char-count="2"/>
    </style:style>
    <style:style style:name="P293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en" fo:country="US" fo:font-weight="normal" officeooo:rsid="00fd1d7f" officeooo:paragraph-rsid="00fda1fa" style:font-size-asian="8pt" style:font-weight-asian="normal" style:font-size-complex="8pt" style:font-weight-complex="normal" fo:hyphenate="true" fo:hyphenation-remain-char-count="2" fo:hyphenation-push-char-count="2"/>
    </style:style>
    <style:style style:name="P294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en" fo:country="US" fo:font-weight="normal" officeooo:rsid="01018865" officeooo:paragraph-rsid="01018865" style:font-size-asian="8pt" style:font-weight-asian="normal" style:font-size-complex="8pt" style:font-weight-complex="normal" fo:hyphenate="true" fo:hyphenation-remain-char-count="2" fo:hyphenation-push-char-count="2"/>
    </style:style>
    <style:style style:name="P295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en" fo:country="US" fo:font-weight="normal" officeooo:rsid="01021a80" officeooo:paragraph-rsid="01021a80" style:font-size-asian="8pt" style:font-weight-asian="normal" style:font-size-complex="8pt" style:font-weight-complex="normal" fo:hyphenate="true" fo:hyphenation-remain-char-count="2" fo:hyphenation-push-char-count="2"/>
    </style:style>
    <style:style style:name="P296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en" fo:country="US" fo:font-weight="normal" officeooo:rsid="01038248" officeooo:paragraph-rsid="01038248" style:font-size-asian="8pt" style:font-weight-asian="normal" style:font-size-complex="8pt" style:font-weight-complex="normal" fo:hyphenate="true" fo:hyphenation-remain-char-count="2" fo:hyphenation-push-char-count="2"/>
    </style:style>
    <style:style style:name="P297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en" fo:country="US" fo:font-weight="normal" officeooo:rsid="0120cc30" officeooo:paragraph-rsid="0120cc30" style:font-size-asian="8pt" style:font-weight-asian="normal" style:font-size-complex="8pt" style:font-weight-complex="normal" fo:hyphenate="true" fo:hyphenation-remain-char-count="2" fo:hyphenation-push-char-count="2"/>
    </style:style>
    <style:style style:name="P298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Tahoma" fo:font-size="8pt" fo:language="en" fo:country="US" fo:font-weight="normal" officeooo:rsid="014c9b22" officeooo:paragraph-rsid="014c9b22" style:font-size-asian="8pt" style:font-weight-asian="normal" style:font-size-complex="8pt" style:font-weight-complex="normal" fo:hyphenate="true" fo:hyphenation-remain-char-count="2" fo:hyphenation-push-char-count="2"/>
    </style:style>
    <style:style style:name="P299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8pt" fo:language="ru" fo:country="RU" fo:font-weight="normal" officeooo:rsid="002e98b8" officeooo:paragraph-rsid="002e98b8" style:font-size-asian="8pt" style:font-weight-asian="normal" style:font-size-complex="8pt" style:font-weight-complex="normal" fo:hyphenate="true" fo:hyphenation-remain-char-count="2" fo:hyphenation-push-char-count="2"/>
    </style:style>
    <style:style style:name="P300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8pt" fo:language="ru" fo:country="RU" fo:font-weight="normal" officeooo:rsid="005f0222" officeooo:paragraph-rsid="005f0222" style:font-size-asian="8pt" style:font-weight-asian="normal" style:font-size-complex="8pt" style:font-weight-complex="normal" fo:hyphenate="true" fo:hyphenation-remain-char-count="2" fo:hyphenation-push-char-count="2"/>
    </style:style>
    <style:style style:name="P301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8pt" fo:language="ru" fo:country="RU" fo:font-weight="normal" officeooo:rsid="00717104" officeooo:paragraph-rsid="00717104" style:font-size-asian="8pt" style:font-weight-asian="normal" style:font-size-complex="8pt" style:font-weight-complex="normal" fo:hyphenate="true" fo:hyphenation-remain-char-count="2" fo:hyphenation-push-char-count="2"/>
    </style:style>
    <style:style style:name="P302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8pt" fo:language="ru" fo:country="RU" fo:font-weight="normal" officeooo:rsid="00726d65" officeooo:paragraph-rsid="007265bb" style:font-size-asian="8pt" style:font-weight-asian="normal" style:font-size-complex="8pt" style:font-weight-complex="normal" fo:hyphenate="true" fo:hyphenation-remain-char-count="2" fo:hyphenation-push-char-count="2"/>
    </style:style>
    <style:style style:name="P303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8pt" fo:language="ru" fo:country="RU" fo:font-weight="normal" officeooo:rsid="00726d65" officeooo:paragraph-rsid="007d93fe" style:font-size-asian="8pt" style:font-weight-asian="normal" style:font-size-complex="8pt" style:font-weight-complex="normal" fo:hyphenate="true" fo:hyphenation-remain-char-count="2" fo:hyphenation-push-char-count="2"/>
    </style:style>
    <style:style style:name="P304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8pt" fo:language="ru" fo:country="RU" fo:font-weight="normal" officeooo:rsid="007bb578" officeooo:paragraph-rsid="007a7824" style:font-size-asian="8pt" style:font-weight-asian="normal" style:font-size-complex="8pt" style:font-weight-complex="normal" fo:hyphenate="true" fo:hyphenation-remain-char-count="2" fo:hyphenation-push-char-count="2"/>
    </style:style>
    <style:style style:name="P305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8pt" fo:language="ru" fo:country="RU" fo:font-weight="normal" officeooo:rsid="007bb578" officeooo:paragraph-rsid="007bb578" style:font-size-asian="8pt" style:font-weight-asian="normal" style:font-size-complex="8pt" style:font-weight-complex="normal" fo:hyphenate="true" fo:hyphenation-remain-char-count="2" fo:hyphenation-push-char-count="2"/>
    </style:style>
    <style:style style:name="P306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8pt" fo:language="ru" fo:country="RU" fo:font-weight="normal" officeooo:rsid="007bb578" officeooo:paragraph-rsid="007c2f2f" style:font-size-asian="8pt" style:font-weight-asian="normal" style:font-size-complex="8pt" style:font-weight-complex="normal" fo:hyphenate="true" fo:hyphenation-remain-char-count="2" fo:hyphenation-push-char-count="2"/>
    </style:style>
    <style:style style:name="P307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8pt" fo:language="ru" fo:country="RU" fo:font-weight="normal" officeooo:rsid="008299b3" officeooo:paragraph-rsid="0080b653" style:font-size-asian="8pt" style:font-weight-asian="normal" style:font-size-complex="8pt" style:font-weight-complex="normal" fo:hyphenate="true" fo:hyphenation-remain-char-count="2" fo:hyphenation-push-char-count="2"/>
    </style:style>
    <style:style style:name="P308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8pt" fo:language="ru" fo:country="RU" fo:font-weight="normal" officeooo:rsid="008299b3" officeooo:paragraph-rsid="008299b3" style:font-size-asian="8pt" style:font-weight-asian="normal" style:font-size-complex="8pt" style:font-weight-complex="normal" fo:hyphenate="true" fo:hyphenation-remain-char-count="2" fo:hyphenation-push-char-count="2"/>
    </style:style>
    <style:style style:name="P309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8pt" fo:language="ru" fo:country="RU" fo:font-weight="normal" officeooo:rsid="007ed9c7" officeooo:paragraph-rsid="007ed9c7" style:font-size-asian="8pt" style:font-weight-asian="normal" style:font-size-complex="8pt" style:font-weight-complex="normal" fo:hyphenate="true" fo:hyphenation-remain-char-count="2" fo:hyphenation-push-char-count="2"/>
    </style:style>
    <style:style style:name="P310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8pt" fo:language="ru" fo:country="RU" fo:font-weight="normal" officeooo:rsid="009ed397" officeooo:paragraph-rsid="009ed397" style:font-size-asian="8pt" style:font-weight-asian="normal" style:font-size-complex="8pt" style:font-weight-complex="normal" fo:hyphenate="true" fo:hyphenation-remain-char-count="2" fo:hyphenation-push-char-count="2"/>
    </style:style>
    <style:style style:name="P311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8pt" fo:language="ru" fo:country="RU" fo:font-weight="normal" officeooo:rsid="00c6269b" officeooo:paragraph-rsid="00c6269b" style:font-size-asian="8pt" style:font-weight-asian="normal" style:font-size-complex="8pt" style:font-weight-complex="normal" fo:hyphenate="true" fo:hyphenation-remain-char-count="2" fo:hyphenation-push-char-count="2"/>
    </style:style>
    <style:style style:name="P312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8pt" fo:language="ru" fo:country="RU" fo:font-weight="normal" officeooo:rsid="00e754a1" officeooo:paragraph-rsid="00e754a1" style:font-size-asian="8pt" style:font-weight-asian="normal" style:font-size-complex="8pt" style:font-weight-complex="normal" fo:hyphenate="true" fo:hyphenation-remain-char-count="2" fo:hyphenation-push-char-count="2"/>
    </style:style>
    <style:style style:name="P313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8pt" fo:language="en" fo:country="US" fo:font-weight="normal" officeooo:rsid="00717104" officeooo:paragraph-rsid="00717104" style:font-size-asian="8pt" style:font-weight-asian="normal" style:font-size-complex="8pt" style:font-weight-complex="normal" fo:hyphenate="true" fo:hyphenation-remain-char-count="2" fo:hyphenation-push-char-count="2"/>
    </style:style>
    <style:style style:name="P314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8pt" fo:language="en" fo:country="US" fo:font-weight="normal" officeooo:rsid="00717104" officeooo:paragraph-rsid="007574c9" style:font-size-asian="8pt" style:font-weight-asian="normal" style:font-size-complex="8pt" style:font-weight-complex="normal" fo:hyphenate="true" fo:hyphenation-remain-char-count="2" fo:hyphenation-push-char-count="2"/>
    </style:style>
    <style:style style:name="P315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8pt" fo:language="en" fo:country="US" fo:font-weight="normal" officeooo:rsid="00717104" officeooo:paragraph-rsid="00757947" style:font-size-asian="8pt" style:font-weight-asian="normal" style:font-size-complex="8pt" style:font-weight-complex="normal" fo:hyphenate="true" fo:hyphenation-remain-char-count="2" fo:hyphenation-push-char-count="2"/>
    </style:style>
    <style:style style:name="P316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8pt" fo:language="en" fo:country="US" fo:font-weight="normal" officeooo:rsid="00717104" officeooo:paragraph-rsid="0078bc2a" style:font-size-asian="8pt" style:font-weight-asian="normal" style:font-size-complex="8pt" style:font-weight-complex="normal" fo:hyphenate="true" fo:hyphenation-remain-char-count="2" fo:hyphenation-push-char-count="2"/>
    </style:style>
    <style:style style:name="P317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8pt" fo:language="en" fo:country="US" fo:font-weight="normal" officeooo:rsid="007265bb" officeooo:paragraph-rsid="007265bb" style:font-size-asian="8pt" style:font-weight-asian="normal" style:font-size-complex="8pt" style:font-weight-complex="normal" fo:hyphenate="true" fo:hyphenation-remain-char-count="2" fo:hyphenation-push-char-count="2"/>
    </style:style>
    <style:style style:name="P318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8pt" fo:language="en" fo:country="US" fo:font-weight="normal" officeooo:rsid="007265bb" officeooo:paragraph-rsid="007d93fe" style:font-size-asian="8pt" style:font-weight-asian="normal" style:font-size-complex="8pt" style:font-weight-complex="normal" fo:hyphenate="true" fo:hyphenation-remain-char-count="2" fo:hyphenation-push-char-count="2"/>
    </style:style>
    <style:style style:name="P319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8pt" fo:language="en" fo:country="US" fo:font-weight="normal" officeooo:rsid="00744798" officeooo:paragraph-rsid="00744798" style:font-size-asian="8pt" style:font-weight-asian="normal" style:font-size-complex="8pt" style:font-weight-complex="normal" fo:hyphenate="true" fo:hyphenation-remain-char-count="2" fo:hyphenation-push-char-count="2"/>
    </style:style>
    <style:style style:name="P320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8pt" fo:language="en" fo:country="US" fo:font-weight="normal" officeooo:rsid="00744798" officeooo:paragraph-rsid="00b845bc" style:font-size-asian="8pt" style:font-weight-asian="normal" style:font-size-complex="8pt" style:font-weight-complex="normal" fo:hyphenate="true" fo:hyphenation-remain-char-count="2" fo:hyphenation-push-char-count="2"/>
    </style:style>
    <style:style style:name="P321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8pt" fo:language="en" fo:country="US" fo:font-weight="normal" officeooo:rsid="007a7824" officeooo:paragraph-rsid="007a7824" style:font-size-asian="8pt" style:font-weight-asian="normal" style:font-size-complex="8pt" style:font-weight-complex="normal" fo:hyphenate="true" fo:hyphenation-remain-char-count="2" fo:hyphenation-push-char-count="2"/>
    </style:style>
    <style:style style:name="P322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8pt" fo:language="en" fo:country="US" fo:font-weight="normal" officeooo:rsid="007bb578" officeooo:paragraph-rsid="007bb578" style:font-size-asian="8pt" style:font-weight-asian="normal" style:font-size-complex="8pt" style:font-weight-complex="normal" fo:hyphenate="true" fo:hyphenation-remain-char-count="2" fo:hyphenation-push-char-count="2"/>
    </style:style>
    <style:style style:name="P323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8pt" fo:language="en" fo:country="US" fo:font-weight="normal" officeooo:rsid="007ed9c7" officeooo:paragraph-rsid="007ed9c7" style:font-size-asian="8pt" style:font-weight-asian="normal" style:font-size-complex="8pt" style:font-weight-complex="normal" fo:hyphenate="true" fo:hyphenation-remain-char-count="2" fo:hyphenation-push-char-count="2"/>
    </style:style>
    <style:style style:name="P324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8pt" fo:language="en" fo:country="US" fo:font-weight="normal" officeooo:rsid="0080b653" officeooo:paragraph-rsid="0080b653" style:font-size-asian="8pt" style:font-weight-asian="normal" style:font-size-complex="8pt" style:font-weight-complex="normal" fo:hyphenate="true" fo:hyphenation-remain-char-count="2" fo:hyphenation-push-char-count="2"/>
    </style:style>
    <style:style style:name="P325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8pt" fo:language="en" fo:country="US" fo:font-weight="normal" officeooo:rsid="0080b653" officeooo:paragraph-rsid="008299b3" style:font-size-asian="8pt" style:font-weight-asian="normal" style:font-size-complex="8pt" style:font-weight-complex="normal" fo:hyphenate="true" fo:hyphenation-remain-char-count="2" fo:hyphenation-push-char-count="2"/>
    </style:style>
    <style:style style:name="P326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8pt" fo:language="en" fo:country="US" fo:font-weight="normal" officeooo:rsid="008299b3" officeooo:paragraph-rsid="008299b3" style:font-size-asian="8pt" style:font-weight-asian="normal" style:font-size-complex="8pt" style:font-weight-complex="normal" fo:hyphenate="true" fo:hyphenation-remain-char-count="2" fo:hyphenation-push-char-count="2"/>
    </style:style>
    <style:style style:name="P327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8pt" fo:language="en" fo:country="US" fo:font-weight="normal" officeooo:rsid="0082a44a" officeooo:paragraph-rsid="0082a44a" style:font-size-asian="8pt" style:font-weight-asian="normal" style:font-size-complex="8pt" style:font-weight-complex="normal" fo:hyphenate="true" fo:hyphenation-remain-char-count="2" fo:hyphenation-push-char-count="2"/>
    </style:style>
    <style:style style:name="P328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8pt" fo:language="en" fo:country="US" fo:font-weight="normal" officeooo:rsid="008d7fb6" officeooo:paragraph-rsid="008d7fb6" style:font-size-asian="8pt" style:font-weight-asian="normal" style:font-size-complex="8pt" style:font-weight-complex="normal" fo:hyphenate="true" fo:hyphenation-remain-char-count="2" fo:hyphenation-push-char-count="2"/>
    </style:style>
    <style:style style:name="P329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8pt" fo:language="en" fo:country="US" fo:font-weight="normal" officeooo:rsid="0098d2c2" officeooo:paragraph-rsid="0098d2c2" style:font-size-asian="8pt" style:font-weight-asian="normal" style:font-size-complex="8pt" style:font-weight-complex="normal" fo:hyphenate="true" fo:hyphenation-remain-char-count="2" fo:hyphenation-push-char-count="2"/>
    </style:style>
    <style:style style:name="P330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8pt" fo:language="en" fo:country="US" fo:font-weight="normal" officeooo:rsid="0098d2c2" officeooo:paragraph-rsid="00a21b44" style:font-size-asian="8pt" style:font-weight-asian="normal" style:font-size-complex="8pt" style:font-weight-complex="normal" fo:hyphenate="true" fo:hyphenation-remain-char-count="2" fo:hyphenation-push-char-count="2"/>
    </style:style>
    <style:style style:name="P331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8pt" fo:language="en" fo:country="US" fo:font-weight="normal" officeooo:rsid="009ed397" officeooo:paragraph-rsid="009ed397" style:font-size-asian="8pt" style:font-weight-asian="normal" style:font-size-complex="8pt" style:font-weight-complex="normal" fo:hyphenate="true" fo:hyphenation-remain-char-count="2" fo:hyphenation-push-char-count="2"/>
    </style:style>
    <style:style style:name="P332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8pt" fo:language="en" fo:country="US" fo:font-weight="normal" officeooo:rsid="009ff62d" officeooo:paragraph-rsid="009ff62d" style:font-size-asian="8pt" style:font-weight-asian="normal" style:font-size-complex="8pt" style:font-weight-complex="normal" fo:hyphenate="true" fo:hyphenation-remain-char-count="2" fo:hyphenation-push-char-count="2"/>
    </style:style>
    <style:style style:name="P333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8pt" fo:language="en" fo:country="US" fo:font-weight="normal" officeooo:rsid="009ff62d" officeooo:paragraph-rsid="00a7e334" style:font-size-asian="8pt" style:font-weight-asian="normal" style:font-size-complex="8pt" style:font-weight-complex="normal" fo:hyphenate="true" fo:hyphenation-remain-char-count="2" fo:hyphenation-push-char-count="2"/>
    </style:style>
    <style:style style:name="P334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8pt" fo:language="en" fo:country="US" fo:font-weight="normal" officeooo:rsid="00872a51" officeooo:paragraph-rsid="00872a51" style:font-size-asian="8pt" style:font-weight-asian="normal" style:font-size-complex="8pt" style:font-weight-complex="normal" fo:hyphenate="true" fo:hyphenation-remain-char-count="2" fo:hyphenation-push-char-count="2"/>
    </style:style>
    <style:style style:name="P335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8pt" fo:language="en" fo:country="US" fo:font-weight="normal" officeooo:rsid="00881a88" officeooo:paragraph-rsid="00881a88" style:font-size-asian="8pt" style:font-weight-asian="normal" style:font-size-complex="8pt" style:font-weight-complex="normal" fo:hyphenate="true" fo:hyphenation-remain-char-count="2" fo:hyphenation-push-char-count="2"/>
    </style:style>
    <style:style style:name="P336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8pt" fo:language="en" fo:country="US" fo:font-weight="normal" officeooo:rsid="00b9b194" officeooo:paragraph-rsid="00b9b194" style:font-size-asian="8pt" style:font-weight-asian="normal" style:font-size-complex="8pt" style:font-weight-complex="normal" fo:hyphenate="true" fo:hyphenation-remain-char-count="2" fo:hyphenation-push-char-count="2"/>
    </style:style>
    <style:style style:name="P337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8pt" fo:language="en" fo:country="US" fo:font-weight="normal" officeooo:rsid="00ba36b9" officeooo:paragraph-rsid="00ba36b9" style:font-size-asian="8pt" style:font-weight-asian="normal" style:font-size-complex="8pt" style:font-weight-complex="normal" fo:hyphenate="true" fo:hyphenation-remain-char-count="2" fo:hyphenation-push-char-count="2"/>
    </style:style>
    <style:style style:name="P338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8pt" fo:language="en" fo:country="US" fo:font-weight="normal" officeooo:rsid="00c2e994" officeooo:paragraph-rsid="00c2e994" style:font-size-asian="8pt" style:font-weight-asian="normal" style:font-size-complex="8pt" style:font-weight-complex="normal" fo:hyphenate="true" fo:hyphenation-remain-char-count="2" fo:hyphenation-push-char-count="2"/>
    </style:style>
    <style:style style:name="P339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8pt" fo:language="en" fo:country="US" fo:font-weight="normal" officeooo:rsid="00c6269b" officeooo:paragraph-rsid="00c6269b" style:font-size-asian="8pt" style:font-weight-asian="normal" style:font-size-complex="8pt" style:font-weight-complex="normal" fo:hyphenate="true" fo:hyphenation-remain-char-count="2" fo:hyphenation-push-char-count="2"/>
    </style:style>
    <style:style style:name="P340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8pt" fo:language="en" fo:country="US" fo:font-weight="normal" officeooo:rsid="00c6e443" officeooo:paragraph-rsid="00c6e443" style:font-size-asian="8pt" style:font-weight-asian="normal" style:font-size-complex="8pt" style:font-weight-complex="normal" fo:hyphenate="true" fo:hyphenation-remain-char-count="2" fo:hyphenation-push-char-count="2"/>
    </style:style>
    <style:style style:name="P341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8pt" fo:language="en" fo:country="US" fo:font-weight="normal" officeooo:rsid="00cb227c" officeooo:paragraph-rsid="00cb227c" style:font-size-asian="8pt" style:font-weight-asian="normal" style:font-size-complex="8pt" style:font-weight-complex="normal" fo:hyphenate="true" fo:hyphenation-remain-char-count="2" fo:hyphenation-push-char-count="2"/>
    </style:style>
    <style:style style:name="P342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8pt" fo:language="en" fo:country="US" fo:font-weight="normal" officeooo:rsid="00d9df1a" officeooo:paragraph-rsid="00d9df1a" style:font-size-asian="8pt" style:font-weight-asian="normal" style:font-size-complex="8pt" style:font-weight-complex="normal" fo:hyphenate="true" fo:hyphenation-remain-char-count="2" fo:hyphenation-push-char-count="2"/>
    </style:style>
    <style:style style:name="P343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8pt" fo:language="en" fo:country="US" fo:font-weight="normal" officeooo:rsid="00dd1b55" officeooo:paragraph-rsid="00de5831" style:font-size-asian="8pt" style:font-weight-asian="normal" style:font-size-complex="8pt" style:font-weight-complex="normal" fo:hyphenate="true" fo:hyphenation-remain-char-count="2" fo:hyphenation-push-char-count="2"/>
    </style:style>
    <style:style style:name="P344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8pt" fo:language="en" fo:country="US" fo:font-weight="normal" officeooo:rsid="00de5831" officeooo:paragraph-rsid="00de5831" style:font-size-asian="8pt" style:font-weight-asian="normal" style:font-size-complex="8pt" style:font-weight-complex="normal" fo:hyphenate="true" fo:hyphenation-remain-char-count="2" fo:hyphenation-push-char-count="2"/>
    </style:style>
    <style:style style:name="P345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8pt" fo:language="en" fo:country="US" fo:font-weight="normal" officeooo:rsid="00df89c7" officeooo:paragraph-rsid="00df89c7" style:font-size-asian="8pt" style:font-weight-asian="normal" style:font-size-complex="8pt" style:font-weight-complex="normal" fo:hyphenate="true" fo:hyphenation-remain-char-count="2" fo:hyphenation-push-char-count="2"/>
    </style:style>
    <style:style style:name="P346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8pt" fo:language="en" fo:country="US" fo:font-weight="normal" officeooo:rsid="00e754a1" officeooo:paragraph-rsid="00e754a1" style:font-size-asian="8pt" style:font-weight-asian="normal" style:font-size-complex="8pt" style:font-weight-complex="normal" fo:hyphenate="true" fo:hyphenation-remain-char-count="2" fo:hyphenation-push-char-count="2"/>
    </style:style>
    <style:style style:name="P347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8pt" fo:language="en" fo:country="US" fo:font-weight="normal" officeooo:rsid="00f9c402" officeooo:paragraph-rsid="00f9c402" style:font-size-asian="8pt" style:font-weight-asian="normal" style:font-size-complex="8pt" style:font-weight-complex="normal" fo:hyphenate="true" fo:hyphenation-remain-char-count="2" fo:hyphenation-push-char-count="2"/>
    </style:style>
    <style:style style:name="P348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8pt" fo:language="en" fo:country="US" fo:font-weight="normal" officeooo:rsid="00fb5bc3" officeooo:paragraph-rsid="00fb5bc3" style:font-size-asian="8pt" style:font-weight-asian="normal" style:font-size-complex="8pt" style:font-weight-complex="normal" fo:hyphenate="true" fo:hyphenation-remain-char-count="2" fo:hyphenation-push-char-count="2"/>
    </style:style>
    <style:style style:name="P349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8pt" fo:language="en" fo:country="US" fo:font-weight="normal" officeooo:rsid="01021a80" officeooo:paragraph-rsid="01021a80" style:font-size-asian="8pt" style:font-weight-asian="normal" style:font-size-complex="8pt" style:font-weight-complex="normal" fo:hyphenate="true" fo:hyphenation-remain-char-count="2" fo:hyphenation-push-char-count="2"/>
    </style:style>
    <style:style style:name="P350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8pt" fo:language="en" fo:country="US" fo:font-weight="normal" officeooo:rsid="0120cc30" officeooo:paragraph-rsid="0120cc30" style:font-size-asian="8pt" style:font-weight-asian="normal" style:font-size-complex="8pt" style:font-weight-complex="normal" fo:hyphenate="true" fo:hyphenation-remain-char-count="2" fo:hyphenation-push-char-count="2"/>
    </style:style>
    <style:style style:name="P351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8pt" fo:language="en" fo:country="US" fo:font-weight="normal" officeooo:rsid="014c9b22" officeooo:paragraph-rsid="014c9b22" style:font-size-asian="8pt" style:font-weight-asian="normal" style:font-size-complex="8pt" style:font-weight-complex="normal" fo:hyphenate="true" fo:hyphenation-remain-char-count="2" fo:hyphenation-push-char-count="2"/>
    </style:style>
    <style:style style:name="P352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8pt" fo:language="en" fo:country="US" fo:font-weight="normal" officeooo:rsid="015bcdaf" officeooo:paragraph-rsid="015bcdaf" style:font-size-asian="8pt" style:font-weight-asian="normal" style:font-size-complex="8pt" style:font-weight-complex="normal" fo:hyphenate="true" fo:hyphenation-remain-char-count="2" fo:hyphenation-push-char-count="2"/>
    </style:style>
    <style:style style:name="P353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8pt" fo:language="en" fo:country="US" fo:font-weight="normal" officeooo:rsid="015bcdaf" officeooo:paragraph-rsid="01622b07" style:font-size-asian="8pt" style:font-weight-asian="normal" style:font-size-complex="8pt" style:font-weight-complex="normal" fo:hyphenate="true" fo:hyphenation-remain-char-count="2" fo:hyphenation-push-char-count="2"/>
    </style:style>
    <style:style style:name="P354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8pt" fo:language="en" fo:country="US" fo:font-weight="normal" officeooo:rsid="015d0f0c" officeooo:paragraph-rsid="01638819" style:font-size-asian="8pt" style:font-weight-asian="normal" style:font-size-complex="8pt" style:font-weight-complex="normal" fo:hyphenate="true" fo:hyphenation-remain-char-count="2" fo:hyphenation-push-char-count="2"/>
    </style:style>
    <style:style style:name="P355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8pt" fo:language="en" fo:country="US" fo:font-weight="normal" officeooo:rsid="01622b07" officeooo:paragraph-rsid="01622b07" style:font-size-asian="8pt" style:font-weight-asian="normal" style:font-size-complex="8pt" style:font-weight-complex="normal" fo:hyphenate="true" fo:hyphenation-remain-char-count="2" fo:hyphenation-push-char-count="2"/>
    </style:style>
    <style:style style:name="P356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8pt" fo:language="en" fo:country="US" fo:font-weight="normal" officeooo:rsid="01622b07" officeooo:paragraph-rsid="0163419c" style:font-size-asian="8pt" style:font-weight-asian="normal" style:font-size-complex="8pt" style:font-weight-complex="normal" fo:hyphenate="true" fo:hyphenation-remain-char-count="2" fo:hyphenation-push-char-count="2"/>
    </style:style>
    <style:style style:name="P357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10pt" fo:language="en" fo:country="US" fo:font-weight="normal" officeooo:rsid="005f0222" officeooo:paragraph-rsid="005f0222" style:font-size-asian="10pt" style:font-weight-asian="normal" style:font-size-complex="10pt" style:font-weight-complex="normal" fo:hyphenate="true" fo:hyphenation-remain-char-count="2" fo:hyphenation-push-char-count="2"/>
    </style:style>
    <style:style style:name="P358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10pt" fo:language="en" fo:country="US" fo:font-weight="normal" officeooo:rsid="0064d909" officeooo:paragraph-rsid="0064d909" style:font-size-asian="10pt" style:font-weight-asian="normal" style:font-size-complex="10pt" style:font-weight-complex="normal" fo:hyphenate="true" fo:hyphenation-remain-char-count="2" fo:hyphenation-push-char-count="2"/>
    </style:style>
    <style:style style:name="P359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10pt" fo:language="en" fo:country="US" fo:font-weight="normal" officeooo:rsid="008e9ad4" officeooo:paragraph-rsid="008e9ad4" style:font-size-asian="10pt" style:font-weight-asian="normal" style:font-size-complex="10pt" style:font-weight-complex="normal" fo:hyphenate="true" fo:hyphenation-remain-char-count="2" fo:hyphenation-push-char-count="2"/>
    </style:style>
    <style:style style:name="P360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10pt" fo:language="en" fo:country="US" fo:font-weight="normal" officeooo:rsid="0093303f" officeooo:paragraph-rsid="0093303f" style:font-size-asian="10pt" style:font-weight-asian="normal" style:font-size-complex="10pt" style:font-weight-complex="normal" fo:hyphenate="true" fo:hyphenation-remain-char-count="2" fo:hyphenation-push-char-count="2"/>
    </style:style>
    <style:style style:name="P361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10pt" fo:language="en" fo:country="US" fo:font-weight="normal" officeooo:rsid="0094d6f9" officeooo:paragraph-rsid="0094d6f9" style:font-size-asian="10pt" style:font-weight-asian="normal" style:font-size-complex="10pt" style:font-weight-complex="normal" fo:hyphenate="true" fo:hyphenation-remain-char-count="2" fo:hyphenation-push-char-count="2"/>
    </style:style>
    <style:style style:name="P362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10pt" fo:language="en" fo:country="US" fo:font-weight="normal" officeooo:rsid="00986a92" officeooo:paragraph-rsid="00986a92" style:font-size-asian="10pt" style:font-weight-asian="normal" style:font-size-complex="10pt" style:font-weight-complex="normal" fo:hyphenate="true" fo:hyphenation-remain-char-count="2" fo:hyphenation-push-char-count="2"/>
    </style:style>
    <style:style style:name="P363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10pt" fo:language="en" fo:country="US" fo:font-weight="normal" officeooo:rsid="0098d2c2" officeooo:paragraph-rsid="0098d2c2" style:font-size-asian="10pt" style:font-weight-asian="normal" style:font-size-complex="10pt" style:font-weight-complex="normal" fo:hyphenate="true" fo:hyphenation-remain-char-count="2" fo:hyphenation-push-char-count="2"/>
    </style:style>
    <style:style style:name="P364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10pt" fo:language="en" fo:country="US" fo:font-weight="normal" officeooo:rsid="009a7fa3" officeooo:paragraph-rsid="009a7fa3" style:font-size-asian="10pt" style:font-weight-asian="normal" style:font-size-complex="10pt" style:font-weight-complex="normal" fo:hyphenate="true" fo:hyphenation-remain-char-count="2" fo:hyphenation-push-char-count="2"/>
    </style:style>
    <style:style style:name="P365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10pt" fo:language="en" fo:country="US" fo:font-weight="normal" officeooo:rsid="009a7fa3" officeooo:paragraph-rsid="009af553" style:font-size-asian="10pt" style:font-weight-asian="normal" style:font-size-complex="10pt" style:font-weight-complex="normal" fo:hyphenate="true" fo:hyphenation-remain-char-count="2" fo:hyphenation-push-char-count="2"/>
    </style:style>
    <style:style style:name="P366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10pt" fo:language="en" fo:country="US" fo:font-weight="normal" officeooo:rsid="009af553" officeooo:paragraph-rsid="009af553" style:font-size-asian="10pt" style:font-weight-asian="normal" style:font-size-complex="10pt" style:font-weight-complex="normal" fo:hyphenate="true" fo:hyphenation-remain-char-count="2" fo:hyphenation-push-char-count="2"/>
    </style:style>
    <style:style style:name="P367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10pt" fo:language="en" fo:country="US" fo:font-weight="normal" officeooo:rsid="009af553" officeooo:paragraph-rsid="00a7e334" style:font-size-asian="10pt" style:font-weight-asian="normal" style:font-size-complex="10pt" style:font-weight-complex="normal" fo:hyphenate="true" fo:hyphenation-remain-char-count="2" fo:hyphenation-push-char-count="2"/>
    </style:style>
    <style:style style:name="P368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10pt" fo:language="en" fo:country="US" fo:font-weight="normal" officeooo:rsid="00a3e8f1" officeooo:paragraph-rsid="00a3e8f1" style:font-size-asian="10pt" style:font-weight-asian="normal" style:font-size-complex="10pt" style:font-weight-complex="normal" fo:hyphenate="true" fo:hyphenation-remain-char-count="2" fo:hyphenation-push-char-count="2"/>
    </style:style>
    <style:style style:name="P369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10pt" fo:language="en" fo:country="US" fo:font-weight="normal" officeooo:rsid="00a72fdf" officeooo:paragraph-rsid="00a72fdf" style:font-size-asian="10pt" style:font-weight-asian="normal" style:font-size-complex="10pt" style:font-weight-complex="normal" fo:hyphenate="true" fo:hyphenation-remain-char-count="2" fo:hyphenation-push-char-count="2"/>
    </style:style>
    <style:style style:name="P370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10pt" fo:language="en" fo:country="US" fo:font-weight="normal" officeooo:rsid="00a3fc0c" officeooo:paragraph-rsid="00a3fc0c" style:font-size-asian="10pt" style:font-weight-asian="normal" style:font-size-complex="10pt" style:font-weight-complex="normal" fo:hyphenate="true" fo:hyphenation-remain-char-count="2" fo:hyphenation-push-char-count="2"/>
    </style:style>
    <style:style style:name="P371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10pt" fo:language="en" fo:country="US" fo:font-weight="normal" officeooo:rsid="00acff8c" officeooo:paragraph-rsid="00acff8c" style:font-size-asian="10pt" style:font-weight-asian="normal" style:font-size-complex="10pt" style:font-weight-complex="normal" fo:hyphenate="true" fo:hyphenation-remain-char-count="2" fo:hyphenation-push-char-count="2"/>
    </style:style>
    <style:style style:name="P372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10pt" fo:language="en" fo:country="US" fo:font-weight="normal" officeooo:rsid="00d58723" officeooo:paragraph-rsid="00d58723" style:font-size-asian="10pt" style:font-weight-asian="normal" style:font-size-complex="10pt" style:font-weight-complex="normal" fo:hyphenate="true" fo:hyphenation-remain-char-count="2" fo:hyphenation-push-char-count="2"/>
    </style:style>
    <style:style style:name="P373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10pt" fo:language="en" fo:country="US" fo:font-weight="normal" officeooo:rsid="00d849c3" officeooo:paragraph-rsid="00d849c3" style:font-size-asian="10pt" style:font-weight-asian="normal" style:font-size-complex="10pt" style:font-weight-complex="normal" fo:hyphenate="true" fo:hyphenation-remain-char-count="2" fo:hyphenation-push-char-count="2"/>
    </style:style>
    <style:style style:name="P374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10pt" fo:language="en" fo:country="US" fo:font-weight="normal" officeooo:rsid="00eb2380" officeooo:paragraph-rsid="00eb2380" style:font-size-asian="10pt" style:font-weight-asian="normal" style:font-size-complex="10pt" style:font-weight-complex="normal" fo:hyphenate="true" fo:hyphenation-remain-char-count="2" fo:hyphenation-push-char-count="2"/>
    </style:style>
    <style:style style:name="P375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10pt" fo:language="en" fo:country="US" fo:font-weight="normal" officeooo:rsid="00ee4e3b" officeooo:paragraph-rsid="00ee4e3b" style:font-size-asian="10pt" style:font-weight-asian="normal" style:font-size-complex="10pt" style:font-weight-complex="normal" fo:hyphenate="true" fo:hyphenation-remain-char-count="2" fo:hyphenation-push-char-count="2"/>
    </style:style>
    <style:style style:name="P376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10pt" fo:language="en" fo:country="US" fo:font-weight="normal" officeooo:rsid="00eed122" officeooo:paragraph-rsid="00eed122" style:font-size-asian="10pt" style:font-weight-asian="normal" style:font-size-complex="10pt" style:font-weight-complex="normal" fo:hyphenate="true" fo:hyphenation-remain-char-count="2" fo:hyphenation-push-char-count="2"/>
    </style:style>
    <style:style style:name="P377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10pt" fo:language="en" fo:country="US" fo:font-weight="normal" officeooo:rsid="00fda1fa" officeooo:paragraph-rsid="00fda1fa" style:font-size-asian="10pt" style:font-weight-asian="normal" style:font-size-complex="10pt" style:font-weight-complex="normal" fo:hyphenate="true" fo:hyphenation-remain-char-count="2" fo:hyphenation-push-char-count="2"/>
    </style:style>
    <style:style style:name="P378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10pt" fo:language="en" fo:country="US" fo:font-weight="normal" officeooo:rsid="01018865" officeooo:paragraph-rsid="01018865" style:font-size-asian="10pt" style:font-weight-asian="normal" style:font-size-complex="10pt" style:font-weight-complex="normal" fo:hyphenate="true" fo:hyphenation-remain-char-count="2" fo:hyphenation-push-char-count="2"/>
    </style:style>
    <style:style style:name="P379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10pt" fo:language="en" fo:country="US" fo:font-weight="normal" officeooo:rsid="01038248" officeooo:paragraph-rsid="01038248" style:font-size-asian="10pt" style:font-weight-asian="normal" style:font-size-complex="10pt" style:font-weight-complex="normal" fo:hyphenate="true" fo:hyphenation-remain-char-count="2" fo:hyphenation-push-char-count="2"/>
    </style:style>
    <style:style style:name="P380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10pt" fo:language="en" fo:country="US" fo:font-weight="normal" officeooo:rsid="0106012c" officeooo:paragraph-rsid="0106012c" style:font-size-asian="10pt" style:font-weight-asian="normal" style:font-size-complex="10pt" style:font-weight-complex="normal" fo:hyphenate="true" fo:hyphenation-remain-char-count="2" fo:hyphenation-push-char-count="2"/>
    </style:style>
    <style:style style:name="P381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10pt" fo:language="en" fo:country="US" fo:font-weight="normal" officeooo:rsid="0106012c" officeooo:paragraph-rsid="010811b7" style:font-size-asian="10pt" style:font-weight-asian="normal" style:font-size-complex="10pt" style:font-weight-complex="normal" fo:hyphenate="true" fo:hyphenation-remain-char-count="2" fo:hyphenation-push-char-count="2"/>
    </style:style>
    <style:style style:name="P382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10pt" fo:language="en" fo:country="US" fo:font-weight="normal" officeooo:rsid="010f813f" officeooo:paragraph-rsid="010f813f" style:font-size-asian="10pt" style:font-weight-asian="normal" style:font-size-complex="10pt" style:font-weight-complex="normal" fo:hyphenate="true" fo:hyphenation-remain-char-count="2" fo:hyphenation-push-char-count="2"/>
    </style:style>
    <style:style style:name="P383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10pt" fo:language="en" fo:country="US" fo:font-weight="normal" officeooo:rsid="010f813f" officeooo:paragraph-rsid="011568bb" style:font-size-asian="10pt" style:font-weight-asian="normal" style:font-size-complex="10pt" style:font-weight-complex="normal" fo:hyphenate="true" fo:hyphenation-remain-char-count="2" fo:hyphenation-push-char-count="2"/>
    </style:style>
    <style:style style:name="P384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10pt" fo:language="en" fo:country="US" fo:font-weight="normal" officeooo:rsid="011154b0" officeooo:paragraph-rsid="011154b0" style:font-size-asian="10pt" style:font-weight-asian="normal" style:font-size-complex="10pt" style:font-weight-complex="normal" fo:hyphenate="true" fo:hyphenation-remain-char-count="2" fo:hyphenation-push-char-count="2"/>
    </style:style>
    <style:style style:name="P385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10pt" fo:language="en" fo:country="US" fo:font-weight="normal" officeooo:rsid="010d6bfc" officeooo:paragraph-rsid="010d6bfc" style:font-size-asian="10pt" style:font-weight-asian="normal" style:font-size-complex="10pt" style:font-weight-complex="normal" fo:hyphenate="true" fo:hyphenation-remain-char-count="2" fo:hyphenation-push-char-count="2"/>
    </style:style>
    <style:style style:name="P386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10pt" fo:language="en" fo:country="US" fo:font-weight="normal" officeooo:rsid="01278e73" officeooo:paragraph-rsid="01278e73" style:font-size-asian="10pt" style:font-weight-asian="normal" style:font-size-complex="10pt" style:font-weight-complex="normal" fo:hyphenate="true" fo:hyphenation-remain-char-count="2" fo:hyphenation-push-char-count="2"/>
    </style:style>
    <style:style style:name="P387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10pt" fo:language="en" fo:country="US" fo:font-weight="normal" officeooo:rsid="01298764" officeooo:paragraph-rsid="01298764" style:font-size-asian="10pt" style:font-weight-asian="normal" style:font-size-complex="10pt" style:font-weight-complex="normal" fo:hyphenate="true" fo:hyphenation-remain-char-count="2" fo:hyphenation-push-char-count="2"/>
    </style:style>
    <style:style style:name="P388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10pt" fo:language="en" fo:country="US" fo:font-weight="normal" officeooo:rsid="012c0446" officeooo:paragraph-rsid="012c0446" style:font-size-asian="10pt" style:font-weight-asian="normal" style:font-size-complex="10pt" style:font-weight-complex="normal" fo:hyphenate="true" fo:hyphenation-remain-char-count="2" fo:hyphenation-push-char-count="2"/>
    </style:style>
    <style:style style:name="P389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10pt" fo:language="en" fo:country="US" fo:font-weight="normal" officeooo:rsid="0126f966" officeooo:paragraph-rsid="0126f966" style:font-size-asian="10pt" style:font-weight-asian="normal" style:font-size-complex="10pt" style:font-weight-complex="normal" fo:hyphenate="true" fo:hyphenation-remain-char-count="2" fo:hyphenation-push-char-count="2"/>
    </style:style>
    <style:style style:name="P390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10pt" fo:language="en" fo:country="US" fo:font-weight="normal" officeooo:rsid="012d83b3" officeooo:paragraph-rsid="012d83b3" style:font-size-asian="10pt" style:font-weight-asian="normal" style:font-size-complex="10pt" style:font-weight-complex="normal" fo:hyphenate="true" fo:hyphenation-remain-char-count="2" fo:hyphenation-push-char-count="2"/>
    </style:style>
    <style:style style:name="P391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10pt" fo:language="en" fo:country="US" fo:font-weight="normal" officeooo:rsid="0135b192" officeooo:paragraph-rsid="0135b192" style:font-size-asian="10pt" style:font-weight-asian="normal" style:font-size-complex="10pt" style:font-weight-complex="normal" fo:hyphenate="true" fo:hyphenation-remain-char-count="2" fo:hyphenation-push-char-count="2"/>
    </style:style>
    <style:style style:name="P392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10pt" fo:language="en" fo:country="US" fo:font-weight="normal" officeooo:rsid="0137560e" officeooo:paragraph-rsid="013a39b7" style:font-size-asian="10pt" style:font-weight-asian="normal" style:font-size-complex="10pt" style:font-weight-complex="normal" fo:hyphenate="true" fo:hyphenation-remain-char-count="2" fo:hyphenation-push-char-count="2"/>
    </style:style>
    <style:style style:name="P393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10pt" fo:language="en" fo:country="US" fo:font-weight="normal" officeooo:rsid="013a39b7" officeooo:paragraph-rsid="013a39b7" style:font-size-asian="10pt" style:font-weight-asian="normal" style:font-size-complex="10pt" style:font-weight-complex="normal" fo:hyphenate="true" fo:hyphenation-remain-char-count="2" fo:hyphenation-push-char-count="2"/>
    </style:style>
    <style:style style:name="P394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10pt" fo:language="en" fo:country="US" fo:font-weight="normal" officeooo:rsid="015bcdaf" officeooo:paragraph-rsid="015bcdaf" style:font-size-asian="10pt" style:font-weight-asian="normal" style:font-size-complex="10pt" style:font-weight-complex="normal" fo:hyphenate="true" fo:hyphenation-remain-char-count="2" fo:hyphenation-push-char-count="2"/>
    </style:style>
    <style:style style:name="P395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10pt" fo:language="en" fo:country="US" fo:font-weight="normal" officeooo:rsid="015d0f0c" officeooo:paragraph-rsid="015d0f0c" style:font-size-asian="10pt" style:font-weight-asian="normal" style:font-size-complex="10pt" style:font-weight-complex="normal" fo:hyphenate="true" fo:hyphenation-remain-char-count="2" fo:hyphenation-push-char-count="2"/>
    </style:style>
    <style:style style:name="P396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10pt" fo:language="en" fo:country="US" fo:font-weight="normal" officeooo:rsid="015db34d" officeooo:paragraph-rsid="015db34d" style:font-size-asian="10pt" style:font-weight-asian="normal" style:font-size-complex="10pt" style:font-weight-complex="normal" fo:hyphenate="true" fo:hyphenation-remain-char-count="2" fo:hyphenation-push-char-count="2"/>
    </style:style>
    <style:style style:name="P397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10pt" fo:language="ru" fo:country="RU" fo:font-weight="normal" officeooo:rsid="005f0222" officeooo:paragraph-rsid="005f0222" style:font-size-asian="10pt" style:font-weight-asian="normal" style:font-size-complex="10pt" style:font-weight-complex="normal" fo:hyphenate="true" fo:hyphenation-remain-char-count="2" fo:hyphenation-push-char-count="2"/>
    </style:style>
    <style:style style:name="P398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10pt" fo:language="ru" fo:country="RU" fo:font-weight="normal" officeooo:rsid="00744798" officeooo:paragraph-rsid="00744798" style:font-size-asian="10pt" style:font-weight-asian="normal" style:font-size-complex="10pt" style:font-weight-complex="normal" fo:hyphenate="true" fo:hyphenation-remain-char-count="2" fo:hyphenation-push-char-count="2"/>
    </style:style>
    <style:style style:name="P399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10pt" fo:language="ru" fo:country="RU" fo:font-weight="normal" officeooo:rsid="00aed64a" officeooo:paragraph-rsid="00aed64a" style:font-size-asian="10pt" style:font-weight-asian="normal" style:font-size-complex="10pt" style:font-weight-complex="normal" fo:hyphenate="true" fo:hyphenation-remain-char-count="2" fo:hyphenation-push-char-count="2"/>
    </style:style>
    <style:style style:name="P400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10pt" fo:language="ru" fo:country="RU" fo:font-weight="normal" officeooo:rsid="00eb2380" officeooo:paragraph-rsid="00eb2380" style:font-size-asian="10pt" style:font-weight-asian="normal" style:font-size-complex="10pt" style:font-weight-complex="normal" fo:hyphenate="true" fo:hyphenation-remain-char-count="2" fo:hyphenation-push-char-count="2"/>
    </style:style>
    <style:style style:name="P401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10pt" fo:language="ru" fo:country="RU" fo:font-weight="normal" officeooo:rsid="010811b7" officeooo:paragraph-rsid="010811b7" style:font-size-asian="10pt" style:font-weight-asian="normal" style:font-size-complex="10pt" style:font-weight-complex="normal" fo:hyphenate="true" fo:hyphenation-remain-char-count="2" fo:hyphenation-push-char-count="2"/>
    </style:style>
    <style:style style:name="P402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10pt" fo:language="ru" fo:country="RU" fo:font-weight="normal" officeooo:rsid="010e6e37" officeooo:paragraph-rsid="010e6e37" style:font-size-asian="10pt" style:font-weight-asian="normal" style:font-size-complex="10pt" style:font-weight-complex="normal" fo:hyphenate="true" fo:hyphenation-remain-char-count="2" fo:hyphenation-push-char-count="2"/>
    </style:style>
    <style:style style:name="P403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10pt" fo:language="ru" fo:country="RU" fo:font-weight="normal" officeooo:rsid="010f813f" officeooo:paragraph-rsid="010f813f" style:font-size-asian="10pt" style:font-weight-asian="normal" style:font-size-complex="10pt" style:font-weight-complex="normal" fo:hyphenate="true" fo:hyphenation-remain-char-count="2" fo:hyphenation-push-char-count="2"/>
    </style:style>
    <style:style style:name="P404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10pt" fo:language="ru" fo:country="RU" fo:font-weight="normal" officeooo:rsid="013a39b7" officeooo:paragraph-rsid="013a39b7" style:font-size-asian="10pt" style:font-weight-asian="normal" style:font-size-complex="10pt" style:font-weight-complex="normal" fo:hyphenate="true" fo:hyphenation-remain-char-count="2" fo:hyphenation-push-char-count="2"/>
    </style:style>
    <style:style style:name="P405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style:font-name="Tahoma" fo:font-size="8pt" fo:language="ru" fo:country="RU" officeooo:rsid="0035cd81" officeooo:paragraph-rsid="00379592" style:font-size-asian="8pt" style:font-size-complex="8pt" fo:hyphenate="true" fo:hyphenation-remain-char-count="2" fo:hyphenation-push-char-count="2"/>
    </style:style>
    <style:style style:name="P406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style:font-name="Tahoma" fo:font-size="8pt" fo:language="ru" fo:country="RU" officeooo:rsid="0035cd81" officeooo:paragraph-rsid="00506075" style:font-size-asian="8pt" style:font-size-complex="8pt" fo:hyphenate="true" fo:hyphenation-remain-char-count="2" fo:hyphenation-push-char-count="2"/>
    </style:style>
    <style:style style:name="P407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style:font-name="Tahoma" fo:font-size="8pt" fo:language="ru" fo:country="RU" officeooo:rsid="003b8675" officeooo:paragraph-rsid="003b8675" style:font-size-asian="8pt" style:font-size-complex="8pt" fo:hyphenate="true" fo:hyphenation-remain-char-count="2" fo:hyphenation-push-char-count="2"/>
    </style:style>
    <style:style style:name="P408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style:font-name="Tahoma" fo:font-size="8pt" fo:language="ru" fo:country="RU" officeooo:rsid="003d33e7" officeooo:paragraph-rsid="003d6b32" style:font-size-asian="8pt" style:font-size-complex="8pt" fo:hyphenate="true" fo:hyphenation-remain-char-count="2" fo:hyphenation-push-char-count="2"/>
    </style:style>
    <style:style style:name="P409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style:font-name="Tahoma" fo:font-size="8pt" fo:language="ru" fo:country="RU" officeooo:rsid="003d33e7" officeooo:paragraph-rsid="003b0ef9" style:font-size-asian="8pt" style:font-size-complex="8pt" fo:hyphenate="true" fo:hyphenation-remain-char-count="2" fo:hyphenation-push-char-count="2"/>
    </style:style>
    <style:style style:name="P410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style:font-name="Tahoma" fo:font-size="8pt" fo:language="ru" fo:country="RU" officeooo:rsid="003e2995" officeooo:paragraph-rsid="003e2995" style:font-size-asian="8pt" style:font-size-complex="8pt" fo:hyphenate="true" fo:hyphenation-remain-char-count="2" fo:hyphenation-push-char-count="2"/>
    </style:style>
    <style:style style:name="P411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style:font-name="Tahoma" fo:font-size="8pt" fo:language="ru" fo:country="RU" officeooo:rsid="003f9031" officeooo:paragraph-rsid="003f9031" style:font-size-asian="8pt" style:font-size-complex="8pt" fo:hyphenate="true" fo:hyphenation-remain-char-count="2" fo:hyphenation-push-char-count="2"/>
    </style:style>
    <style:style style:name="P412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style:font-name="Tahoma" fo:font-size="8pt" fo:language="ru" fo:country="RU" officeooo:rsid="003fd2e7" officeooo:paragraph-rsid="0041eb85" style:font-size-asian="8pt" style:font-size-complex="8pt" fo:hyphenate="true" fo:hyphenation-remain-char-count="2" fo:hyphenation-push-char-count="2"/>
    </style:style>
    <style:style style:name="P413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style:font-name="Tahoma" fo:font-size="8pt" fo:language="ru" fo:country="RU" officeooo:rsid="004716af" officeooo:paragraph-rsid="004716af" style:font-size-asian="8pt" style:font-size-complex="8pt" fo:hyphenate="true" fo:hyphenation-remain-char-count="2" fo:hyphenation-push-char-count="2"/>
    </style:style>
    <style:style style:name="P414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style:font-name="Tahoma" fo:font-size="8pt" fo:language="ru" fo:country="RU" officeooo:rsid="004773d9" officeooo:paragraph-rsid="004773d9" style:font-size-asian="8pt" style:font-size-complex="8pt" fo:hyphenate="true" fo:hyphenation-remain-char-count="2" fo:hyphenation-push-char-count="2"/>
    </style:style>
    <style:style style:name="P415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style:font-name="Tahoma" fo:font-size="8pt" fo:language="ru" fo:country="RU" officeooo:rsid="0047f823" officeooo:paragraph-rsid="0047f823" style:font-size-asian="8pt" style:font-size-complex="8pt" fo:hyphenate="true" fo:hyphenation-remain-char-count="2" fo:hyphenation-push-char-count="2"/>
    </style:style>
    <style:style style:name="P416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style:font-name="Tahoma" fo:font-size="8pt" fo:language="ru" fo:country="RU" officeooo:rsid="0048bcfc" officeooo:paragraph-rsid="0048bcfc" style:font-size-asian="8pt" style:font-size-complex="8pt" fo:hyphenate="true" fo:hyphenation-remain-char-count="2" fo:hyphenation-push-char-count="2"/>
    </style:style>
    <style:style style:name="P417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style:font-name="Tahoma" fo:font-size="8pt" fo:language="ru" fo:country="RU" officeooo:rsid="004aa5b6" officeooo:paragraph-rsid="004aa5b6" style:font-size-asian="8pt" style:font-size-complex="8pt" fo:hyphenate="true" fo:hyphenation-remain-char-count="2" fo:hyphenation-push-char-count="2"/>
    </style:style>
    <style:style style:name="P418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style:font-name="Tahoma" fo:font-size="8pt" fo:language="ru" fo:country="RU" officeooo:rsid="004d14df" officeooo:paragraph-rsid="004d14df" style:font-size-asian="8pt" style:font-size-complex="8pt" fo:hyphenate="true" fo:hyphenation-remain-char-count="2" fo:hyphenation-push-char-count="2"/>
    </style:style>
    <style:style style:name="P419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style:font-name="Tahoma" fo:font-size="8pt" fo:language="ru" fo:country="RU" officeooo:rsid="002b226d" officeooo:paragraph-rsid="004f1004" style:font-size-asian="8pt" style:font-size-complex="8pt" fo:hyphenate="true" fo:hyphenation-remain-char-count="2" fo:hyphenation-push-char-count="2"/>
    </style:style>
    <style:style style:name="P420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style:font-name="Tahoma" fo:font-size="8pt" fo:language="ru" fo:country="RU" officeooo:rsid="004f1004" officeooo:paragraph-rsid="004f1004" style:font-size-asian="8pt" style:font-size-complex="8pt" fo:hyphenate="true" fo:hyphenation-remain-char-count="2" fo:hyphenation-push-char-count="2"/>
    </style:style>
    <style:style style:name="P421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style:font-name="Tahoma" fo:font-size="8pt" fo:language="ru" fo:country="RU" officeooo:rsid="004f8c2d" officeooo:paragraph-rsid="004f8c2d" style:font-size-asian="8pt" style:font-size-complex="8pt" fo:hyphenate="true" fo:hyphenation-remain-char-count="2" fo:hyphenation-push-char-count="2"/>
    </style:style>
    <style:style style:name="P422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style:font-name="Tahoma" fo:font-size="8pt" fo:language="ru" fo:country="RU" officeooo:rsid="00506075" officeooo:paragraph-rsid="00506075" style:font-size-asian="8pt" style:font-size-complex="8pt" fo:hyphenate="true" fo:hyphenation-remain-char-count="2" fo:hyphenation-push-char-count="2"/>
    </style:style>
    <style:style style:name="P423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style:font-name="Tahoma" fo:font-size="8pt" fo:language="ru" fo:country="RU" officeooo:rsid="0051baf2" officeooo:paragraph-rsid="0051baf2" style:font-size-asian="8pt" style:font-size-complex="8pt" fo:hyphenate="true" fo:hyphenation-remain-char-count="2" fo:hyphenation-push-char-count="2"/>
    </style:style>
    <style:style style:name="P424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style:font-name="Tahoma" fo:font-size="8pt" fo:language="ru" fo:country="RU" officeooo:rsid="0051baf2" officeooo:paragraph-rsid="0053f914" style:font-size-asian="8pt" style:font-size-complex="8pt" fo:hyphenate="true" fo:hyphenation-remain-char-count="2" fo:hyphenation-push-char-count="2"/>
    </style:style>
    <style:style style:name="P425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style:font-name="Tahoma" fo:font-size="8pt" fo:language="ru" fo:country="RU" officeooo:rsid="0055ec8a" officeooo:paragraph-rsid="0055ec8a" style:font-size-asian="8pt" style:font-size-complex="8pt" fo:hyphenate="true" fo:hyphenation-remain-char-count="2" fo:hyphenation-push-char-count="2"/>
    </style:style>
    <style:style style:name="P426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style:font-name="Tahoma" fo:font-size="8pt" fo:language="ru" fo:country="RU" officeooo:rsid="005643a8" officeooo:paragraph-rsid="005643a8" style:font-size-asian="8pt" style:font-size-complex="8pt" fo:hyphenate="true" fo:hyphenation-remain-char-count="2" fo:hyphenation-push-char-count="2"/>
    </style:style>
    <style:style style:name="P427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style:font-name="Tahoma" fo:font-size="8pt" fo:language="ru" fo:country="RU" officeooo:rsid="005643a8" officeooo:paragraph-rsid="005d8774" style:font-size-asian="8pt" style:font-size-complex="8pt" fo:hyphenate="true" fo:hyphenation-remain-char-count="2" fo:hyphenation-push-char-count="2"/>
    </style:style>
    <style:style style:name="P428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style:font-name="Tahoma" fo:font-size="8pt" fo:language="ru" fo:country="RU" officeooo:rsid="005649a4" officeooo:paragraph-rsid="005649a4" style:font-size-asian="8pt" style:font-size-complex="8pt" fo:hyphenate="true" fo:hyphenation-remain-char-count="2" fo:hyphenation-push-char-count="2"/>
    </style:style>
    <style:style style:name="P429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style:font-name="Tahoma" fo:font-size="8pt" fo:language="ru" fo:country="RU" officeooo:rsid="005d8774" officeooo:paragraph-rsid="005d8774" style:font-size-asian="8pt" style:font-size-complex="8pt" fo:hyphenate="true" fo:hyphenation-remain-char-count="2" fo:hyphenation-push-char-count="2"/>
    </style:style>
    <style:style style:name="P430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>
          <style:tab-stop style:position="4.374cm"/>
        </style:tab-stops>
      </style:paragraph-properties>
      <style:text-properties style:font-name="Tahoma" fo:font-size="8pt" fo:language="ru" fo:country="RU" officeooo:rsid="0064fb60" officeooo:paragraph-rsid="00b6a278" style:font-size-asian="8pt" style:font-size-complex="8pt" fo:hyphenate="true" fo:hyphenation-remain-char-count="2" fo:hyphenation-push-char-count="2"/>
    </style:style>
    <style:style style:name="P431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>
          <style:tab-stop style:position="4.374cm"/>
        </style:tab-stops>
      </style:paragraph-properties>
      <style:text-properties style:font-name="Tahoma" fo:font-size="8pt" fo:language="ru" fo:country="RU" officeooo:rsid="00662831" officeooo:paragraph-rsid="00b6a278" style:font-size-asian="8pt" style:font-size-complex="8pt" fo:hyphenate="true" fo:hyphenation-remain-char-count="2" fo:hyphenation-push-char-count="2"/>
    </style:style>
    <style:style style:name="P432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style:font-name="Tahoma" fo:font-size="8pt" fo:language="en" fo:country="US" officeooo:rsid="003b0ef9" officeooo:paragraph-rsid="00379592" style:font-size-asian="8pt" style:font-size-complex="8pt" fo:hyphenate="true" fo:hyphenation-remain-char-count="2" fo:hyphenation-push-char-count="2"/>
    </style:style>
    <style:style style:name="P433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style:font-name="Tahoma" fo:font-size="8pt" fo:language="en" fo:country="US" officeooo:rsid="003b0ef9" officeooo:paragraph-rsid="003b0ef9" style:font-size-asian="8pt" style:font-size-complex="8pt" fo:hyphenate="true" fo:hyphenation-remain-char-count="2" fo:hyphenation-push-char-count="2"/>
    </style:style>
    <style:style style:name="P434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style:font-name="Tahoma" fo:font-size="8pt" fo:language="en" fo:country="US" officeooo:rsid="003d6b32" officeooo:paragraph-rsid="003d6b32" style:font-size-asian="8pt" style:font-size-complex="8pt" fo:hyphenate="true" fo:hyphenation-remain-char-count="2" fo:hyphenation-push-char-count="2"/>
    </style:style>
    <style:style style:name="P435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style:font-name="Tahoma" fo:font-size="8pt" fo:language="en" fo:country="US" officeooo:rsid="003f02c2" officeooo:paragraph-rsid="003f02c2" style:font-size-asian="8pt" style:font-size-complex="8pt" fo:hyphenate="true" fo:hyphenation-remain-char-count="2" fo:hyphenation-push-char-count="2"/>
    </style:style>
    <style:style style:name="P436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style:font-name="Tahoma" fo:font-size="8pt" fo:language="en" fo:country="US" officeooo:rsid="003fd2e7" officeooo:paragraph-rsid="003fd2e7" style:font-size-asian="8pt" style:font-size-complex="8pt" fo:hyphenate="true" fo:hyphenation-remain-char-count="2" fo:hyphenation-push-char-count="2"/>
    </style:style>
    <style:style style:name="P437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style:font-name="Tahoma" fo:font-size="8pt" fo:language="en" fo:country="US" officeooo:rsid="004773d9" officeooo:paragraph-rsid="004773d9" style:font-size-asian="8pt" style:font-size-complex="8pt" fo:hyphenate="true" fo:hyphenation-remain-char-count="2" fo:hyphenation-push-char-count="2"/>
    </style:style>
    <style:style style:name="P438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style:font-name="Tahoma" fo:font-size="8pt" fo:language="en" fo:country="US" officeooo:rsid="004aa5b6" officeooo:paragraph-rsid="004aa5b6" style:font-size-asian="8pt" style:font-size-complex="8pt" fo:hyphenate="true" fo:hyphenation-remain-char-count="2" fo:hyphenation-push-char-count="2"/>
    </style:style>
    <style:style style:name="P439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style:font-name="Tahoma" fo:font-size="8pt" fo:language="en" fo:country="US" officeooo:rsid="00506075" officeooo:paragraph-rsid="00506075" style:font-size-asian="8pt" style:font-size-complex="8pt" fo:hyphenate="true" fo:hyphenation-remain-char-count="2" fo:hyphenation-push-char-count="2"/>
    </style:style>
    <style:style style:name="P440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style:font-name="Tahoma" fo:font-size="8pt" fo:language="en" fo:country="US" officeooo:rsid="0051baf2" officeooo:paragraph-rsid="0053f914" style:font-size-asian="8pt" style:font-size-complex="8pt" fo:hyphenate="true" fo:hyphenation-remain-char-count="2" fo:hyphenation-push-char-count="2"/>
    </style:style>
    <style:style style:name="P441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style:font-name="Tahoma" fo:font-size="8pt" fo:language="en" fo:country="US" officeooo:rsid="00541921" officeooo:paragraph-rsid="00541921" style:font-size-asian="8pt" style:font-size-complex="8pt" fo:hyphenate="true" fo:hyphenation-remain-char-count="2" fo:hyphenation-push-char-count="2"/>
    </style:style>
    <style:style style:name="P442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style:font-name="Tahoma" fo:font-size="8pt" fo:language="en" fo:country="US" officeooo:rsid="004f8c2d" officeooo:paragraph-rsid="004f8c2d" style:font-size-asian="8pt" style:font-size-complex="8pt" fo:hyphenate="true" fo:hyphenation-remain-char-count="2" fo:hyphenation-push-char-count="2"/>
    </style:style>
    <style:style style:name="P443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style:font-name="Tahoma" fo:font-size="8pt" fo:language="en" fo:country="US" officeooo:rsid="0055ec8a" officeooo:paragraph-rsid="0055ec8a" style:font-size-asian="8pt" style:font-size-complex="8pt" fo:hyphenate="true" fo:hyphenation-remain-char-count="2" fo:hyphenation-push-char-count="2"/>
    </style:style>
    <style:style style:name="P444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style:font-name="Tahoma" fo:font-size="8pt" fo:language="en" fo:country="US" officeooo:rsid="005649a4" officeooo:paragraph-rsid="005649a4" style:font-size-asian="8pt" style:font-size-complex="8pt" fo:hyphenate="true" fo:hyphenation-remain-char-count="2" fo:hyphenation-push-char-count="2"/>
    </style:style>
    <style:style style:name="P445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style:font-name="Courier New" fo:font-size="8pt" fo:language="en" fo:country="US" officeooo:rsid="003b0ef9" officeooo:paragraph-rsid="003b0ef9" style:font-size-asian="8pt" style:font-size-complex="8pt" fo:hyphenate="true" fo:hyphenation-remain-char-count="2" fo:hyphenation-push-char-count="2"/>
    </style:style>
    <style:style style:name="P446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style:font-name="Courier New" fo:font-size="8pt" fo:language="en" fo:country="US" officeooo:rsid="003d6b32" officeooo:paragraph-rsid="003d6b32" style:font-size-asian="8pt" style:font-size-complex="8pt" fo:hyphenate="true" fo:hyphenation-remain-char-count="2" fo:hyphenation-push-char-count="2"/>
    </style:style>
    <style:style style:name="P447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style:font-name="Courier New" fo:font-size="8pt" fo:language="en" fo:country="US" officeooo:rsid="003fd2e7" officeooo:paragraph-rsid="003fd2e7" style:font-size-asian="8pt" style:font-size-complex="8pt" fo:hyphenate="true" fo:hyphenation-remain-char-count="2" fo:hyphenation-push-char-count="2"/>
    </style:style>
    <style:style style:name="P448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style:font-name="Courier New" fo:font-size="8pt" fo:language="en" fo:country="US" officeooo:rsid="004773d9" officeooo:paragraph-rsid="004773d9" style:font-size-asian="8pt" style:font-size-complex="8pt" fo:hyphenate="true" fo:hyphenation-remain-char-count="2" fo:hyphenation-push-char-count="2"/>
    </style:style>
    <style:style style:name="P449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style:font-name="Courier New" fo:font-size="8pt" fo:language="en" fo:country="US" officeooo:rsid="004773d9" officeooo:paragraph-rsid="0047f823" style:font-size-asian="8pt" style:font-size-complex="8pt" fo:hyphenate="true" fo:hyphenation-remain-char-count="2" fo:hyphenation-push-char-count="2"/>
    </style:style>
    <style:style style:name="P450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style:font-name="Courier New" fo:font-size="8pt" fo:language="en" fo:country="US" officeooo:rsid="004aa5b6" officeooo:paragraph-rsid="004aa5b6" style:font-size-asian="8pt" style:font-size-complex="8pt" fo:hyphenate="true" fo:hyphenation-remain-char-count="2" fo:hyphenation-push-char-count="2"/>
    </style:style>
    <style:style style:name="P451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style:font-name="Courier New" fo:font-size="8pt" fo:language="en" fo:country="US" officeooo:rsid="00506075" officeooo:paragraph-rsid="00506075" style:font-size-asian="8pt" style:font-size-complex="8pt" fo:hyphenate="true" fo:hyphenation-remain-char-count="2" fo:hyphenation-push-char-count="2"/>
    </style:style>
    <style:style style:name="P452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style:font-name="Courier New" fo:font-size="8pt" fo:language="en" fo:country="US" officeooo:rsid="0051baf2" officeooo:paragraph-rsid="0051baf2" style:font-size-asian="8pt" style:font-size-complex="8pt" fo:hyphenate="true" fo:hyphenation-remain-char-count="2" fo:hyphenation-push-char-count="2"/>
    </style:style>
    <style:style style:name="P453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style:font-name="Courier New" fo:font-size="8pt" fo:language="en" fo:country="US" officeooo:rsid="0051baf2" officeooo:paragraph-rsid="00541921" style:font-size-asian="8pt" style:font-size-complex="8pt" fo:hyphenate="true" fo:hyphenation-remain-char-count="2" fo:hyphenation-push-char-count="2"/>
    </style:style>
    <style:style style:name="P454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style:font-name="Courier New" fo:font-size="8pt" fo:language="en" fo:country="US" officeooo:rsid="0055ec8a" officeooo:paragraph-rsid="0055ec8a" style:font-size-asian="8pt" style:font-size-complex="8pt" fo:hyphenate="true" fo:hyphenation-remain-char-count="2" fo:hyphenation-push-char-count="2"/>
    </style:style>
    <style:style style:name="P455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style:font-name="Courier New" fo:font-size="8pt" fo:language="en" fo:country="US" officeooo:rsid="005649a4" officeooo:paragraph-rsid="005649a4" style:font-size-asian="8pt" style:font-size-complex="8pt" fo:hyphenate="true" fo:hyphenation-remain-char-count="2" fo:hyphenation-push-char-count="2"/>
    </style:style>
    <style:style style:name="P456" style:family="paragraph" style:parent-style-name="Standard" style:master-page-name="">
      <loext:graphic-properties draw:fill="none"/>
      <style:paragraph-properties fo:text-align="start" style:justify-single-word="false" fo:hyphenation-ladder-count="no-limit" style:page-number="auto" fo:background-color="transparent" style:shadow="none">
        <style:tab-stops/>
      </style:paragraph-properties>
      <style:text-properties fo:color="#808080" style:font-name="Courier New" fo:font-size="20pt" fo:language="ru" fo:country="RU" fo:font-weight="bold" officeooo:rsid="002cd434" officeooo:paragraph-rsid="002cd434" style:font-size-asian="20pt" style:font-weight-asian="bold" style:font-size-complex="20pt" style:font-weight-complex="bold" fo:hyphenate="true" fo:hyphenation-remain-char-count="2" fo:hyphenation-push-char-count="2"/>
    </style:style>
    <style:style style:name="P457" style:family="paragraph" style:parent-style-name="Standard" style:master-page-name="">
      <loext:graphic-properties draw:fill="none"/>
      <style:paragraph-properties fo:text-align="justify" style:justify-single-word="false" fo:hyphenation-ladder-count="no-limit" style:page-number="auto" fo:background-color="transparent" style:shadow="none">
        <style:tab-stops/>
      </style:paragraph-properties>
      <style:text-properties fo:color="#000000" style:font-name="Tahoma" fo:font-size="8pt" fo:language="ru" fo:country="RU" fo:font-weight="normal" officeooo:rsid="002e98b8" officeooo:paragraph-rsid="002e98b8" style:font-size-asian="8pt" style:font-weight-asian="normal" style:font-size-complex="8pt" style:font-weight-complex="normal" fo:hyphenate="true" fo:hyphenation-remain-char-count="2" fo:hyphenation-push-char-count="2"/>
    </style:style>
    <style:style style:name="P458" style:family="paragraph" style:parent-style-name="Standard">
      <loext:graphic-properties draw:fill="none"/>
      <style:paragraph-properties fo:text-align="start" style:justify-single-word="false" fo:hyphenation-ladder-count="no-limit" fo:break-before="page" fo:background-color="transparent" style:shadow="none">
        <style:tab-stops/>
      </style:paragraph-properties>
      <style:text-properties fo:color="#808080" style:font-name="Courier New" fo:font-size="20pt" fo:language="ru" fo:country="RU" fo:font-weight="bold" officeooo:rsid="002c9f61" officeooo:paragraph-rsid="002c9f61" style:font-size-asian="20pt" style:font-weight-asian="bold" style:font-size-complex="20pt" style:font-weight-complex="bold" fo:hyphenate="true" fo:hyphenation-remain-char-count="2" fo:hyphenation-push-char-count="2"/>
    </style:style>
    <style:style style:name="P459" style:family="paragraph" style:parent-style-name="Standard">
      <loext:graphic-properties draw:fill="none"/>
      <style:paragraph-properties fo:text-align="justify" style:justify-single-word="false" fo:hyphenation-ladder-count="no-limit" fo:break-before="page" fo:background-color="transparent" style:shadow="none">
        <style:tab-stops/>
      </style:paragraph-properties>
      <style:text-properties fo:color="#808080" style:font-name="Courier New" fo:font-size="10pt" fo:language="ru" fo:country="RU" fo:font-weight="bold" officeooo:rsid="00744798" officeooo:paragraph-rsid="00744798" style:font-size-asian="10pt" style:font-weight-asian="bold" style:font-size-complex="10pt" style:font-weight-complex="bold" fo:hyphenate="true" fo:hyphenation-remain-char-count="2" fo:hyphenation-push-char-count="2"/>
    </style:style>
    <style:style style:name="P460" style:family="paragraph" style:parent-style-name="Standard">
      <loext:graphic-properties draw:fill="none"/>
      <style:paragraph-properties fo:text-align="justify" style:justify-single-word="false" fo:hyphenation-ladder-count="no-limit" fo:break-before="page" fo:background-color="transparent" style:shadow="none">
        <style:tab-stops/>
      </style:paragraph-properties>
      <style:text-properties fo:color="#808080" style:font-name="Courier New" fo:font-size="10pt" fo:language="ru" fo:country="RU" fo:font-weight="bold" officeooo:rsid="00fda1fa" officeooo:paragraph-rsid="00fda1fa" style:font-size-asian="10pt" style:font-weight-asian="bold" style:font-size-complex="10pt" style:font-weight-complex="bold" fo:hyphenate="true" fo:hyphenation-remain-char-count="2" fo:hyphenation-push-char-count="2"/>
    </style:style>
    <style:style style:name="P461" style:family="paragraph" style:parent-style-name="Standard">
      <loext:graphic-properties draw:fill="none"/>
      <style:paragraph-properties fo:text-align="justify" style:justify-single-word="false" fo:hyphenation-ladder-count="no-limit" fo:break-before="page" fo:background-color="transparent" style:shadow="none">
        <style:tab-stops/>
      </style:paragraph-properties>
      <style:text-properties fo:color="#808080" style:font-name="Courier New" fo:font-size="10pt" fo:language="ru" fo:country="RU" fo:font-weight="bold" officeooo:rsid="0109f212" officeooo:paragraph-rsid="010a3350" style:font-size-asian="10pt" style:font-weight-asian="bold" style:font-size-complex="10pt" style:font-weight-complex="bold" fo:hyphenate="true" fo:hyphenation-remain-char-count="2" fo:hyphenation-push-char-count="2"/>
    </style:style>
    <style:style style:name="P462" style:family="paragraph" style:parent-style-name="Standard">
      <loext:graphic-properties draw:fill="none"/>
      <style:paragraph-properties fo:text-align="justify" style:justify-single-word="false" fo:hyphenation-ladder-count="no-limit" fo:break-before="page" fo:background-color="transparent" style:shadow="none">
        <style:tab-stops/>
      </style:paragraph-properties>
      <style:text-properties fo:color="#808080" style:font-name="Courier New" fo:font-size="12pt" fo:language="ru" fo:country="RU" fo:font-weight="bold" officeooo:rsid="00b0f40c" officeooo:paragraph-rsid="00b0f40c" style:font-size-asian="12pt" style:font-weight-asian="bold" style:font-size-complex="12pt" style:font-weight-complex="bold" fo:hyphenate="true" fo:hyphenation-remain-char-count="2" fo:hyphenation-push-char-count="2"/>
    </style:style>
    <style:style style:name="P463" style:family="paragraph" style:parent-style-name="Standard">
      <loext:graphic-properties draw:fill="none"/>
      <style:paragraph-properties fo:text-align="justify" style:justify-single-word="false" fo:hyphenation-ladder-count="no-limit" fo:break-before="page" fo:background-color="transparent" style:shadow="none">
        <style:tab-stops/>
      </style:paragraph-properties>
      <style:text-properties fo:color="#000000" style:font-name="Courier New" fo:font-size="10pt" fo:language="en" fo:country="US" fo:font-weight="normal" officeooo:rsid="00a3fc0c" officeooo:paragraph-rsid="00a3fc0c" style:font-size-asian="10pt" style:font-weight-asian="normal" style:font-size-complex="10pt" style:font-weight-complex="normal" fo:hyphenate="true" fo:hyphenation-remain-char-count="2" fo:hyphenation-push-char-count="2"/>
    </style:style>
    <style:style style:name="P464" style:family="paragraph" style:parent-style-name="Standard">
      <loext:graphic-properties draw:fill="none"/>
      <style:paragraph-properties fo:text-align="justify" style:justify-single-word="false" fo:hyphenation-ladder-count="no-limit" fo:break-before="page" fo:background-color="transparent" style:shadow="none">
        <style:tab-stops/>
      </style:paragraph-properties>
      <style:text-properties fo:color="#000000" style:font-name="Courier New" fo:font-size="10pt" fo:language="en" fo:country="US" fo:font-weight="normal" officeooo:rsid="01298764" officeooo:paragraph-rsid="01298764" style:font-size-asian="10pt" style:font-weight-asian="normal" style:font-size-complex="10pt" style:font-weight-complex="normal" fo:hyphenate="true" fo:hyphenation-remain-char-count="2" fo:hyphenation-push-char-count="2"/>
    </style:style>
    <style:style style:name="P465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8pt" fo:language="en" fo:country="US" fo:font-weight="normal" officeooo:rsid="015d0f0c" officeooo:paragraph-rsid="0167c8e3" style:font-size-asian="8pt" style:font-weight-asian="normal" style:font-size-complex="8pt" style:font-weight-complex="normal" fo:hyphenate="true" fo:hyphenation-remain-char-count="2" fo:hyphenation-push-char-count="2"/>
    </style:style>
    <style:style style:name="P466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8pt" fo:language="en" fo:country="US" fo:font-weight="normal" officeooo:rsid="015db34d" officeooo:paragraph-rsid="0167c8e3" style:font-size-asian="8pt" style:font-weight-asian="normal" style:font-size-complex="8pt" style:font-weight-complex="normal" fo:hyphenate="true" fo:hyphenation-remain-char-count="2" fo:hyphenation-push-char-count="2"/>
    </style:style>
    <style:style style:name="P467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8pt" fo:language="en" fo:country="US" fo:font-weight="normal" officeooo:rsid="015db34d" officeooo:paragraph-rsid="016c5da5" style:font-size-asian="8pt" style:font-weight-asian="normal" style:font-size-complex="8pt" style:font-weight-complex="normal" fo:hyphenate="true" fo:hyphenation-remain-char-count="2" fo:hyphenation-push-char-count="2"/>
    </style:style>
    <style:style style:name="P468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8pt" fo:language="en" fo:country="US" fo:font-weight="normal" officeooo:rsid="015db34d" officeooo:paragraph-rsid="0160ba61" style:font-size-asian="8pt" style:font-weight-asian="normal" style:font-size-complex="8pt" style:font-weight-complex="normal" fo:hyphenate="true" fo:hyphenation-remain-char-count="2" fo:hyphenation-push-char-count="2"/>
    </style:style>
    <style:style style:name="P469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8pt" fo:language="en" fo:country="US" fo:font-weight="normal" officeooo:rsid="01622b07" officeooo:paragraph-rsid="016818ae" style:font-size-asian="8pt" style:font-weight-asian="normal" style:font-size-complex="8pt" style:font-weight-complex="normal" fo:hyphenate="true" fo:hyphenation-remain-char-count="2" fo:hyphenation-push-char-count="2"/>
    </style:style>
    <style:style style:name="P470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8pt" fo:language="en" fo:country="US" fo:font-weight="normal" officeooo:rsid="0169c04b" officeooo:paragraph-rsid="0169c04b" style:font-size-asian="8pt" style:font-weight-asian="normal" style:font-size-complex="8pt" style:font-weight-complex="normal" fo:hyphenate="true" fo:hyphenation-remain-char-count="2" fo:hyphenation-push-char-count="2"/>
    </style:style>
    <style:style style:name="P471" style:family="paragraph" style:parent-style-name="Standard">
      <loext:graphic-properties draw:fill="none"/>
      <style:paragraph-properties fo:text-align="justify" style:justify-single-word="false" fo:hyphenation-ladder-count="no-limit" fo:background-color="transparent" style:shadow="none">
        <style:tab-stops/>
      </style:paragraph-properties>
      <style:text-properties fo:color="#000000" style:font-name="Courier New" fo:font-size="8pt" fo:language="en" fo:country="US" fo:font-weight="normal" officeooo:rsid="016d18be" officeooo:paragraph-rsid="016d18be" style:font-size-asian="8pt" style:font-weight-asian="normal" style:font-size-complex="8pt" style:font-weight-complex="normal" fo:hyphenate="true" fo:hyphenation-remain-char-count="2" fo:hyphenation-push-char-count="2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b226d"/>
    </style:style>
    <style:style style:name="T3" style:family="text">
      <style:text-properties fo:language="en" fo:country="US" officeooo:rsid="0036c8d1"/>
    </style:style>
    <style:style style:name="T4" style:family="text">
      <style:text-properties fo:language="en" fo:country="US" officeooo:rsid="0037abce"/>
    </style:style>
    <style:style style:name="T5" style:family="text">
      <style:text-properties fo:language="en" fo:country="US" officeooo:rsid="005bb6f9"/>
    </style:style>
    <style:style style:name="T6" style:family="text">
      <style:text-properties fo:language="en" fo:country="US" officeooo:rsid="00770768"/>
    </style:style>
    <style:style style:name="T7" style:family="text">
      <style:text-properties fo:language="en" fo:country="US" officeooo:rsid="0085353d"/>
    </style:style>
    <style:style style:name="T8" style:family="text">
      <style:text-properties fo:language="en" fo:country="US" officeooo:rsid="008b68ed"/>
    </style:style>
    <style:style style:name="T9" style:family="text">
      <style:text-properties fo:language="en" fo:country="US" officeooo:rsid="008e0e51"/>
    </style:style>
    <style:style style:name="T10" style:family="text">
      <style:text-properties fo:language="en" fo:country="US" officeooo:rsid="008fd93d"/>
    </style:style>
    <style:style style:name="T11" style:family="text">
      <style:text-properties fo:language="en" fo:country="US" officeooo:rsid="0091f5aa"/>
    </style:style>
    <style:style style:name="T12" style:family="text">
      <style:text-properties fo:language="en" fo:country="US" officeooo:rsid="009af553"/>
    </style:style>
    <style:style style:name="T13" style:family="text">
      <style:text-properties fo:language="en" fo:country="US" officeooo:rsid="009a7fa3"/>
    </style:style>
    <style:style style:name="T14" style:family="text">
      <style:text-properties fo:language="en" fo:country="US" officeooo:rsid="00a3fc0c"/>
    </style:style>
    <style:style style:name="T15" style:family="text">
      <style:text-properties fo:language="en" fo:country="US" officeooo:rsid="00a72fdf"/>
    </style:style>
    <style:style style:name="T16" style:family="text">
      <style:text-properties fo:language="en" fo:country="US" officeooo:rsid="00acff8c"/>
    </style:style>
    <style:style style:name="T17" style:family="text">
      <style:text-properties fo:language="en" fo:country="US" officeooo:rsid="00b3fb90"/>
    </style:style>
    <style:style style:name="T18" style:family="text">
      <style:text-properties fo:language="en" fo:country="US" officeooo:rsid="00b84827"/>
    </style:style>
    <style:style style:name="T19" style:family="text">
      <style:text-properties fo:language="en" fo:country="US" officeooo:rsid="00c35213"/>
    </style:style>
    <style:style style:name="T20" style:family="text">
      <style:text-properties fo:language="en" fo:country="US" officeooo:rsid="00d29d4e"/>
    </style:style>
    <style:style style:name="T21" style:family="text">
      <style:text-properties fo:language="en" fo:country="US" officeooo:rsid="00e15fee"/>
    </style:style>
    <style:style style:name="T22" style:family="text">
      <style:text-properties fo:language="en" fo:country="US" officeooo:rsid="00e33228"/>
    </style:style>
    <style:style style:name="T23" style:family="text">
      <style:text-properties fo:language="en" fo:country="US" officeooo:rsid="00e4c73a"/>
    </style:style>
    <style:style style:name="T24" style:family="text">
      <style:text-properties fo:language="en" fo:country="US" officeooo:rsid="00f1a67c"/>
    </style:style>
    <style:style style:name="T25" style:family="text">
      <style:text-properties fo:language="en" fo:country="US" officeooo:rsid="00f68347"/>
    </style:style>
    <style:style style:name="T26" style:family="text">
      <style:text-properties fo:language="en" fo:country="US" officeooo:rsid="0108460b"/>
    </style:style>
    <style:style style:name="T27" style:family="text">
      <style:text-properties fo:language="en" fo:country="US" officeooo:rsid="011c3ae3"/>
    </style:style>
    <style:style style:name="T28" style:family="text">
      <style:text-properties fo:language="en" fo:country="US" officeooo:rsid="0121efb6"/>
    </style:style>
    <style:style style:name="T29" style:family="text">
      <style:text-properties fo:language="en" fo:country="US" officeooo:rsid="01278e73"/>
    </style:style>
    <style:style style:name="T30" style:family="text">
      <style:text-properties fo:language="en" fo:country="US" officeooo:rsid="01292e52"/>
    </style:style>
    <style:style style:name="T31" style:family="text">
      <style:text-properties fo:language="en" fo:country="US" officeooo:rsid="012be94b"/>
    </style:style>
    <style:style style:name="T32" style:family="text">
      <style:text-properties fo:language="en" fo:country="US" officeooo:rsid="012d83b3"/>
    </style:style>
    <style:style style:name="T33" style:family="text">
      <style:text-properties fo:language="en" fo:country="US" officeooo:rsid="0134134e"/>
    </style:style>
    <style:style style:name="T34" style:family="text">
      <style:text-properties fo:language="en" fo:country="US" officeooo:rsid="0137560e"/>
    </style:style>
    <style:style style:name="T35" style:family="text">
      <style:text-properties fo:language="en" fo:country="US" officeooo:rsid="0135b192"/>
    </style:style>
    <style:style style:name="T36" style:family="text">
      <style:text-properties fo:language="en" fo:country="US" officeooo:rsid="01435cf1"/>
    </style:style>
    <style:style style:name="T37" style:family="text">
      <style:text-properties fo:language="en" fo:country="US" officeooo:rsid="015850d2"/>
    </style:style>
    <style:style style:name="T38" style:family="text">
      <style:text-properties fo:language="en" fo:country="US" officeooo:rsid="015f522f"/>
    </style:style>
    <style:style style:name="T39" style:family="text">
      <style:text-properties officeooo:rsid="002e98b8"/>
    </style:style>
    <style:style style:name="T40" style:family="text">
      <style:text-properties fo:language="ru" fo:country="RU"/>
    </style:style>
    <style:style style:name="T41" style:family="text">
      <style:text-properties fo:language="ru" fo:country="RU" officeooo:rsid="003d33e7"/>
    </style:style>
    <style:style style:name="T42" style:family="text">
      <style:text-properties fo:language="ru" fo:country="RU" officeooo:rsid="0047f823"/>
    </style:style>
    <style:style style:name="T43" style:family="text">
      <style:text-properties fo:language="ru" fo:country="RU" officeooo:rsid="00535c4e"/>
    </style:style>
    <style:style style:name="T44" style:family="text">
      <style:text-properties fo:language="ru" fo:country="RU" officeooo:rsid="0053f914"/>
    </style:style>
    <style:style style:name="T45" style:family="text">
      <style:text-properties fo:language="ru" fo:country="RU" officeooo:rsid="00541921"/>
    </style:style>
    <style:style style:name="T46" style:family="text">
      <style:text-properties fo:language="ru" fo:country="RU" officeooo:rsid="00726d65"/>
    </style:style>
    <style:style style:name="T47" style:family="text">
      <style:text-properties fo:language="ru" fo:country="RU" officeooo:rsid="007bb578"/>
    </style:style>
    <style:style style:name="T48" style:family="text">
      <style:text-properties fo:language="ru" fo:country="RU" officeooo:rsid="007fa571"/>
    </style:style>
    <style:style style:name="T49" style:family="text">
      <style:text-properties fo:language="ru" fo:country="RU" officeooo:rsid="008299b3"/>
    </style:style>
    <style:style style:name="T50" style:family="text">
      <style:text-properties fo:language="ru" fo:country="RU" officeooo:rsid="009ff62d"/>
    </style:style>
    <style:style style:name="T51" style:family="text">
      <style:text-properties fo:language="ru" fo:country="RU" officeooo:rsid="00b6a278"/>
    </style:style>
    <style:style style:name="T52" style:family="text">
      <style:text-properties fo:language="ru" fo:country="RU" officeooo:rsid="00b845bc"/>
    </style:style>
    <style:style style:name="T53" style:family="text">
      <style:text-properties fo:language="ru" fo:country="RU" officeooo:rsid="00e80e2b"/>
    </style:style>
    <style:style style:name="T54" style:family="text">
      <style:text-properties fo:language="ru" fo:country="RU" officeooo:rsid="00fb5bc3"/>
    </style:style>
    <style:style style:name="T55" style:family="text">
      <style:text-properties fo:language="ru" fo:country="RU" officeooo:rsid="015f522f"/>
    </style:style>
    <style:style style:name="T56" style:family="text">
      <style:text-properties fo:language="ru" fo:country="RU" officeooo:rsid="0160ba61"/>
    </style:style>
    <style:style style:name="T57" style:family="text">
      <style:text-properties fo:language="ru" fo:country="RU" officeooo:rsid="01622b07"/>
    </style:style>
    <style:style style:name="T58" style:family="text">
      <style:text-properties style:text-position="super 58%" style:font-name="Courier New" fo:language="en" fo:country="US" style:text-underline-style="solid" style:text-underline-width="auto" style:text-underline-color="font-color"/>
    </style:style>
    <style:style style:name="T59" style:family="text">
      <style:text-properties style:text-position="0% 100%" style:font-name="Courier New" fo:language="en" fo:country="US" style:text-underline-style="none"/>
    </style:style>
    <style:style style:name="T60" style:family="text">
      <style:text-properties style:font-name="Courier New"/>
    </style:style>
    <style:style style:name="T61" style:family="text">
      <style:text-properties style:font-name="Courier New" fo:language="en" fo:country="US"/>
    </style:style>
    <style:style style:name="T62" style:family="text">
      <style:text-properties style:font-name="Courier New" fo:language="en" fo:country="US" officeooo:rsid="0036c8d1"/>
    </style:style>
    <style:style style:name="T63" style:family="text">
      <style:text-properties style:font-name="Courier New" fo:language="en" fo:country="US" officeooo:rsid="0037606e"/>
    </style:style>
    <style:style style:name="T64" style:family="text">
      <style:text-properties style:font-name="Courier New" fo:language="en" fo:country="US" officeooo:rsid="00379592"/>
    </style:style>
    <style:style style:name="T65" style:family="text">
      <style:text-properties style:font-name="Courier New" fo:language="en" fo:country="US" officeooo:rsid="0037abce"/>
    </style:style>
    <style:style style:name="T66" style:family="text">
      <style:text-properties style:font-name="Courier New" fo:language="en" fo:country="US" officeooo:rsid="0041443a"/>
    </style:style>
    <style:style style:name="T67" style:family="text">
      <style:text-properties style:font-name="Courier New" fo:language="en" fo:country="US" officeooo:rsid="0047f823"/>
    </style:style>
    <style:style style:name="T68" style:family="text">
      <style:text-properties style:font-name="Courier New" fo:language="en" fo:country="US" officeooo:rsid="00496c13"/>
    </style:style>
    <style:style style:name="T69" style:family="text">
      <style:text-properties style:font-name="Courier New" fo:language="en" fo:country="US" officeooo:rsid="004f1004"/>
    </style:style>
    <style:style style:name="T70" style:family="text">
      <style:text-properties style:font-name="Courier New" fo:language="en" fo:country="US" officeooo:rsid="00506075"/>
    </style:style>
    <style:style style:name="T71" style:family="text">
      <style:text-properties style:font-name="Courier New" fo:language="en" fo:country="US" officeooo:rsid="0055ec8a"/>
    </style:style>
    <style:style style:name="T72" style:family="text">
      <style:text-properties style:font-name="Courier New" fo:language="en" fo:country="US" officeooo:rsid="005bb6f9"/>
    </style:style>
    <style:style style:name="T73" style:family="text">
      <style:text-properties style:font-name="Courier New" fo:language="en" fo:country="US" officeooo:rsid="00630b13"/>
    </style:style>
    <style:style style:name="T74" style:family="text">
      <style:text-properties style:font-name="Courier New" fo:language="en" fo:country="US" officeooo:rsid="00770768"/>
    </style:style>
    <style:style style:name="T75" style:family="text">
      <style:text-properties style:font-name="Courier New" fo:language="en" fo:country="US" officeooo:rsid="00717104"/>
    </style:style>
    <style:style style:name="T76" style:family="text">
      <style:text-properties style:font-name="Courier New" fo:language="en" fo:country="US" officeooo:rsid="00788d27"/>
    </style:style>
    <style:style style:name="T77" style:family="text">
      <style:text-properties style:font-name="Courier New" fo:language="en" fo:country="US" officeooo:rsid="0085353d"/>
    </style:style>
    <style:style style:name="T78" style:family="text">
      <style:text-properties style:font-name="Courier New" fo:language="en" fo:country="US" officeooo:rsid="00872a51"/>
    </style:style>
    <style:style style:name="T79" style:family="text">
      <style:text-properties style:font-name="Courier New" fo:language="en" fo:country="US" officeooo:rsid="008b68ed"/>
    </style:style>
    <style:style style:name="T80" style:family="text">
      <style:text-properties style:font-name="Courier New" fo:language="en" fo:country="US" officeooo:rsid="008d7fb6"/>
    </style:style>
    <style:style style:name="T81" style:family="text">
      <style:text-properties style:font-name="Courier New" fo:language="en" fo:country="US" officeooo:rsid="008e0e51"/>
    </style:style>
    <style:style style:name="T82" style:family="text">
      <style:text-properties style:font-name="Courier New" fo:language="en" fo:country="US" officeooo:rsid="008e9ad4"/>
    </style:style>
    <style:style style:name="T83" style:family="text">
      <style:text-properties style:font-name="Courier New" fo:language="en" fo:country="US" officeooo:rsid="008fd93d"/>
    </style:style>
    <style:style style:name="T84" style:family="text">
      <style:text-properties style:font-name="Courier New" fo:language="en" fo:country="US" officeooo:rsid="009186ca"/>
    </style:style>
    <style:style style:name="T85" style:family="text">
      <style:text-properties style:font-name="Courier New" fo:language="en" fo:country="US" officeooo:rsid="0091f5aa"/>
    </style:style>
    <style:style style:name="T86" style:family="text">
      <style:text-properties style:font-name="Courier New" fo:language="en" fo:country="US" officeooo:rsid="0092c090"/>
    </style:style>
    <style:style style:name="T87" style:family="text">
      <style:text-properties style:font-name="Courier New" fo:language="en" fo:country="US" officeooo:rsid="00957334"/>
    </style:style>
    <style:style style:name="T88" style:family="text">
      <style:text-properties style:font-name="Courier New" fo:language="en" fo:country="US" officeooo:rsid="0096ecca"/>
    </style:style>
    <style:style style:name="T89" style:family="text">
      <style:text-properties style:font-name="Courier New" fo:language="en" fo:country="US" officeooo:rsid="009af553"/>
    </style:style>
    <style:style style:name="T90" style:family="text">
      <style:text-properties style:font-name="Courier New" fo:language="en" fo:country="US" officeooo:rsid="009a7fa3"/>
    </style:style>
    <style:style style:name="T91" style:family="text">
      <style:text-properties style:font-name="Courier New" fo:language="en" fo:country="US" officeooo:rsid="00a9db07"/>
    </style:style>
    <style:style style:name="T92" style:family="text">
      <style:text-properties style:font-name="Courier New" fo:language="en" fo:country="US" officeooo:rsid="00a72fdf"/>
    </style:style>
    <style:style style:name="T93" style:family="text">
      <style:text-properties style:font-name="Courier New" fo:language="en" fo:country="US" officeooo:rsid="00acff8c"/>
    </style:style>
    <style:style style:name="T94" style:family="text">
      <style:text-properties style:font-name="Courier New" fo:language="en" fo:country="US" officeooo:rsid="00b3fb90"/>
    </style:style>
    <style:style style:name="T95" style:family="text">
      <style:text-properties style:font-name="Courier New" fo:language="en" fo:country="US" officeooo:rsid="00b84827"/>
    </style:style>
    <style:style style:name="T96" style:family="text">
      <style:text-properties style:font-name="Courier New" fo:language="en" fo:country="US" officeooo:rsid="00b8d02b"/>
    </style:style>
    <style:style style:name="T97" style:family="text">
      <style:text-properties style:font-name="Courier New" fo:language="en" fo:country="US" officeooo:rsid="00bf917b"/>
    </style:style>
    <style:style style:name="T98" style:family="text">
      <style:text-properties style:font-name="Courier New" fo:language="en" fo:country="US" officeooo:rsid="00c35213"/>
    </style:style>
    <style:style style:name="T99" style:family="text">
      <style:text-properties style:font-name="Courier New" fo:language="en" fo:country="US" officeooo:rsid="00c8026a"/>
    </style:style>
    <style:style style:name="T100" style:family="text">
      <style:text-properties style:font-name="Courier New" fo:language="en" fo:country="US" officeooo:rsid="00cb227c"/>
    </style:style>
    <style:style style:name="T101" style:family="text">
      <style:text-properties style:font-name="Courier New" fo:language="en" fo:country="US" officeooo:rsid="00cc5c11"/>
    </style:style>
    <style:style style:name="T102" style:family="text">
      <style:text-properties style:font-name="Courier New" fo:language="en" fo:country="US" officeooo:rsid="00b09ac4"/>
    </style:style>
    <style:style style:name="T103" style:family="text">
      <style:text-properties style:font-name="Courier New" fo:language="en" fo:country="US" officeooo:rsid="00d04d89"/>
    </style:style>
    <style:style style:name="T104" style:family="text">
      <style:text-properties style:font-name="Courier New" fo:language="en" fo:country="US" officeooo:rsid="00d29d4e"/>
    </style:style>
    <style:style style:name="T105" style:family="text">
      <style:text-properties style:font-name="Courier New" fo:language="en" fo:country="US" officeooo:rsid="00d903ce"/>
    </style:style>
    <style:style style:name="T106" style:family="text">
      <style:text-properties style:font-name="Courier New" fo:language="en" fo:country="US" officeooo:rsid="00e15fee"/>
    </style:style>
    <style:style style:name="T107" style:family="text">
      <style:text-properties style:font-name="Courier New" fo:language="en" fo:country="US" officeooo:rsid="00e33228"/>
    </style:style>
    <style:style style:name="T108" style:family="text">
      <style:text-properties style:font-name="Courier New" fo:language="en" fo:country="US" officeooo:rsid="00e4c73a"/>
    </style:style>
    <style:style style:name="T109" style:family="text">
      <style:text-properties style:font-name="Courier New" fo:language="en" fo:country="US" officeooo:rsid="00e8cdf5"/>
    </style:style>
    <style:style style:name="T110" style:family="text">
      <style:text-properties style:font-name="Courier New" fo:language="en" fo:country="US" officeooo:rsid="00ea0e91"/>
    </style:style>
    <style:style style:name="T111" style:family="text">
      <style:text-properties style:font-name="Courier New" fo:language="en" fo:country="US" officeooo:rsid="00f065bb"/>
    </style:style>
    <style:style style:name="T112" style:family="text">
      <style:text-properties style:font-name="Courier New" fo:language="en" fo:country="US" officeooo:rsid="00f1a67c"/>
    </style:style>
    <style:style style:name="T113" style:family="text">
      <style:text-properties style:font-name="Courier New" fo:language="en" fo:country="US" officeooo:rsid="00fd1d7f"/>
    </style:style>
    <style:style style:name="T114" style:family="text">
      <style:text-properties style:font-name="Courier New" fo:language="en" fo:country="US" officeooo:rsid="00fda1fa"/>
    </style:style>
    <style:style style:name="T115" style:family="text">
      <style:text-properties style:font-name="Courier New" fo:language="en" fo:country="US" officeooo:rsid="01018865"/>
    </style:style>
    <style:style style:name="T116" style:family="text">
      <style:text-properties style:font-name="Courier New" fo:language="en" fo:country="US" officeooo:rsid="0116e9be"/>
    </style:style>
    <style:style style:name="T117" style:family="text">
      <style:text-properties style:font-name="Courier New" fo:language="en" fo:country="US" officeooo:rsid="011acd79"/>
    </style:style>
    <style:style style:name="T118" style:family="text">
      <style:text-properties style:font-name="Courier New" fo:language="en" fo:country="US" officeooo:rsid="011c3ae3"/>
    </style:style>
    <style:style style:name="T119" style:family="text">
      <style:text-properties style:font-name="Courier New" fo:language="en" fo:country="US" officeooo:rsid="0121efb6"/>
    </style:style>
    <style:style style:name="T120" style:family="text">
      <style:text-properties style:font-name="Courier New" fo:language="en" fo:country="US" officeooo:rsid="01278e73"/>
    </style:style>
    <style:style style:name="T121" style:family="text">
      <style:text-properties style:font-name="Courier New" fo:language="en" fo:country="US" officeooo:rsid="01292e52"/>
    </style:style>
    <style:style style:name="T122" style:family="text">
      <style:text-properties style:font-name="Courier New" fo:language="en" fo:country="US" officeooo:rsid="012be94b"/>
    </style:style>
    <style:style style:name="T123" style:family="text">
      <style:text-properties style:font-name="Courier New" fo:language="en" fo:country="US" officeooo:rsid="012c0446"/>
    </style:style>
    <style:style style:name="T124" style:family="text">
      <style:text-properties style:font-name="Courier New" fo:language="en" fo:country="US" officeooo:rsid="0134134e"/>
    </style:style>
    <style:style style:name="T125" style:family="text">
      <style:text-properties style:font-name="Courier New" fo:language="en" fo:country="US" officeooo:rsid="0137560e"/>
    </style:style>
    <style:style style:name="T126" style:family="text">
      <style:text-properties style:font-name="Courier New" fo:language="en" fo:country="US" officeooo:rsid="0138db9a"/>
    </style:style>
    <style:style style:name="T127" style:family="text">
      <style:text-properties style:font-name="Courier New" fo:language="en" fo:country="US" officeooo:rsid="0135b192"/>
    </style:style>
    <style:style style:name="T128" style:family="text">
      <style:text-properties style:font-name="Courier New" fo:language="en" fo:country="US" officeooo:rsid="013f51fa"/>
    </style:style>
    <style:style style:name="T129" style:family="text">
      <style:text-properties style:font-name="Courier New" fo:language="en" fo:country="US" officeooo:rsid="01435cf1"/>
    </style:style>
    <style:style style:name="T130" style:family="text">
      <style:text-properties style:font-name="Courier New" fo:language="en" fo:country="US" officeooo:rsid="014d7ebc"/>
    </style:style>
    <style:style style:name="T131" style:family="text">
      <style:text-properties style:font-name="Courier New" fo:language="en" fo:country="US" officeooo:rsid="015850d2"/>
    </style:style>
    <style:style style:name="T132" style:family="text">
      <style:text-properties style:font-name="Courier New" fo:language="en" fo:country="US" officeooo:rsid="015f522f"/>
    </style:style>
    <style:style style:name="T133" style:family="text">
      <style:text-properties style:font-name="Courier New" fo:language="ru" fo:country="RU"/>
    </style:style>
    <style:style style:name="T134" style:family="text">
      <style:text-properties style:font-name="Courier New" fo:language="ru" fo:country="RU" officeooo:rsid="00e80e2b"/>
    </style:style>
    <style:style style:name="T135" style:family="text">
      <style:text-properties style:font-name="Courier New" officeooo:rsid="0037606e"/>
    </style:style>
    <style:style style:name="T136" style:family="text">
      <style:text-properties style:font-name="Courier New" officeooo:rsid="00379592"/>
    </style:style>
    <style:style style:name="T137" style:family="text">
      <style:text-properties style:font-name="Courier New" officeooo:rsid="0041443a"/>
    </style:style>
    <style:style style:name="T138" style:family="text">
      <style:text-properties style:font-name="Courier New" officeooo:rsid="0047f823"/>
    </style:style>
    <style:style style:name="T139" style:family="text">
      <style:text-properties style:font-name="Courier New" officeooo:rsid="004f1004"/>
    </style:style>
    <style:style style:name="T140" style:family="text">
      <style:text-properties style:font-name="Courier New" officeooo:rsid="00506075"/>
    </style:style>
    <style:style style:name="T141" style:family="text">
      <style:text-properties style:font-name="Courier New" officeooo:rsid="0055ec8a"/>
    </style:style>
    <style:style style:name="T142" style:family="text">
      <style:text-properties style:font-name="Courier New" officeooo:rsid="00630b13"/>
    </style:style>
    <style:style style:name="T143" style:family="text">
      <style:text-properties style:font-name="Courier New" officeooo:rsid="00770768"/>
    </style:style>
    <style:style style:name="T144" style:family="text">
      <style:text-properties style:font-name="Courier New" officeooo:rsid="00788d27"/>
    </style:style>
    <style:style style:name="T145" style:family="text">
      <style:text-properties style:font-name="Courier New" officeooo:rsid="0085353d"/>
    </style:style>
    <style:style style:name="T146" style:family="text">
      <style:text-properties style:font-name="Courier New" officeooo:rsid="008b68ed"/>
    </style:style>
    <style:style style:name="T147" style:family="text">
      <style:text-properties style:font-name="Courier New" officeooo:rsid="008d7fb6"/>
    </style:style>
    <style:style style:name="T148" style:family="text">
      <style:text-properties style:font-name="Courier New" officeooo:rsid="008e0e51"/>
    </style:style>
    <style:style style:name="T149" style:family="text">
      <style:text-properties style:font-name="Courier New" officeooo:rsid="008e9ad4"/>
    </style:style>
    <style:style style:name="T150" style:family="text">
      <style:text-properties style:font-name="Courier New" officeooo:rsid="008fd93d"/>
    </style:style>
    <style:style style:name="T151" style:family="text">
      <style:text-properties style:font-name="Courier New" officeooo:rsid="009186ca"/>
    </style:style>
    <style:style style:name="T152" style:family="text">
      <style:text-properties style:font-name="Courier New" officeooo:rsid="00957334"/>
    </style:style>
    <style:style style:name="T153" style:family="text">
      <style:text-properties style:font-name="Courier New" officeooo:rsid="0096ecca"/>
    </style:style>
    <style:style style:name="T154" style:family="text">
      <style:text-properties style:font-name="Courier New" officeooo:rsid="009a7fa3"/>
    </style:style>
    <style:style style:name="T155" style:family="text">
      <style:text-properties style:font-name="Courier New" officeooo:rsid="00a72fdf"/>
    </style:style>
    <style:style style:name="T156" style:family="text">
      <style:text-properties style:font-name="Courier New" officeooo:rsid="00b3fb90"/>
    </style:style>
    <style:style style:name="T157" style:family="text">
      <style:text-properties style:font-name="Courier New" officeooo:rsid="00b8d02b"/>
    </style:style>
    <style:style style:name="T158" style:family="text">
      <style:text-properties style:font-name="Courier New" officeooo:rsid="00bf3c93"/>
    </style:style>
    <style:style style:name="T159" style:family="text">
      <style:text-properties style:font-name="Courier New" officeooo:rsid="00c35213"/>
    </style:style>
    <style:style style:name="T160" style:family="text">
      <style:text-properties style:font-name="Courier New" officeooo:rsid="00c2da60"/>
    </style:style>
    <style:style style:name="T161" style:family="text">
      <style:text-properties style:font-name="Courier New" officeooo:rsid="00cb227c"/>
    </style:style>
    <style:style style:name="T162" style:family="text">
      <style:text-properties style:font-name="Courier New" officeooo:rsid="00cc5c11"/>
    </style:style>
    <style:style style:name="T163" style:family="text">
      <style:text-properties style:font-name="Courier New" officeooo:rsid="00cde6bd"/>
    </style:style>
    <style:style style:name="T164" style:family="text">
      <style:text-properties style:font-name="Courier New" officeooo:rsid="00d04d89"/>
    </style:style>
    <style:style style:name="T165" style:family="text">
      <style:text-properties style:font-name="Courier New" officeooo:rsid="00d0ce94"/>
    </style:style>
    <style:style style:name="T166" style:family="text">
      <style:text-properties style:font-name="Courier New" officeooo:rsid="00d29d4e"/>
    </style:style>
    <style:style style:name="T167" style:family="text">
      <style:text-properties style:font-name="Courier New" officeooo:rsid="00d903ce"/>
    </style:style>
    <style:style style:name="T168" style:family="text">
      <style:text-properties style:font-name="Courier New" officeooo:rsid="00dbbf6b"/>
    </style:style>
    <style:style style:name="T169" style:family="text">
      <style:text-properties style:font-name="Courier New" officeooo:rsid="00e15fee"/>
    </style:style>
    <style:style style:name="T170" style:family="text">
      <style:text-properties style:font-name="Courier New" officeooo:rsid="00e33228"/>
    </style:style>
    <style:style style:name="T171" style:family="text">
      <style:text-properties style:font-name="Courier New" officeooo:rsid="00e4c73a"/>
    </style:style>
    <style:style style:name="T172" style:family="text">
      <style:text-properties style:font-name="Courier New" officeooo:rsid="00e80e2b"/>
    </style:style>
    <style:style style:name="T173" style:family="text">
      <style:text-properties style:font-name="Courier New" officeooo:rsid="00e8cdf5"/>
    </style:style>
    <style:style style:name="T174" style:family="text">
      <style:text-properties style:font-name="Courier New" officeooo:rsid="00efa84b"/>
    </style:style>
    <style:style style:name="T175" style:family="text">
      <style:text-properties style:font-name="Courier New" officeooo:rsid="00f1a67c"/>
    </style:style>
    <style:style style:name="T176" style:family="text">
      <style:text-properties style:font-name="Courier New" officeooo:rsid="01018865"/>
    </style:style>
    <style:style style:name="T177" style:family="text">
      <style:text-properties style:font-name="Courier New" officeooo:rsid="0106012c"/>
    </style:style>
    <style:style style:name="T178" style:family="text">
      <style:text-properties style:font-name="Courier New" officeooo:rsid="0116e9be"/>
    </style:style>
    <style:style style:name="T179" style:family="text">
      <style:text-properties style:font-name="Courier New" officeooo:rsid="011c3ae3"/>
    </style:style>
    <style:style style:name="T180" style:family="text">
      <style:text-properties style:font-name="Courier New" officeooo:rsid="0121efb6"/>
    </style:style>
    <style:style style:name="T181" style:family="text">
      <style:text-properties style:font-name="Courier New" officeooo:rsid="0120cc30"/>
    </style:style>
    <style:style style:name="T182" style:family="text">
      <style:text-properties style:font-name="Courier New" officeooo:rsid="012be94b"/>
    </style:style>
    <style:style style:name="T183" style:family="text">
      <style:text-properties style:font-name="Courier New" officeooo:rsid="012c0446"/>
    </style:style>
    <style:style style:name="T184" style:family="text">
      <style:text-properties style:font-name="Courier New" officeooo:rsid="0134134e"/>
    </style:style>
    <style:style style:name="T185" style:family="text">
      <style:text-properties style:font-name="Courier New" officeooo:rsid="0137560e"/>
    </style:style>
    <style:style style:name="T186" style:family="text">
      <style:text-properties style:font-name="Courier New" officeooo:rsid="0135b192"/>
    </style:style>
    <style:style style:name="T187" style:family="text">
      <style:text-properties style:font-name="Courier New" officeooo:rsid="013f51fa"/>
    </style:style>
    <style:style style:name="T188" style:family="text">
      <style:text-properties style:font-name="Courier New" officeooo:rsid="01435cf1"/>
    </style:style>
    <style:style style:name="T189" style:family="text">
      <style:text-properties style:font-name="Courier New" officeooo:rsid="014d7ebc"/>
    </style:style>
    <style:style style:name="T190" style:family="text">
      <style:text-properties style:font-name="Courier New" officeooo:rsid="015202a8"/>
    </style:style>
    <style:style style:name="T191" style:family="text">
      <style:text-properties style:font-name="Courier New" officeooo:rsid="015850d2"/>
    </style:style>
    <style:style style:name="T192" style:family="text">
      <style:text-properties officeooo:rsid="002eeb3e"/>
    </style:style>
    <style:style style:name="T193" style:family="text">
      <style:text-properties officeooo:rsid="0036c8d1"/>
    </style:style>
    <style:style style:name="T194" style:family="text">
      <style:text-properties officeooo:rsid="0037606e"/>
    </style:style>
    <style:style style:name="T195" style:family="text">
      <style:text-properties officeooo:rsid="00379592"/>
    </style:style>
    <style:style style:name="T196" style:family="text">
      <style:text-properties officeooo:rsid="0037abce"/>
    </style:style>
    <style:style style:name="T197" style:family="text">
      <style:text-properties officeooo:rsid="003ec584"/>
    </style:style>
    <style:style style:name="T198" style:family="text">
      <style:text-properties officeooo:rsid="003fd2e7"/>
    </style:style>
    <style:style style:name="T199" style:family="text">
      <style:text-properties officeooo:rsid="0041443a"/>
    </style:style>
    <style:style style:name="T200" style:family="text">
      <style:text-properties officeooo:rsid="0047f823"/>
    </style:style>
    <style:style style:name="T201" style:family="text">
      <style:text-properties officeooo:rsid="00493e95"/>
    </style:style>
    <style:style style:name="T202" style:family="text">
      <style:text-properties officeooo:rsid="004b33de"/>
    </style:style>
    <style:style style:name="T203" style:family="text">
      <style:text-properties officeooo:rsid="004f1004"/>
    </style:style>
    <style:style style:name="T204" style:family="text">
      <style:text-properties officeooo:rsid="004f8c2d"/>
    </style:style>
    <style:style style:name="T205" style:family="text">
      <style:text-properties officeooo:rsid="00506075"/>
    </style:style>
    <style:style style:name="T206" style:family="text">
      <style:text-properties officeooo:rsid="0053f914"/>
    </style:style>
    <style:style style:name="T207" style:family="text">
      <style:text-properties officeooo:rsid="00541921"/>
    </style:style>
    <style:style style:name="T208" style:family="text">
      <style:text-properties officeooo:rsid="0055ec8a"/>
    </style:style>
    <style:style style:name="T209" style:family="text">
      <style:text-properties officeooo:rsid="005643a8"/>
    </style:style>
    <style:style style:name="T210" style:family="text">
      <style:text-properties style:font-name="Tahoma"/>
    </style:style>
    <style:style style:name="T211" style:family="text">
      <style:text-properties style:font-name="Tahoma" fo:language="en" fo:country="US"/>
    </style:style>
    <style:style style:name="T212" style:family="text">
      <style:text-properties style:font-name="Tahoma" fo:language="en" fo:country="US" officeooo:rsid="008e0e51"/>
    </style:style>
    <style:style style:name="T213" style:family="text">
      <style:text-properties style:font-name="Tahoma" fo:language="en" fo:country="US" officeooo:rsid="009186ca"/>
    </style:style>
    <style:style style:name="T214" style:family="text">
      <style:text-properties style:font-name="Tahoma" fo:language="en" fo:country="US" officeooo:rsid="0096ecca"/>
    </style:style>
    <style:style style:name="T215" style:family="text">
      <style:text-properties style:font-name="Tahoma" fo:language="en" fo:country="US" officeooo:rsid="00fd1d7f"/>
    </style:style>
    <style:style style:name="T216" style:family="text">
      <style:text-properties style:font-name="Tahoma" officeooo:rsid="008e0e51"/>
    </style:style>
    <style:style style:name="T217" style:family="text">
      <style:text-properties style:font-name="Tahoma" officeooo:rsid="009186ca"/>
    </style:style>
    <style:style style:name="T218" style:family="text">
      <style:text-properties style:font-name="Tahoma" officeooo:rsid="0096ecca"/>
    </style:style>
    <style:style style:name="T219" style:family="text">
      <style:text-properties style:font-name="Tahoma" officeooo:rsid="00b6a278"/>
    </style:style>
    <style:style style:name="T220" style:family="text">
      <style:text-properties style:font-name="Tahoma" officeooo:rsid="00d903ce"/>
    </style:style>
    <style:style style:name="T221" style:family="text">
      <style:text-properties style:font-name="Tahoma" officeooo:rsid="00df89c7"/>
    </style:style>
    <style:style style:name="T222" style:family="text">
      <style:text-properties style:font-name="Tahoma" officeooo:rsid="00dbbf6b"/>
    </style:style>
    <style:style style:name="T223" style:family="text">
      <style:text-properties style:font-name="Tahoma" officeooo:rsid="00f806c5"/>
    </style:style>
    <style:style style:name="T224" style:family="text">
      <style:text-properties style:font-name="Tahoma" officeooo:rsid="00fd1d7f"/>
    </style:style>
    <style:style style:name="T225" style:family="text">
      <style:text-properties style:font-name="Tahoma" officeooo:rsid="0100be73"/>
    </style:style>
    <style:style style:name="T226" style:family="text">
      <style:text-properties style:font-name="Tahoma" officeooo:rsid="0131cbad"/>
    </style:style>
    <style:style style:name="T227" style:family="text">
      <style:text-properties style:font-name="Tahoma" fo:language="ru" fo:country="RU"/>
    </style:style>
    <style:style style:name="T228" style:family="text">
      <style:text-properties style:font-name="Tahoma" fo:language="ru" fo:country="RU" officeooo:rsid="015f522f"/>
    </style:style>
    <style:style style:name="T229" style:family="text">
      <style:text-properties style:font-name="Tahoma" fo:language="ru" fo:country="RU" officeooo:rsid="0160ba61"/>
    </style:style>
    <style:style style:name="T230" style:family="text">
      <style:text-properties style:font-name="Tahoma" fo:language="ru" fo:country="RU" officeooo:rsid="01622b07"/>
    </style:style>
    <style:style style:name="T231" style:family="text">
      <style:text-properties style:font-name="Tahoma" fo:language="ru" fo:country="RU" officeooo:rsid="0163419c"/>
    </style:style>
    <style:style style:name="T232" style:family="text">
      <style:text-properties style:font-name="Tahoma" fo:language="ru" fo:country="RU" officeooo:rsid="0167c8e3"/>
    </style:style>
    <style:style style:name="T233" style:family="text">
      <style:text-properties style:font-name="Tahoma" fo:language="ru" fo:country="RU" officeooo:rsid="016818ae"/>
    </style:style>
    <style:style style:name="T234" style:family="text">
      <style:text-properties style:font-name="Tahoma" fo:language="ru" fo:country="RU" officeooo:rsid="016b3762"/>
    </style:style>
    <style:style style:name="T235" style:family="text">
      <style:text-properties style:font-name="Tahoma" fo:language="ru" fo:country="RU" officeooo:rsid="016d18be"/>
    </style:style>
    <style:style style:name="T236" style:family="text">
      <style:text-properties style:font-name="Tahoma" officeooo:rsid="0160ba61"/>
    </style:style>
    <style:style style:name="T237" style:family="text">
      <style:text-properties style:font-name="Tahoma" officeooo:rsid="01622b07"/>
    </style:style>
    <style:style style:name="T238" style:family="text">
      <style:text-properties style:font-name="Tahoma" officeooo:rsid="016d18be"/>
    </style:style>
    <style:style style:name="T239" style:family="text">
      <style:text-properties officeooo:rsid="005fc216"/>
    </style:style>
    <style:style style:name="T240" style:family="text">
      <style:text-properties officeooo:rsid="0062f75f"/>
    </style:style>
    <style:style style:name="T241" style:family="text">
      <style:text-properties officeooo:rsid="00630b13"/>
    </style:style>
    <style:style style:name="T242" style:family="text">
      <style:text-properties officeooo:rsid="0064fb60"/>
    </style:style>
    <style:style style:name="T243" style:family="text">
      <style:text-properties officeooo:rsid="00662831"/>
    </style:style>
    <style:style style:name="T244" style:family="text">
      <style:text-properties officeooo:rsid="006f9d8b"/>
    </style:style>
    <style:style style:name="T245" style:family="text">
      <style:text-properties officeooo:rsid="00744798"/>
    </style:style>
    <style:style style:name="T246" style:family="text">
      <style:text-properties officeooo:rsid="0074eca3"/>
    </style:style>
    <style:style style:name="T247" style:family="text">
      <style:text-properties officeooo:rsid="007574c9"/>
    </style:style>
    <style:style style:name="T248" style:family="text">
      <style:text-properties officeooo:rsid="00757947"/>
    </style:style>
    <style:style style:name="T249" style:family="text">
      <style:text-properties officeooo:rsid="00770768"/>
    </style:style>
    <style:style style:name="T250" style:family="text">
      <style:text-properties officeooo:rsid="00788d27"/>
    </style:style>
    <style:style style:name="T251" style:family="text">
      <style:text-properties officeooo:rsid="0078bc2a"/>
    </style:style>
    <style:style style:name="T252" style:family="text">
      <style:text-properties officeooo:rsid="007d93fe"/>
    </style:style>
    <style:style style:name="T253" style:family="text">
      <style:text-properties officeooo:rsid="007fa571"/>
    </style:style>
    <style:style style:name="T254" style:family="text">
      <style:text-properties officeooo:rsid="008299b3"/>
    </style:style>
    <style:style style:name="T255" style:family="text">
      <style:text-properties officeooo:rsid="0085353d"/>
    </style:style>
    <style:style style:name="T256" style:family="text">
      <style:text-properties officeooo:rsid="00872a51"/>
    </style:style>
    <style:style style:name="T257" style:family="text">
      <style:text-properties officeooo:rsid="00899fc4"/>
    </style:style>
    <style:style style:name="T258" style:family="text">
      <style:text-properties officeooo:rsid="008b68ed"/>
    </style:style>
    <style:style style:name="T259" style:family="text">
      <style:text-properties officeooo:rsid="008d7fb6"/>
    </style:style>
    <style:style style:name="T260" style:family="text">
      <style:text-properties officeooo:rsid="008e0e51"/>
    </style:style>
    <style:style style:name="T261" style:family="text">
      <style:text-properties officeooo:rsid="008e9ad4"/>
    </style:style>
    <style:style style:name="T262" style:family="text">
      <style:text-properties officeooo:rsid="008fd93d"/>
    </style:style>
    <style:style style:name="T263" style:family="text">
      <style:text-properties officeooo:rsid="009186ca"/>
    </style:style>
    <style:style style:name="T264" style:family="text">
      <style:text-properties officeooo:rsid="0091f5aa"/>
    </style:style>
    <style:style style:name="T265" style:family="text">
      <style:text-properties officeooo:rsid="00957334"/>
    </style:style>
    <style:style style:name="T266" style:family="text">
      <style:text-properties officeooo:rsid="0096ecca"/>
    </style:style>
    <style:style style:name="T267" style:family="text">
      <style:text-properties officeooo:rsid="009a7fa3"/>
    </style:style>
    <style:style style:name="T268" style:family="text">
      <style:text-properties officeooo:rsid="009af553"/>
    </style:style>
    <style:style style:name="T269" style:family="text">
      <style:text-properties officeooo:rsid="009b33f5"/>
    </style:style>
    <style:style style:name="T270" style:family="text">
      <style:text-properties officeooo:rsid="0098d2c2"/>
    </style:style>
    <style:style style:name="T271" style:family="text">
      <style:text-properties officeooo:rsid="00a3e8f1"/>
    </style:style>
    <style:style style:name="T272" style:family="text">
      <style:text-properties officeooo:rsid="00a3fc0c"/>
    </style:style>
    <style:style style:name="T273" style:family="text">
      <style:text-properties officeooo:rsid="00a72fdf"/>
    </style:style>
    <style:style style:name="T274" style:family="text">
      <style:text-properties officeooo:rsid="00a7e334"/>
    </style:style>
    <style:style style:name="T275" style:family="text">
      <style:text-properties officeooo:rsid="00acff8c"/>
    </style:style>
    <style:style style:name="T276" style:family="text">
      <style:text-properties officeooo:rsid="00aed64a"/>
    </style:style>
    <style:style style:name="T277" style:family="text">
      <style:text-properties officeooo:rsid="00b09ac4"/>
    </style:style>
    <style:style style:name="T278" style:family="text">
      <style:text-properties officeooo:rsid="00b0bf5f"/>
    </style:style>
    <style:style style:name="T279" style:family="text">
      <style:text-properties officeooo:rsid="00b0f40c"/>
    </style:style>
    <style:style style:name="T280" style:family="text">
      <style:text-properties officeooo:rsid="00b3fb90"/>
    </style:style>
    <style:style style:name="T281" style:family="text">
      <style:text-properties officeooo:rsid="00b6a278"/>
    </style:style>
    <style:style style:name="T282" style:family="text">
      <style:text-properties officeooo:rsid="00b845bc"/>
    </style:style>
    <style:style style:name="T283" style:family="text">
      <style:text-properties officeooo:rsid="00b84827"/>
    </style:style>
    <style:style style:name="T284" style:family="text">
      <style:text-properties officeooo:rsid="00b8d02b"/>
    </style:style>
    <style:style style:name="T285" style:family="text">
      <style:text-properties officeooo:rsid="00ba36b9"/>
    </style:style>
    <style:style style:name="T286" style:family="text">
      <style:text-properties officeooo:rsid="00bf3c93"/>
    </style:style>
    <style:style style:name="T287" style:family="text">
      <style:text-properties officeooo:rsid="00c2da60"/>
    </style:style>
    <style:style style:name="T288" style:family="text">
      <style:text-properties officeooo:rsid="00c35213"/>
    </style:style>
    <style:style style:name="T289" style:family="text">
      <style:text-properties officeooo:rsid="00c6e443"/>
    </style:style>
    <style:style style:name="T290" style:family="text">
      <style:text-properties officeooo:rsid="00c712b5"/>
    </style:style>
    <style:style style:name="T291" style:family="text">
      <style:text-properties officeooo:rsid="00c8026a"/>
    </style:style>
    <style:style style:name="T292" style:family="text">
      <style:text-properties officeooo:rsid="00cb227c"/>
    </style:style>
    <style:style style:name="T293" style:family="text">
      <style:text-properties officeooo:rsid="00cc5c11"/>
    </style:style>
    <style:style style:name="T294" style:family="text">
      <style:text-properties officeooo:rsid="00d04d89"/>
    </style:style>
    <style:style style:name="T295" style:family="text">
      <style:text-properties officeooo:rsid="00d0ce94"/>
    </style:style>
    <style:style style:name="T296" style:family="text">
      <style:text-properties officeooo:rsid="00d29d4e"/>
    </style:style>
    <style:style style:name="T297" style:family="text">
      <style:text-properties officeooo:rsid="00d58723"/>
    </style:style>
    <style:style style:name="T298" style:family="text">
      <style:text-properties officeooo:rsid="00d66857"/>
    </style:style>
    <style:style style:name="T299" style:family="text">
      <style:text-properties officeooo:rsid="00d8ac1b"/>
    </style:style>
    <style:style style:name="T300" style:family="text">
      <style:text-properties officeooo:rsid="00d903ce"/>
    </style:style>
    <style:style style:name="T301" style:family="text">
      <style:text-properties officeooo:rsid="00dbbf6b"/>
    </style:style>
    <style:style style:name="T302" style:family="text">
      <style:text-properties officeooo:rsid="00de5831"/>
    </style:style>
    <style:style style:name="T303" style:family="text">
      <style:text-properties officeooo:rsid="00df89c7"/>
    </style:style>
    <style:style style:name="T304" style:family="text">
      <style:text-properties officeooo:rsid="00e15fee"/>
    </style:style>
    <style:style style:name="T305" style:family="text">
      <style:text-properties officeooo:rsid="00e33228"/>
    </style:style>
    <style:style style:name="T306" style:family="text">
      <style:text-properties officeooo:rsid="00e4c73a"/>
    </style:style>
    <style:style style:name="T307" style:family="text">
      <style:text-properties officeooo:rsid="00e8cdf5"/>
    </style:style>
    <style:style style:name="T308" style:family="text">
      <style:text-properties officeooo:rsid="00ea0e91"/>
    </style:style>
    <style:style style:name="T309" style:family="text">
      <style:text-properties officeooo:rsid="00ebe5d9"/>
    </style:style>
    <style:style style:name="T310" style:family="text">
      <style:text-properties officeooo:rsid="00efa84b"/>
    </style:style>
    <style:style style:name="T311" style:family="text">
      <style:text-properties officeooo:rsid="00f065bb"/>
    </style:style>
    <style:style style:name="T312" style:family="text">
      <style:text-properties officeooo:rsid="00f1a67c"/>
    </style:style>
    <style:style style:name="T313" style:family="text">
      <style:text-properties officeooo:rsid="00f33353"/>
    </style:style>
    <style:style style:name="T314" style:family="text">
      <style:text-properties officeooo:rsid="00f806c5"/>
    </style:style>
    <style:style style:name="T315" style:family="text">
      <style:text-properties officeooo:rsid="00fda1fa"/>
    </style:style>
    <style:style style:name="T316" style:family="text">
      <style:text-properties officeooo:rsid="01018865"/>
    </style:style>
    <style:style style:name="T317" style:family="text">
      <style:text-properties officeooo:rsid="00fd1d7f"/>
    </style:style>
    <style:style style:name="T318" style:family="text">
      <style:text-properties officeooo:rsid="01021a80"/>
    </style:style>
    <style:style style:name="T319" style:family="text">
      <style:text-properties officeooo:rsid="01031466"/>
    </style:style>
    <style:style style:name="T320" style:family="text">
      <style:text-properties officeooo:rsid="0106012c"/>
    </style:style>
    <style:style style:name="T321" style:family="text">
      <style:text-properties officeooo:rsid="0106f1d5"/>
    </style:style>
    <style:style style:name="T322" style:family="text">
      <style:text-properties officeooo:rsid="010811b7"/>
    </style:style>
    <style:style style:name="T323" style:family="text">
      <style:text-properties officeooo:rsid="0108460b"/>
    </style:style>
    <style:style style:name="T324" style:family="text">
      <style:text-properties fo:color="#000000" style:font-name="Tahoma" fo:font-size="8pt" fo:font-weight="normal" style:font-size-asian="8pt" style:font-weight-asian="normal" style:font-size-complex="8pt" style:font-weight-complex="normal"/>
    </style:style>
    <style:style style:name="T325" style:family="text">
      <style:text-properties fo:color="#000000" style:font-name="Tahoma" fo:font-size="8pt" fo:font-weight="normal" officeooo:rsid="010a3350" style:font-size-asian="8pt" style:font-weight-asian="normal" style:font-size-complex="8pt" style:font-weight-complex="normal"/>
    </style:style>
    <style:style style:name="T326" style:family="text">
      <style:text-properties fo:color="#000000" style:font-name="Tahoma" fo:font-size="8pt" fo:font-weight="normal" officeooo:rsid="010b33f8" style:font-size-asian="8pt" style:font-weight-asian="normal" style:font-size-complex="8pt" style:font-weight-complex="normal"/>
    </style:style>
    <style:style style:name="T327" style:family="text">
      <style:text-properties fo:color="#000000" style:font-name="Tahoma" fo:font-size="8pt" fo:font-weight="normal" officeooo:rsid="010c14e4" style:font-size-asian="8pt" style:font-weight-asian="normal" style:font-size-complex="8pt" style:font-weight-complex="normal"/>
    </style:style>
    <style:style style:name="T328" style:family="text">
      <style:text-properties fo:color="#000000" style:font-name="Tahoma" fo:font-size="8pt" fo:font-weight="normal" officeooo:rsid="010d21a1" style:font-size-asian="8pt" style:font-weight-asian="normal" style:font-size-complex="8pt" style:font-weight-complex="normal"/>
    </style:style>
    <style:style style:name="T329" style:family="text">
      <style:text-properties fo:color="#000000" style:font-name="Tahoma" fo:font-size="8pt" fo:font-weight="normal" officeooo:rsid="010d6bfc" style:font-size-asian="8pt" style:font-weight-asian="normal" style:font-size-complex="8pt" style:font-weight-complex="normal"/>
    </style:style>
    <style:style style:name="T330" style:family="text">
      <style:text-properties fo:color="#000000" style:font-name="Tahoma" fo:font-size="8pt" fo:font-weight="normal" officeooo:rsid="010e6e37" style:font-size-asian="8pt" style:font-weight-asian="normal" style:font-size-complex="8pt" style:font-weight-complex="normal"/>
    </style:style>
    <style:style style:name="T331" style:family="text">
      <style:text-properties fo:color="#000000" style:font-name="Tahoma" fo:font-size="8pt" fo:font-weight="normal" officeooo:rsid="010f813f" style:font-size-asian="8pt" style:font-weight-asian="normal" style:font-size-complex="8pt" style:font-weight-complex="normal"/>
    </style:style>
    <style:style style:name="T332" style:family="text">
      <style:text-properties fo:color="#000000" style:font-name="Tahoma" fo:font-size="8pt" fo:font-weight="normal" officeooo:rsid="011154b0" style:font-size-asian="8pt" style:font-weight-asian="normal" style:font-size-complex="8pt" style:font-weight-complex="normal"/>
    </style:style>
    <style:style style:name="T333" style:family="text">
      <style:text-properties fo:color="#000000" style:font-name="Tahoma" fo:font-size="8pt" fo:font-weight="normal" officeooo:rsid="01131b47" style:font-size-asian="8pt" style:font-weight-asian="normal" style:font-size-complex="8pt" style:font-weight-complex="normal"/>
    </style:style>
    <style:style style:name="T334" style:family="text">
      <style:text-properties fo:color="#000000" style:font-name="Tahoma" fo:font-size="8pt" fo:font-weight="normal" officeooo:rsid="01136dcd" style:font-size-asian="8pt" style:font-weight-asian="normal" style:font-size-complex="8pt" style:font-weight-complex="normal"/>
    </style:style>
    <style:style style:name="T335" style:family="text">
      <style:text-properties fo:color="#000000" style:font-name="Tahoma" fo:font-size="8pt" fo:language="en" fo:country="US" fo:font-weight="normal" style:font-size-asian="8pt" style:font-weight-asian="normal" style:font-size-complex="8pt" style:font-weight-complex="normal"/>
    </style:style>
    <style:style style:name="T336" style:family="text">
      <style:text-properties fo:color="#000000" style:font-name="Tahoma" fo:font-size="8pt" fo:language="en" fo:country="US" fo:font-weight="normal" officeooo:rsid="010d6bfc" style:font-size-asian="8pt" style:font-weight-asian="normal" style:font-size-complex="8pt" style:font-weight-complex="normal"/>
    </style:style>
    <style:style style:name="T337" style:family="text">
      <style:text-properties fo:color="#000000" fo:font-size="8pt" fo:font-weight="normal" style:font-size-asian="8pt" style:font-weight-asian="normal" style:font-size-complex="8pt" style:font-weight-complex="normal"/>
    </style:style>
    <style:style style:name="T338" style:family="text">
      <style:text-properties fo:color="#000000" fo:font-size="8pt" fo:font-weight="normal" officeooo:rsid="010d6bfc" style:font-size-asian="8pt" style:font-weight-asian="normal" style:font-size-complex="8pt" style:font-weight-complex="normal"/>
    </style:style>
    <style:style style:name="T339" style:family="text">
      <style:text-properties fo:color="#000000" fo:font-size="8pt" fo:font-weight="normal" officeooo:rsid="010e6e37" style:font-size-asian="8pt" style:font-weight-asian="normal" style:font-size-complex="8pt" style:font-weight-complex="normal"/>
    </style:style>
    <style:style style:name="T340" style:family="text">
      <style:text-properties fo:color="#000000" fo:font-size="8pt" fo:font-weight="normal" officeooo:rsid="011154b0" style:font-size-asian="8pt" style:font-weight-asian="normal" style:font-size-complex="8pt" style:font-weight-complex="normal"/>
    </style:style>
    <style:style style:name="T341" style:family="text">
      <style:text-properties fo:color="#000000" fo:font-size="8pt" fo:language="en" fo:country="US" fo:font-weight="normal" style:font-size-asian="8pt" style:font-weight-asian="normal" style:font-size-complex="8pt" style:font-weight-complex="normal"/>
    </style:style>
    <style:style style:name="T342" style:family="text">
      <style:text-properties fo:color="#000000" fo:font-size="8pt" fo:language="en" fo:country="US" fo:font-weight="normal" officeooo:rsid="00f68347" style:font-size-asian="8pt" style:font-weight-asian="normal" style:font-size-complex="8pt" style:font-weight-complex="normal"/>
    </style:style>
    <style:style style:name="T343" style:family="text">
      <style:text-properties fo:color="#000000" fo:font-size="8pt" fo:language="en" fo:country="US" fo:font-weight="normal" officeooo:rsid="010c14e4" style:font-size-asian="8pt" style:font-weight-asian="normal" style:font-size-complex="8pt" style:font-weight-complex="normal"/>
    </style:style>
    <style:style style:name="T344" style:family="text">
      <style:text-properties fo:color="#000000" fo:font-size="8pt" fo:language="en" fo:country="US" fo:font-weight="normal" officeooo:rsid="010d6bfc" style:font-size-asian="8pt" style:font-weight-asian="normal" style:font-size-complex="8pt" style:font-weight-complex="normal"/>
    </style:style>
    <style:style style:name="T345" style:family="text">
      <style:text-properties fo:color="#000000" fo:font-size="8pt" fo:language="en" fo:country="US" fo:font-weight="normal" officeooo:rsid="010e6e37" style:font-size-asian="8pt" style:font-weight-asian="normal" style:font-size-complex="8pt" style:font-weight-complex="normal"/>
    </style:style>
    <style:style style:name="T346" style:family="text">
      <style:text-properties fo:color="#000000" fo:font-weight="normal" style:font-weight-asian="normal" style:font-weight-complex="normal"/>
    </style:style>
    <style:style style:name="T347" style:family="text">
      <style:text-properties fo:color="#000000" fo:font-weight="normal" officeooo:rsid="011154b0" style:font-weight-asian="normal" style:font-weight-complex="normal"/>
    </style:style>
    <style:style style:name="T348" style:family="text">
      <style:text-properties officeooo:rsid="010b33f8"/>
    </style:style>
    <style:style style:name="T349" style:family="text">
      <style:text-properties officeooo:rsid="0116e9be"/>
    </style:style>
    <style:style style:name="T350" style:family="text">
      <style:text-properties officeooo:rsid="011acd79"/>
    </style:style>
    <style:style style:name="T351" style:family="text">
      <style:text-properties officeooo:rsid="011c3ae3"/>
    </style:style>
    <style:style style:name="T352" style:family="text">
      <style:text-properties officeooo:rsid="011f434c"/>
    </style:style>
    <style:style style:name="T353" style:family="text">
      <style:text-properties officeooo:rsid="0121efb6"/>
    </style:style>
    <style:style style:name="T354" style:family="text">
      <style:text-properties officeooo:rsid="0123e185"/>
    </style:style>
    <style:style style:name="T355" style:family="text">
      <style:text-properties officeooo:rsid="0124450c"/>
    </style:style>
    <style:style style:name="T356" style:family="text">
      <style:text-properties officeooo:rsid="0122f1d2"/>
    </style:style>
    <style:style style:name="T357" style:family="text">
      <style:text-properties officeooo:rsid="0120cc30"/>
    </style:style>
    <style:style style:name="T358" style:family="text">
      <style:text-properties officeooo:rsid="01278e73"/>
    </style:style>
    <style:style style:name="T359" style:family="text">
      <style:text-properties officeooo:rsid="01298764"/>
    </style:style>
    <style:style style:name="T360" style:family="text">
      <style:text-properties officeooo:rsid="012be94b"/>
    </style:style>
    <style:style style:name="T361" style:family="text">
      <style:text-properties officeooo:rsid="012c0446"/>
    </style:style>
    <style:style style:name="T362" style:family="text">
      <style:text-properties officeooo:rsid="012ed4af"/>
    </style:style>
    <style:style style:name="T363" style:family="text">
      <style:text-properties officeooo:rsid="0134134e"/>
    </style:style>
    <style:style style:name="T364" style:family="text">
      <style:text-properties officeooo:rsid="0131cbad"/>
    </style:style>
    <style:style style:name="T365" style:family="text">
      <style:text-properties officeooo:rsid="0137560e"/>
    </style:style>
    <style:style style:name="T366" style:family="text">
      <style:text-properties officeooo:rsid="0135b192"/>
    </style:style>
    <style:style style:name="T367" style:family="text">
      <style:text-properties officeooo:rsid="01435cf1"/>
    </style:style>
    <style:style style:name="T368" style:family="text">
      <style:text-properties officeooo:rsid="013f51fa"/>
    </style:style>
    <style:style style:name="T369" style:family="text">
      <style:text-properties officeooo:rsid="01453144"/>
    </style:style>
    <style:style style:name="T370" style:family="text">
      <style:text-properties officeooo:rsid="01468abe"/>
    </style:style>
    <style:style style:name="T371" style:family="text">
      <style:text-properties officeooo:rsid="014d7ebc"/>
    </style:style>
    <style:style style:name="T372" style:family="text">
      <style:text-properties officeooo:rsid="014ff3f0"/>
    </style:style>
    <style:style style:name="T373" style:family="text">
      <style:text-properties officeooo:rsid="015202a8"/>
    </style:style>
    <style:style style:name="T374" style:family="text">
      <style:text-properties officeooo:rsid="015850d2"/>
    </style:style>
    <style:style style:name="T375" style:family="text">
      <style:text-properties officeooo:rsid="015db34d"/>
    </style:style>
    <style:style style:name="T376" style:family="text">
      <style:text-properties officeooo:rsid="015f522f"/>
    </style:style>
    <style:style style:name="T377" style:family="text">
      <style:text-properties officeooo:rsid="0160ba61"/>
    </style:style>
    <style:style style:name="T378" style:family="text">
      <style:text-properties officeooo:rsid="01622b07"/>
    </style:style>
    <style:style style:name="T379" style:family="text">
      <style:text-properties officeooo:rsid="01638819"/>
    </style:style>
    <style:style style:name="T380" style:family="text">
      <style:text-properties style:font-name="Tahoma"/>
    </style:style>
    <style:style style:name="T381" style:family="text">
      <style:text-properties style:font-name="Tahoma" fo:language="ru" fo:country="RU"/>
    </style:style>
    <style:style style:name="T382" style:family="text">
      <style:text-properties style:font-name="Tahoma" fo:language="ru" fo:country="RU" officeooo:rsid="015f522f"/>
    </style:style>
    <style:style style:name="T383" style:family="text">
      <style:text-properties style:font-name="Tahoma" fo:language="ru" fo:country="RU" officeooo:rsid="0167c8e3"/>
    </style:style>
    <style:style style:name="T384" style:family="text">
      <style:text-properties style:font-name="Tahoma" fo:language="ru" fo:country="RU" officeooo:rsid="016818ae"/>
    </style:style>
    <style:style style:name="T385" style:family="text">
      <style:text-properties style:font-name="Tahoma" fo:language="ru" fo:country="RU" officeooo:rsid="016c5da5"/>
    </style:style>
    <style:style style:name="T386" style:family="text">
      <style:text-properties style:font-name="Tahoma" fo:language="ru" fo:country="RU" officeooo:rsid="016d18be"/>
    </style:style>
    <style:style style:name="T387" style:family="text">
      <style:text-properties style:font-name="Courier New" fo:language="ru" fo:country="RU" officeooo:rsid="016d18be"/>
    </style:style>
    <style:style style:name="T388" style:family="text">
      <style:text-properties style:font-name="Courier New" officeooo:rsid="016d18b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6">Часть <text:span text:style-name="T39">1 (Предисловие)</text:span></text:p>
      <text:p text:style-name="P3"/>
      <text:p text:style-name="P7">Предисловие</text:p>
      <text:p text:style-name="P7"/>
      <text:p text:style-name="P21">О строгом режиме</text:p>
      <text:p text:style-name="P21"/>
      <text:p text:style-name="P457">В томе<text:span text:style-name="T60"> </text:span><text:span text:style-name="T61">JavaScript I</text:span><text:span text:style-name="T60"> </text:span>был рассмотрен<text:span text:style-name="T60"> </text:span><text:span text:style-name="T61">Pure JavaScript </text:span><text:span text:style-name="T1">(</text:span><text:span text:style-name="T61">ECMAScript 5</text:span><text:span text:style-name="T58">th</text:span><text:span text:style-name="T59"> Edition</text:span><text:span text:style-name="T1">). </text:span>С появлением этого стандарта у программиста появилась возможность указать реализации языка, что сценарий необходимо интерпретировать в строгом соответствии со спецификацией языка. Или, как говорится, в строгом режиме.</text:p>
      <text:p text:style-name="P83">Это делается при помощи <text:span text:style-name="T192">следующей </text:span>директивы интерпретатору:</text:p>
      <text:p text:style-name="P299">«<text:span text:style-name="T1">use strict</text:span>»;</text:p>
      <text:p text:style-name="P83"/>
      <text:p text:style-name="P83">Эта директива прописывается в коде сценария <text:span text:style-name="T192">в начале той области видимости, в которой сценарий следует интерпретировать в строгом режиме (будь то глобальная или локальная область видимости). Будучи примененной в целевой области видимости, эта директива включает строгий режим на время исполнения кода в этой области видимости. Необходимо помнить, что директивы обратного действия нет.</text:span></text:p>
      <text:p text:style-name="P84">В строгом режиме:</text:p>
      <text:p text:style-name="P86">нельзя опускать точку с запятой в записи оператора;</text:p>
      <text:p text:style-name="P85">переменные перед любым использованием должны объявляться;</text:p>
      <text:p text:style-name="P86">нельзя пользоваться восьмеричкой в литералах;</text:p>
      <text:p text:style-name="P86">доступ к членам объектов по запрещенным для них операциям ведет к ошибке;</text:p>
      <text:p text:style-name="P84">нет оператора<text:span text:style-name="T60"> </text:span><text:span text:style-name="T61">with</text:span><text:span text:style-name="T1">;</text:span></text:p>
      <text:p text:style-name="P84">функции, вызванные как функции, получают в<text:span text:style-name="T60"> </text:span><text:span text:style-name="T61">this</text:span><text:span text:style-name="T60"> </text:span>ссылку на<text:span text:style-name="T60"> </text:span><text:span text:style-name="T61">undefinied</text:span><text:span text:style-name="T1">;</text:span></text:p>
      <text:p text:style-name="P91"/>
      <text:p text:style-name="P458">Часть <text:span text:style-name="T39">2</text:span> (<text:span text:style-name="T2">ECMAScript 6</text:span>)</text:p>
      <text:p text:style-name="P2"/>
      <text:p text:style-name="P5">О стандарте</text:p>
      <text:p text:style-name="P5"/>
      <text:p text:style-name="P419">Этот стандарт успешно внедрен, и должен быть рассмотрен.</text:p>
      <text:p text:style-name="P419"><text:span text:style-name="T203">Стандарт</text:span><text:span text:style-name="T139"> </text:span><text:span text:style-name="T69">ECMAScript6</text:span><text:span text:style-name="T60"> </text:span>предусматривает следующие нововведения.</text:p>
      <text:p text:style-name="P8"/>
      <text:p text:style-name="P8">О строгом режиме</text:p>
      <text:p text:style-name="P8"/>
      <text:p text:style-name="P420">Строгий и нестрогий режимы по прежнему поддерживаются различными интерпретаторами. Разумеется, логика работы в строгом режиме в стандарте <text:span text:style-name="T61">ECMAScript6</text:span><text:span text:style-name="T60"> </text:span>обнаруживает некоторые различия с тем, что подразумевает строгий режим в стандарте<text:span text:style-name="T60"> </text:span><text:span text:style-name="T61">ECMAScript5</text:span><text:span text:style-name="T1">. </text:span>Эти различия будут описаны.</text:p>
      <text:p text:style-name="P4"/>
      <text:p text:style-name="P4">Объявление переменных</text:p>
      <text:p text:style-name="P4"/>
      <text:p text:style-name="P405">Переменные могут объявляться как обычно (записью<text:span text:style-name="T60"> </text:span><text:span text:style-name="T61">var VarName;</text:span>), и тогда их область видимости регулируется как обычно<text:span text:style-name="T3">; </text:span><text:span text:style-name="T193">или же они могут быть объявлены новыми средствами (в соответствующих формах записи), и тогда становится доступна блочная область видимости.</text:span></text:p>
      <text:p text:style-name="P405"><text:span text:style-name="T193">При объявлении переменной </text:span>(записью<text:span text:style-name="T60"> </text:span><text:span text:style-name="T62">let</text:span><text:span text:style-name="T61"> VarName;</text:span>) <text:span text:style-name="T194">она будет доступна в своем блоке кода. <text:s/>При объявлении переменной </text:span>(записью<text:span text:style-name="T60"> </text:span><text:span text:style-name="T63">const</text:span><text:span text:style-name="T61"> VarName;</text:span>) <text:span text:style-name="T194">она также будет доступна в своем блоке кода, но при этом она не может быть реинициализирована (при этом, если инициализация не прописана при объявлении, то это приведет к выбросу (синтаксической) ошибки); если эта запись используется для объявления объектов, то ссылка на объект не может быть изменена, но сам объект может быть изменен (соответствующими средствами языка).</text:span></text:p>
      <text:p text:style-name="P406"><text:span text:style-name="T194">При использовании различных средств объявления переменных необходимо помнить следующее — повторное объявление записью</text:span><text:span text:style-name="T135"> </text:span><text:span text:style-name="T64">var </text:span><text:span text:style-name="T195">допустимо (если речь идет только о записи</text:span><text:span text:style-name="T136"> </text:span><text:span text:style-name="T64">var</text:span><text:span text:style-name="T195">); однако, повторное объявление прочими записями не допустимо (даже если для первого объявления задействовалась запись</text:span><text:span text:style-name="T136"> </text:span><text:span text:style-name="T64">var</text:span><text:span text:style-name="T195">). Также следует помнить, что переменные, объявленные записями </text:span><text:span text:style-name="T65">let </text:span><text:span text:style-name="T196">и</text:span><text:span text:style-name="T65"> const</text:span><text:span text:style-name="T4">, </text:span><text:span text:style-name="T196">не могут быть использованы (ни по чтению, ни по записи) до их объявления; попытка их использования (до записи объявления) приведет к выбросу ошибки (ошибки ссылки). Поэтому область кода до их объявления принято называть «временной мертвой зоной» (это мертвая зона в плане использования этих переменных).</text:span></text:p>
      <text:p text:style-name="P9"><text:soft-page-break/>Строки и регулярные выражения</text:p>
      <text:p text:style-name="P9"/>
      <text:p text:style-name="P20">О регулярных выражениях</text:p>
      <text:p text:style-name="P435"/>
      <text:p text:style-name="P435"><text:span text:style-name="T40">Флаг</text:span><text:span text:style-name="T133"> </text:span><text:span text:style-name="T60">u </text:span><text:span text:style-name="T40">объекта</text:span><text:span text:style-name="T60"> RegExp </text:span><text:span text:style-name="T40">позволяет интерпретировать суррогатную пару как один символ (если этот флаг установлен);</text:span></text:p>
      <text:p text:style-name="P405"/>
      <text:p text:style-name="P20">Функции работы со строками</text:p>
      <text:p text:style-name="P432"/>
      <text:p text:style-name="P445">codePointAt()</text:p>
      <text:p text:style-name="P433"/>
      <text:p text:style-name="P407">используется для возврата значения кодового пункта (по указанной позиции символа в строке); принимает параметр — значение (указанной позиции символа в строке); возвращает значение кодового пункта (по указанной позиции символа в строке); возвращает значение (это численное значение);</text:p>
      <text:p text:style-name="P407">этот метод поддерживает работу с вспомогательными многоязыковыми плоскостями (в таблице кодов символов);</text:p>
      <text:p text:style-name="P433"/>
      <text:p text:style-name="P445">String.fromCodePoint()</text:p>
      <text:p text:style-name="P433"/>
      <text:p text:style-name="P433"><text:span text:style-name="T41">используется для возврата строки, состоящей из символа (указанного кодовым пунктом)</text:span>; <text:span text:style-name="T41">принимает параметр — значение (указанного кодового пункта); возвращает строку, состоящую из символа (указанного кодовым пунктом); возвращает строку;</text:span></text:p>
      <text:p text:style-name="P408">этот метод поддерживает работу с вспомогательными многоязыковыми плоскостями (в таблице кодов символов);</text:p>
      <text:p text:style-name="P409"/>
      <text:p text:style-name="P446">normalize()</text:p>
      <text:p text:style-name="P434"/>
      <text:p text:style-name="P410">используется для нормализации с<text:span text:style-name="T197">трок</text:span>; <text:span text:style-name="T197">принимает параметры — ряд значений (см. др. источники); осуществляет нормализацию своей строки (см. др. источники); возвращает значение (см. др. источники);</text:span></text:p>
      <text:p text:style-name="P6"/>
      <text:p text:style-name="P6">Функции</text:p>
      <text:p text:style-name="P6"/>
      <text:p text:style-name="P24">Об объявлении функций</text:p>
      <text:p text:style-name="P65"/>
      <text:p text:style-name="P87">Стандарт<text:span text:style-name="T60"> </text:span><text:span text:style-name="T61">ECMASCript6 </text:span>позволяет объявлять функции и в пределах блоков кода — будучи объявленной в блоке, функция локализуется в нем <text:span text:style-name="T203">(это при работе в строгом режиме, в нестрогом режиме функции просто будут объявлены в инкапсуллирующей функции или глобальной области видимости)</text:span>.</text:p>
      <text:p text:style-name="P20"/>
      <text:p text:style-name="P20"><text:soft-page-break/>Параметры по умолчанию</text:p>
      <text:p text:style-name="P20"/>
      <text:p text:style-name="P411">Стандарт<text:span text:style-name="T60"> </text:span><text:span text:style-name="T61">ECMAScript6 </text:span>позволяет производить передачу параметров по умолчанию специально предназначенными для этого средствами. <text:span text:style-name="T198">Запись объявления функции при применении этих средств имеет вид:</text:span></text:p>
      <text:p text:style-name="P447">function FuncName(VarName0, … , VarNameN=Value) { … }</text:p>
      <text:p text:style-name="P436"/>
      <text:p text:style-name="P412">Параметры, передаваемые по умолчанию, объявляются обычной для этого записью (по крайней мере, в<text:span text:style-name="T60"> </text:span><text:span text:style-name="T61">C- </text:span>образных языках). Таких параметров может быть и несколько, но они должны быть в конце списка параметров. <text:span text:style-name="T199">Сам язык допускает и невыполнение этого правила — параметры по умолчанию могут быть и не в конце списка параметров</text:span>. <text:span text:style-name="T199">Тогда, если идущие за ними параметры передаются, то передача параметров по умолчанию (со значениями по умолчанию) обеспечивается передачей им значений</text:span><text:span text:style-name="T137"> </text:span><text:span text:style-name="T66">undefinied</text:span><text:span text:style-name="T199">.</text:span></text:p>
      <text:p text:style-name="P412">Параметры, передаваемые по умолчанию, как обычно, могут быть инициализированы и пользовательскими значениями — тогда эти значения просто передаются явно.</text:p>
      <text:p text:style-name="P22"/>
      <text:p text:style-name="P22">О параметрах функции вообще</text:p>
      <text:p text:style-name="P22"/>
      <text:p text:style-name="P413">Параметры функции — это локальные переменные функции. Их область действия — это область действия функции (параметры создаются при вызове функции, и прекращают существовать по ее завершении). Параметры, которые не были переданы (явно или по умолчанию (в новом или старом стиле)) не создаются, и поэтому не могут быть использованы в теле функции.</text:p>
      <text:p text:style-name="P415">В языке<text:span text:style-name="T60"> </text:span><text:span text:style-name="T61">JavaScript </text:span>функция может принимать произвольное количество параметров. В связи с этим целесообразно помнить о соответствующей терминологии — параметры (прописанные в объявлении функции) называются «именованными», а параметры (не прописанные в объявлении функции, и передаваемые избытком) называются «неименованными».</text:p>
      <text:p text:style-name="P413"/>
      <text:p text:style-name="P22">Список параметров переменной длины</text:p>
      <text:p text:style-name="P22"/>
      <text:p text:style-name="P413">Можно задать список параметров переменной длины. Тогда запись области параметров имеет вид:</text:p>
      <text:p text:style-name="P448">(VarName0, ...VarNameN)</text:p>
      <text:p text:style-name="P449">/* <text:span text:style-name="T42">в этой записи </text:span>...VarNameN <text:span text:style-name="T42">прописывается в конце,</text:span></text:p>
      <text:p text:style-name="P449"><text:span text:style-name="T42">таким образом, </text:span>...VarNameN <text:span text:style-name="T42">можно прописать лишь единожды</text:span> */</text:p>
      <text:p text:style-name="P437"/>
      <text:p text:style-name="P414">В результате будет создан массив<text:span text:style-name="T60"> </text:span><text:span text:style-name="T61">VarNameN</text:span><text:span text:style-name="T1">, </text:span>который будет использоваться для хранения параметров (кроме тех <text:span text:style-name="T200">параметров</text:span>, что объявлены обычным образом — <text:span text:style-name="T200">поэтому параметры, хранящиеся в этом массиве, принято называть остаточными</text:span>). <text:span text:style-name="T200">Остаточные параметры не учитываются счетчиком параметров (</text:span><text:span text:style-name="T67">FuncName.lenght</text:span><text:span text:style-name="T200">), но учитываются объектом</text:span><text:span text:style-name="T138"> </text:span><text:span text:style-name="T68">argumunts</text:span><text:span text:style-name="T200">.</text:span></text:p>
      <text:p text:style-name="P416"><text:soft-page-break/>Объявление списка параметров переменной длины не может применяться при объявлении методов доступа (по записи); это касается методов объектов, объявленных в форме литерала. Это ограничение введено <text:span text:style-name="T201">в язык </text:span>по той причине, что объекты (объявленные литералом) должны обрабатываться интерпретатором достаточно просто <text:span text:style-name="T201">(а объявление списка параметров произвольной длины идет вразрез с этим требованием).</text:span></text:p>
      <text:p text:style-name="P23"/>
      <text:p text:style-name="P23">Передача массивов <text:span text:style-name="T204">функциям</text:span></text:p>
      <text:p text:style-name="P23"/>
      <text:p text:style-name="P417">Стандарт<text:span text:style-name="T60"> </text:span><text:span text:style-name="T61">ECMAScript6 </text:span>предусматривает средства, позволяющие передать функции массив, даже если функция не принимает массив.</text:p>
      <text:p text:style-name="P417">Это делается при помощи следующей записи:</text:p>
      <text:p text:style-name="P450">FuncName (...VarName);</text:p>
      <text:p text:style-name="P450">// VarName – <text:span text:style-name="T40">это объект </text:span>Array</text:p>
      <text:p text:style-name="P438"/>
      <text:p text:style-name="P417">При использовании такой записи массив<text:span text:style-name="T60"> </text:span><text:span text:style-name="T61">VarName </text:span>будет подан функции в виде секвенции его элементов (это делается автоматически). <text:span text:style-name="T202">При использовании такой записи необходимо помнить, что массив должен подаваться функции первым из аргументов — остальные аргументы функции, если они передаются, <text:s/>должны следовать после (именно после) него.</text:span></text:p>
      <text:p text:style-name="P24"/>
      <text:p text:style-name="P24">О вызове функций</text:p>
      <text:p text:style-name="P24"/>
      <text:p text:style-name="P418">Функции, являющиеся конструкторами, должны вызываться как конструкторы. Стандарт<text:span text:style-name="T60"> </text:span><text:span text:style-name="T61">ECMAScript6 </text:span>не позволяет вызывать функции- конструкторы как обычные функции.</text:p>
      <text:p text:style-name="P25"/>
      <text:p text:style-name="P25">Стрелочные функции</text:p>
      <text:p text:style-name="P25"/>
      <text:p text:style-name="P420">Так называемые «стрелочные функции» это функции, <text:span text:style-name="T205">объявляемые специфической записью (с использованием символа</text:span><text:span text:style-name="T140"> </text:span><text:span text:style-name="T70">=&gt;</text:span><text:span text:style-name="T205">)</text:span>.</text:p>
      <text:p text:style-name="P421">Стрелочные функции обладают следующей спецификой:</text:p>
      <text:p text:style-name="P421">они заведомо не являются функциями- конструкторами (и, соответственно, не могут быть вызваны как функции- конструкторы);</text:p>
      <text:p text:style-name="P421">они не имеют ссылки на пототип (<text:span text:style-name="T61">prototype</text:span>);</text:p>
      <text:p text:style-name="P421">не имеют ссылки на массив аргументов <text:span text:style-name="T1">(</text:span><text:span text:style-name="T61">arguments</text:span><text:span text:style-name="T1">), </text:span>и, соответственно, не могут принимать аргументы избытком (кроме остаточных аргументов)<text:span text:style-name="T1">;</text:span></text:p>
      <text:p text:style-name="P442"/>
      <text:p text:style-name="P422">Эта специфика позволяет стрелочным функциям быть относительно простыми (и просто оптимизируемыми интерпретатором).</text:p>
      <text:p text:style-name="P422">Стрелочные функции объявляются записью, представляющей из себя альтернативу следующей записи:</text:p>
      <text:p text:style-name="P451"><text:span text:style-name="T206">let</text:span> VarName0 = function(VarName1, … ) { … };</text:p>
      <text:p text:style-name="P439"/>
      <text:p text:style-name="P422">Запись объявления стрелочной функции:</text:p>
      <text:p text:style-name="P452"><text:soft-page-break/><text:span text:style-name="T206">let</text:span> VarName0 = (VarName1, … ) =&gt; … ;</text:p>
      <text:p text:style-name="P452">// <text:span text:style-name="T40">после</text:span> =&gt; <text:span text:style-name="T40">прописывается тело функции</text:span></text:p>
      <text:p text:style-name="P423"/>
      <text:p text:style-name="P424">В этой записи область параметров, как обычно, заключается в скобки. Когда у функции один единственный параметр, скобки можно и опустить (но это единственный случай, когда их можно опустить — даже когда у функции нет параметров скобки обязательны).</text:p>
      <text:p text:style-name="P440"><text:span text:style-name="T43">Что касается тела функции, то оно может прописываться по разному. Если оно тривиально </text:span><text:span text:style-name="T44">(его полезная нагрузка составляет одно выражение)</text:span><text:span text:style-name="T43">, то оно может прописываться не как тело функции, а просто как выражение — его значение и будет возвращаемым стрелочной функцией значением. Если же оно не тривиально, то оно должно прописываться как тело функции </text:span><text:span text:style-name="T44">(включая скобки, и возврат значения). Тело стрелочной функции может быть и пустым.</text:span></text:p>
      <text:p text:style-name="P441"><text:span text:style-name="T44">С</text:span><text:span text:style-name="T40">трелочные функции, как и любые функции, могут быть вызваны непосредственно при объявлении, соответствующая запись имеет вид:</text:span></text:p>
      <text:p text:style-name="P453"><text:span text:style-name="T44">let</text:span><text:span text:style-name="T40"> VarName0 = </text:span><text:span text:style-name="T45">(</text:span><text:span text:style-name="T40">(VarName1, … ) =&gt; … </text:span><text:span text:style-name="T45">)(</text:span><text:span text:style-name="T207">Value0, … </text:span><text:span text:style-name="T45">)</text:span><text:span text:style-name="T40">;</text:span></text:p>
      <text:p text:style-name="P10"/>
      <text:p text:style-name="P10">Объекты</text:p>
      <text:p text:style-name="P10"/>
      <text:p text:style-name="P66">Возможности синтаксиса литералов объектов</text:p>
      <text:p text:style-name="P66"/>
      <text:p text:style-name="P29">Проверка дубликатов</text:p>
      <text:p text:style-name="P29"/>
      <text:p text:style-name="P90">В стандарте<text:span text:style-name="T60"> </text:span><text:span text:style-name="T61">ECMAScript6 </text:span>в литералах объектов <text:span text:style-name="T240">не производится проверка на наличие в них дуплицированных членов. В случае дупликации происходит переопределение одноименных членов — они переопределяются членами, прописанными ниже.</text:span></text:p>
      <text:p text:style-name="P26"/>
      <text:p text:style-name="P26">Сокращенный синтаксис инициализации <text:span text:style-name="T209">членов</text:span></text:p>
      <text:p text:style-name="P26"/>
      <text:p text:style-name="P425">Стандарт<text:span text:style-name="T60"> </text:span><text:span text:style-name="T61">ECMAScript6 </text:span>поддерживает сокращенный синтаксис инициализации членов объектов. Речь идет об инициализации члена объекта значением одноименной переменной. Разумеется, имена не должны повторяться; но, при инициализации членов объектов это — злостно устоявшаяся практика, и интерпретатор к ней лоялен. Поэтому в язык и введен сокращенный синтаксис инициализации членов объектов. Он заключается в следующем — при инициализации члена объекта значением одноименной переменной достаточно прописать имя члена объекта, а саму инициализацию допустимо не прописывать. В записи это выглядит так:</text:p>
      <text:p text:style-name="P454">{VarName0, … , VarNameN}</text:p>
      <text:p text:style-name="P443"/>
      <text:p text:style-name="P426">Необходимо помнить, что это допустимо только для литералов объектов.</text:p>
      <text:p text:style-name="P27"/>
      <text:p text:style-name="P27"><text:soft-page-break/>Сокращенный синтаксис объявления методов</text:p>
      <text:p text:style-name="P27"/>
      <text:p text:style-name="P426"><text:span text:style-name="T208">Стандарт</text:span><text:span text:style-name="T141"> </text:span><text:span text:style-name="T71">ECMAScript6 </text:span><text:span text:style-name="T208">поддерживает сокращенный синтаксис </text:span>объявления методов<text:span text:style-name="T208"> объектов. Он заключается в следующем — при объявлении метода нет необходимости прибегать к классической записи объявления члена — метода объекта — вместо этого достаточно прописать сам этот метод.</text:span></text:p>
      <text:p text:style-name="P428">В записи это выглядит так:</text:p>
      <text:p text:style-name="P455">{VarName( … ) { … }}</text:p>
      <text:p text:style-name="P444"/>
      <text:p text:style-name="P428">Необходимо помнить, что это допустимо только для литералов объектов.</text:p>
      <text:p text:style-name="P39"/>
      <text:p text:style-name="P39">Сокращенная запись имен членов объектов</text:p>
      <text:p text:style-name="P39"/>
      <text:p text:style-name="P427"><text:span text:style-name="T208">Стандарт</text:span><text:span text:style-name="T141"> </text:span><text:span text:style-name="T71">ECMAScript6 </text:span><text:span text:style-name="T208">поддерживает сокращенный синтаксис имен членов объектов. Речь идет о записи имен объектов с индексацией. Этот синтаксис заключается в следующем — если имя члена объекта предполагается прописать с индексацией (</text:span><text:span text:style-name="T72">ObjectName[“VarName”]</text:span><text:span text:style-name="T208">), то можно прибегнуть к сокращенной записи </text:span><text:span text:style-name="T5">(</text:span><text:span text:style-name="T72">“VarName”</text:span><text:span text:style-name="T5">)</text:span><text:span text:style-name="T208">.</text:span></text:p>
      <text:p text:style-name="P429">Кроме того, что допустима сокращенная запись, в стандарте<text:span text:style-name="T60"> </text:span><text:span text:style-name="T61">ECMAScript6</text:span><text:span text:style-name="T1"> </text:span>допустимо прописывать имена членов объектов в кавычках <text:span text:style-name="T1">(</text:span><text:span text:style-name="T61">“VarName”</text:span><text:span text:style-name="T1">) - </text:span>даже когда речь не идет об индексации.</text:p>
      <text:p text:style-name="P427">Необходимо помнить, что это допустимо только для литералов объектов.</text:p>
      <text:p text:style-name="P81"/>
      <text:p text:style-name="P81">Super</text:p>
      <text:p text:style-name="P81"/>
      <text:p text:style-name="P430">Ключевое слово<text:span text:style-name="T60"> </text:span><text:span text:style-name="T61">super </text:span>может быть использовано <text:span text:style-name="T243">методом </text:span>для ссылки на непосредственный прототип <text:span text:style-name="T243">своего объекта</text:span>.</text:p>
      <text:p text:style-name="P431">Это ключевое слово может применяться только в методе, объявленном в сокращенном синтаксисе.</text:p>
      <text:p text:style-name="P67"/>
      <text:p text:style-name="P67">Методы объектов</text:p>
      <text:p text:style-name="P28"/>
      <text:p text:style-name="P89"><text:span text:style-name="T241">Стандарт</text:span><text:span text:style-name="T142"> </text:span><text:span text:style-name="T73">ECMAScript6 </text:span><text:span text:style-name="T241">вводит ряд дополнительных методов объектов.</text:span></text:p>
      <text:p text:style-name="P89">Это следующие методы.</text:p>
      <text:p text:style-name="P357"/>
      <text:p text:style-name="P357">Object.is(<text:span text:style-name="T40">)</text:span></text:p>
      <text:p text:style-name="P397"/>
      <text:p text:style-name="P300"><text:span text:style-name="T210">используется для проверки на идентичность; принимает параметры — значение, и значение; проверяет свои параметры на идентичность;возвращает логическое значение (</text:span><text:span text:style-name="T1">true </text:span><text:span text:style-name="T211">– </text:span><text:span text:style-name="T210">идентичны</text:span><text:span text:style-name="T211">,</text:span><text:span text:style-name="T1"> false </text:span><text:span text:style-name="T211">– </text:span><text:span text:style-name="T210">нет);</text:span></text:p>
      <text:p text:style-name="P300"><text:soft-page-break/><text:span text:style-name="T210">этот метод исполняет проверку более строго, чем оператор идентичности (</text:span>+0 <text:span text:style-name="T210">и</text:span> -0 <text:span text:style-name="T210">этот метод считает разными значениями, значения</text:span> <text:span text:style-name="T1">NaN </text:span><text:span text:style-name="T210">считает одинаковы</text:span><text:span text:style-name="T219">м</text:span><text:span text:style-name="T210">и значениями);</text:span></text:p>
      <text:p text:style-name="P357"/>
      <text:p text:style-name="P357">Object.assign()</text:p>
      <text:p text:style-name="P357"/>
      <text:p text:style-name="P88">используется для работы с примесями; <text:span text:style-name="T239">принимает параметры — ряд объектов; приписывает первому принятому объекту собственные члены последующих принятых объектов (однако, он не приписывает члены — методы доступа); возвращает объект (первый принятый объект, претерпевший изменения);</text:span></text:p>
      <text:p text:style-name="P358"/>
      <text:p text:style-name="P358">Object.set<text:span text:style-name="T242">P</text:span>rototypeOf()</text:p>
      <text:p text:style-name="P358"/>
      <text:p text:style-name="P92">используется для замены прототипа объекта; принимает параметры — объект (прототип которого заменяется), и объект (который станет прототипом); заменяет прототип объекта указанным образом; возвращает объект (прототип которого заменен);</text:p>
      <text:p text:style-name="P68"/>
      <text:p text:style-name="P68">Деструктуризация ссылочных типов</text:p>
      <text:p text:style-name="P68"/>
      <text:p text:style-name="P93">Речь идет о деструктуризации <text:span text:style-name="T245">собственно </text:span>объектов и массивов.</text:p>
      <text:p text:style-name="P93">Само понятие деструктуризация означает представление экземпляров вышеупомянутых объектов в виде секвенции переменных. Члены деструктурируемых объектов <text:span text:style-name="T244">присваиваются переменным из обозначенной секвенции переменных.</text:span></text:p>
      <text:p text:style-name="P94">Деструктуризация применима только к экземплярам вышеупомянутых объектов, причем, заданным в литеральной форме. <text:span text:style-name="T246">Это, видимо, потому, что разработчик языка предполагает, что для деструктуризации должны использоваться объекты, созданные из литерала, а объекты, созданные обычным образом должны использоваться обычным же образом.</text:span></text:p>
      <text:p text:style-name="P96">Деструктуризация будет распознана синтаксически некорректной, если <text:s/>использование в этой записи деструктуризируемого объекта будет возвращать значение<text:span text:style-name="T60"> </text:span><text:span text:style-name="T61">null </text:span>или<text:span text:style-name="T60"> </text:span><text:span text:style-name="T61">undefinied</text:span><text:span text:style-name="T1">. </text:span>По сути, это лишь перефразирование вышеизложенного правила — действительно, если деструктуризируемый объект будет создан из литерала, то его использование не будет возвращать значение<text:span text:style-name="T60"> </text:span><text:span text:style-name="T61">null </text:span>или<text:span text:style-name="T60"> </text:span><text:span text:style-name="T61">undefinied</text:span><text:span text:style-name="T1">.</text:span></text:p>
      <text:p text:style-name="P94"/>
      <text:p text:style-name="P30">Деструктуризация объектов</text:p>
      <text:p text:style-name="P95"/>
      <text:p text:style-name="P95">Запись деструктуризации объекта:</text:p>
      <text:p text:style-name="P313">let ObjectName = {VarName0: … , … };</text:p>
      <text:p text:style-name="P313">// <text:span text:style-name="T40">создан объект из литерал</text:span><text:span text:style-name="T46">а</text:span></text:p>
      <text:p text:style-name="P301"/>
      <text:p text:style-name="P313">let {VarName0, … } = ObjectName;</text:p>
      <text:p text:style-name="P313"><text:soft-page-break/>// <text:span text:style-name="T40">использована деструктуризация</text:span></text:p>
      <text:p text:style-name="P301"/>
      <text:p text:style-name="P257"><text:span text:style-name="T40">здесь запись</text:span><text:span text:style-name="T133"> </text:span><text:span text:style-name="T60">let {VarName0, … } = ObjectName; </text:span><text:span text:style-name="T40">и есть полезная нагрузка записи деструктуризации. В результате применения этой записи переменным из секвенции переменных будут присвоены значения одноименных членов объекта.</text:span></text:p>
      <text:p text:style-name="P106">Если в секвенции переменных использовано меньше переменных, чем имеется членов у объекта, то члены объекта (которым не сопоставлены переменные) просто не будут извлекаться ни в какие переменные.</text:p>
      <text:p text:style-name="P107">Альтернативная запись:</text:p>
      <text:p text:style-name="P317">let ObjectName = {VarName0: … , … };</text:p>
      <text:p text:style-name="P317">// <text:span text:style-name="T46">создан объект из литерала</text:span></text:p>
      <text:p text:style-name="P302"/>
      <text:p text:style-name="P317">let VarName0 = … , … ;</text:p>
      <text:p text:style-name="P317">// <text:span text:style-name="T46">объявлены переменные для использования в деструктуризации</text:span></text:p>
      <text:p text:style-name="P302"/>
      <text:p text:style-name="P317">({VarName0, … } = ObjectName);</text:p>
      <text:p text:style-name="P317">// <text:span text:style-name="T46">использована деструктуризация</text:span></text:p>
      <text:p text:style-name="P108"/>
      <text:p text:style-name="P258"><text:span text:style-name="T40">эта альтернативная запись объявляет секвенцию переменных (используемых в деструктуризации) иначе. Это делает применение</text:span><text:span text:style-name="T133"> </text:span><text:span text:style-name="T60">let </text:span><text:span text:style-name="T40">непосредственно в деструктуризации избыточным.</text:span></text:p>
      <text:p text:style-name="P109">Поэтому (чтобы запись была распознана синтаксически корректной) сама деструктуризация должна прописываться именно так — в круглых скобках (иначе же запись деструктуризации будет трактоваться как присваивание литералу объекта, и поэтому будет распознана синтаксически некорректной).</text:p>
      <text:p text:style-name="P110">Будучи использованной в каких- бы то ни было формах записи, деструктуризация <text:s/>возвращает значение деструктурируемого объекта (речь идет о том выражении, в котором непосредственно производится деструктуризация).</text:p>
      <text:p text:style-name="P260"><text:span text:style-name="T40">В секвенции переменных (используемых для деструктуризации) может быть прописано больше переменных, чем имеется в составе деструктуризируемого объекта. Эти переменные получат в результате деструктуризации значение</text:span><text:span text:style-name="T133"> </text:span><text:span text:style-name="T60">undefinied</text:span>.</text:p>
      <text:p text:style-name="P97">Таким переменным можно присвоить значение по умолчаню, это делается непосредственно в выражении деструктуризации:</text:p>
      <text:p text:style-name="P314"><text:span text:style-name="T40">let {VarName0, … , </text:span><text:span text:style-name="T247">VarNameN=Value</text:span><text:span text:style-name="T40">} = ObjectName;</text:span></text:p>
      <text:p text:style-name="P96"/>
      <text:p text:style-name="P261"><text:span text:style-name="T40">значение по умолчанию используется также когда в объекте присутствует соответствующий член, но его значение —</text:span><text:span text:style-name="T133"> </text:span><text:span text:style-name="T60">undefinied</text:span>.</text:p>
      <text:p text:style-name="P98">При деструктуризации возможно присваивание и секвенции неодноименных переменных. Такая запись имеет вид:</text:p>
      <text:p text:style-name="P315">let {VarName0: <text:span text:style-name="T248">NewVarName0</text:span>, … } = ObjectName;</text:p>
      <text:p text:style-name="P315"/>
      <text:p text:style-name="P99">но, как видно из записи, имена одноименных переменных все же задействуются. <text:span text:style-name="T249">В результате применения этой записи объект будет представлен в виде секвенции переменных</text:span><text:span text:style-name="T143"> </text:span><text:span text:style-name="T74">NewVarName0, … </text:span><text:span text:style-name="T6">.</text:span></text:p>
      <text:p text:style-name="P99"><text:soft-page-break/><text:span text:style-name="T250">При использовании этой возможности присваивание значений по умолчанию по прежнему доступно (запись принимает вид: </text:span><text:span text:style-name="T75">VarName0: </text:span><text:span text:style-name="T61">NewVarName0 </text:span><text:span text:style-name="T144">= </text:span><text:span text:style-name="T76">Value</text:span><text:span text:style-name="T75">, … </text:span><text:span text:style-name="T250">).</text:span></text:p>
      <text:p text:style-name="P100">деструктуризация позволяет извлекать данные и из вложенных объектов:</text:p>
      <text:p text:style-name="P316">let {VarName0: <text:span text:style-name="T251">{NestedVarName0}</text:span>, … } = ObjectName;</text:p>
      <text:p text:style-name="P100"/>
      <text:p text:style-name="P100">при использовании этой возможности по прежнему доступно присваивание неодноименным переменным:</text:p>
      <text:p text:style-name="P316">let {VarName0: <text:span text:style-name="T251">{NestedVarName: NewNestedVarName0}</text:span>, … } = ObjectName;</text:p>
      <text:p text:style-name="P100"/>
      <text:p text:style-name="P31">Деструктуризация массивов</text:p>
      <text:p text:style-name="P101"/>
      <text:p text:style-name="P106">Деструктуризация массивов во многом аналогична деструктуризации объектов (разве что, имеетместо своя специфика).</text:p>
      <text:p text:style-name="P102">Деструктуризация массивов затрагивает только элементы массива.</text:p>
      <text:p text:style-name="P103">Форма записи:</text:p>
      <text:p text:style-name="P321">let ArrayName = [ … ];</text:p>
      <text:p text:style-name="P321">//<text:span text:style-name="T47">создан массив из литерала</text:span></text:p>
      <text:p text:style-name="P304"/>
      <text:p text:style-name="P322">let [VarName0, … ] = ArrayName;</text:p>
      <text:p text:style-name="P322">// <text:span text:style-name="T40">использована деструктуризация</text:span></text:p>
      <text:p text:style-name="P305"/>
      <text:p text:style-name="P106">если же определенные элементы массива не требуется извлекать, то они просто опускаются в секвенции переменных (но их позиции по прежнему указываются):</text:p>
      <text:p text:style-name="P306">let [VarName0, , … ] = ArrayName;</text:p>
      <text:p text:style-name="P106"/>
      <text:p text:style-name="P106">опущены они могут быть в любой позиции на усмотрение программиста.</text:p>
      <text:p text:style-name="P112">Альтернативная запись:</text:p>
      <text:p text:style-name="P318">let <text:span text:style-name="T252">ArrayName</text:span> = <text:span text:style-name="T252">[ … ]</text:span>;</text:p>
      <text:p text:style-name="P318">// <text:span text:style-name="T46">создан объект </text:span><text:span text:style-name="T49">(массив)</text:span><text:span text:style-name="T46"> из литерала</text:span></text:p>
      <text:p text:style-name="P303"/>
      <text:p text:style-name="P318">let VarName0 = … , … ;</text:p>
      <text:p text:style-name="P318">// <text:span text:style-name="T46">объявлены переменные для использования в деструктуризации</text:span></text:p>
      <text:p text:style-name="P303"/>
      <text:p text:style-name="P318"><text:span text:style-name="T252">[VarName0, … ] = ArrayName</text:span>;</text:p>
      <text:p text:style-name="P318"><text:span text:style-name="T40">// </text:span><text:span text:style-name="T46">использована деструктуризация</text:span></text:p>
      <text:p text:style-name="P112"/>
      <text:p text:style-name="P112">эта запись выглядит именно так, и не требует круглых скобок.</text:p>
      <text:p text:style-name="P262"><text:span text:style-name="T40">При применении деструктуризации к массивам </text:span><text:span text:style-name="T49">(так же, как и в случае объектов)</text:span><text:span text:style-name="T40"> доступны значения по умолчанию:</text:span></text:p>
      <text:p text:style-name="P324">let ArrayName = <text:span text:style-name="T254">[ … ];</text:span></text:p>
      <text:p text:style-name="P324">// <text:span text:style-name="T49">создан объект (массив) из литерала</text:span></text:p>
      <text:p text:style-name="P307"/>
      <text:p text:style-name="P326">let [VarName0<text:span text:style-name="T40">=</text:span>Value, … ] = ArrayName;</text:p>
      <text:p text:style-name="P326">// <text:span text:style-name="T40">использована деструктуризация</text:span></text:p>
      <text:p text:style-name="P324"/>
      <text:p text:style-name="P263"><text:soft-page-break/><text:span text:style-name="T40">При применении деструктуризации к массивам </text:span><text:span text:style-name="T49">(так же, как и в случае объектов)</text:span><text:span text:style-name="T40"> </text:span><text:span text:style-name="T49">возможна деструктуризация вложенных массивов</text:span><text:span text:style-name="T40">:</text:span></text:p>
      <text:p text:style-name="P325">let ArrayName = <text:span text:style-name="T254">[ … ];</text:span></text:p>
      <text:p text:style-name="P325">// <text:span text:style-name="T49">создан объект (массив) из литерала</text:span></text:p>
      <text:p text:style-name="P308">// он содержит вложенный массив</text:p>
      <text:p text:style-name="P308"/>
      <text:p text:style-name="P326">let [VarName0, [ … ], … ] = ArrayName;</text:p>
      <text:p text:style-name="P326">// <text:span text:style-name="T40">использована деструктуризация</text:span></text:p>
      <text:p text:style-name="P113"/>
      <text:p text:style-name="P104">При применении деструктуризации к массивам доступна запись:</text:p>
      <text:p text:style-name="P327">let [VarName0, … , ...VarNameN] = ArrayName;</text:p>
      <text:p text:style-name="P264"/>
      <text:p text:style-name="P105">в этой записи переменная<text:span text:style-name="T60"> </text:span><text:span text:style-name="T61">...VarNameN </text:span>используется для сохранения элементов массива, для сохранения которых не хватило прописанных до <text:span text:style-name="T61">...VarNameN </text:span>переменных. Переменная<text:span text:style-name="T60"> </text:span><text:span text:style-name="T61">...VarNameN </text:span><text:span text:style-name="T1">– </text:span>это массив (создается неявно, самим интерпретатором), и для доступа к сохраненным в нем переменным используется индексация. Сами сохраненные в нем переменные принято называть остаточными элементами.</text:p>
      <text:p text:style-name="P159">Переменная для остаточных элементов может быть и единственной в секвенции переменных, но если наряду с ней используются и другие переменные, то переменная для остаточных элементов должна быть последней в их списке.</text:p>
      <text:p text:style-name="P114">Всвязи с появлением в языке деструктуризации массивов стало доступно специфическое средство — запись, сходная с записью деструктуризации массивов (она позволяет переупорядочивать массив):</text:p>
      <text:p text:style-name="P323">let VarName0 = Value0, … , VarNameN = ValueN;</text:p>
      <text:p text:style-name="P323">// <text:span text:style-name="T40">объявлены переменные, используемые в этой записи</text:span></text:p>
      <text:p text:style-name="P309"/>
      <text:p text:style-name="P323">[VarName0, … , VarNameN] = <text:span text:style-name="T253">[VarNameN, … , VarName0];</text:span></text:p>
      <text:p text:style-name="P323">// <text:span text:style-name="T48">произведено упорядочивание</text:span></text:p>
      <text:p text:style-name="P115"/>
      <text:p text:style-name="P262"><text:span text:style-name="T48">э</text:span><text:span text:style-name="T40">та запись весьма необычна, но она называется записью деструктуризации.</text:span></text:p>
      <text:p text:style-name="P116">Ее действие следующее — выражение, непосредственно производящее деструктуризацию, приводит к упорядочиванию секвенции переменных, и возвращает деструктуризируемый объект (массив).</text:p>
      <text:p text:style-name="P34"/>
      <text:p text:style-name="P34">Смешанная деструктуризация</text:p>
      <text:p text:style-name="P34"/>
      <text:p text:style-name="P156">Речь идет о деструктуризации вложенных друг в друга объектов и массивов.</text:p>
      <text:p text:style-name="P156">Для деструктуризации объекта используется запись<text:span text:style-name="T60"> … </text:span><text:span text:style-name="T61">= { … }</text:span><text:span text:style-name="T1">, </text:span>для деструктуризации массива используется запись<text:span text:style-name="T60"> … </text:span><text:span text:style-name="T61">= [ … ]</text:span><text:span text:style-name="T1">.</text:span></text:p>
      <text:p text:style-name="P156">Для доступа к вложенному объекту используется запись<text:span text:style-name="T60"> </text:span><text:span text:style-name="T77">VarName: { … }</text:span><text:span text:style-name="T7">, </text:span><text:span text:style-name="T255">для доступа к вложенному массиву используется запись</text:span><text:span text:style-name="T145"> … , </text:span><text:span text:style-name="T77">[ … ]</text:span><text:span text:style-name="T255">.</text:span></text:p>
      <text:p text:style-name="P32"/>
      <text:p text:style-name="P459">Деструктуризация и функции</text:p>
      <text:p text:style-name="P32"/>
      <text:p text:style-name="P110">Деструктуризация может применяться совместно с функциями как в составе тела функции, так и в следующих специфических средствах.</text:p>
      <text:p text:style-name="P398"/>
      <text:p text:style-name="P33">Деструктуризация и функции. <text:span text:style-name="T281">О</text:span>бласт<text:span text:style-name="T281">ь</text:span> параметров</text:p>
      <text:p text:style-name="P398"/>
      <text:p text:style-name="P110">Деструктуризация может быть задействована в области параметров:</text:p>
      <text:p text:style-name="P319"><text:span text:style-name="T256">function </text:span>FuncName({VarName0, … } = ObjectName) … ;</text:p>
      <text:p text:style-name="P319">// <text:span text:style-name="T51">стоит</text:span> <text:span text:style-name="T51">обратить внимание на область параметров</text:span></text:p>
      <text:p text:style-name="P259"/>
      <text:p text:style-name="P111">в области параметров прописано выражение, непосредственно производящее деструктуризацию. Таким образом, в функцию будет передан объект.</text:p>
      <text:p text:style-name="P111">Запись будет распознана синтаксически корректной (очевидно, для этого случая и предусмотрена возможность использовать деструктуризацию в такой форме записи при заключении ее в круглые скобки).</text:p>
      <text:p text:style-name="P117">Есть и следующий способ использования деструктуризации в области параметров. Программист прибегает к следующей записи:</text:p>
      <text:p text:style-name="P334">function FuncName(VarName0, … , {VarNameN, … , VarNameZ}) … ;</text:p>
      <text:p text:style-name="P320">// <text:span text:style-name="T52">здесь область параметров выглядит итого более необычно</text:span></text:p>
      <text:p text:style-name="P265"/>
      <text:p text:style-name="P117">и при вызове передавать параметры в записи:</text:p>
      <text:p text:style-name="P335">FuncName(Value0, … , {VarNameN: ValueN, … , VarNameZ: ValueZ});</text:p>
      <text:p text:style-name="P320">// <text:span text:style-name="T52">и тогда параметры передаются так</text:span></text:p>
      <text:p text:style-name="P266"/>
      <text:p text:style-name="P118">такие параметры <text:span text:style-name="T1">(</text:span><text:span text:style-name="T78">{VarNameN, … , VarNameZ}</text:span><text:span text:style-name="T1">) </text:span>принято называть деструктурированными параметрами. Деструктурированные параметры, как обычно, могут быть переданы целиком, либо частично (тогда неинициализированные переменные получат значение <text:span text:style-name="T61">undefinied</text:span>). Саму запись вида<text:span text:style-name="T60"> </text:span><text:span text:style-name="T78">{VarNameN, … , VarNameZ}</text:span><text:span text:style-name="T60"> </text:span>принято называть шаблоном деструктуризации, <text:span text:style-name="T257">так как она определяет результат деструктуризации</text:span>. <text:span text:style-name="T282">Впрочем, запись, определяющая результат деструктуризации, называется шаблоном деструктуризации как при деструктуризации объектов, так и массивов.</text:span></text:p>
      <text:p text:style-name="P119">Если в объявлении функции прописаны деструктуризованные параметры, то при передаче параметров их нельзя опускать (точнее, ряд переменных в шаблоне деструктуризации может отсутствовать, но саму запись шаблона деструктуризации опускать нельзя). Это потому, что деструктуризованные параметры представляет собой упрощенную запись выражения, непосредственно задействующего деструктуризацию, <text:span text:style-name="T258">и если эту запись опустить, то этому пункту в списке параметров будет присвоено значение</text:span><text:span text:style-name="T146"> </text:span><text:span text:style-name="T79">undefinied </text:span><text:span text:style-name="T8">(</text:span><text:span text:style-name="T258">а это в данном случае считается синтаксической ошибкой</text:span><text:span text:style-name="T8">). </text:span><text:span text:style-name="T258">Сам шаблон деструктуризации, являясь пунктом в списке параметров, может иметь значение по умолчанию (оно задается обычной для этого записью, в применении к шаблону деструктуризации она имеет вид:</text:span><text:span text:style-name="T146"> </text:span><text:span text:style-name="T79">{ … } = Value</text:span><text:span text:style-name="T258">).</text:span></text:p>
      <text:p text:style-name="P119">Шаблону деструктуризации в данном случае доступны все возможности шаблонов деструктуризации — они были рассмотрены выше.</text:p>
      <text:p text:style-name="P11"><text:soft-page-break/>Тип данных <text:span text:style-name="T1">Symbol</text:span></text:p>
      <text:p text:style-name="P18"/>
      <text:p text:style-name="P120"><text:span text:style-name="T1">Тип данных</text:span><text:span text:style-name="T61"> Symbol </text:span>это элементарный тип данных. Этот тип данных называется так потому, что предназначен для хранения символов (имен, используемых в сценарии). <text:span text:style-name="T259">Переменные типа</text:span><text:span text:style-name="T147"> </text:span><text:span text:style-name="T80">Symbol </text:span><text:span text:style-name="T259">создаются специфической записью:</text:span></text:p>
      <text:p text:style-name="P328">let VarName = Symbol();</text:p>
      <text:p text:style-name="P267"/>
      <text:p text:style-name="P121">это единственный способ объявить переменную типа<text:span text:style-name="T60"> </text:span><text:span text:style-name="T81">Symbol </text:span><text:span text:style-name="T216">(литеральной формы у них нет)</text:span><text:span text:style-name="T210">. </text:span><text:span text:style-name="T260">Значение типа </text:span><text:span text:style-name="T81">Symbol </text:span><text:span text:style-name="T260">возвращается функцией</text:span><text:span text:style-name="T148"> </text:span><text:span text:style-name="T81">Symbol()</text:span><text:span text:style-name="T9">; </text:span><text:span text:style-name="T260">причем, необходимо помнить, что это — просто функция, не предназначенная для использования как конструктор (действительно, ведь речь идет о создании переменной элементарного типа данных, а не объекта). Хотя</text:span><text:span text:style-name="T148"> </text:span><text:span text:style-name="T81">Symbol() </text:span><text:span text:style-name="T212">- </text:span><text:span text:style-name="T216">это</text:span><text:span text:style-name="T260"> просто функция, она (как и любая функция) является объектом, и ей доступны ее члены (специфические члены будут рассмотрены далее). Саму функцию </text:span><text:span text:style-name="T82">Symbol</text:span><text:span text:style-name="T149">()</text:span><text:span text:style-name="T82"> </text:span><text:span text:style-name="T261">стоит своевременно описать.</text:span></text:p>
      <text:p text:style-name="P359"/>
      <text:p text:style-name="P359">Symbol()</text:p>
      <text:p text:style-name="P359"/>
      <text:p text:style-name="P123">используется для создания переменных типа<text:span text:style-name="T60"> </text:span><text:span text:style-name="T61">Symbol</text:span><text:span text:style-name="T1">; </text:span><text:span text:style-name="T262">параметров либо не принимает, либо принимает строку (ее содержимое в дальнейшем трактуется как описание символа); создает переменную типа</text:span><text:span text:style-name="T150"> </text:span><text:span text:style-name="T83">Symbol </text:span><text:span text:style-name="T10">(</text:span><text:span text:style-name="T263">с учетом принятых араметров</text:span><text:span text:style-name="T10">); </text:span><text:span text:style-name="T262">возвращает переменную типа</text:span><text:span text:style-name="T150"> </text:span><text:span text:style-name="T83">Symbol </text:span><text:span text:style-name="T11">(</text:span><text:span text:style-name="T264">значение этой переменной формируется самим интерпретатором, и он обеспечивает его уникальность</text:span><text:span text:style-name="T11">)</text:span><text:span text:style-name="T10">;</text:span></text:p>
      <text:p text:style-name="P269"/>
      <text:p text:style-name="P125"><text:span text:style-name="T262">Т</text:span>акже следует своевременно описать специфические члены этой функции.</text:p>
      <text:p text:style-name="P360"/>
      <text:p text:style-name="P360">Symbol.for()</text:p>
      <text:p text:style-name="P360"/>
      <text:p text:style-name="P125">используется для создания символа по указанному описанию; принимает параметр — строку (содержит описание); проверяет, есть ли уже символ с указанным описанием, если есть — то возвращает этот символ, если нет — то создает его и затем возвращает; возвращает значение типа<text:span text:style-name="T60"> </text:span><text:span text:style-name="T61">Symbol</text:span><text:span text:style-name="T1">;</text:span></text:p>
      <text:p text:style-name="P125">этот метод в своей работе задействует системную структуру данных — глобальный реестр символов, по реестру он проверяет наличие символа, и вносит в реестр новые символы;</text:p>
      <text:p text:style-name="P125">сама же функция<text:span text:style-name="T60"> </text:span><text:span text:style-name="T61">Symbol() </text:span>вообще не работает с этим реестром — нипроверяет наличие символа, ни вносит в него созданные символы;</text:p>
      <text:p text:style-name="P361"/>
      <text:p text:style-name="P361">Symbol.keyFor()</text:p>
      <text:p text:style-name="P361"/>
      <text:p text:style-name="P126">используется для возврата описания переменной- символа; принимает параметр — имя переменной- символа; возвращает описание указанной переменной- <text:soft-page-break/>символа; возвращает строку (содержит описание; если же символ не внесен в реестр, то возвращается значение<text:span text:style-name="T60"> </text:span><text:span text:style-name="T61">undefinied</text:span>);</text:p>
      <text:p text:style-name="P362"/>
      <text:p text:style-name="P362">etc.</text:p>
      <text:p text:style-name="P362"/>
      <text:p text:style-name="P128">о прочих членах — см. другие источники;</text:p>
      <text:p text:style-name="P268"/>
      <text:p text:style-name="P122">Использование переменных типа<text:span text:style-name="T60"> </text:span><text:span text:style-name="T61">Symbol </text:span>приосходит следующим образом. <text:span text:style-name="T263">Создается переменная этого типа (при создании она надляется уникальным значением). Затем она используется для приписывания какому- либо объекту нового члена (запись</text:span><text:span text:style-name="T151"> </text:span><text:span text:style-name="T84">ObjectName[VarName] = Value;</text:span><text:span text:style-name="T263">). В дальнейшем, для доступа к нему используется запись </text:span><text:span text:style-name="T84">ObjectName[VarName]</text:span><text:span text:style-name="T263">. Обычная же запись (вида </text:span><text:span text:style-name="T84">ObjectName.VarName</text:span><text:span text:style-name="T213">, </text:span><text:span text:style-name="T217">или</text:span><text:span text:style-name="T151"> </text:span><text:span text:style-name="T84">ObjectName[“VarName”]</text:span><text:span text:style-name="T263">) оказывается недоступна. Такие члены объектов не перечисляются усовершенствованным циклом</text:span><text:span text:style-name="T151"> </text:span><text:span text:style-name="T85">for</text:span><text:span text:style-name="T11">, </text:span><text:span text:style-name="T264">и не возвращаются методом </text:span><text:span text:style-name="T85">Object.getOwnPropertyNames()</text:span><text:span text:style-name="T11">. </text:span><text:span text:style-name="T266">Для возврата таких членов используется другой метод — это метод</text:span><text:span text:style-name="T153"> </text:span><text:span text:style-name="T88">Object.getOwnPropetySymbols()</text:span><text:span text:style-name="T153"> </text:span><text:span text:style-name="T218">–</text:span><text:span text:style-name="T214"> <text:s/></text:span><text:span text:style-name="T218">этот метод принимает параметр —</text:span><text:span text:style-name="T266"> целевой объект; и возвращает его члены, указывемые переменной- символом; возвращает массив (он состоит из запрошенных членов указанного объекта).</text:span></text:p>
      <text:p text:style-name="P124"><text:span text:style-name="T264">В таком использовании и заключается единственное назначение переменных этого типа. То есть, для доступа к члену объекта используется не то, что является именем (форма записи для доступа по имени не доступна), а то, что является его альтрнативой — символ (что и видно в записи); переменная типа </text:span><text:span text:style-name="T86">Symbol</text:span><text:span text:style-name="T264">, как и говорилось выше, получает значение при создании, и в дальнейшем не может быть реинициализирован. Таким образом, переменная типа </text:span><text:span text:style-name="T86">Symbol</text:span><text:span text:style-name="T264"> позволяет приписать объекту член, защищенный вышеперечисленными мерами от действий в коде сценария.</text:span></text:p>
      <text:p text:style-name="P35"/>
      <text:p text:style-name="P35">О приведении типов</text:p>
      <text:p text:style-name="P35"/>
      <text:p text:style-name="P127">Тип данных<text:span text:style-name="T60"> </text:span><text:span text:style-name="T61">Symbol </text:span>целесообразно считать не приводимым к другим типам данных. Разработчик языка внедрил этот тип данных для специфического применения (рассмотренного выше), поэтому переменные- символы и не предполагается использовать наряду с переменными прочих типов данных.</text:p>
      <text:p text:style-name="P127">Что касается имеющихся возможностей приведения типов — автоматическое приведение типов между типом<text:span text:style-name="T60"> </text:span><text:span text:style-name="T61">Symbol </text:span>и прочими типами не выполняется. <text:span text:style-name="T265">Хотя, явное приведение в ряде случаев все же возможно. Явное приведение к строке выполняется вызовом</text:span><text:span text:style-name="T152"> </text:span><text:span text:style-name="T87">String() </text:span><text:span text:style-name="T265">от переменной- символа. С тем же успехом можно выполнить вызов</text:span><text:span text:style-name="T152"> </text:span><text:span text:style-name="T87">Object() </text:span><text:span text:style-name="T265">от переменной- символа (в результате методом</text:span><text:span text:style-name="T152"> </text:span><text:span text:style-name="T87">toString() </text:span><text:span text:style-name="T265">будет произведено приведение к строке). Так же, переменная- символ может использоваться в условии операторов управления ходом вычислений — и тогда будет интерпретироваться как логическое значение (любое наличествующее значение трактуется как истина); </text:span><text:soft-page-break/><text:span text:style-name="T265">причем, такое использование переменной типа</text:span><text:span text:style-name="T152"> </text:span><text:span text:style-name="T95">Symbol </text:span><text:span text:style-name="T283">в коде сценария — это последний специфический способ явного приведения типа</text:span><text:span text:style-name="T152"> </text:span><text:span text:style-name="T95">Symbol</text:span><text:span text:style-name="T18">.</text:span></text:p>
      <text:p text:style-name="P12"/>
      <text:p text:style-name="P12">Наборы и отображения</text:p>
      <text:p text:style-name="P12"/>
      <text:p text:style-name="P129">Наборы и отображения — это специфические объекты, предоставляемые языком. Они действительно <text:span text:style-name="T1">сп</text:span><text:span text:style-name="T16">е</text:span><text:span text:style-name="T1">цифические</text:span>, и их можно даже считать не объектами, а просто синтаксически сходными с ними средствами.</text:p>
      <text:p text:style-name="P36"/>
      <text:p text:style-name="P69">Наборы</text:p>
      <text:p text:style-name="P36"/>
      <text:p text:style-name="P129">Наборы — это объекты<text:span text:style-name="T60"> </text:span><text:span text:style-name="T61">Set</text:span><text:span text:style-name="T1">. </text:span>Эти объекты представляют собой секвенцию неповторяющихся значений (повторяющиеся значения они не хранят; но, это могут быть значения разных типов, приводимые к одному значению). Данные сохряняются в наборах в порядке их добавления. Добавление данных и прочие операции производятся методами наборов.</text:p>
      <text:p text:style-name="P129">Создание наборов производится следующей записью:</text:p>
      <text:p text:style-name="P329">let VarName = new Set();</text:p>
      <text:p text:style-name="P270"/>
      <text:p text:style-name="P129">это обычная запись для создания экземпляров ссылочных типов. <text:span text:style-name="T267">Следует рассмотреть члены этих объектов.</text:span></text:p>
      <text:p text:style-name="P37"/>
      <text:p text:style-name="P37">Конструктор наборов</text:p>
      <text:p text:style-name="P363"/>
      <text:p text:style-name="P363">Set()</text:p>
      <text:p text:style-name="P363"/>
      <text:p text:style-name="P129">конструктор наборов; параметров либо не принимает, либо принимает массив (трактуется как секвенция элементов набора); создает набор (руководствуясь переданными параметрами); возвращает набор;</text:p>
      <text:p text:style-name="P132">если переданный в параметрах массив содержит повторяющиеся значения, то повторы значений будут отброшены, и длина секвенции элементов набора будет меньше размера массива (это потому, что набор может хранить только уникальные значения);</text:p>
      <text:p text:style-name="P37"/>
      <text:p text:style-name="P37">Методы наборов</text:p>
      <text:p text:style-name="P37"/>
      <text:p text:style-name="P364">add()</text:p>
      <text:p text:style-name="P364"/>
      <text:p text:style-name="P133">используется для добавления элементов набора; принимает параметр — значение (это значение (какого- либо типа), добавляемое в набор); добавляет в <text:span text:style-name="T268">свой </text:span>набор указанное значение; возвращает значение<text:span text:style-name="T60"> </text:span><text:span text:style-name="T61">Set.size </text:span><text:span text:style-name="T1">(</text:span>обновленное<text:span text:style-name="T1">);</text:span></text:p>
      <text:p text:style-name="P146"><text:soft-page-break/>возвращаемое значение следует уточнить для конкретного интерпретатора;</text:p>
      <text:p text:style-name="P132">если добавляется уже присутствующее в наборе значение, то такой вызов этого метода просто игнорируется;</text:p>
      <text:p text:style-name="P364"/>
      <text:p text:style-name="P364">has()</text:p>
      <text:p text:style-name="P364"/>
      <text:p text:style-name="P132">используется для проверки наличия в наборе указанного значения; <text:span text:style-name="T268">принимает параметр — значение (какого- либо типа, это и есть указанное значение); проверяет наличие указанного значения в своем наборе; возвращает логическое значение (</text:span><text:span text:style-name="T89">true</text:span><text:span text:style-name="T12"> – </text:span><text:span text:style-name="T268">есть</text:span><text:span text:style-name="T12">,</text:span><text:span text:style-name="T89"> false</text:span><text:span text:style-name="T12"> – </text:span><text:span text:style-name="T268">нет);</text:span></text:p>
      <text:p text:style-name="P366"/>
      <text:p text:style-name="P366">delete()</text:p>
      <text:p text:style-name="P366"/>
      <text:p text:style-name="P134">используется для удаления указанного значения из набора; принимает параметр — значение (какого- либо типа, это и есть указанное значение); удаляет указанное значение из своего набора; возвращает <text:span text:style-name="T267">значение</text:span><text:span text:style-name="T154"> </text:span><text:span text:style-name="T90">Set.size </text:span><text:span text:style-name="T13">(</text:span><text:span text:style-name="T267">обновленное</text:span><text:span text:style-name="T13">);</text:span></text:p>
      <text:p text:style-name="P276">возвращаемое значение следует уточнить для конкретного интерпретатора;</text:p>
      <text:p text:style-name="P366"/>
      <text:p text:style-name="P366">clear()</text:p>
      <text:p text:style-name="P366"/>
      <text:p text:style-name="P134">используется для очистки набора от его элементов; параметров не принимает; очищает свой набор от всех его элементов; возвращает <text:span text:style-name="T267">значение</text:span><text:span text:style-name="T154"> </text:span><text:span text:style-name="T90">Set.size </text:span><text:span text:style-name="T13">(</text:span><text:span text:style-name="T267">обновленное</text:span><text:span text:style-name="T13">);</text:span></text:p>
      <text:p text:style-name="P276">возвращаемое значение следует уточнить для конкретного интерпретатора;</text:p>
      <text:p text:style-name="P365"/>
      <text:p text:style-name="P366">forEach()</text:p>
      <text:p text:style-name="P366"/>
      <text:p text:style-name="P134">используется для <text:span text:style-name="T269">вызова указанной пользовательской функции от каждого элемента набора; принимает параметры — функцию (это пользовательская функция), и объект (в его контексте и будет исполняться пользовательская функция; этот параметр может быть и не передан)</text:span>; <text:span text:style-name="T269">последовательно вызывает пользовательскую функцию от каждого из элементов набора (передаваемая в параметрах пользовательская функция должна быть прописана соответствующим образом — принимать параметр, осуществлять прописанные программистом операции, само тело пользовательской функции может быть тривиальным — оно должно лишь быть прописанным по этим правилам — а корректное применение этой функции по своему набору остается на откуп интерпретатору); возвращает ничтоже;</text:span></text:p>
      <text:p text:style-name="P37"/>
      <text:p text:style-name="P37">Переменные наборов</text:p>
      <text:p text:style-name="P364"/>
      <text:p text:style-name="P364">size</text:p>
      <text:p text:style-name="P132"><text:soft-page-break/>используется для хранения длины секвенции элементов набора (в количестве элементов секвенции набора);</text:p>
      <text:p text:style-name="P132"/>
      <text:p text:style-name="P38">Приведение набора к массиву</text:p>
      <text:p text:style-name="P136"/>
      <text:p text:style-name="P136">Как видно из вышеописанного, наборы во многом аналогичны массивам. Поэтому предусмотрена возможность приведения набора к массиву. Эта возможность доступна в следующей записи:</text:p>
      <text:p text:style-name="P331">let VarName0 = new Set( … );</text:p>
      <text:p text:style-name="P331">// <text:span text:style-name="T40">создан экземпляр набора</text:span></text:p>
      <text:p text:style-name="P310"/>
      <text:p text:style-name="P331">VarName1 = [...VarName0];</text:p>
      <text:p text:style-name="P331">// <text:span text:style-name="T40">создан массив из набора</text:span></text:p>
      <text:p text:style-name="P136"/>
      <text:p text:style-name="P136">эта возможность часто используется для создания массива уникальных значений.</text:p>
      <text:p text:style-name="P71"/>
      <text:p text:style-name="P71">Наборы со слабыми ссылками <text:span text:style-name="T274">на объекты</text:span></text:p>
      <text:p text:style-name="P71"/>
      <text:p text:style-name="P272"><text:span text:style-name="T40">Наборы со слабыми ссылками используют слабые ссылки на сохраняемые в них объекты (если в них сохраняются объекты). </text:span><text:span text:style-name="T50">Слабые ссылки на объект работают несколько иначе, чем переменные (используемые для ссылки на объект). </text:span><text:span text:style-name="T40">При использовании слабых ссылок на объект наблюдается следующее — </text:span><text:span text:style-name="T50">когда переменная (используемая для ссылки на объект) более не используется для ссылки на объект, то и слабая ссылка (задействуемая набором со слабыми ссылками) более не будет использоваться для ссылки на этот объект. Разумеется, переменных (используемых для ссылки на объект) в коде сценария может быть и несколько — слабая ссылка на объект перестанет работать, когда ни одна переменная (использовавшаяся для ссылки на объект) не будет больше на него указывать.</text:span></text:p>
      <text:p text:style-name="P137">Наборы со слабыми ссылками создаются записью:</text:p>
      <text:p text:style-name="P332">let VarName = new WeakSet( … );</text:p>
      <text:p text:style-name="P273"/>
      <text:p text:style-name="P137">и используются аналогично обычным наборам, за тем исключением, что они могут хранить только экземпляры ссылочных типов. Кроме того, они не имеют следующих члено<text:span text:style-name="T60"> </text:span><text:span text:style-name="T61">forEach()</text:span><text:span text:style-name="T1">, </text:span>и<text:span text:style-name="T61"> size</text:span><text:span text:style-name="T1">.</text:span></text:p>
      <text:p text:style-name="P70"/>
      <text:p text:style-name="P70">Отображения</text:p>
      <text:p text:style-name="P70"/>
      <text:p text:style-name="P139">Отображения — это объекты<text:span text:style-name="T60"> </text:span><text:span text:style-name="T61">Map</text:span><text:span text:style-name="T1">. </text:span><text:span text:style-name="T270">Эти объекты представляют собой секвенцию пар ключ/значение (повторяющиеся значения они не хранят; но, это могут быть значения разных типов, приводимые к одному значению</text:span><text:span text:style-name="T14">; </text:span><text:span text:style-name="T272">ключи тоже могут быть разных типов). Данные сохряняются в отображениях в порядке их добавления. Добавление данных и прочие операции производятся методами отображений.</text:span></text:p>
      <text:p text:style-name="P130">Создание наборов производится следующей записью:</text:p>
      <text:p text:style-name="P330"><text:soft-page-break/>let VarName = new <text:span text:style-name="T271">Map</text:span>();</text:p>
      <text:p text:style-name="P271"/>
      <text:p text:style-name="P130"><text:span text:style-name="T1">это обычная запись для создания экземпляров ссылочных типов. </text:span><text:span text:style-name="T13">Следует рассмотреть члены этих объектов.</text:span></text:p>
      <text:p text:style-name="P40"/>
      <text:p text:style-name="P40">Конструктор отображений</text:p>
      <text:p text:style-name="P40"/>
      <text:p text:style-name="P368">Map()</text:p>
      <text:p text:style-name="P368"/>
      <text:p text:style-name="P140">конструктор отображений; <text:span text:style-name="T273">параметров либо не принимает, либо принимает массив (элементы которого — массивы, содержащие два элемента (которые будут трактоваться как ключ и значение соответственно))</text:span>; создает отображение <text:span text:style-name="T273">(руководствуясь переданными параметрами)</text:span>; возвращает нитоже;</text:p>
      <text:p text:style-name="P40"/>
      <text:p text:style-name="P40">Методы отображений</text:p>
      <text:p text:style-name="P40"/>
      <text:p text:style-name="P368">set()</text:p>
      <text:p text:style-name="P368"/>
      <text:p text:style-name="P140">используется для добавления элемента в отображение; принимает параметры — значение (ключ элемента отображения), и значение (собственно значение элемента отображения); добавляет элемент в отображение (руководствуясь переданными параметрами); возвращает <text:span text:style-name="T273">значение</text:span><text:span text:style-name="T155"> </text:span><text:span text:style-name="T92">size </text:span><text:span text:style-name="T15">(</text:span><text:span text:style-name="T273">обновленное</text:span><text:span text:style-name="T15">)</text:span>;</text:p>
      <text:p text:style-name="P368"/>
      <text:p text:style-name="P368">get()</text:p>
      <text:p text:style-name="P368"/>
      <text:p text:style-name="P141">используется для возврата значения элемента отображения по его ключу; принимает параметр — значение (ключа); возвращает значение элемента отображения по указанному ключу; возвращает значение (собственно значение элемента отображения);</text:p>
      <text:p text:style-name="P141">если значение по указанному ключу отсутствует, то возвращается специальное значение<text:span text:style-name="T60"> </text:span><text:span text:style-name="T61">undefinied</text:span><text:span text:style-name="T1">;</text:span></text:p>
      <text:p text:style-name="P370"/>
      <text:p text:style-name="P370">has()</text:p>
      <text:p text:style-name="P370"/>
      <text:p text:style-name="P142">используется для проверки наличия в отображении элемента с указанным ключем; принимает параметр — значение (ключа); проверяет наличие в своем отображении элемента с указанным ключем; возвращает логическое значение <text:span text:style-name="T268">(</text:span><text:span text:style-name="T89">true</text:span><text:span text:style-name="T12"> – </text:span><text:span text:style-name="T268">есть</text:span><text:span text:style-name="T12">,</text:span><text:span text:style-name="T89"> false</text:span><text:span text:style-name="T12"> – </text:span><text:span text:style-name="T268">нет)</text:span>;</text:p>
      <text:p text:style-name="P370"/>
      <text:p text:style-name="P463">delete()</text:p>
      <text:p text:style-name="P143"/>
      <text:p text:style-name="P143">используется для удаления элемента отображения с указанным ключем; принимает параметр — значение (ключа); удаляет элемент своего отображения с указанным ключем; возвращает <text:span text:style-name="T273">значение</text:span><text:span text:style-name="T155"> </text:span><text:span text:style-name="T92">size </text:span><text:span text:style-name="T15">(</text:span><text:span text:style-name="T273">обновленное</text:span><text:span text:style-name="T15">)</text:span>;</text:p>
      <text:p text:style-name="P146">возвращаемое значение следует уточнить для конкретного интерпретатора;</text:p>
      <text:p text:style-name="P370"/>
      <text:p text:style-name="P370">clear()</text:p>
      <text:p text:style-name="P370"/>
      <text:p text:style-name="P143">используется для очистки отображения от его элементов; параметров не принимает; удаляет все элементы своего отображения; возвращает <text:span text:style-name="T273">значение</text:span><text:span text:style-name="T155"> </text:span><text:span text:style-name="T92">size </text:span><text:span text:style-name="T15">(</text:span><text:span text:style-name="T273">обновленное</text:span><text:span text:style-name="T15">)</text:span>;</text:p>
      <text:p text:style-name="P146">возвращаемое значение следует уточнить для конкретного интерпретатора;</text:p>
      <text:p text:style-name="P367"/>
      <text:p text:style-name="P367">forEach()</text:p>
      <text:p text:style-name="P367"/>
      <text:p text:style-name="P135">используется для <text:span text:style-name="T269">вызова указанной пользовательской функции от каждого элемента отображения; принимает параметры — функцию (это пользовательская функция), и объект (в его контексте и будет исполняться пользовательская функция; этот параметр может быть и не передан)</text:span>; <text:span text:style-name="T269">последовательно вызывает пользовательскую функцию от каждого из элементов отображения (передаваемая в параметрах пользовательская функция должна быть прописана соответствующим образом — принимать параметры (для ключа, значения, и ссылки на отображение соответственно), осуществлять прописанные программистом операции, само тело пользовательской функции может быть тривиальным — оно должно лишь быть прописанным по этим правилам — а корректное применение этой функции по своему набору остается на откуп интерпретатору); возвращает ничтоже;</text:span></text:p>
      <text:p text:style-name="P145">поведение этого метода (взависимости от переданных параметров) следует уточнять для конкретного интерпретатора;</text:p>
      <text:p text:style-name="P40"/>
      <text:p text:style-name="P40">Переменные отображений</text:p>
      <text:p text:style-name="P40"/>
      <text:p text:style-name="P369">size</text:p>
      <text:p text:style-name="P275"/>
      <text:p text:style-name="P144">используется дляхранения значения размера отображения в количестве элементов (пар ключ/значение);</text:p>
      <text:p text:style-name="P72"/>
      <text:p text:style-name="P72">Отображения со слабыми ссылками на объекты</text:p>
      <text:p text:style-name="P72"/>
      <text:p text:style-name="P145">Отображения со слабыми ссылками аналогичны наборам со слабыми ссылками.</text:p>
      <text:p text:style-name="P145">Такие отображения хранят слабые ссылки на объекты в своих ключах; и, когда приходит пора удалить слабую ссылку, то она удаляется вместе с <text:soft-page-break/>сопоставленным ключу отображения значением (то есть, происходит удаление всего элемента отображения).</text:p>
      <text:p text:style-name="P138"><text:span text:style-name="T274">Отображения</text:span> со слабыми ссылками создаются записью:</text:p>
      <text:p text:style-name="P333">let VarName = new Weak<text:span text:style-name="T274">Map</text:span>( … );</text:p>
      <text:p text:style-name="P274"/>
      <text:p text:style-name="P138">и используются аналогично обычным <text:span text:style-name="T274">отображениям</text:span>, за тем исключением, что они могут хранить <text:span text:style-name="T274">в своих ключах</text:span> только экземпляры ссылочных типов. Кроме того, они не имеют следующих члено<text:span text:style-name="T274">в</text:span><text:span text:style-name="T60"> </text:span><text:span text:style-name="T91">clear(), </text:span><text:span text:style-name="T61">forEach()</text:span><text:span text:style-name="T1">, </text:span>и<text:span text:style-name="T61"> size</text:span><text:span text:style-name="T1">.</text:span></text:p>
      <text:p text:style-name="P13"/>
      <text:p text:style-name="P13">Итераторы, генераторы</text:p>
      <text:p text:style-name="P13"/>
      <text:p text:style-name="P131"><text:span text:style-name="T275">Итераторы и генераторы</text:span> — это специфические объекты. Они <text:span text:style-name="T279">используются в соответствии со своей спецификой (подробности — далее)</text:span>.</text:p>
      <text:p text:style-name="P73"/>
      <text:p text:style-name="P75">Итераторы</text:p>
      <text:p text:style-name="P73"/>
      <text:p text:style-name="P148">Итератор — это специфический объект. <text:span text:style-name="T276">Эти объекты используются при произведении итераций по коллекциям в коде сценария. Итератором считается объект, который удовлетворяет требованиям к объектам- итераторам (создается функцией- генератором итераторов, и содержит характерные члены).</text:span></text:p>
      <text:p text:style-name="P154">Итераторы содержат следующие члены.</text:p>
      <text:p text:style-name="P41"/>
      <text:p text:style-name="P41">Конструктор итераторов</text:p>
      <text:p text:style-name="P41"/>
      <text:p text:style-name="P371"><text:span text:style-name="T278">FuncName</text:span>()</text:p>
      <text:p text:style-name="P371"/>
      <text:p text:style-name="P149">конструктор итераторов; <text:span text:style-name="T278">принимает параметры — ссылку на коллекцию</text:span>; создает итератор; возвращает ничтоже;</text:p>
      <text:p text:style-name="P151">строго говоря, это аппроксимация — такого конструктора нет, а объекты- итераторы создаются не конструктором, а функцией- <text:span text:style-name="T293">генератором итераторов</text:span> (она должна возвращать объект, удовлетворяющий требованиям к итераторам);</text:p>
      <text:p text:style-name="P41"/>
      <text:p text:style-name="P41">Методы итераторов</text:p>
      <text:p text:style-name="P41"/>
      <text:p text:style-name="P371">ObjectName.next()</text:p>
      <text:p text:style-name="P371"/>
      <text:p text:style-name="P147">используется для возврата <text:span text:style-name="T278">объекта результатов (объекта, содержащего значение </text:span>следующего элемента коллекции, <text:span text:style-name="T278">и специфические члены)</text:span>; параметров не принимает; возвращает <text:span text:style-name="T279">объект результатов</text:span>; возвращает объект (<text:span text:style-name="T279">это и есть </text:span>объект результат<text:span text:style-name="T276">ов</text:span>);</text:p>
      <text:p text:style-name="P173"><text:soft-page-break/>есть специфическая форма записи этого метода — с принимаемым параметром (этот параметр используется как значение, реинициализирующее значение, прописанное непосредственно за оператором<text:span text:style-name="T60"> </text:span><text:span text:style-name="T61">yield</text:span>);</text:p>
      <text:p text:style-name="P373"/>
      <text:p text:style-name="P373">ObjectName.throw()</text:p>
      <text:p text:style-name="P373"/>
      <text:p text:style-name="P174">используется для выброса прерывания; параметров не принимает; производит выброс прерывания; <text:span text:style-name="T299">возвращает ничтоже;</text:span></text:p>
      <text:p text:style-name="P175">выброс прерывания осуществляется непосредственно после последнего исполнившегося оператора<text:span text:style-name="T60"> </text:span><text:span text:style-name="T61">yield </text:span>функции- генератора (подробности о генераторах — далее), и перехват этого прерывания должен производиться в соответствующем участке кода сценария (включающем этот оператор<text:span text:style-name="T60"> </text:span><text:span text:style-name="T61">yield</text:span>);</text:p>
      <text:p text:style-name="P175">есть специфическая форма записи этого метода — с принимаемым параметром (этот параметр — объект прерывания, которое и будет выброшено);</text:p>
      <text:p text:style-name="P41"/>
      <text:p text:style-name="P41">Переменные итераторов</text:p>
      <text:p text:style-name="P41"/>
      <text:p text:style-name="P153">Их нет.</text:p>
      <text:p text:style-name="P371"/>
      <text:p text:style-name="P42">Переменные объекта результатов</text:p>
      <text:p text:style-name="P399"/>
      <text:p text:style-name="P371"><text:span text:style-name="T277">Results</text:span>ObjectName.value</text:p>
      <text:p text:style-name="P371"/>
      <text:p text:style-name="P147">используется для ссылки на следующее значение (<text:span text:style-name="T281">то есть, </text:span>значение, возвращаемое методом<text:span text:style-name="T60"> </text:span><text:span text:style-name="T61">next()</text:span><text:span text:style-name="T211">, </text:span><text:span text:style-name="T219">вернувшим данный объект результатов</text:span><text:span text:style-name="T210">);</text:span></text:p>
      <text:p text:style-name="P155"><text:span text:style-name="T210">если все итерации совершены, то эта переменная содержит специальное значение</text:span><text:span text:style-name="T60"> </text:span><text:span text:style-name="T61">undefinied</text:span><text:span text:style-name="T211">;</text:span></text:p>
      <text:p text:style-name="P149">вызов метода<text:span text:style-name="T60"> </text:span><text:span text:style-name="T61">ObjectName.next() </text:span>изменяет значение счетчика итераций объекта<text:span text:style-name="T60"> </text:span><text:span text:style-name="T61">ObjectName</text:span><text:span text:style-name="T1">, </text:span>поэтому объект результатов каждый раз содержит актуальное значение переменной<text:span text:style-name="T60"> </text:span><text:span text:style-name="T61">Results</text:span><text:span text:style-name="T93">ObjectName.value</text:span>;</text:p>
      <text:p text:style-name="P371"/>
      <text:p text:style-name="P371"><text:span text:style-name="T277">Results</text:span>ObjectName.done</text:p>
      <text:p text:style-name="P371"/>
      <text:p text:style-name="P147">используется для индикации — произведены ли итерации по всем элементам коллекции; содержит логическое значение (<text:span text:style-name="T61">true</text:span><text:span text:style-name="T1"> – </text:span>произведены);</text:p>
      <text:p text:style-name="P43"/>
      <text:p text:style-name="P43">Прочее</text:p>
      <text:p text:style-name="P43"/>
      <text:p text:style-name="P150">Подробнее об итераторах — <text:span text:style-name="T280">далее/</text:span>в тематических источниках.</text:p>
      <text:p text:style-name="P74"/>
      <text:p text:style-name="P462">Генераторы</text:p>
      <text:p text:style-name="P74"/>
      <text:p text:style-name="P150">Генератор — это специфический объект. Генераторы используются для работы с итераторами <text:span text:style-name="T291">(они являются генераторами итераторов)</text:span>.</text:p>
      <text:p text:style-name="P152">Генераторы — это <text:span text:style-name="T281">объекты- </text:span>функции с возможностью выхода и повторного входа при сохранении контекста исполнения тела <text:span text:style-name="T281">этой </text:span>функции.</text:p>
      <text:p text:style-name="P152">При вызове функции- генератора она возвращает объект- итератор. Вызов из этого итератора метода<text:span text:style-name="T60"> </text:span><text:span text:style-name="T61">next() </text:span>приводит к исполнению тела функции- генератора до первого оператора<text:span text:style-name="T60"> </text:span><text:span text:style-name="T61">yield</text:span><text:span text:style-name="T1">. </text:span><text:span text:style-name="T284">Оператор</text:span><text:span text:style-name="T157"> </text:span><text:span text:style-name="T96">yeald</text:span><text:span text:style-name="T157"> </text:span><text:span text:style-name="T284">либо возвращает значение (запись </text:span><text:span text:style-name="T94">yield Value</text:span><text:span text:style-name="T280">), либо приводит к вызову другогой функции- генератора (запись</text:span><text:span text:style-name="T156"> </text:span><text:span text:style-name="T94">yield* Etc</text:span><text:span text:style-name="T97">FuncName</text:span><text:span text:style-name="T94">()</text:span><text:span text:style-name="T280">); вызовдругой функции- генератора принято называть «делегированием генераторов». Сам же метод</text:span><text:span text:style-name="T60"> </text:span><text:span text:style-name="T61">next() </text:span><text:span text:style-name="T280">возвращает объект результатов (в данном случае переменная</text:span><text:span text:style-name="T156"> </text:span><text:span text:style-name="T94">value </text:span><text:span text:style-name="T280">содержит значение возвращаемое оператором </text:span><text:span text:style-name="T94">yield</text:span><text:span text:style-name="T280">, переменная</text:span><text:span text:style-name="T156"> </text:span><text:span text:style-name="T94">done</text:span><text:span text:style-name="T156"> </text:span><text:span text:style-name="T280">обозначает завершение всех итераций по всем элементам коллекции (</text:span><text:span text:style-name="T94">true</text:span><text:span text:style-name="T17"> – </text:span><text:span text:style-name="T287">завершено)). Последующие вызовы этого метода (метода</text:span><text:span text:style-name="T160"> </text:span><text:span text:style-name="T99">next()</text:span><text:span text:style-name="T287">) будут приводить к возобновлению выполнения функции- генератора.</text:span></text:p>
      <text:p text:style-name="P157">Функции- генераторы объявляются следующей записью:</text:p>
      <text:p text:style-name="P336">function* FuncName( … )</text:p>
      <text:p text:style-name="P336">{ … </text:p>
      <text:p text:style-name="P336"><text:s/>yield … ;</text:p>
      <text:p text:style-name="P336"><text:s/>… }</text:p>
      <text:p text:style-name="P336"/>
      <text:p text:style-name="P157">как и говорилось выше, операторов<text:span text:style-name="T60"> </text:span><text:span text:style-name="T61">yield </text:span>может быть и несколько; <text:span text:style-name="T285">этот оператор может быть непосредственно в теле функции- генератора (или же во вложенной в нее структуре управления ходом вычислений), но не может быть во вложенной в нее функции</text:span>. Оператор<text:span text:style-name="T60"> *</text:span> в этой записи позволяет произвольное употребление пробелов с ним. <text:span text:style-name="T294">Оператор</text:span><text:span text:style-name="T164"> </text:span><text:span text:style-name="T103">yield </text:span><text:span text:style-name="T294">может использоваться и просто как оператор с его операндом, и как составляющая более сложного выражения — тогда это выражение и будет записью этого оператора.</text:span></text:p>
      <text:p text:style-name="P176">Помимо оператора<text:span text:style-name="T60"> </text:span><text:span text:style-name="T61">yield </text:span>в генераторах может использоваться и оператор <text:span text:style-name="T61">return</text:span><text:span text:style-name="T1">; </text:span>в случае генераторов этот оператор опционален <text:span text:style-name="T295">(но, как обычно, если он употреблен, то обозначает конец тела функции)</text:span>. В случае генераторов оператор<text:span text:style-name="T60"> </text:span><text:span text:style-name="T61">return </text:span>возвращает не возвращаемое функцией значение, а значение <text:span text:style-name="T102">Results</text:span><text:span text:style-name="T93">ObjectName.value </text:span><text:span text:style-name="T220">(при использовании этого оператора значение</text:span><text:span text:style-name="T167"> </text:span><text:span text:style-name="T102">Results</text:span><text:span text:style-name="T93">ObjectName.</text:span><text:span text:style-name="T105">done </text:span><text:span text:style-name="T220">равно</text:span><text:span text:style-name="T167"> </text:span><text:span text:style-name="T105">true</text:span><text:span text:style-name="T220">)</text:span><text:span text:style-name="T210">.</text:span> <text:span text:style-name="T295">С точки зрения метода</text:span><text:span text:style-name="T165"> </text:span><text:span text:style-name="T104">next() </text:span><text:span text:style-name="T296">объекта- итератора оператор</text:span><text:span text:style-name="T166"> </text:span><text:span text:style-name="T104">return </text:span><text:span text:style-name="T296">аналогичен оператору</text:span><text:span text:style-name="T166"> </text:span><text:span text:style-name="T104">yield</text:span><text:span text:style-name="T20">.</text:span></text:p>
      <text:p text:style-name="P158">Функция- генератор может быть объявлена <text:span text:style-name="T300">как в классическом определении функции, так </text:span>и в функциональном выражении:</text:p>
      <text:p text:style-name="P337">let VarName = function* ( … )</text:p>
      <text:p text:style-name="P337">{ … </text:p>
      <text:p text:style-name="P337"><text:s/>yield … ;</text:p>
      <text:p text:style-name="P337"><text:s/>… }</text:p>
      <text:p text:style-name="P277"/>
      <text:p text:style-name="P160">Функции- генераторы не могут быть объявлены как стрелочные функции.</text:p>
      <text:p text:style-name="P160"><text:soft-page-break/>Функции- генераторы могут быть <text:span text:style-name="T286">и </text:span>методами объектов <text:span text:style-name="T286">(если используется сокращенная запись объявления метода, то она имеет вид</text:span><text:span text:style-name="T158"> *</text:span><text:span text:style-name="T97">FuncName … ;</text:span><text:span text:style-name="T286">)</text:span>.</text:p>
      <text:p text:style-name="P160"/>
      <text:p text:style-name="P44">Генераторы. Цикл <text:span text:style-name="T1">for – of</text:span></text:p>
      <text:p text:style-name="P278"/>
      <text:p text:style-name="P161">Этот цикл используется для работы с итерируемыми объектами <text:span text:style-name="T292">(подробности о них — в следующем параграфе)</text:span>. Форма записи:</text:p>
      <text:p text:style-name="P338">for (VarName of CollectionName) { … }</text:p>
      <text:p text:style-name="P278"/>
      <text:p text:style-name="P161">этот цикл <text:span text:style-name="T292">применим только к итерируемым объектам; он вызывает из итерируемого объекта метод</text:span><text:span text:style-name="T161"> </text:span><text:span text:style-name="T100">[Symbol.iterator]</text:span><text:span text:style-name="T163">()</text:span><text:span text:style-name="T100"> </text:span><text:span text:style-name="T292">и таким образом создает объект- итератор; затем,</text:span> <text:span text:style-name="T292">этот цикл в каждой итерации</text:span> производит вызов метода<text:span text:style-name="T60"> </text:span><text:span text:style-name="T61">next()</text:span> объекта- <text:span text:style-name="T292">итератора</text:span>, и сохраняет значение его члена<text:span text:style-name="T60"> </text:span><text:span text:style-name="T61">value </text:span>в переменной цикла (<text:span text:style-name="T61">VarName</text:span>). <text:span text:style-name="T288">Этот цикл завершается непосредственно по факту завершения всех итераций, поэтому переменной цикла не присваивается в конце специальное <text:s/>значение</text:span><text:span text:style-name="T159"> </text:span><text:span text:style-name="T98">undefinied</text:span><text:span text:style-name="T19">. </text:span><text:span text:style-name="T296">Для этого цикла строка оператора</text:span><text:span text:style-name="T166"> </text:span><text:span text:style-name="T104">return </text:span><text:span text:style-name="T296">функции- генератора считается завершением всех итераций, поэтому переменной цикла не присваивается возвращаемое им значение.</text:span></text:p>
      <text:p text:style-name="P279"/>
      <text:p text:style-name="P45">Об итерируемых объектах</text:p>
      <text:p text:style-name="P162"/>
      <text:p text:style-name="P163">Итерируемые объекты — это <text:span text:style-name="T290">наборы </text:span><text:span text:style-name="T20">(</text:span><text:span text:style-name="T296">но не со слабыми ссылками</text:span><text:span text:style-name="T20">)</text:span><text:span text:style-name="T290">, отображения </text:span><text:span text:style-name="T20">(</text:span><text:span text:style-name="T296">но не со слабыми ссылками</text:span><text:span text:style-name="T20">)</text:span><text:span text:style-name="T290">, </text:span>массивы, обертки строк, и прочие объекты, удовлетворяющие требованиям к итерируемым объектам. <text:span text:style-name="T291">Строго говоря, это одно требование, и оно заключается в следующем — итерируемым объектам поставляется объект- итератор по умолчанию</text:span>.</text:p>
      <text:p text:style-name="P164"><text:span text:style-name="T291">Итак, и</text:span>терируемым объектам поставляется итератор по умолчанию. Итератор по умолчанию доступен по языковой переменной- символу, доступ к итератору по умолчанию поизводится следующей записью:</text:p>
      <text:p text:style-name="P339">let VarName = ObjectName[Symbol.iterator]();</text:p>
      <text:p text:style-name="P311">// <text:span text:style-name="T1">ObjectName – </text:span>это итерируемый объект</text:p>
      <text:p text:style-name="P280"/>
      <text:p text:style-name="P164">в результате в переменную будет возвращена ссылка на итератор по умолчанию для данного объекта.</text:p>
      <text:p text:style-name="P165">Пользовательский объект может быть объявлен итерируемым, если в его объявлении прописать итератор по умолчанию. Так как язык не предоставляет итератор по умолчанию для пользовательских объектов, то итератор для них должен быть определен пользователем.</text:p>
      <text:p text:style-name="P165">Для этого прибегают к с<text:span text:style-name="T289">пецифической</text:span> записи:</text:p>
      <text:p text:style-name="P340">let ObjectName = { … , *[Symbol.iterator]() { … }, … };</text:p>
      <text:p text:style-name="P281"/>
      <text:p text:style-name="P166">этой записью в объекте и прописывается итератор по умолчанию. <text:span text:style-name="T293">Эта запись трактуется следующим образом: объявить</text:span><text:span text:style-name="T162"> </text:span><text:span text:style-name="T101">ObjectName[Symbol.iterator] </text:span><text:span text:style-name="T293">как функцию- генератор (в данной записи используется краткий синтаксис объявления методов, и это делает запись выглядящей нелогично).</text:span> <text:span text:style-name="T292">Впрочем, итератор по умолчанию может быть приписан объекту и после его создания:</text:span></text:p>
      <text:p text:style-name="P341"><text:soft-page-break/>ObjectName[Symbol.iterator] = *function() { … };</text:p>
      <text:p text:style-name="P282"/>
      <text:p text:style-name="P167">эта запись имеет вполне логичный вид.</text:p>
      <text:p text:style-name="P46"/>
      <text:p text:style-name="P46">Некоторые языковые <text:span text:style-name="T297">генераторы</text:span></text:p>
      <text:p text:style-name="P46"/>
      <text:p text:style-name="P168">Массив<text:span text:style-name="T297">ам</text:span>, набор<text:span text:style-name="T297">ам</text:span>, и отображения<text:span text:style-name="T297">м</text:span> <text:span text:style-name="T297">доступны следующие языковые генераторы.</text:span></text:p>
      <text:p text:style-name="P372"/>
      <text:p text:style-name="P372">entries()</text:p>
      <text:p text:style-name="P372"/>
      <text:p text:style-name="P169">это метод вышеназванных объектов; параметров не принимает; возвращает объект- итератор (при вызове из него метода<text:span text:style-name="T60"> </text:span><text:span text:style-name="T61">next() </text:span>будет возвращен соответствующий объект результатов (его член<text:span text:style-name="T60"> </text:span><text:span text:style-name="T61">value </text:span>содержит массив из двух элементов, которые трактуются как ключ и значение соответственно; ключем для массивов является индекс, для наборов — значение, для отображений — собственно ключ)); возвращает объект- итератор;</text:p>
      <text:p text:style-name="P171">этот генератор используется для возврата итератора по умолчанию для отображений;</text:p>
      <text:p text:style-name="P372"/>
      <text:p text:style-name="P372">values()</text:p>
      <text:p text:style-name="P372"/>
      <text:p text:style-name="P170">это метод вышеназванных объектов; параметров не принимает; возвращает объект- итератор (при вызове из него метода<text:span text:style-name="T60"> </text:span><text:span text:style-name="T61">next() </text:span>будет возвращен соответствующий объект результатов (его член<text:span text:style-name="T60"> </text:span><text:span text:style-name="T61">value </text:span>содержит <text:span text:style-name="T298">значение, которое трактуется как собственно значение элемента массива/ набора/ отображения</text:span>)); возвращает объект- итератор;</text:p>
      <text:p text:style-name="P171">этот генератор используется для возврата итератора по умолчанию для массивов и наборов;</text:p>
      <text:p text:style-name="P372"/>
      <text:p text:style-name="P372">keys()</text:p>
      <text:p text:style-name="P372"/>
      <text:p text:style-name="P170">это метод вышеназванных объектов; параметров не принимает; возвращает объект- итератор (при вызове из него метода<text:span text:style-name="T60"> </text:span><text:span text:style-name="T61">next() </text:span>будет возвращен соответствующий объект результатов (его член<text:span text:style-name="T60"> </text:span><text:span text:style-name="T61">value </text:span>содержит <text:span text:style-name="T298">значение, </text:span>котор<text:span text:style-name="T298">ое</text:span> тракту<text:span text:style-name="T298">е</text:span>тся как ключ <text:span text:style-name="T298">элементов массива/ набора/ отображения</text:span>; ключем для массивов является индекс, для наборов — значение, для отображений — собственно ключ)); возвращает объект- итератор;</text:p>
      <text:p text:style-name="P47"/>
      <text:p text:style-name="P47">Итерируемые объекты и деструктуризация</text:p>
      <text:p text:style-name="P47"/>
      <text:p text:style-name="P172">Строго говоря, деструктуризация (как и приведение к массиву <text:span text:style-name="T1">(</text:span>запись<text:span text:style-name="T60"> ...</text:span><text:span text:style-name="T61">VarName</text:span><text:span text:style-name="T1">)</text:span>) доступна не только объектам и массивам, но и всем итерируемым объектам.</text:p>
      <text:p text:style-name="P172"><text:soft-page-break/>При использовании этих операций интерпретатором задействуется итератор по умолчанию. С помощью него интерпретатор и определяет, что возвращать в результате этих операций. Для массивов и наборов — один итератор по умолчанию, для отображений — другой (так что при приведении отображения к массиву получится массив двухэлементных массивов). Обертки строк, как и любые итерируемые объекты, имеют итератор по умолчанию (так что при приведении строки к массиву получится массив односимвольных строк (при этом поддержка <text:span text:style-name="T1">Unicode </text:span>осуществляется полностью, и «широкие» символы трактуются корректно)).</text:p>
      <text:p text:style-name="P14"/>
      <text:p text:style-name="P14">Классы</text:p>
      <text:p text:style-name="P14"/>
      <text:p text:style-name="P177"><text:span text:style-name="T305">Классы, как таковые, так и не были внедрены в язык</text:span><text:span text:style-name="T170"> </text:span><text:span text:style-name="T107">JavaScript</text:span><text:span text:style-name="T22">. </text:span><text:span text:style-name="T305">В этом языке по прежнему нет классов — есть лишь собственно объекты и прототипы объектов. </text:span>Классы объявляются следующей записью:</text:p>
      <text:p text:style-name="P342">class ClassName { … }</text:p>
      <text:p text:style-name="P283"/>
      <text:p text:style-name="P179">методы класса объявляются в сокращенной форме (<text:span text:style-name="T61">FuncName( … ) { … }</text:span>). Конструктор класса объявляется в данном случае специфической записью (записью<text:span text:style-name="T60"> </text:span><text:span text:style-name="T61">constructor( … ) { … }</text:span>). <text:span text:style-name="T304">Так же могут быть объявлены данные с методами доступа (обычной для этого записью</text:span><text:span text:style-name="T169"> </text:span><text:span text:style-name="T106">get VarName() { … }</text:span><text:span text:style-name="T21">, </text:span><text:span text:style-name="T304">и</text:span><text:span text:style-name="T169"> </text:span><text:span text:style-name="T106">set VarName( … ) { … } </text:span><text:span text:style-name="T304">соответственно) — с точки зрения объявления класса эти объявления представляют собой объявления методов. Что касается объявления данных в обычной форме записи — их в принципе не должно быть в объявлении класса. Имена методов (обычных методов, и методов доступа — но не конструктора) могут быть объявлены как записью</text:span><text:span text:style-name="T169"> </text:span><text:span text:style-name="T108">FuncName</text:span><text:span text:style-name="T23">, </text:span><text:span text:style-name="T306">так и записью </text:span><text:span text:style-name="T108">[“FuncName”]</text:span><text:span text:style-name="T23"> </text:span><text:span text:style-name="T306">(причем в этой записи может использоваться как</text:span><text:span text:style-name="T171"> </text:span><text:span text:style-name="T108">“FuncName”</text:span><text:span text:style-name="T306">, так и выражение, возвращающее строку)</text:span><text:span text:style-name="T23">.</text:span></text:p>
      <text:p text:style-name="P178"><text:span text:style-name="T301">Составляющие объявления класса (в области</text:span><text:span text:style-name="T168"> </text:span><text:span text:style-name="T61">{ … } </text:span><text:span text:style-name="T221">в самом объявлении класса</text:span><text:span text:style-name="T222">)</text:span><text:span text:style-name="T301"> разделяются просто пробелами (пробельными символами).</text:span></text:p>
      <text:p text:style-name="P185">Составляющие объявления класса хранятся в общей для класса информации — то есть, в прототипе; при этом необходимо помнить, что члены объектов этого класса, инициализируемые конструктором, будут приписаны самим объектам класса (в результате их инициализации).</text:p>
      <text:p text:style-name="P180">Необходимо помнить, что объявления класса — это всего лишь <text:span text:style-name="T303">так называемый </text:span>синтаксический сахар, а наследование в языке<text:span text:style-name="T60"> </text:span><text:span text:style-name="T61">JavaScript </text:span>по прежнему основано на прототипах. Использование этого синтаксического сахара просто приводит к тому, что создаются прототип и конструктор.</text:p>
      <text:p text:style-name="P183">Также необходимо помнить о следующем: код сценария внутри объявления класса исполняется в строгом режиме; классы доступны только после их объявления в коде сценария; методы внутри объявления класса являются неперечислимыми.</text:p>
      <text:p text:style-name="P181">Создание объектов производится записью:</text:p>
      <text:p text:style-name="P343">let ObjectName = new ClassName();</text:p>
      <text:p text:style-name="P181"><text:soft-page-break/></text:p>
      <text:p text:style-name="P183">Классы могут быть объявлены как записью объявления класса, так и просто записью классового выражения. Эта запись имеет следующий вид:</text:p>
      <text:p text:style-name="P344">let VarName = class { … };</text:p>
      <text:p text:style-name="P285"/>
      <text:p text:style-name="P182">И тогда объекты создаются так:</text:p>
      <text:p text:style-name="P343">let ObjectName = new <text:span text:style-name="T302">VarName</text:span>();</text:p>
      <text:p text:style-name="P284"/>
      <text:p text:style-name="P184">В классовом выражении имя может и присутствовать, и тогда запись примет вид:</text:p>
      <text:p text:style-name="P345">let VarName = class ClassName { … };</text:p>
      <text:p text:style-name="P286"/>
      <text:p text:style-name="P184">но тогда имя класса будет доступно только внутри класса, и для создания объектов будет применяться соответствующая запись:</text:p>
      <text:p text:style-name="P345">let ObjectName = new VarName();</text:p>
      <text:p text:style-name="P76"/>
      <text:p text:style-name="P76">Статические члены класса</text:p>
      <text:p text:style-name="P76"/>
      <text:p text:style-name="P186">Члены класса (то есть, то, что может быть прописано в объявлении класса — за исключением конструктора) могут быть объявлены как статические. Это делается записью ключевого слова<text:span text:style-name="T60"> </text:span><text:span text:style-name="T61">static </text:span>в начале их объявлений. Это запрещает обращаться к ним как к членам объектов, и вынуждает обращаться через имя класса (именно через имя класса, записью<text:span text:style-name="T60"> </text:span><text:span text:style-name="T61">ClassName.FunctionName()</text:span>).</text:p>
      <text:p text:style-name="P77"/>
      <text:p text:style-name="P77">Наследование классов</text:p>
      <text:p text:style-name="P77"/>
      <text:p text:style-name="P187">В язык<text:span text:style-name="T60"> </text:span><text:span text:style-name="T61">JavaScript </text:span>внедрена возможность имитировать наследование классов. </text:p>
      <text:p text:style-name="P187">Запись имитации наследования имеет следующий вид:</text:p>
      <text:p text:style-name="P346">class DerivedClassName extends BasicClassName</text:p>
      <text:p text:style-name="P346">{ … } // <text:span text:style-name="T40">члены производного класса</text:span></text:p>
      <text:p text:style-name="P312"/>
      <text:p text:style-name="P287"><text:span text:style-name="T40">по факту этой имитации становится доступен конструктор базового класса, он может быть вызван записью</text:span><text:span text:style-name="T133"> </text:span><text:span text:style-name="T60">super()</text:span>. <text:span text:style-name="T40">Более того, конструктор производного класса и должен вызывать конструктор базового (если конструктор производного класса вообще определен). </text:span><text:span text:style-name="T53">При определении конструктора производного класса необходимо помнить следующее:</text:span></text:p>
      <text:p text:style-name="P190">вызов конструктора базового класса доступен только в конструкторе производного класса;</text:p>
      <text:p text:style-name="P287"><text:span text:style-name="T53">до вызова конструктора базового класса использование</text:span><text:span text:style-name="T134"> </text:span><text:span text:style-name="T172">this </text:span><text:span text:style-name="T53">в конструкторе производного класса не доступно;</text:span></text:p>
      <text:p text:style-name="P190"/>
      <text:p text:style-name="P188">При определении производного класса необходимо помнить следующее:</text:p>
      <text:p text:style-name="P188">методы производного класса затеняют (одноименные) методы базового класса (для вызова метода базового класса следует использовать ссылку на базовый класс — запись<text:span text:style-name="T60"> </text:span><text:span text:style-name="T61">super.FuncName() </text:span>вызовет метод базового класса);</text:p>
      <text:p text:style-name="P188"><text:soft-page-break/><text:span text:style-name="T307">статические методы базового класса наследуются производным классом (и становятся статическими методами производного класса — они становятся доступны по записи</text:span><text:span text:style-name="T173"> </text:span><text:span text:style-name="T109">DerivedClassName.FuncName()</text:span><text:span text:style-name="T307">);</text:span></text:p>
      <text:p text:style-name="P189">при определении производного класса вместо записи определенного ранее базового класса может использоваться запись какой- либо функции- конструктора (то есть, какой- либо функции, удовлетворяющей требованиям к конструкторам), <text:span text:style-name="T308">тогда запись определения производного класса примет соответствующий вид (</text:span><text:span text:style-name="T110">DerivedClassName extends FuncName { … }</text:span><text:span text:style-name="T308">)</text:span>;</text:p>
      <text:p text:style-name="P15"/>
      <text:p text:style-name="P15">Массивы</text:p>
      <text:p text:style-name="P15"/>
      <text:p text:style-name="P191">Массивы дополнены <text:span text:style-name="T309">следующими</text:span> средствами.</text:p>
      <text:p text:style-name="P400"/>
      <text:p text:style-name="P48">Методы создания</text:p>
      <text:p text:style-name="P400"/>
      <text:p text:style-name="P374">Array.of()</text:p>
      <text:p text:style-name="P288"/>
      <text:p text:style-name="P191">используется <text:span text:style-name="T309">для создания массивов; принимает параметры — ряд значений (трактуются как значения элементов создаваемого массива); создает массив (руководствуясь переданными параметрами); возвращает массив;</text:span></text:p>
      <text:p text:style-name="P374"/>
      <text:p text:style-name="P374">Array.from()</text:p>
      <text:p text:style-name="P374"/>
      <text:p text:style-name="P192">используется для создания массивов; принимает параметр — итерируемый/ подобный массиву объект (из его элементов и будет создан массив); создает массив (руководствуясь переданными параметрами); возвращает массив;</text:p>
      <text:p text:style-name="P193">есть альтернативная форма записи с двумя параметрами — первый параметр трактуется как ссылка на итерируемый/ подобный массиву объект, второй параметр трактуется как пользовательская функция преобразования (эта функция осуществляет преобразование элементов, включаемых в массив; эта функция автоматически вызывается интерпретатором от включаемых в массив элементов — программисту лишь требуется ее прописать определенным образом (она должна принимать параметр — ему будут присваиваться значения включаемых в массив элементов, тело же полностью пользовательское));</text:p>
      <text:p text:style-name="P49"/>
      <text:p text:style-name="P49">Прочие методы</text:p>
      <text:p text:style-name="P375"/>
      <text:p text:style-name="P375">find()</text:p>
      <text:p text:style-name="P289"/>
      <text:p text:style-name="P194">используется для поиска <text:span text:style-name="T311">целевого значения </text:span>в массиве; принимает параметр<text:span text:style-name="T312">ы</text:span> — функцию (пользовательская функция), <text:span text:style-name="T312">и объект (в его контексте и будет исполняться пользовательская функция, этот аргумент может быть опущен)</text:span>; выполняет поиск <text:span text:style-name="T311">целевого значения в своем </text:span>массиве<text:span text:style-name="T311">, и возвращает первое </text:span><text:soft-page-break/><text:span text:style-name="T311">найденное значение, признанное целевым </text:span><text:span text:style-name="T24">(</text:span><text:span text:style-name="T312">за признание значения элемента целевым отвечает пользовательская функция; эта функция вызывается самим интерпретатором от каждого элемента массива, программисту следует лишь прописать ее тело определенным образом — она должна принимать параметр (значение элемента массива), исполнять прописанное на усмотрение программиста тело, и возвращать логическое значение (</text:span><text:span text:style-name="T112">true </text:span><text:span text:style-name="T24">– </text:span><text:span text:style-name="T312">если значение элемента признано целевым</text:span><text:span text:style-name="T24">,</text:span><text:span text:style-name="T112"> false </text:span><text:span text:style-name="T24">– </text:span><text:span text:style-name="T312">если нет)</text:span><text:span text:style-name="T24">)</text:span>; <text:span text:style-name="T310">возвращает значение (это найденное значение, если же целевое значение не найдено — то это значение</text:span><text:span text:style-name="T174"> </text:span><text:span text:style-name="T111">undefinied</text:span><text:span text:style-name="T310">);</text:span></text:p>
      <text:p text:style-name="P375"/>
      <text:p text:style-name="P375">findIndex()</text:p>
      <text:p text:style-name="P375"/>
      <text:p text:style-name="P195">используется для поиска <text:span text:style-name="T312">индекса элемента (хранящего целевое значение) </text:span>в массиве; принимает параметр<text:span text:style-name="T312">ы</text:span> — функцию (пользовательская функция), <text:span text:style-name="T312">и объект (в его контексте и будет исполняться пользовательская функция, этот аргумент может быть опущен)</text:span>; выполняет поиск <text:span text:style-name="T312">индекса элемента (хранящего целевое значение) в своем </text:span>массиве<text:span text:style-name="T311">, и возвращает первый найденный индекс элемента, хранящего значение, признанное целевым </text:span><text:span text:style-name="T24">(</text:span><text:span text:style-name="T312">за признание значения элемента целевым отвечает пользовательская функция; эта функция вызывается самим интерпретатором от каждого элемента массива, программисту следует лишь прописать ее тело определенным образом — она должна принимать параметр (значение элемента массива), исполнять прописанное на усмотрение программиста тело, и возвращать логическое значение (</text:span><text:span text:style-name="T112">true </text:span><text:span text:style-name="T24">– </text:span><text:span text:style-name="T312">если значение элемента признано целевым</text:span><text:span text:style-name="T24">,</text:span><text:span text:style-name="T112"> false </text:span><text:span text:style-name="T24">– </text:span><text:span text:style-name="T312">если нет)</text:span><text:span text:style-name="T24">)</text:span>; <text:span text:style-name="T310">возвращает значение (это индекс элемента, если же целевое значение не найдено — то это значение</text:span><text:span text:style-name="T174"> </text:span><text:span text:style-name="T111">-</text:span><text:span text:style-name="T175">1</text:span><text:span text:style-name="T310">);</text:span></text:p>
      <text:p text:style-name="P376"/>
      <text:p text:style-name="P376">fill()</text:p>
      <text:p text:style-name="P376"/>
      <text:p text:style-name="P196">используется для заполнения массива; принимает параметры — <text:span text:style-name="T313">значение (им и будет проводиться заполнение), значение (стартовой позиции, с нее включительно и будет проводиться заполнение; этот параметр может быть и опущен — тогда стартовой позицией считается 0я), и значение (финальной позиции, по нее не включительно и будет проводиться заполнение; этот параметр может быть и опущен — тогда заполнение будет проводиться до конца массива)</text:span>; заполняет свой массив (руководствуясь переданными параметрами); возвращает <text:span text:style-name="T313">массив (это свой массив, претерпевший изменения)</text:span>;</text:p>
      <text:p text:style-name="P376"/>
      <text:p text:style-name="P376">copyWithin()</text:p>
      <text:p text:style-name="P376"/>
      <text:p text:style-name="P197">используется для копирования элементов в своем массиве; принимает параметры — значение (стартовая позиция, с нее включительно и будет проводиться затирание массива копируемыми элементами), значение (стартовая позиция, с нее включительно и будет проводиться копирование элементов), и значение (финальная позиция, по нее не включительно и будет проводиться копирование элементов; этот параметр может быть и опущен — тогда <text:soft-page-break/>копирование элементов будет проводиться до конца массива); производит копирование элементов в своем массиве (руководствуясь переданными параметрами, производит затирание своих элементов копируемыми (из самого себя) элементами); возвращает массив (это свой массив, претерпевший изменения);</text:p>
      <text:p text:style-name="P78"/>
      <text:p text:style-name="P78">Типизированные массивы</text:p>
      <text:p text:style-name="P78"/>
      <text:p text:style-name="P198">Типизированные массивы — это специфический вид массивов, поддерживаемый для использования их в математических вычислениях. Типизированные массивы могут хранить только числа.</text:p>
      <text:p text:style-name="P205">Определенные виды типизированных массивов хранят определенные виды численных значений:</text:p>
      <text:p text:style-name="P290"><text:span text:style-name="T60">Int8Array<text:tab/><text:tab/></text:span><text:span text:style-name="T210">number (Integer, BYTE)</text:span></text:p>
      <text:p text:style-name="P290"><text:span text:style-name="T60">Uint8Array<text:tab/><text:tab/></text:span>number (Unsigned Integer, BYTE)</text:p>
      <text:p text:style-name="P290"><text:span text:style-name="T60">Uint8ClampedArray<text:tab/></text:span>number (Unsigned Integer, BYTE)</text:p>
      <text:p text:style-name="P290"><text:span text:style-name="T60">Int16Array<text:tab/><text:tab/></text:span>number (Integer, WORD)</text:p>
      <text:p text:style-name="P290"><text:span text:style-name="T60">Uint16Array<text:tab/><text:tab/></text:span>number (Unsigned Integer, WORD)</text:p>
      <text:p text:style-name="P290"><text:span text:style-name="T60">Int32Array<text:tab/><text:tab/></text:span>number (Integer, DWORD)</text:p>
      <text:p text:style-name="P290"><text:span text:style-name="T60">Uint32Array<text:tab/><text:tab/></text:span>number (Unsigned Integer, DWORD)</text:p>
      <text:p text:style-name="P290"><text:span text:style-name="T60">Float32Array<text:tab/><text:tab/></text:span>number (Floating- point, Single- precesion)</text:p>
      <text:p text:style-name="P290"><text:span text:style-name="T60">Float64Array<text:tab/><text:tab/></text:span>number (Floating- point, Double- precesion)</text:p>
      <text:p text:style-name="P290"/>
      <text:p text:style-name="P199">они хранят эти типы значений непосредственно в таком виде (а не в том виде, в котором числа представляются в интерпретаторе (<text:span text:style-name="T314">то есть,</text:span> <text:span text:style-name="T1">Double- precesion</text:span>), исключение составляют типизированные массивы<text:span text:style-name="T60"> </text:span><text:span text:style-name="T61">Float64Array </text:span><text:span text:style-name="T211">– </text:span><text:span text:style-name="T223">в них числа хранятся в том же виде, в каком и представляются в интерпретаторе</text:span><text:span text:style-name="T210">).</text:span></text:p>
      <text:p text:style-name="P200"><text:span text:style-name="T210">Применение типизированных массивов дает следующую выгоду: числа хранятся в соответствующем типу массива представлении (и не требуют дальнейшего приведения к целевому представлению; кроме того, при хранении чисел (меньше по емкости чем </text:span><text:span text:style-name="T25">Double- precesion</text:span>) достигается экономия памяти<text:span text:style-name="T210">).</text:span></text:p>
      <text:p text:style-name="P200">При применении типизированных массивов совместно с ними требуется применять специфический тип массива — буфер массива.</text:p>
      <text:p text:style-name="P201">Буфер массива создается следующей записью:</text:p>
      <text:p text:style-name="P347">let VarName = ArrayBuffer( <text:span text:style-name="T54">… </text:span>);</text:p>
      <text:p text:style-name="P291"/>
      <text:p text:style-name="P203">в этой записи конструктору нужно указать аргумент — число (количество байт, выделяемых для буфера). Работа с буфером массива ведется посредством так называемых представлений данных <text:span text:style-name="T318">(собственно объектов — представлений данных, или же объектов — конкретных типизированных массивов).</text:span></text:p>
      <text:p text:style-name="P203"><text:span text:style-name="T318">Объекты — представления данных</text:span> создаются следующей записью:</text:p>
      <text:p text:style-name="P348">ViewVarName = new <text:span text:style-name="T315">DataView</text:span>(VarName);</text:p>
      <text:p text:style-name="P348">// VarName – ArrayBuffer</text:p>
      <text:p text:style-name="P292"/>
      <text:p text:style-name="P202"><text:soft-page-break/>представления данных служат интерфейсом к буферам массивов. <text:span text:style-name="T316">При работе с представлениями можно и не прибегать (строго говоря, и не прибегают) к использованию конкретных типов типизированных массивов — представления и так служат интерфейсами к буферам массивов, и решают свою задачу достаточно полно. При использовании конкретных типов типизированных массивов, они просто используются вместо представлений данных (вместо объекта — представления данных создается объект — конкретный типизированный массив).</text:span></text:p>
      <text:p text:style-name="P206">Представление может быть создано как для всего буфера, так и для его части, для этого используется запись:</text:p>
      <text:p text:style-name="P202"><text:span text:style-name="T113">ViewVarName = new </text:span><text:span text:style-name="T114">DataView</text:span><text:span text:style-name="T113">(VarName, Value0, Value1)</text:span><text:span text:style-name="T114">;</text:span></text:p>
      <text:p text:style-name="P293"/>
      <text:p text:style-name="P202"><text:span text:style-name="T224">здесь</text:span><text:span text:style-name="T113"> Value0 </text:span><text:span text:style-name="T215">– </text:span><text:span text:style-name="T224">смещение с которого создается представление</text:span><text:span text:style-name="T215">,</text:span><text:span text:style-name="T113"> Value1 </text:span><text:span text:style-name="T215">– </text:span><text:span text:style-name="T224">длина создаваемого представления в байтах (этот аргумент можно опустить, и тогда представление будет создано до конца буфера массива)</text:span><text:span text:style-name="T215">.</text:span></text:p>
      <text:p text:style-name="P207"><text:span text:style-name="T317">Д</text:span>оступ к данным <text:span text:style-name="T316">(как и прочие операции)</text:span> осуществляется вызовом соответствующих методов объекта- отображения.</text:p>
      <text:p text:style-name="P208">Следует рассмотреть члены объектов<text:span text:style-name="T60"> </text:span><text:span text:style-name="T61">ArrayBuffer</text:span><text:span text:style-name="T1">,</text:span><text:span text:style-name="T61"> DataView</text:span><text:span text:style-name="T1">, </text:span>и объектов — конкретных типизированных массивов.</text:p>
      <text:p text:style-name="P50"/>
      <text:p text:style-name="P50">Члены объектов <text:span text:style-name="T1">ArrayBuffer</text:span></text:p>
      <text:p text:style-name="P59"/>
      <text:p text:style-name="P50">Конструктор объектов <text:span text:style-name="T1">ArrayBuffer</text:span></text:p>
      <text:p text:style-name="P59"/>
      <text:p text:style-name="P377">ArrayBuffer()</text:p>
      <text:p text:style-name="P377"/>
      <text:p text:style-name="P204"><text:span text:style-name="T210">конструктор объектов</text:span><text:span text:style-name="T60"> </text:span><text:span text:style-name="T61">ArrayBuffer</text:span><text:span text:style-name="T211">; </text:span><text:span text:style-name="T210">принимает параметр — значение (число выделяемых под буфер байт); создает объект</text:span><text:span text:style-name="T60"> </text:span><text:span text:style-name="T61">ArrayBuffer </text:span><text:span text:style-name="T211">(</text:span><text:span text:style-name="T210">руководствуясь переданными параметрами</text:span><text:span text:style-name="T211">); </text:span><text:span text:style-name="T210">возвращает ничтоже;</text:span></text:p>
      <text:p text:style-name="P50"/>
      <text:p text:style-name="P50">Методы объектов <text:span text:style-name="T1">ArrayBuffer</text:span></text:p>
      <text:p text:style-name="P59"/>
      <text:p text:style-name="P349">slice()</text:p>
      <text:p text:style-name="P295"/>
      <text:p text:style-name="P209">этот метод аналогичен одноименному методу массивов (<text:span text:style-name="T316">объектов</text:span><text:span text:style-name="T176"> </text:span><text:span text:style-name="T115">Array</text:span>); за тем исключением, что возвращает объект — буфер массива;</text:p>
      <text:p text:style-name="P50"/>
      <text:p text:style-name="P50">Переменные объектов <text:span text:style-name="T1">ArrayBuffer</text:span></text:p>
      <text:p text:style-name="P59"/>
      <text:p text:style-name="P378">length</text:p>
      <text:p text:style-name="P294"/>
      <text:p text:style-name="P208">аналогично одноименному члену массивов (объектов<text:span text:style-name="T60"> </text:span><text:span text:style-name="T61">Array</text:span>); однако, это константа — буфер массива не может варьировать размер;</text:p>
      <text:p text:style-name="P50"/>
      <text:p text:style-name="P460">Члены объектов <text:span text:style-name="T1">DataView</text:span></text:p>
      <text:p text:style-name="P59"/>
      <text:p text:style-name="P50">Конструктор объектов <text:span text:style-name="T1">DataView</text:span></text:p>
      <text:p text:style-name="P59"/>
      <text:p text:style-name="P377">DataView()</text:p>
      <text:p text:style-name="P377"/>
      <text:p text:style-name="P204"><text:span text:style-name="T210">конструктор объектов</text:span><text:span text:style-name="T60"> </text:span><text:span text:style-name="T61">DataView</text:span><text:span text:style-name="T211">; </text:span><text:span text:style-name="T210">принимает параметры — либо объект (это объект </text:span><text:span text:style-name="T61">ArrayBuffer</text:span><text:span text:style-name="T211">, </text:span><text:span text:style-name="T210">представление которого создается), либо объект (это объект </text:span><text:span text:style-name="T61">ArrayBuffer</text:span><text:span text:style-name="T211">, </text:span><text:span text:style-name="T210">представление которого создается), значение (</text:span><text:span text:style-name="T225">число, трактуется как смещение </text:span><text:span text:style-name="T319">в указанном первым аргументом буфере массива</text:span><text:span text:style-name="T225">, с которого и создается представление</text:span><text:span text:style-name="T210">) и значение (</text:span><text:span text:style-name="T225">число, трактуется как длина создаваемого представления в байтах; этот параметр может быть опущен</text:span><text:span text:style-name="T210">); создает объект </text:span><text:span text:style-name="T61">DataView </text:span><text:span text:style-name="T211">(</text:span><text:span text:style-name="T210">руководствуясь переданными параметрами</text:span><text:span text:style-name="T211">); </text:span><text:span text:style-name="T210">возвращает ничтоже;</text:span></text:p>
      <text:p text:style-name="P50"/>
      <text:p text:style-name="P50">Методы объектов <text:span text:style-name="T1">DataView</text:span></text:p>
      <text:p text:style-name="P59"/>
      <text:p text:style-name="P401">Методы для считывания значений</text:p>
      <text:p text:style-name="P401"/>
      <text:p text:style-name="P381">getInt8()</text:p>
      <text:p text:style-name="P380"/>
      <text:p text:style-name="P211">используется для возврата значения элемента из своего типизированного массива; принимает параметр — <text:span text:style-name="T321">значение (трактуется как значение смещения, по которому и запрашивается элемент (смещение в байтах))</text:span>; возвращает значение элемента своего типизированного массива (руководствуясь переданными параметрами); возвращает значение (<text:span text:style-name="T321">элемента</text:span>);</text:p>
      <text:p text:style-name="P215">методы представлений могут быть применены независимо от того, какое представление чисел использовалось для инициализации этого представления;</text:p>
      <text:p text:style-name="P380"/>
      <text:p text:style-name="P380">getUint8()</text:p>
      <text:p text:style-name="P380"/>
      <text:p text:style-name="P213">аналогичен вышеописанному методу; за тем исключением, что используется для доступа к данным в соответствующем представлении;</text:p>
      <text:p text:style-name="P380"/>
      <text:p text:style-name="P380">getInt16()</text:p>
      <text:p text:style-name="P380"/>
      <text:p text:style-name="P213">аналогичен вышеописанному методу; за тем исключением, что используется для доступа к данным в соответствующем представлении;</text:p>
      <text:p text:style-name="P380"/>
      <text:p text:style-name="P380">getUint16()</text:p>
      <text:p text:style-name="P380"/>
      <text:p text:style-name="P213">аналогичен вышеописанному методу; за тем исключением, что используется для доступа к данным в соответствующем представлении;</text:p>
      <text:p text:style-name="P380"><text:soft-page-break/></text:p>
      <text:p text:style-name="P380">getInt32()</text:p>
      <text:p text:style-name="P380"/>
      <text:p text:style-name="P213">аналогичен вышеописанному методу; за тем исключением, что используется для доступа к данным в соответствующем представлении;</text:p>
      <text:p text:style-name="P380"/>
      <text:p text:style-name="P380">getUint32()</text:p>
      <text:p text:style-name="P380"/>
      <text:p text:style-name="P213">аналогичен вышеописанному методу; за тем исключением, что используется для доступа к данным в соответствующем представлении;</text:p>
      <text:p text:style-name="P380"/>
      <text:p text:style-name="P380">getFloat32()</text:p>
      <text:p text:style-name="P380"/>
      <text:p text:style-name="P213">аналогичен вышеописанному методу; за тем исключением, что используется для доступа к данным в соответствующем представлении;</text:p>
      <text:p text:style-name="P380"/>
      <text:p text:style-name="P380">getFloat64()</text:p>
      <text:p text:style-name="P380"/>
      <text:p text:style-name="P214">аналогичен вышеописанному методу; за тем исключением, что используется для доступа к данным в соответствующем представлении;</text:p>
      <text:p text:style-name="P60"/>
      <text:p text:style-name="P401">Методы для записи значений</text:p>
      <text:p text:style-name="P401"/>
      <text:p text:style-name="P381"><text:span text:style-name="T322">set</text:span>Int8()</text:p>
      <text:p text:style-name="P381"/>
      <text:p text:style-name="P212">используется для <text:span text:style-name="T322">записи</text:span> значения элемента <text:span text:style-name="T322">в</text:span> сво<text:span text:style-name="T322">й</text:span> типизированн<text:span text:style-name="T322">ый</text:span> массив; принимает параметр<text:span text:style-name="T322">ы</text:span> — <text:span text:style-name="T321">значение (трактуется как значение смещения, по которому и записывается значение в элемент </text:span><text:span text:style-name="T26">(</text:span><text:span text:style-name="T323">смещение в байтах</text:span><text:span text:style-name="T26">)</text:span><text:span text:style-name="T321">), и значение (трактуется как значение, которое и будет записано)</text:span>; <text:span text:style-name="T322">запсывает</text:span> значение <text:span text:style-name="T322">в</text:span> элемент своего типизированного массива (руководствуясь переданными параметрами); возвращает <text:span text:style-name="T322">ничтоже</text:span>;</text:p>
      <text:p text:style-name="P215">методы представлений могут быть применены независимо от того, какое представление чисел использовалось для инициализации этого представления;</text:p>
      <text:p text:style-name="P381"/>
      <text:p text:style-name="P381"><text:span text:style-name="T322">set</text:span>Uint8()</text:p>
      <text:p text:style-name="P381"/>
      <text:p text:style-name="P214">аналогичен вышеописанному методу; за тем исключением, что используется для доступа к данным в соответствующем представлении;</text:p>
      <text:p text:style-name="P381"/>
      <text:p text:style-name="P381"><text:span text:style-name="T322">set</text:span>Int16()</text:p>
      <text:p text:style-name="P381"/>
      <text:p text:style-name="P214">аналогичен вышеописанному методу; за тем исключением, что используется для доступа к данным в соответствующем представлении;</text:p>
      <text:p text:style-name="P381"><text:soft-page-break/></text:p>
      <text:p text:style-name="P381"><text:span text:style-name="T322">set</text:span>Uint16()</text:p>
      <text:p text:style-name="P381"/>
      <text:p text:style-name="P214">аналогичен вышеописанному методу; за тем исключением, что используется для доступа к данным в соответствующем представлении;</text:p>
      <text:p text:style-name="P381"/>
      <text:p text:style-name="P381"><text:span text:style-name="T322">set</text:span>Int32()</text:p>
      <text:p text:style-name="P381"/>
      <text:p text:style-name="P214">аналогичен вышеописанному методу; за тем исключением, что используется для доступа к данным в соответствующем представлении;</text:p>
      <text:p text:style-name="P381"/>
      <text:p text:style-name="P381"><text:span text:style-name="T322">set</text:span>Uint32()</text:p>
      <text:p text:style-name="P381"/>
      <text:p text:style-name="P214">аналогичен вышеописанному методу; за тем исключением, что используется для доступа к данным в соответствующем представлении;</text:p>
      <text:p text:style-name="P381"/>
      <text:p text:style-name="P381"><text:span text:style-name="T322">set</text:span>Float32()</text:p>
      <text:p text:style-name="P381"/>
      <text:p text:style-name="P214">аналогичен вышеописанному методу; за тем исключением, что используется для доступа к данным в соответствующем представлении;</text:p>
      <text:p text:style-name="P381"/>
      <text:p text:style-name="P381"><text:span text:style-name="T322">set</text:span>Float64()</text:p>
      <text:p text:style-name="P381"/>
      <text:p text:style-name="P214">аналогичен вышеописанному методу; за тем исключением, что используется для доступа к данным в соответствующем представлении;</text:p>
      <text:p text:style-name="P50"/>
      <text:p text:style-name="P50">Переменные объектов <text:span text:style-name="T1">DataView</text:span></text:p>
      <text:p text:style-name="P59"/>
      <text:p text:style-name="P379">buffer</text:p>
      <text:p text:style-name="P296"/>
      <text:p text:style-name="P210">ссылка на используемый буфер массива;</text:p>
      <text:p text:style-name="P210"/>
      <text:p text:style-name="P379">bufferOffset</text:p>
      <text:p text:style-name="P296"/>
      <text:p text:style-name="P210">смещение, с которого создавалось представление (<text:span text:style-name="T320">если соответствующий аргумент при создании представления не задействован, то равно</text:span><text:span text:style-name="T177"> 0</text:span>);</text:p>
      <text:p text:style-name="P210"/>
      <text:p text:style-name="P379">byteLenght</text:p>
      <text:p text:style-name="P296"/>
      <text:p text:style-name="P210">длина педставления в байтах (<text:span text:style-name="T320">если соответствующий аргумент при создании представления не задействован, то равно длине буфера массива</text:span>);</text:p>
      <text:p text:style-name="P51"/>
      <text:p text:style-name="P461">Члены конкретных видов типизированных массивов</text:p>
      <text:p text:style-name="P216"/>
      <text:p text:style-name="P51"><text:span text:style-name="T324">Конкретные виды типизированных массивов</text:span><text:span text:style-name="T337"> — </text:span><text:span text:style-name="T342">Int8Array, Uint8Array, Uint8ClampedArray, Int16Array, Uint16Array, Int32Array, Uint32Arra</text:span><text:span text:style-name="T341">y</text:span><text:span text:style-name="T342">, Float32Array, Float64Array – </text:span><text:span text:style-name="T324">по сути представляют собой специфические отображения, работающие с конкретным представлением чис</text:span><text:span text:style-name="T325">ленных значений</text:span><text:span text:style-name="T324">. </text:span><text:span text:style-name="T326">То есть, конкретные типизированные массивы допускают операции только со своим конкретным представлением чисел. </text:span><text:span text:style-name="T327">Для операций с хранящимися в этих массивах данными доступна обычная для этого запись индексации (</text:span><text:span text:style-name="T343">VarName[ … ]</text:span><text:span text:style-name="T327">).</text:span></text:p>
      <text:p text:style-name="P52"/>
      <text:p text:style-name="P52"><text:span text:style-name="T348">К</text:span>онструктор конкретных типизированных массивов</text:p>
      <text:p text:style-name="P52"/>
      <text:p text:style-name="P52"><text:span text:style-name="T324">Как обычно, конструктор имеет имя типа создаваемых объектов. С точки зрения принимаемых параметров, </text:span><text:span text:style-name="T335">конcтруктор</text:span><text:span text:style-name="T324"> этих объектов идентичен</text:span><text:span text:style-name="T337"> </text:span><text:span text:style-name="T341">DataView()</text:span><text:span text:style-name="T335">. </text:span><text:span text:style-name="T328">Разве что, имеется следующая специфика — конструктор так же может принять специфический аргумент (когда используется с единственным аргументом), и он может быть следующим: число (трактуется как размер этого массива в байтах), ссылочный тип (либо конкретный типизированный массив — тогда будет создана его копия, массив — тогда будет создана его копия (но это будет конкретный типизированный массив), </text:span><text:span text:style-name="T329">либо объект подобный массиву — тогда будет создана его копия (но это будет конкретный типизированный массив), либо итерируемый объект — и тогда будет создан конкретный типизированный массив из элементов, полученных итерированием (это действие остается на откуп интерпретатору, и поэтому не требуется от программиста)</text:span><text:span text:style-name="T328">). </text:span><text:span text:style-name="T329">Однако, возможность задейсвования тех или иных параметров должна уточняться для каждого конкретного интерпретатора.</text:span></text:p>
      <text:p text:style-name="P52"/>
      <text:p text:style-name="P52">Методы конкретных типизированных массивов</text:p>
      <text:p text:style-name="P52"/>
      <text:p text:style-name="P217">Конкретные типизированные массивы располагают несколько иным набором методов, нежели обычные массивы. У них имеются следующие методы.</text:p>
      <text:p text:style-name="P402"/>
      <text:p text:style-name="P53"><text:span text:style-name="T346">Методы </text:span><text:span text:style-name="T347">обычных </text:span><text:span text:style-name="T346">массивов</text:span></text:p>
      <text:p text:style-name="P402"/>
      <text:p text:style-name="P54"><text:span text:style-name="T324">Эти методы аналогичны одноименным методам массивов (но необходимо помнить — при работе с конкретными типизированными массивами можно работать только с их конкретными типами данных — </text:span><text:span text:style-name="T332">при использовании недопустимого значения оно заменяется значением</text:span><text:span text:style-name="T340"> 0</text:span><text:span text:style-name="T324">).</text:span></text:p>
      <text:p text:style-name="P54"><text:span text:style-name="T331">Типизированные массивы </text:span><text:span text:style-name="T332">имеют следующие</text:span><text:span text:style-name="T331"> метод</text:span><text:span text:style-name="T332">ы</text:span><text:span text:style-name="T331"> </text:span><text:span text:style-name="T332">обычных </text:span><text:span text:style-name="T331">массивов.</text:span></text:p>
      <text:p text:style-name="P382">indexOf()</text:p>
      <text:p text:style-name="P383">lastIndexOf()</text:p>
      <text:p text:style-name="P383">reverse()</text:p>
      <text:p text:style-name="P383">sort()</text:p>
      <text:p text:style-name="P382"><text:soft-page-break/>reduce()</text:p>
      <text:p text:style-name="P382">reduceRight()</text:p>
      <text:p text:style-name="P383">filter()</text:p>
      <text:p text:style-name="P383">some()</text:p>
      <text:p text:style-name="P383">forEach()</text:p>
      <text:p text:style-name="P383">map()</text:p>
      <text:p text:style-name="P383">join()</text:p>
      <text:p text:style-name="P383">slice()</text:p>
      <text:p text:style-name="P383"/>
      <text:p text:style-name="P383">of()</text:p>
      <text:p text:style-name="P383">from()</text:p>
      <text:p text:style-name="P383"/>
      <text:p text:style-name="P383">find()</text:p>
      <text:p text:style-name="P383">findIndex()</text:p>
      <text:p text:style-name="P383">fill()</text:p>
      <text:p text:style-name="P383">copyWithin()</text:p>
      <text:p text:style-name="P403"/>
      <text:p text:style-name="P403">Методы — языковые генераторы</text:p>
      <text:p text:style-name="P403"/>
      <text:p text:style-name="P218">Типизированные массивы также имеют методы — языковые генераторы.</text:p>
      <text:p text:style-name="P383">entries()</text:p>
      <text:p text:style-name="P383">value()</text:p>
      <text:p text:style-name="P383">keys()</text:p>
      <text:p text:style-name="P403"/>
      <text:p text:style-name="P403">Специфические методы</text:p>
      <text:p text:style-name="P403"/>
      <text:p text:style-name="P218">Это следующие методы.</text:p>
      <text:p text:style-name="P384"/>
      <text:p text:style-name="P384">set()</text:p>
      <text:p text:style-name="P384"/>
      <text:p text:style-name="P55"><text:span text:style-name="T324">используется для копирования другого массива; принимает параметры — обычный или типизированный массив (это указанный массив), </text:span><text:span text:style-name="T333">и значение (это смещение в </text:span><text:span text:style-name="T334">своем</text:span><text:span text:style-name="T333"> массиве, с которого и происходит копирование; этот аргумент можно и опустить); копирует элементы указанного массива в свой типизированный массив (руководствуясь переданными параметрами); возвращает </text:span><text:span text:style-name="T334">ничтоже</text:span><text:span text:style-name="T333">;</text:span></text:p>
      <text:p text:style-name="P384"/>
      <text:p text:style-name="P384">subarray()</text:p>
      <text:p text:style-name="P384"/>
      <text:p text:style-name="P55"><text:span text:style-name="T324">используется для извлечения подмассива; </text:span><text:span text:style-name="T333">принимает параметры — значение (это стартовая позиция, с нее включительно; этот аргумент можно опустить), и </text:span><text:soft-page-break/><text:span text:style-name="T333">значение (это конечная позиция, по нее не включительно происходит работа метода; этот аргумент можно опустить); извлекает элементы из своего типизированного массива (руководствуясь переданными параметрами); возвращает типизированный массив (это новый типизированный массив);</text:span></text:p>
      <text:p text:style-name="P52"/>
      <text:p text:style-name="P52">Переменные конкретных типизированных массивов</text:p>
      <text:p text:style-name="P52"/>
      <text:p text:style-name="P52"><text:span text:style-name="T324">Это те же переменные, что у объектов</text:span><text:span text:style-name="T337"> </text:span><text:span text:style-name="T341">DataView()</text:span><text:span text:style-name="T335">. </text:span><text:span text:style-name="T329">Разве что, имеет место своя специфика. </text:span><text:span text:style-name="T330">Переменная</text:span><text:span text:style-name="T339"> </text:span><text:span text:style-name="T345">length </text:span><text:span text:style-name="T330">не доступна для реинициализации — предполагается, что размер такого массива не должно изменять. </text:span><text:span text:style-name="T329">Так же имеется своя специфическая переменная</text:span><text:span text:style-name="T338"> — </text:span><text:span text:style-name="T344">BYTES_PER_ELEMENT</text:span><text:span text:style-name="T336">.</text:span></text:p>
      <text:p text:style-name="P385"/>
      <text:p text:style-name="P385">BYTES_PER_ELEMENT</text:p>
      <text:p text:style-name="P385"/>
      <text:p text:style-name="P219">как и следует из названия, эта переменная содержит значение — емкость элемента своего типа массива в байтах; константа;</text:p>
      <text:p text:style-name="P219">доступность этой переменной следует уточнять для конкретного интерпретатора;</text:p>
      <text:p text:style-name="P16"/>
      <text:p text:style-name="P16">Объекты <text:span text:style-name="T1">Promise</text:span></text:p>
      <text:p text:style-name="P19"/>
      <text:p text:style-name="P220">Описание этих объектов требует некоторых вводных сведений.</text:p>
      <text:p text:style-name="P221">Эти объекты <text:span text:style-name="T349">рассматриваются</text:span> в связи с <text:span text:style-name="T349">так называемым </text:span>циклом событий.</text:p>
      <text:p text:style-name="P221">Цикл событий — это информационный процесс в двигателе<text:span text:style-name="T60"> </text:span><text:span text:style-name="T61">JavaScript</text:span><text:span text:style-name="T1">. </text:span>Цикл событий в этом языке однопоточный — код на этом языке исполняется в один поток. Сам этот информационный процесс управляет очередью заданий. Несмотря на отсутствие многопоточности <text:span text:style-name="T349">в языке</text:span><text:span text:style-name="T178"> </text:span><text:span text:style-name="T61">JavaScript</text:span><text:span text:style-name="T178"> </text:span><text:span text:style-name="T349">об очереди заданий все же приходится говорить — это потому, что исполнение разных составляющих кода на</text:span><text:span text:style-name="T178"> </text:span><text:span text:style-name="T116">JavaScript </text:span><text:span text:style-name="T349">может мультиплексироваться во времени Это происходит, например, при наличии событий веб- документа. Наступающие события пополняют очередь заданий (очередь событий — на то и очередь, что пополняется в порядке очереди).</text:span></text:p>
      <text:p text:style-name="P222">Использование объектов<text:span text:style-name="T60"> </text:span><text:span text:style-name="T61">Promise </text:span>позволяет программисту влиять на очередность исполняемых заданий. Заданиями в данном случае будут составляющие кода сценария, оформленные в функции, используемые в связи с объектом<text:span text:style-name="T60"> </text:span><text:span text:style-name="T61">Promise </text:span>(в рамках предоставляемых в связи с ним механизмов)<text:span text:style-name="T1">.</text:span></text:p>
      <text:p text:style-name="P56"/>
      <text:p text:style-name="P56">Состояния объектов <text:span text:style-name="T1">Promise</text:span></text:p>
      <text:p text:style-name="P61"/>
      <text:p text:style-name="P223">Объекты<text:span text:style-name="T60"> </text:span><text:span text:style-name="T61">Promise </text:span>могут принимать следующие состояния:</text:p>
      <text:p text:style-name="P223">состояние ожидания/ неустановившийся объект<text:span text:style-name="T60"> </text:span><text:span text:style-name="T117">Promise</text:span>/ <text:span text:style-name="T350">с т.з. интерпретатора это состояние <text:s/>«</text:span><text:span text:style-name="T117">pending</text:span><text:span text:style-name="T350">»</text:span> — задание еще не завершено;</text:p>
      <text:p text:style-name="P224"><text:soft-page-break/>выполнено/ установившийся объект<text:span text:style-name="T60"> </text:span><text:span text:style-name="T117">Promise</text:span>/ <text:span text:style-name="T350">с т.з. интерпретатора это состояние «</text:span><text:span text:style-name="T117">fulfilled</text:span><text:span text:style-name="T350">»</text:span> — задание выполнено успешно;</text:p>
      <text:p text:style-name="P224">отклонено/ установившийся объект<text:span text:style-name="T60"> </text:span><text:span text:style-name="T117">Promise</text:span>/ <text:span text:style-name="T350">с т.з. интерпретатора это состояние «</text:span><text:span text:style-name="T117">rejected</text:span><text:span text:style-name="T350">»</text:span> — <text:span text:style-name="T350">задание завершено интерпретатором (при этом выбрасывается ошибка), а не выполнено успешно;</text:span></text:p>
      <text:p text:style-name="P224"/>
      <text:p text:style-name="P225">при достижении объектом<text:span text:style-name="T60"> </text:span><text:span text:style-name="T61">Promise </text:span>определенного состояния программист может запросить выполнение определенного (прописанного им) кода. Для выполнения целевого кода служит метод<text:span text:style-name="T60"> </text:span><text:span text:style-name="T61">then() </text:span>объекта<text:span text:style-name="T60"> </text:span><text:span text:style-name="T61">Promise</text:span><text:span text:style-name="T1">. </text:span><text:span text:style-name="T351">Этот метод используется для выполнения целевого кода (по достижению объектом</text:span><text:span text:style-name="T179"> </text:span><text:span text:style-name="T118">Promise</text:span><text:span text:style-name="T27"> </text:span><text:span text:style-name="T351">целевого состояния). Принимает параметры — функцию (предназначена для выполнения в состоянии </text:span>«<text:span text:style-name="T61">fulfilled</text:span>»<text:span text:style-name="T351">), и функцию (предназначена для выполнения в состоянии </text:span>«<text:span text:style-name="T61">rejected</text:span>»<text:span text:style-name="T351">). Обе эти функции передаются в форме безымянного литерала. Вызов метода</text:span><text:span text:style-name="T179"> </text:span><text:span text:style-name="T122">then() </text:span><text:span text:style-name="T351">приводит к (условному) исполнению одной из принимаемых им функций. Обе функции, принимаемые методом</text:span><text:span text:style-name="T179"> </text:span><text:span text:style-name="T122">then()</text:span><text:span text:style-name="T351">, опциональны (могут быть опущены). Сам метод</text:span><text:span text:style-name="T179"> </text:span><text:span text:style-name="T122">then()</text:span><text:span text:style-name="T31"> </text:span><text:span text:style-name="T360">возвращает объект</text:span><text:span text:style-name="T182"> </text:span><text:span text:style-name="T122">Promise</text:span><text:span text:style-name="T31">. </text:span><text:span text:style-name="T360">Так как он возвращает объект, это позволяет вызывать из него методы (возможен в т. ч. пресловутый вызов по цепочке). Когда по цепочке вызывается метод</text:span><text:span text:style-name="T182"> </text:span><text:span text:style-name="T122">then()</text:span><text:span text:style-name="T31">, </text:span><text:span text:style-name="T360">это называется «соединением» - соединение происходит по цепочке. При соединении необходимо помнить, какой результат и на каком этапе соединения будет получен — без этого не возможно корректное программирование с использованием соединений.</text:span></text:p>
      <text:p text:style-name="P228">Любой объект, в котором прописан метод<text:span text:style-name="T60"> </text:span><text:span text:style-name="T61">then()</text:span><text:span text:style-name="T1">, </text:span>принято называть «<text:span text:style-name="T1">thenable- object</text:span>». Все объекты<text:span text:style-name="T60"> </text:span><text:span text:style-name="T61">Promise </text:span>являются «<text:span text:style-name="T1">thenable</text:span>», но не все «<text:span text:style-name="T1">thenable</text:span>» являются объектами<text:span text:style-name="T60"> </text:span><text:span text:style-name="T61">Promise</text:span><text:span text:style-name="T1">.</text:span></text:p>
      <text:p text:style-name="P229">Для исполнения целевого кода при достижении объектом<text:span text:style-name="T60"> </text:span><text:span text:style-name="T61">Promise </text:span>состояния <text:span text:style-name="T350">«</text:span><text:span text:style-name="T117">rejected</text:span><text:span text:style-name="T350">» </text:span>может быть применен и специализированный метод — метод <text:span text:style-name="T61">catch()</text:span><text:span text:style-name="T211">, </text:span><text:span text:style-name="T210">в отличии </text:span>от метода<text:span text:style-name="T60"> </text:span><text:span text:style-name="T61">then() </text:span>он используется только в состоянии <text:span text:style-name="T350">«</text:span><text:span text:style-name="T117">rejected</text:span><text:span text:style-name="T350">» </text:span>объект<text:span text:style-name="T352">а</text:span><text:span text:style-name="T60"> </text:span><text:span text:style-name="T61">Promise</text:span><text:span text:style-name="T350">. Этот метод принимает параметр — функцию (предназначена для выполнения в состоянии «</text:span><text:span text:style-name="T117">rejected</text:span><text:span text:style-name="T350">»), тоже в форме безымянного литерала.</text:span></text:p>
      <text:p text:style-name="P231">Оба вышеописанных метода —<text:span text:style-name="T60"> </text:span><text:span text:style-name="T61">then() </text:span>и<text:span text:style-name="T60"> </text:span><text:span text:style-name="T61">catch()</text:span><text:span text:style-name="T1">, </text:span>являются заданиями (с точки зрения очереди заданий). Они пополняют очередь заданий условно (<text:span text:style-name="T369">при вызове, и только </text:span>по достижению объектом<text:span text:style-name="T60"> </text:span><text:span text:style-name="T61">Promise </text:span>соответствующего состояния).</text:p>
      <text:p text:style-name="P57"/>
      <text:p text:style-name="P57">Создание объектов <text:span text:style-name="T1">Promise</text:span></text:p>
      <text:p text:style-name="P62"/>
      <text:p text:style-name="P232">Объекты<text:span text:style-name="T60"> </text:span><text:span text:style-name="T61">Promise </text:span>создаются их конструктором:</text:p>
      <text:p text:style-name="P350">let VarName = Promise( … );</text:p>
      <text:p text:style-name="P297"/>
      <text:p text:style-name="P233">конструктор принимает функцию - «исполнитель», инициализирующую объект; <text:span text:style-name="T353">кроме того, что она инициализирует объект,</text:span> ей передаются две функции —<text:span text:style-name="T60"> </text:span><text:span text:style-name="T61">resolve()</text:span><text:span text:style-name="T1"> </text:span>и<text:span text:style-name="T60"> </text:span><text:span text:style-name="T61">reject()</text:span><text:span text:style-name="T1">. </text:span>Эти <text:span text:style-name="T353">две</text:span> функции <text:span text:style-name="T355">автоматически </text:span>вызываются по <text:soft-page-break/>достижении объектом<text:span text:style-name="T60"> </text:span><text:span text:style-name="T61">Promise </text:span><text:span text:style-name="T356">соответствующих</text:span> состояний — <text:span text:style-name="T354">выполнено/ отклонено; даже если объект достигает состояния отклонено (и тогда выбрасывается ошибка) программисту не требуется перехватывать ошибки, а соответствующая функция будет вызвана автоматически. Остальная же часть функции исполнителя предназначена для инициализации объекта в его исходном состоянии, и поэтому исполняется безусловно — сразу при вызове конструктора объекта</text:span><text:span text:style-name="T180"> </text:span><text:span text:style-name="T119">Promise</text:span>. <text:span text:style-name="T355">Тело функции «исполнителя» — пользовательское, однако оно должно содержать </text:span>две функции —<text:span text:style-name="T60"> </text:span><text:span text:style-name="T61">resolve()</text:span><text:span text:style-name="T1"> </text:span>и<text:span text:style-name="T60"> </text:span><text:span text:style-name="T61">reject()</text:span><text:span text:style-name="T1">, </text:span><text:span text:style-name="T355">тело самих этих функций — пользовательское. Во всем же остальном тело функции- «исполнителя» пользовательское; и возвращаемое им значение — тоже пользовательское (однако, возвращаемое «исполнителем» значение просто отбрасывается). Функция- «исполнитель» передается конструктору в виде безымянного литерала.</text:span></text:p>
      <text:p text:style-name="P79"/>
      <text:p text:style-name="P79">Члены объектов <text:span text:style-name="T1">Promise</text:span></text:p>
      <text:p text:style-name="P82"/>
      <text:p text:style-name="P58">Конструктор объектов <text:span text:style-name="T1">Promise</text:span></text:p>
      <text:p text:style-name="P64"/>
      <text:p text:style-name="P389">Promise()</text:p>
      <text:p text:style-name="P389"/>
      <text:p text:style-name="P234"><text:span text:style-name="T357">конструктор объектов</text:span><text:span text:style-name="T181"> </text:span><text:span text:style-name="T120">Promise</text:span><text:span text:style-name="T29">; </text:span><text:span text:style-name="T357">принимает параметр - функцию («исполнитель»); <text:s/>создает объект</text:span><text:span text:style-name="T181"> </text:span><text:span text:style-name="T120">Promise</text:span><text:span text:style-name="T29">; </text:span><text:span text:style-name="T358">возвращает ничтоже;</text:span></text:p>
      <text:p text:style-name="P234"><text:span text:style-name="T363">функция- «исполнитель» должна принимать два параметра — с именами</text:span><text:span text:style-name="T184"> </text:span><text:span text:style-name="T124">resolve</text:span><text:span text:style-name="T33"> </text:span><text:span text:style-name="T363">и</text:span><text:span text:style-name="T184"> </text:span><text:span text:style-name="T124">reject</text:span><text:span text:style-name="T33">; </text:span><text:span text:style-name="T363">тело функции «исполнителя» — пользовательское, однако оно должно содержать две функции —</text:span><text:span text:style-name="T180"> </text:span><text:span text:style-name="T119">resolve()</text:span><text:span text:style-name="T28"> </text:span><text:span text:style-name="T353">и</text:span><text:span text:style-name="T180"> </text:span><text:span text:style-name="T119">reject()</text:span><text:span text:style-name="T28">, </text:span><text:span text:style-name="T355">тело самих этих функций — пользовательское;</text:span></text:p>
      <text:p text:style-name="P58"/>
      <text:p text:style-name="P58">Методы объектов <text:span text:style-name="T1">Promise</text:span></text:p>
      <text:p text:style-name="P64"/>
      <text:p text:style-name="P386">then()</text:p>
      <text:p text:style-name="P386"/>
      <text:p text:style-name="P226"><text:span text:style-name="T351">используется для выполнения целевого кода (по достижению объектом</text:span><text:span text:style-name="T179"> </text:span><text:span text:style-name="T118">Promise</text:span><text:span text:style-name="T27"> </text:span><text:span text:style-name="T351">целевого состояния); принимает параметры — функцию (предназначена для выполнения в состоянии </text:span>«<text:span text:style-name="T61">fulfilled</text:span>»<text:span text:style-name="T351">), и функцию (предназначена для выполнения в состоянии </text:span>«<text:span text:style-name="T61">rejected</text:span>»<text:span text:style-name="T351">); вызов этого метода приводит к (условному) исполнению одной из принимаемых им функций; возвращает объект </text:span><text:span text:style-name="T121">Promise </text:span><text:span text:style-name="T30">(</text:span><text:span text:style-name="T359">это свой объект метода</text:span><text:span text:style-name="T30">)</text:span><text:span text:style-name="T351">;</text:span></text:p>
      <text:p text:style-name="P230">обе функции, принимаемые этим методом, опциональны (могут быть опущены);</text:p>
      <text:p text:style-name="P235">обе эти функции задаются безымянным литералом;</text:p>
      <text:p text:style-name="P237">их тела — пользовательские (но они должны быть прописаны принимающими один параметр), <text:span text:style-name="T361">возвращаемое ими значение будет автоматически обернуто в объект</text:span><text:span text:style-name="T183"> </text:span><text:span text:style-name="T123">Promise</text:span>;</text:p>
      <text:p text:style-name="P387"/>
      <text:p text:style-name="P464">catch()</text:p>
      <text:p text:style-name="P387"/>
      <text:p text:style-name="P227"><text:span text:style-name="T351">используется для выполнения целевого кода (по достижению объектом</text:span><text:span text:style-name="T179"> </text:span><text:span text:style-name="T118">Promise</text:span><text:span text:style-name="T27"> </text:span><text:span text:style-name="T351">целевого состояния); принимает параметр — функцию (предназначена для выполнения в состоянии </text:span>«<text:span text:style-name="T61">rejected</text:span>»<text:span text:style-name="T351">); вызов этого метода приводит к (условному) исполнению принимаемой функции; возвращает объект </text:span><text:span text:style-name="T121">Promise </text:span><text:span text:style-name="T30">(</text:span><text:span text:style-name="T359">это свой объект метода</text:span><text:span text:style-name="T30">)</text:span><text:span text:style-name="T351">;</text:span></text:p>
      <text:p text:style-name="P235">эта функция задается безымянным литералом;</text:p>
      <text:p text:style-name="P236">ее тело — пользовательское (но она должна быть прописана п<text:span text:style-name="T361">р</text:span>инимающей один параметр), <text:span text:style-name="T361">возвращаемое ей значение будет автоматически обернуто в объект</text:span><text:span text:style-name="T183"> </text:span><text:span text:style-name="T123">Promise</text:span>;</text:p>
      <text:p text:style-name="P388"/>
      <text:p text:style-name="P388">resolve()</text:p>
      <text:p text:style-name="P388"/>
      <text:p text:style-name="P238">используется для возврата объекта<text:span text:style-name="T60"> </text:span><text:span text:style-name="T61">Promise </text:span>в состоянии «<text:span text:style-name="T61">fulfilled</text:span>»; принимает параметр — значение; возвращает объект<text:span text:style-name="T60"> </text:span><text:span text:style-name="T61">Promise </text:span>в состоянии «<text:span text:style-name="T61">fulfilled</text:span>» <text:span text:style-name="T362">(вызов этого метода приводит к исполнению соответствующей функции в теле функции- «исполнителя»)</text:span>; возвращает объект<text:span text:style-name="T60"> </text:span><text:span text:style-name="T61">Promise</text:span><text:span text:style-name="T32">;</text:span></text:p>
      <text:p text:style-name="P240">этому методу можно передать и объект<text:span text:style-name="T60"> </text:span><text:span text:style-name="T61">Promise </text:span><text:span text:style-name="T1">– </text:span>тогда будет возвращен он сам, без изменений;</text:p>
      <text:p text:style-name="P241">этому методу можно передать и какой- либо <text:span text:style-name="T1">thenable- </text:span>объект — тогда будет возвращен объект<text:span text:style-name="T60"> </text:span><text:span text:style-name="T61">Promise </text:span><text:span text:style-name="T226">в соответствующем состоянии</text:span><text:span text:style-name="T1">, </text:span>получаемый исполнением метода<text:span text:style-name="T60"> </text:span><text:span text:style-name="T61">then()</text:span><text:span text:style-name="T1"> </text:span>переданного объекта;</text:p>
      <text:p text:style-name="P390"/>
      <text:p text:style-name="P390">reject()</text:p>
      <text:p text:style-name="P390"/>
      <text:p text:style-name="P239">используется для возврата объекта<text:span text:style-name="T60"> </text:span><text:span text:style-name="T61">Promise </text:span>в состоянии «<text:span text:style-name="T61">rejected</text:span>»; принимает параметр — значение; возвращает объект<text:span text:style-name="T60"> </text:span><text:span text:style-name="T61">Promise </text:span>в состоянии «<text:span text:style-name="T61">rejected</text:span>»; возвращает объект<text:span text:style-name="T60"> </text:span><text:span text:style-name="T61">Promise</text:span>;</text:p>
      <text:p text:style-name="P240">этому методу можно передать и объект<text:span text:style-name="T60"> </text:span><text:span text:style-name="T61">Promise </text:span><text:span text:style-name="T1">– </text:span>тогда будет возвращен он сам, без изменений;</text:p>
      <text:p text:style-name="P242">этому методу можно передать и какой- либо <text:span text:style-name="T1">thenable- </text:span>объект — тогда будет возвращен объект<text:span text:style-name="T60"> </text:span><text:span text:style-name="T61">Promise </text:span><text:span text:style-name="T364">в соответствующем состоянии</text:span><text:span text:style-name="T1">, </text:span>получаемый исполнением метода<text:span text:style-name="T60"> </text:span><text:span text:style-name="T61">then()</text:span><text:span text:style-name="T1"> </text:span>переданного объекта;</text:p>
      <text:p text:style-name="P391"/>
      <text:p text:style-name="P391">all()</text:p>
      <text:p text:style-name="P391"/>
      <text:p text:style-name="P243">используется <text:span text:style-name="T365">для</text:span> работы с рядом объектов<text:span text:style-name="T60"> </text:span><text:span text:style-name="T61">Promise</text:span><text:span text:style-name="T1">; </text:span>принимает параметр — <text:span text:style-name="T365">ссылочного типа (обязательно итерируемый объект), этот параметр инкапсуллирует ряд объектов</text:span><text:span text:style-name="T185"> </text:span><text:span text:style-name="T125">Promise</text:span><text:span text:style-name="T34">, </text:span><text:span text:style-name="T365">с которыми работает этот метод; возвращает объект</text:span><text:span text:style-name="T185"> </text:span><text:span text:style-name="T125">Promise</text:span><text:span text:style-name="T34">, </text:span><text:span text:style-name="T365">который установлен по факту установки всех указанных объектов</text:span><text:span text:style-name="T185"> </text:span><text:span text:style-name="T125">Promise </text:span><text:span text:style-name="T34">(</text:span><text:span text:style-name="T365">он возвращается установленным по факту установки указанных объектов, но он будет «</text:span><text:span text:style-name="T125">fulfilled</text:span><text:span text:style-name="T365">» только когда все </text:span><text:soft-page-break/><text:span text:style-name="T365">указанные объекты будут «</text:span><text:span text:style-name="T125">fulfilled</text:span><text:span text:style-name="T365">»; если же факт установки указанных объектов не произошел, то объект возвращается «</text:span><text:span text:style-name="T126">rejected</text:span><text:span text:style-name="T365">»</text:span><text:span text:style-name="T34">); </text:span><text:span text:style-name="T365">возвращает объект</text:span><text:span text:style-name="T185"> </text:span><text:span text:style-name="T125">Promise</text:span><text:span text:style-name="T34">;</text:span></text:p>
      <text:p text:style-name="P392"/>
      <text:p text:style-name="P404"><text:span text:style-name="T34">r</text:span><text:span text:style-name="T1">ace()</text:span></text:p>
      <text:p text:style-name="P393"/>
      <text:p text:style-name="P244"><text:span text:style-name="T210">используется д</text:span>ля работы с<text:span text:style-name="T366"> рядом объектов</text:span><text:span text:style-name="T186"> </text:span><text:span text:style-name="T127">Promise</text:span><text:span text:style-name="T35">; </text:span><text:span text:style-name="T366">принимает параметр — ссылочного типа (обязательно итерируемый объект), этот параметр инкапсуллирует ряд объектов</text:span><text:span text:style-name="T185"> </text:span><text:span text:style-name="T125">Promise</text:span><text:span text:style-name="T34">, </text:span><text:span text:style-name="T365">с которыми работает этот метод; возвращает объект</text:span><text:span text:style-name="T185"> </text:span><text:span text:style-name="T125">Promise</text:span><text:span text:style-name="T34">, </text:span><text:span text:style-name="T365">который установлен по факту установки первого установившегося из указанных объектов</text:span><text:span text:style-name="T185"> </text:span><text:span text:style-name="T125">Promise </text:span><text:span text:style-name="T34">(</text:span><text:span text:style-name="T365">он возвращается установленным по факту установки одного из указанных объектов, и его конкретное состояние соответствует состоянию этого объекта</text:span><text:span text:style-name="T34">); </text:span><text:span text:style-name="T365">возвращает объект</text:span><text:span text:style-name="T185"> </text:span><text:span text:style-name="T125">Promise</text:span><text:span text:style-name="T34">;</text:span></text:p>
      <text:p text:style-name="P63"/>
      <text:p text:style-name="P58">Переменные объектов <text:span text:style-name="T1">Promise</text:span></text:p>
      <text:p text:style-name="P64"/>
      <text:p text:style-name="P245">Их нет.</text:p>
      <text:p text:style-name="P80"/>
      <text:p text:style-name="P80">Резюме</text:p>
      <text:p text:style-name="P80"/>
      <text:p text:style-name="P246">Вызов конструктора объектов<text:span text:style-name="T60"> </text:span><text:span text:style-name="T61">Promise </text:span>приводит к добавлению функции- «исполнителя» в очередь заданий. Поэтому и возможно получение еще не установившегося объекта<text:span text:style-name="T60"> </text:span><text:span text:style-name="T61">Promise</text:span><text:span text:style-name="T1">.</text:span></text:p>
      <text:p text:style-name="P246">Метод<text:span text:style-name="T60"> </text:span><text:span text:style-name="T61">then() </text:span>объектов<text:span text:style-name="T60"> </text:span><text:span text:style-name="T61">Promise </text:span>также приводит к добавлению (этого метода) в очередь заданий. <text:span text:style-name="T367">Это же касается и метода</text:span><text:span text:style-name="T188"> </text:span><text:span text:style-name="T129">catch()</text:span><text:span text:style-name="T36">. </text:span><text:span text:style-name="T370">Использование этих методов эквивалентно использованию конструкций перехвата ошибок. Если же эти методы не задействуются, то ошибки просто отбрасываются.</text:span></text:p>
      <text:p text:style-name="P247">Добавление этих функций в очередь заданий (вместо немедленного их исполнения) необходимо для реализации концепции асинхронных вычислений (имеется ввиду асинхронность с потоком операторов сенария).</text:p>
      <text:p text:style-name="P248">Функция- «исполнитель» конструктора <text:span text:style-name="T368">объектов</text:span><text:span text:style-name="T187"> </text:span><text:span text:style-name="T128">Promise </text:span>и м<text:span text:style-name="T368">етод</text:span><text:span text:style-name="T187"> </text:span><text:span text:style-name="T128">then() </text:span><text:span text:style-name="T368">объектов</text:span><text:span text:style-name="T187"> </text:span><text:span text:style-name="T128">Promise </text:span>принимают параметры — функции, сходные по назначению. Необходимо помнить, что это — разные функции, которые вызываются в разных случаях.</text:p>
      <text:p text:style-name="P249">Использование объектов<text:span text:style-name="T187"> </text:span><text:span text:style-name="T128">Promise </text:span><text:span text:style-name="T367">пр</text:span>оисходит во многом при помощи их методов. Соответствующие методы приводят к установке объекта в соответствующее состояние. Это, в свою очередь, приводит к возврату соответствующих значений — по сути, эти значения и представляют результат работы с объектом<text:span text:style-name="T187"> </text:span><text:span text:style-name="T128">Promise</text:span>.</text:p>
      <text:p text:style-name="P250">Объекты<text:span text:style-name="T60"> </text:span><text:span text:style-name="T61">Promise </text:span>могут быть реализованы специфически на разных интерпретаторах; о реализации объектов<text:span text:style-name="T60"> </text:span><text:span text:style-name="T61">Promise </text:span>следует уточнять для конкретного интерпретатора.</text:p>
      <text:p text:style-name="P17"><text:soft-page-break/>Прокси- объекты</text:p>
      <text:p text:style-name="P17"/>
      <text:p text:style-name="P251">Прокси- объекты используются для работы с ними вместо целевого объекта (при этом, прокси- объект представляется функционально идентичным целевому). Таким образом, они используются для виртуализации целевого объекта.</text:p>
      <text:p text:style-name="P252">Прокси- объекты создаются соответствующим конструктором:</text:p>
      <text:p text:style-name="P351">let VarName = new Proxy( … );</text:p>
      <text:p text:style-name="P298"/>
      <text:p text:style-name="P252">этот конструктор <text:span text:style-name="T371">принимает параметры — объект (это целевой объект прокси- объекта), и объект (это объект- обработчик (содержит ряд функций- ловушек, этот ряд может быть и пустым — тогда этот объект- обработчик прописывается пустым), задается литералом); создает (руководствуясь переданными параметрами) прокси- объект; возвращает объект</text:span><text:span text:style-name="T189"> </text:span><text:span text:style-name="T130">Proxy</text:span><text:span text:style-name="T371">.</text:span></text:p>
      <text:p text:style-name="P254">После того, как прокси- объект создан, он может использоваься вместо своего целевого объекта. <text:span text:style-name="T372">После того, как прокси- объект создан, все операции над прокси- объектом приводят к операциям над целевым объектом прокси- объекта. Кроме того, все операции над целевым объектом отображаются и на прокси- объекте. Сам же прокси- объект не хранит значений в своих членах — вместо этого он хранит в них ссылки на одноименные члены своего целевого объекта.</text:span></text:p>
      <text:p text:style-name="P253"><text:span text:style-name="T373">П</text:span>осле создания прокси- объекта определенные операции над целевым объектом могут быть перехвачены интерпретатором и обработаны по логике, прописанной программистом. Поэтому о создании прокси- объекта принято говорить, что «прокси- объект подключен к целевому объекту».</text:p>
      <text:p text:style-name="P253"><text:span text:style-name="T373">Необходимо помнить, что только определенные операции могут быть перехвачены; остальные операции не могут быть перехвачены, и исполняются только по логике, предусмотренной самим языком. Могут быть перехвачены только те операции, для которых языком предусмотрены функции- ловушки. Функции- ловушки используются в конструкторе прокси- объектов (они прописываются во втором его аргументе). Каждая функция- ловушка имеет определенное имя, и соответствует определенной операции. Эта функция прописывается под определенным языком именем, с определенными для нее языком параметрами, и с пользовательским телом — это тело и будет исполняться при перехвате соответствующей операции. Если же требуется реализовать эту операцию так, как это предусмотрено в самом языке, то соответствующую ей ловушку можно просто не использовать. Для этого можно также использовать ловушку, и в ней вызвать метод, реализующий поведение соответствующей операции по умолчанию </text:span><text:span text:style-name="T38">(</text:span><text:span text:style-name="T376">хотя, это избыточно</text:span><text:span text:style-name="T38">)</text:span><text:span text:style-name="T373">. Этот метод, реализующий поведение по умолчанию, хранится в объекте</text:span><text:span text:style-name="T190"> </text:span><text:span text:style-name="T131">Reflect</text:span><text:span text:style-name="T37">. </text:span><text:span text:style-name="T374">Объект</text:span><text:span text:style-name="T191"> </text:span><text:span text:style-name="T131">Reflect </text:span><text:span text:style-name="T37">– </text:span><text:span text:style-name="T374">это служебный объект, предназначенный для хранения этих методов. Этот объект «статический» (и все его методы тоже). Его методы одноименны соответствующим ловушкам, и принимают такие же параметры.</text:span></text:p>
      <text:p text:style-name="P256">Возможности, предоставляемые объектом<text:span text:style-name="T60"> </text:span><text:span text:style-name="T61">Reflect </text:span>принято называть<text:span text:style-name="T60"> </text:span><text:span text:style-name="T61">Reflection API</text:span><text:span text:style-name="T1">.</text:span></text:p>
      <text:p text:style-name="P255">Языком<text:span text:style-name="T60"> </text:span><text:span text:style-name="T132">JavaScript </text:span>предусмотрены следующие <text:span text:style-name="T375">функции- </text:span>ловушки.</text:p>
      <text:p text:style-name="P394"/>
      <text:p text:style-name="P394"><text:soft-page-break/><text:span text:style-name="T375">g</text:span>et()</text:p>
      <text:p text:style-name="P394"/>
      <text:p text:style-name="P352"><text:span text:style-name="T228">используется для перехвата операции (обращение к члену объекта по чтению), поведение операции по умолчанию реализовано в методе</text:span><text:span text:style-name="T55"> </text:span>Reflect.get()<text:span text:style-name="T210">; </text:span><text:span text:style-name="T229">соответствующий метод принимает параметры — объект (целевой для прокси- объекта), строку или переменную- символ (трактуется как ключ для доступа к целевому члену объекта), и объект (трактуется как целевой объект прокси- объекта); соответствующий метод производит данную операцию в реализации по умолчанию (руководствуясь переданными параметрами); соответствующий метод возвращает значение (</text:span><text:span text:style-name="T230">целевого члена объекта</text:span><text:span text:style-name="T229">);</text:span></text:p>
      <text:p text:style-name="P394"/>
      <text:p text:style-name="P394">set()</text:p>
      <text:p text:style-name="P352"/>
      <text:p text:style-name="P353"><text:span text:style-name="T228">используется для перехвата операции (обращение к члену объекта по записи), поведение операции по умолчанию реализовано в методе</text:span><text:span text:style-name="T55"> </text:span>Reflect.set()<text:span text:style-name="T210">; </text:span><text:span text:style-name="T229">соответствующий метод принимает параметры — объект (целевой для прокси- объекта), строку или переменную- символ (трактуется как ключ целево</text:span><text:span text:style-name="T231">го</text:span><text:span text:style-name="T229"> член</text:span><text:span text:style-name="T231">а</text:span><text:span text:style-name="T229"> объекта), значение (трактуется как значение целевого члена объекта), и объект (трактуется как целевой объект прокси- объекта); соответствующий метод производит данную операцию в реализации по умолчанию (руководствуясь переданными параметрами); соответствующий метод возвращает логическое значение (</text:span><text:span text:style-name="T377">true </text:span><text:span text:style-name="T236">– </text:span><text:span text:style-name="T230">оперция выполнена,</text:span><text:span text:style-name="T57"> </text:span><text:span text:style-name="T378">false </text:span><text:span text:style-name="T237">– </text:span><text:span text:style-name="T230">операция не выполнена</text:span><text:span text:style-name="T229">);</text:span></text:p>
      <text:p text:style-name="P355"><text:span text:style-name="T229">с</text:span><text:span text:style-name="T227">игнатура ловушки должна полностью соответствовать сигнатуре метода;</text:span></text:p>
      <text:p text:style-name="P394"/>
      <text:p text:style-name="P394">has()</text:p>
      <text:p text:style-name="P352"/>
      <text:p text:style-name="P353"><text:span text:style-name="T228">используется для перехвата операции (проверка наличия члена объекта оператором</text:span><text:span text:style-name="T55"> </text:span><text:span text:style-name="T376">in</text:span><text:span text:style-name="T228">), поведение операции по умолч. </text:span><text:span text:style-name="T233">р</text:span><text:span text:style-name="T228">еализ- но в</text:span><text:span text:style-name="T55"> </text:span>Reflect.has()<text:span text:style-name="T210">; </text:span><text:span text:style-name="T230">принимает параметры — </text:span><text:span text:style-name="T231">объект (целевой для прокси- объекта), и строку или переменную- символ (трактуется как ключ целевого члена объекта)</text:span><text:span text:style-name="T230">; </text:span><text:span text:style-name="T229">соответствующий метод производит данную операцию в реализации по умолчанию (руководствуясь переданными параметрами); </text:span><text:span text:style-name="T230">соответствующий метод возвращает логическое значение (возвращаемое оператором</text:span><text:span text:style-name="T57"> </text:span><text:span text:style-name="T378">in</text:span><text:span text:style-name="T230">);</text:span></text:p>
      <text:p text:style-name="P356"><text:span text:style-name="T229">с</text:span><text:span text:style-name="T227">игнатура ловушки должна полностью соответствовать сигнатуре метода;</text:span></text:p>
      <text:p text:style-name="P394"/>
      <text:p text:style-name="P394">deleteProperty</text:p>
      <text:p text:style-name="P394"/>
      <text:p text:style-name="P354"><text:span text:style-name="T228">используется для перехвата операции (удаление члена объекта оператором </text:span><text:span text:style-name="T376">delete</text:span><text:span text:style-name="T228">), поведение операции по умолчанию реализовано в методе</text:span><text:span text:style-name="T55"> </text:span>Reflect.deleteProperty()<text:span text:style-name="T210">; </text:span><text:span text:style-name="T231">принимает параметры — объект (целевой для прокси- объекта), и строку или переменную- символ (трактуется как ключ целевого члена объекта);</text:span><text:span text:style-name="T230"> </text:span><text:span text:style-name="T229">соответствующий метод производит данную операцию в реализации по умолчанию (руководствуясь переданными параметрами); </text:span><text:span text:style-name="T230">соответствующий метод возвращает логическое значение (возвращаемое оператором</text:span><text:span text:style-name="T57"> </text:span><text:span text:style-name="T379">delete</text:span><text:span text:style-name="T230">); </text:span><text:span text:style-name="T229">с</text:span><text:span text:style-name="T231">игнатура ловушки должна полностью соответствовать;</text:span></text:p>
      <text:p text:style-name="P395"><text:soft-page-break/>getPrototypeOf()</text:p>
      <text:p text:style-name="P395"/>
      <text:p text:style-name="P465"><text:span text:style-name="T228">используется для </text:span><text:span text:style-name="T228">перехвата</text:span><text:span text:style-name="T228"> операции (вызов</text:span><text:span text:style-name="T55"> </text:span><text:span text:style-name="T376">Object.getPrototypeOf()</text:span><text:span text:style-name="T228">), поведение операции по умолч. реализовано в</text:span><text:span text:style-name="T55"> </text:span>Reflect.getPrototypeOf()<text:span text:style-name="T210">; </text:span><text:span text:style-name="T232">принимает параметр — объект (целевой для прокси- объекта);</text:span><text:span text:style-name="T230"> </text:span><text:span text:style-name="T229">соответствующий метод производит данную операцию в реализации по умолчанию (руководствуясь переданными параметрами); </text:span><text:span text:style-name="T232">соответствующий метод возвращает (см. описание);</text:span></text:p>
      <text:p text:style-name="P469"><text:span text:style-name="T229">с</text:span><text:span text:style-name="T232">игнатура ловушки должна полностью соответствовать сигнатуре метода;</text:span></text:p>
      <text:p text:style-name="P395"/>
      <text:p text:style-name="P395">setPrototypeOf()</text:p>
      <text:p text:style-name="P395"/>
      <text:p text:style-name="P465"><text:span text:style-name="T228">используется для перехвата операции (вызов</text:span><text:span text:style-name="T55"> </text:span><text:span text:style-name="T376">Object.setPrototypeOf()</text:span><text:span text:style-name="T228">), поведение операции по умолч. реализовано в</text:span><text:span text:style-name="T55"> </text:span>Reflect.setPrototypeOf()<text:span text:style-name="T210">; </text:span><text:span text:style-name="T232">принимает параметры — объект (целевой для прокси- объекта), и объект (который будет использоваться как прототип);</text:span><text:span text:style-name="T230"> </text:span><text:span text:style-name="T229">соответствующий метод производит данную операцию в реализации по умолчанию (руководствуясь переданными параметрами); </text:span><text:span text:style-name="T232">соответствующий метод возвр. (см. <text:s/>описание);</text:span></text:p>
      <text:p text:style-name="P470"><text:span text:style-name="T232">этот метод различает прокси- объект и его целе</text:span><text:span text:style-name="T234">в</text:span><text:span text:style-name="T232">ой объект;</text:span></text:p>
      <text:p text:style-name="P396"/>
      <text:p text:style-name="P396">isExtensible()</text:p>
      <text:p text:style-name="P396"/>
      <text:p text:style-name="P466"><text:span text:style-name="T228">используется для перехвата операции (вызов</text:span><text:span text:style-name="T55"> </text:span><text:span text:style-name="T376">Object.isExtensible()</text:span><text:span text:style-name="T228">), поведение операции по умолчанию реализовано в</text:span><text:span text:style-name="T55"> </text:span>Reflect.isExtensible()<text:span text:style-name="T210">; </text:span><text:span text:style-name="T232">принимает параметр — объект (целевой для прокси- объекта); </text:span><text:span text:style-name="T229">соответствующий метод производит данную операцию в реализации по умолчанию (руководствуясь переданными параметрами); </text:span><text:span text:style-name="T232">соответствующий метод возвращает (см. описание);</text:span></text:p>
      <text:p text:style-name="P396"/>
      <text:p text:style-name="P396">preventExtensions()</text:p>
      <text:p text:style-name="P396"/>
      <text:p text:style-name="P466"><text:span text:style-name="T228">используется для перехвата операции (</text:span><text:span text:style-name="T232">операции — вызова</text:span><text:span text:style-name="T228"> </text:span><text:span text:style-name="T232">метода</text:span><text:span text:style-name="T55"> </text:span><text:span text:style-name="T376">Object.preventExtensions()</text:span><text:span text:style-name="T228">), поведение операции по умолчанию реализовано в</text:span><text:span text:style-name="T55"> </text:span>Reflect.PreventExtensions()<text:span text:style-name="T210">; </text:span><text:span text:style-name="T232">принимает параметр — объект (целевой для прокси- объекта); </text:span><text:span text:style-name="T229">соответствующий метод производит данную операцию в реализации по умолчанию (руководствуясь переданными параметрами); </text:span><text:span text:style-name="T232">соответствующий метод возвращает (см. описание);</text:span></text:p>
      <text:p text:style-name="P396"/>
      <text:p text:style-name="P396">getOwnPropertyDescriptor()</text:p>
      <text:p text:style-name="P396"/>
      <text:p text:style-name="P467"><text:span text:style-name="T228">используется для перехвата операции (вызов метода</text:span><text:span text:style-name="T55"> </text:span><text:span text:style-name="T376">Object.getOwnPropertyDescriptor()</text:span><text:span text:style-name="T228">), поведение операции по умолчанию реализовано в методе</text:span><text:span text:style-name="T55"> </text:span>Reflect.getOwnPropertyDescriptor()<text:span text:style-name="T210">; </text:span><text:span text:style-name="T233">принимает </text:span><text:soft-page-break/><text:span text:style-name="T233">параметры — </text:span><text:span text:style-name="T385">объект (целевой для прокси- объекта), строку или переменную- символ (ключ)</text:span><text:span text:style-name="T233">;</text:span><text:span text:style-name="T232"> </text:span><text:span text:style-name="T229">соответствующий метод производит данную операцию в реализации по умолчанию (руководствуясь переданными параметрами); </text:span><text:span text:style-name="T232">соответствующий метод возвращает (см. описание);</text:span></text:p>
      <text:p text:style-name="P396"/>
      <text:p text:style-name="P396">defineProperty()</text:p>
      <text:p text:style-name="P396"/>
      <text:p text:style-name="P467"><text:span text:style-name="T228">используется для перехвата операции (вызов метода</text:span><text:span text:style-name="T55"> </text:span><text:span text:style-name="T376">Object.defineProperty()</text:span><text:span text:style-name="T228">), поведение операции по умолчанию реализовано в методе</text:span><text:span text:style-name="T55"> </text:span>Reflect.defineProperty()<text:span text:style-name="T210">; </text:span><text:span text:style-name="T385">принимает параметры — объект (целевой дляпрокси- объекта), строку или переменную- символ (ключ), объект (объект- дескриптор);</text:span><text:span text:style-name="T232"> </text:span><text:span text:style-name="T229">соответствующий метод производит данную операцию в реализации по умолчанию (руководствуясь переданными параметрами); </text:span><text:span text:style-name="T232">соответствующий метод возвращает (см. описание);</text:span></text:p>
      <text:p text:style-name="P396"/>
      <text:p text:style-name="P396">ownKeys()</text:p>
      <text:p text:style-name="P396"/>
      <text:p text:style-name="P468"><text:span text:style-name="T228">используется для перехвата операции (</text:span><text:span text:style-name="T235">возврата ключей собственных членов, к исполнению этой внутренней операции приводит ряд методов:</text:span><text:span text:style-name="T387"> </text:span><text:span text:style-name="T388">Object.keys()</text:span><text:span text:style-name="T238">,</text:span><text:span text:style-name="T388"> Object. GetOwnPropertyNames()</text:span><text:span text:style-name="T238">,</text:span><text:span text:style-name="T388"> Object.getOwnPropertySymbols()</text:span><text:span text:style-name="T238">, </text:span><text:span text:style-name="T388">Object.Assign()</text:span><text:span text:style-name="T228">), поведение операции по умолчанию реализовано в</text:span><text:span text:style-name="T55"> </text:span>Reflect.ownKeys()<text:span text:style-name="T210">; </text:span><text:span text:style-name="T385">принимает параметр — </text:span><text:span text:style-name="T235">объект (это целевой объект прокси- объекта)</text:span><text:span text:style-name="T385">; соответствующий метод реализует операцию (возвращает </text:span><text:span text:style-name="T235">ключи </text:span><text:span text:style-name="T385">собственны</text:span><text:span text:style-name="T235">х</text:span><text:span text:style-name="T385"> член</text:span><text:span text:style-name="T235">ов</text:span><text:span text:style-name="T385"> объекта в виде массива; </text:span><text:span text:style-name="T235">это внутренняя операция, исполняемая в интересах вышеупомянутого ряда методов</text:span><text:span text:style-name="T385">); возвращает массив;</text:span></text:p>
      <text:p text:style-name="P471"><text:span text:style-name="T385">с</text:span><text:span text:style-name="T227">игнатура ловушки должна полностью соответствовать сигнатуре метода;</text:span></text:p>
      <text:p text:style-name="P396"/>
      <text:p text:style-name="P396">apply()</text:p>
      <text:p text:style-name="P396"/>
      <text:p text:style-name="P467"><text:span text:style-name="T229">используется для вызова функции, поведение операции по умолчанию реализовано в методе</text:span><text:span text:style-name="T56"> </text:span>Reflect.apply()<text:span text:style-name="T210">;</text:span></text:p>
      <text:p text:style-name="P467"><text:span text:style-name="T385">подробнее — см. справочник;</text:span></text:p>
      <text:p text:style-name="P396"/>
      <text:p text:style-name="P396">construct()</text:p>
      <text:p text:style-name="P396"/>
      <text:p text:style-name="P467"><text:span text:style-name="T229">используется для вызова функции- конструктора, поведение операции по умолчанию реализовано в методе</text:span><text:span text:style-name="T56"> </text:span>Reflect.construct()<text:span text:style-name="T210">;</text:span></text:p>
      <text:p text:style-name="P467"><text:span text:style-name="T385">подробнее — см. справочник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color="#000000" style:font-name="Tahoma" fo:font-size="10pt" fo:background-color="#ffffff" style:font-size-asian="10pt" style:font-size-complex="10pt"/>
    </style:style>
    <style:page-layout style:name="Mpm1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6.3$Windows_x86 LibreOffice_project/5896ab1714085361c45cf540f76f60673dd96a72</meta:generator>
    <dc:date>2020-03-09T01:08:03.991000000</dc:date>
    <meta:editing-duration>P1DT5H16M58S</meta:editing-duration>
    <meta:editing-cycles>57</meta:editing-cycles>
    <meta:document-statistic meta:table-count="0" meta:image-count="0" meta:object-count="0" meta:page-count="44" meta:paragraph-count="650" meta:word-count="10347" meta:character-count="82696" meta:non-whitespace-character-count="72749"/>
  </office:meta>
</office:document-meta>
</file>